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9fec5" officeooo:paragraph-rsid="0009fec5" style:font-size-asian="24.5pt" style:font-weight-asian="bold" style:font-size-complex="28pt" style:font-weight-complex="bold"/>
    </style:style>
    <style:style style:name="P2" style:family="paragraph" style:parent-style-name="Standard">
      <style:text-properties fo:font-size="14pt" fo:font-weight="bold" officeooo:rsid="0009fec5" officeooo:paragraph-rsid="0009fec5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fec5" officeooo:paragraph-rsid="000b62e3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fec5" officeooo:paragraph-rsid="000d953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9fec5" officeooo:paragraph-rsid="00107c5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9fec5" officeooo:paragraph-rsid="0013b2c8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fo:font-size="12pt" fo:font-weight="bold" officeooo:rsid="0009fec5" officeooo:paragraph-rsid="0009fec5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bold" officeooo:rsid="0009fec5" officeooo:paragraph-rsid="000b62e3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weight="bold" officeooo:rsid="0009fec5" officeooo:paragraph-rsid="000d953a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font-weight="bold" officeooo:rsid="0009fec5" officeooo:paragraph-rsid="00107c5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font-weight="bold" officeooo:rsid="0009fec5" officeooo:paragraph-rsid="0013b2c8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fo:font-weight="bold" officeooo:rsid="0009fec5" officeooo:paragraph-rsid="00165af9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09fec5" officeooo:paragraph-rsid="001ccd10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09fec5" officeooo:paragraph-rsid="001cfa41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09fec5" officeooo:paragraph-rsid="0021c014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09fec5" officeooo:paragraph-rsid="0025fa90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style="normal" fo:font-weight="normal" officeooo:rsid="0009fec5" officeooo:paragraph-rsid="000b62e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fo:font-size="12pt" fo:font-style="normal" fo:font-weight="normal" officeooo:rsid="0009fec5" officeooo:paragraph-rsid="000d953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fo:font-size="12pt" fo:font-style="normal" fo:font-weight="normal" officeooo:rsid="0009fec5" officeooo:paragraph-rsid="00107c5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fo:font-size="12pt" fo:font-style="normal" fo:font-weight="normal" officeooo:rsid="0009fec5" officeooo:paragraph-rsid="0013b2c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ff0000" style:text-line-through-style="solid" style:text-line-through-type="single" fo:font-size="12pt" fo:font-weight="bold" officeooo:rsid="0009fec5" officeooo:paragraph-rsid="0009fec5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ff0000" style:text-line-through-style="solid" style:text-line-through-type="single" fo:font-size="12pt" fo:font-weight="bold" officeooo:rsid="0009fec5" officeooo:paragraph-rsid="000b62e3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ff0000" style:text-line-through-style="solid" style:text-line-through-type="single" fo:font-size="12pt" fo:font-weight="bold" officeooo:rsid="0009fec5" officeooo:paragraph-rsid="000d953a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ff0000" style:text-line-through-style="solid" style:text-line-through-type="single" fo:font-size="12pt" fo:font-weight="bold" officeooo:rsid="0009fec5" officeooo:paragraph-rsid="00107c5d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ff0000" style:text-line-through-style="solid" style:text-line-through-type="single" fo:font-size="12pt" fo:font-weight="bold" officeooo:rsid="0009fec5" officeooo:paragraph-rsid="0013b2c8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ff0000" style:text-line-through-style="solid" style:text-line-through-type="single" fo:font-size="12pt" fo:font-style="normal" fo:font-weight="bold" officeooo:rsid="0021c014" officeooo:paragraph-rsid="0025fa90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ff0000" fo:font-size="14pt" fo:font-weight="bold" officeooo:rsid="0009fec5" officeooo:paragraph-rsid="0009fec5" style:font-size-asian="12.25pt" style:font-weight-asian="bold" style:font-size-complex="14pt" style:font-weight-complex="bold"/>
    </style:style>
    <style:style style:name="P28" style:family="paragraph" style:parent-style-name="Standard">
      <style:text-properties fo:color="#ff0000" fo:font-size="14pt" fo:font-weight="bold" officeooo:rsid="0009fec5" officeooo:paragraph-rsid="000b62e3" style:font-size-asian="12.25pt" style:font-weight-asian="bold" style:font-size-complex="14pt" style:font-weight-complex="bold"/>
    </style:style>
    <style:style style:name="P29" style:family="paragraph" style:parent-style-name="Standard">
      <style:text-properties fo:color="#ff0000" fo:font-size="14pt" fo:font-weight="bold" officeooo:paragraph-rsid="00165af9" style:font-size-asian="12.25pt" style:font-weight-asian="bold" style:font-size-complex="14pt" style:font-weight-complex="bold"/>
    </style:style>
    <style:style style:name="P30" style:family="paragraph" style:parent-style-name="Standard">
      <style:text-properties fo:color="#ff0000" fo:font-size="14pt" fo:font-style="normal" fo:font-weight="bold" officeooo:rsid="0009fec5" officeooo:paragraph-rsid="000b62e3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ff0000" fo:font-size="14pt" fo:font-style="normal" fo:font-weight="bold" officeooo:rsid="0009fec5" officeooo:paragraph-rsid="000d953a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ff0000" style:font-name="JetBrains Mono" fo:font-size="12pt" fo:font-style="normal" fo:font-weight="bold" officeooo:rsid="0009fec5" officeooo:paragraph-rsid="000b62e3" style:font-size-asian="12pt" style:font-style-asian="normal" style:font-weight-asian="bold" style:font-size-complex="12pt" style:font-weight-complex="bold"/>
    </style:style>
    <style:style style:name="P33" style:family="paragraph" style:parent-style-name="Standard">
      <style:text-properties fo:color="#ff0000" style:font-name="JetBrains Mono" fo:font-size="12pt" fo:font-style="normal" fo:font-weight="bold" officeooo:rsid="0009fec5" officeooo:paragraph-rsid="000d953a" style:font-size-asian="12pt" style:font-style-asian="normal" style:font-weight-asian="bold" style:font-size-complex="12pt" style:font-weight-complex="bold"/>
    </style:style>
    <style:style style:name="P34" style:family="paragraph" style:parent-style-name="Standard">
      <style:text-properties fo:color="#ff0000" style:font-name="JetBrains Mono" fo:font-size="12pt" fo:font-style="normal" fo:font-weight="bold" officeooo:rsid="0009fec5" officeooo:paragraph-rsid="00107c5d" style:font-size-asian="12pt" style:font-style-asian="normal" style:font-weight-asian="bold" style:font-size-complex="12pt" style:font-weight-complex="bold"/>
    </style:style>
    <style:style style:name="P35" style:family="paragraph" style:parent-style-name="Standard">
      <style:text-properties fo:color="#ff0000" style:font-name="JetBrains Mono" fo:font-size="12pt" fo:font-style="normal" fo:font-weight="bold" officeooo:rsid="0009fec5" officeooo:paragraph-rsid="0013b2c8" style:font-size-asian="12pt" style:font-style-asian="normal" style:font-weight-asian="bold" style:font-size-complex="12pt" style:font-weight-complex="bold"/>
    </style:style>
    <style:style style:name="P36" style:family="paragraph" style:parent-style-name="Standard">
      <style:text-properties fo:color="#ff0000" fo:font-size="12pt" fo:font-weight="bold" officeooo:rsid="0009fec5" officeooo:paragraph-rsid="000d953a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ff0000" fo:font-size="12pt" fo:font-weight="bold" officeooo:rsid="0009fec5" officeooo:paragraph-rsid="00107c5d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ff0000" fo:font-size="12pt" fo:font-weight="bold" officeooo:rsid="0009fec5" officeooo:paragraph-rsid="0013b2c8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ff0000" fo:font-size="12pt" fo:font-weight="bold" officeooo:rsid="0009fec5" officeooo:paragraph-rsid="001ccd10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ff0000" fo:font-size="12pt" fo:font-weight="bold" officeooo:rsid="0009fec5" officeooo:paragraph-rsid="001cfa41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ff0000" fo:font-size="12pt" fo:font-style="normal" fo:font-weight="bold" officeooo:rsid="0021c014" officeooo:paragraph-rsid="0021c014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color="#ff0000" fo:font-size="12pt" fo:font-style="normal" fo:font-weight="bold" officeooo:rsid="0021c014" officeooo:paragraph-rsid="0025fa90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ff0000" fo:font-size="12pt" fo:font-weight="normal" officeooo:paragraph-rsid="001cfa41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ff0000" fo:font-size="12pt" fo:font-weight="normal" officeooo:paragraph-rsid="0021c014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ff0000" fo:font-size="12pt" fo:font-weight="normal" officeooo:paragraph-rsid="0025fa9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09fec5" officeooo:paragraph-rsid="0009fec5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paragraph-rsid="00165af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paragraph-rsid="001ccd10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paragraph-rsid="001cfa41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paragraph-rsid="0021c014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paragraph-rsid="0025fa90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00d953a"/>
    </style:style>
    <style:style style:name="P53" style:family="paragraph" style:parent-style-name="Standard">
      <style:text-properties officeooo:paragraph-rsid="00107c5d"/>
    </style:style>
    <style:style style:name="P54" style:family="paragraph" style:parent-style-name="Standard">
      <style:text-properties officeooo:paragraph-rsid="0013b2c8"/>
    </style:style>
    <style:style style:name="P55" style:family="paragraph" style:parent-style-name="Standard">
      <style:text-properties officeooo:paragraph-rsid="00165af9"/>
    </style:style>
    <style:style style:name="P56" style:family="paragraph" style:parent-style-name="Standard">
      <style:text-properties fo:color="#00a933" fo:font-size="12pt" fo:font-weight="bold" officeooo:rsid="0009fec5" officeooo:paragraph-rsid="00165af9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a933" fo:font-size="12pt" fo:font-weight="bold" officeooo:rsid="0009fec5" officeooo:paragraph-rsid="001ccd10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a933" fo:font-size="12pt" fo:font-weight="bold" officeooo:rsid="0009fec5" officeooo:paragraph-rsid="001cfa41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a933" fo:font-size="12pt" fo:font-weight="bold" officeooo:rsid="0009fec5" officeooo:paragraph-rsid="0021c014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a933" fo:font-size="12pt" fo:font-weight="bold" officeooo:rsid="0009fec5" officeooo:paragraph-rsid="0025fa90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00a933" style:text-line-through-style="solid" style:text-line-through-type="single" fo:font-size="12pt" fo:font-weight="bold" officeooo:rsid="0009fec5" officeooo:paragraph-rsid="00165af9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a933" style:text-line-through-style="solid" style:text-line-through-type="single" fo:font-size="12pt" fo:font-weight="bold" officeooo:rsid="0009fec5" officeooo:paragraph-rsid="001ccd10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a933" style:text-line-through-style="solid" style:text-line-through-type="single" fo:font-size="12pt" fo:font-weight="bold" officeooo:rsid="0009fec5" officeooo:paragraph-rsid="001cfa41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00a933" style:text-line-through-style="solid" style:text-line-through-type="single" fo:font-size="12pt" fo:font-weight="bold" officeooo:rsid="0009fec5" officeooo:paragraph-rsid="0021c014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00a933" style:text-line-through-style="solid" style:text-line-through-type="single" fo:font-size="12pt" fo:font-weight="bold" officeooo:rsid="0009fec5" officeooo:paragraph-rsid="0025fa90" style:font-size-asian="12pt" style:font-weight-asian="bold" style:font-size-complex="12pt" style:font-weight-complex="bold"/>
    </style:style>
    <style:style style:name="P66" style:family="paragraph" style:parent-style-name="Standard">
      <style:paragraph-properties fo:break-before="page"/>
      <style:text-properties fo:font-size="28pt" fo:font-weight="bold" officeooo:rsid="0009fec5" officeooo:paragraph-rsid="0009fec5" style:font-size-asian="24.5pt" style:font-weight-asian="bold" style:font-size-complex="28pt" style:font-weight-complex="bold"/>
    </style:style>
    <style:style style:name="P67" style:family="paragraph" style:parent-style-name="Standard">
      <style:paragraph-properties fo:break-before="page"/>
      <style:text-properties fo:font-size="28pt" fo:font-weight="bold" officeooo:rsid="0009fec5" officeooo:paragraph-rsid="000b62e3" style:font-size-asian="24.5pt" style:font-weight-asian="bold" style:font-size-complex="28pt" style:font-weight-complex="bold"/>
    </style:style>
    <style:style style:name="P68" style:family="paragraph" style:parent-style-name="Standard">
      <style:paragraph-properties fo:break-before="page"/>
      <style:text-properties fo:font-size="28pt" fo:font-weight="bold" officeooo:rsid="0009fec5" officeooo:paragraph-rsid="000d953a" style:font-size-asian="24.5pt" style:font-weight-asian="bold" style:font-size-complex="28pt" style:font-weight-complex="bold"/>
    </style:style>
    <style:style style:name="P69" style:family="paragraph" style:parent-style-name="Standard">
      <style:paragraph-properties fo:break-before="page"/>
      <style:text-properties fo:font-size="28pt" fo:font-weight="bold" officeooo:rsid="0009fec5" officeooo:paragraph-rsid="00107c5d" style:font-size-asian="24.5pt" style:font-weight-asian="bold" style:font-size-complex="28pt" style:font-weight-complex="bold"/>
    </style:style>
    <style:style style:name="P70" style:family="paragraph" style:parent-style-name="Standard">
      <style:paragraph-properties fo:break-before="page"/>
      <style:text-properties fo:font-size="28pt" fo:font-weight="bold" officeooo:rsid="0009fec5" officeooo:paragraph-rsid="0013b2c8" style:font-size-asian="24.5pt" style:font-weight-asian="bold" style:font-size-complex="28pt" style:font-weight-complex="bold"/>
    </style:style>
    <style:style style:name="P71" style:family="paragraph" style:parent-style-name="Standard">
      <style:paragraph-properties fo:break-before="page"/>
      <style:text-properties fo:color="#000000" fo:font-size="28pt" fo:font-weight="bold" officeooo:rsid="0009fec5" officeooo:paragraph-rsid="00165af9" style:font-size-asian="24.5pt" style:font-weight-asian="bold" style:font-size-complex="28pt" style:font-weight-complex="bold"/>
    </style:style>
    <style:style style:name="P72" style:family="paragraph" style:parent-style-name="Standard">
      <style:paragraph-properties fo:break-before="page"/>
      <style:text-properties fo:color="#000000" fo:font-size="28pt" fo:font-weight="bold" officeooo:rsid="0009fec5" officeooo:paragraph-rsid="001ccd10" style:font-size-asian="24.5pt" style:font-weight-asian="bold" style:font-size-complex="28pt" style:font-weight-complex="bold"/>
    </style:style>
    <style:style style:name="P73" style:family="paragraph" style:parent-style-name="Standard">
      <style:paragraph-properties fo:break-before="page"/>
      <style:text-properties fo:color="#000000" fo:font-size="28pt" fo:font-weight="bold" officeooo:rsid="0009fec5" officeooo:paragraph-rsid="001cfa41" style:font-size-asian="24.5pt" style:font-weight-asian="bold" style:font-size-complex="28pt" style:font-weight-complex="bold"/>
    </style:style>
    <style:style style:name="P74" style:family="paragraph" style:parent-style-name="Standard">
      <style:paragraph-properties fo:break-before="page"/>
      <style:text-properties fo:color="#000000" fo:font-size="28pt" fo:font-weight="bold" officeooo:rsid="0009fec5" officeooo:paragraph-rsid="0021c014" style:font-size-asian="24.5pt" style:font-weight-asian="bold" style:font-size-complex="28pt" style:font-weight-complex="bold"/>
    </style:style>
    <style:style style:name="P75" style:family="paragraph" style:parent-style-name="Standard">
      <style:paragraph-properties fo:break-before="page"/>
      <style:text-properties fo:color="#000000" fo:font-size="28pt" fo:font-weight="bold" officeooo:rsid="0009fec5" officeooo:paragraph-rsid="0025fa90" style:font-size-asian="24.5pt" style:font-weight-asian="bold" style:font-size-complex="28pt" style:font-weight-complex="bold"/>
    </style:style>
    <style:style style:name="T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style:font-size-asian="10pt" style:font-style-asian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style:font-size-asian="10pt" style:font-style-asian="normal"/>
    </style:style>
    <style:style style:name="T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style:font-name="JetBrains Mono" fo:font-size="10pt" fo:font-style="normal" style:font-size-asian="10pt" style:font-style-asian="normal"/>
    </style:style>
    <style:style style:name="T7" style:family="text">
      <style:text-properties fo:font-size="14pt" fo:font-weight="bold" officeooo:rsid="0009fec5" style:font-size-asian="12.25pt" style:font-weight-asian="bold" style:font-size-complex="14pt" style:font-weight-complex="bold"/>
    </style:style>
    <style:style style:name="T8" style:family="text">
      <style:text-properties fo:font-size="14pt" fo:font-style="normal" fo:font-weight="bold" officeooo:rsid="0017b650" style:font-size-asian="12.25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normal" fo:font-weight="bold" officeooo:rsid="0021c014" style:font-size-asian="12.25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normal" fo:font-weight="bold" officeooo:rsid="0022ce4f" style:font-size-asian="12.25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JetBrains Mono" fo:font-style="normal" style:font-style-asian="normal"/>
    </style:style>
    <style:style style:name="T12" style:family="text">
      <style:text-properties style:font-name="JetBrains Mono" fo:font-style="normal" style:font-style-asian="normal"/>
    </style:style>
    <style:style style:name="T13" style:family="text">
      <style:text-properties style:font-name="JetBrains Mono" fo:font-style="normal" style:font-style-asian="normal"/>
    </style:style>
    <style:style style:name="T14" style:family="text">
      <style:text-properties style:font-name="JetBrains Mono" fo:font-style="normal" style:font-style-asian="normal"/>
    </style:style>
    <style:style style:name="T15" style:family="text">
      <style:text-properties style:font-name="JetBrains Mono" fo:font-style="normal" officeooo:rsid="000f5d43" style:font-style-asian="normal"/>
    </style:style>
    <style:style style:name="T16" style:family="text">
      <style:text-properties style:font-name="JetBrains Mono" fo:font-style="normal" officeooo:rsid="00165af9" style:font-style-asian="normal"/>
    </style:style>
    <style:style style:name="T17" style:family="text">
      <style:text-properties style:font-name="JetBrains Mono" fo:font-style="normal" officeooo:rsid="001ccd10" style:font-style-asian="normal"/>
    </style:style>
    <style:style style:name="T18" style:family="text">
      <style:text-properties style:font-name="JetBrains Mono" fo:font-style="normal" style:font-style-asian="normal"/>
    </style:style>
    <style:style style:name="T19" style:family="text">
      <style:text-properties style:font-name="JetBrains Mono" fo:font-style="normal" officeooo:rsid="0021c014" style:font-style-asian="normal"/>
    </style:style>
    <style:style style:name="T20" style:family="text">
      <style:text-properties style:font-name="JetBrains Mono" fo:font-style="normal" officeooo:rsid="0022ce4f" style:font-style-asian="normal"/>
    </style:style>
    <style:style style:name="T21" style:family="text">
      <style:text-properties style:font-name="JetBrains Mono" fo:font-style="normal" officeooo:rsid="00247867" style:font-style-asian="normal"/>
    </style:style>
    <style:style style:name="T22" style:family="text">
      <style:text-properties style:font-name="JetBrains Mono" fo:font-size="10pt" fo:font-style="normal" style:font-size-asian="10pt" style:font-style-asian="normal"/>
    </style:style>
    <style:style style:name="T23" style:family="text">
      <style:text-properties style:font-name="JetBrains Mono" fo:font-size="10pt" fo:font-style="normal" style:font-size-asian="10pt" style:font-style-asian="normal"/>
    </style:style>
    <style:style style:name="T24" style:family="text">
      <style:text-properties style:font-name="JetBrains Mono" fo:font-size="10pt" fo:font-style="normal" style:font-size-asian="10pt" style:font-style-asian="normal"/>
    </style:style>
    <style:style style:name="T25" style:family="text">
      <style:text-properties style:font-name="JetBrains Mono" fo:font-size="10pt" fo:font-style="normal" style:font-size-asian="10pt" style:font-style-asian="normal"/>
    </style:style>
    <style:style style:name="T26" style:family="text">
      <style:text-properties style:font-name="JetBrains Mono"/>
    </style:style>
    <style:style style:name="T27" style:family="text">
      <style:text-properties style:font-name="JetBrains Mono"/>
    </style:style>
    <style:style style:name="T28" style:family="text">
      <style:text-properties style:font-name="JetBrains Mono"/>
    </style:style>
    <style:style style:name="T29" style:family="text">
      <style:text-properties officeooo:rsid="000b62e3"/>
    </style:style>
    <style:style style:name="T30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8888c6" style:font-name="JetBrains Mono" fo:font-size="10pt" fo:font-style="normal" style:font-size-asian="10pt" style:font-style-asian="normal"/>
    </style:style>
    <style:style style:name="T32" style:family="text">
      <style:text-properties officeooo:rsid="001022d7"/>
    </style:style>
    <style:style style:name="T33" style:family="text">
      <style:text-properties fo:color="#ff0000" fo:font-size="14pt" fo:font-style="normal" fo:font-weight="bold" officeooo:rsid="0009fec5" style:font-size-asian="12.25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ff0000" fo:font-size="14pt" fo:font-style="normal" fo:font-weight="bold" officeooo:rsid="000b62e3" style:font-size-asian="12.25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ff0000" fo:font-size="14pt" fo:font-style="normal" fo:font-weight="bold" officeooo:rsid="001022d7" style:font-size-asian="12.25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ff0000" fo:font-size="14pt" fo:font-style="normal" fo:font-weight="bold" officeooo:rsid="001165b3" style:font-size-asian="12.25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ff0000" fo:font-size="14pt" fo:font-style="normal" fo:font-weight="bold" officeooo:rsid="001328a1" style:font-size-asian="12.25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ff0000" fo:font-size="14pt" fo:font-style="normal" fo:font-weight="bold" officeooo:rsid="00159d2d" style:font-size-asian="12.25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ff0000" fo:font-size="14pt" fo:font-weight="bold" officeooo:rsid="001022d7" style:font-size-asian="12.25pt" style:font-weight-asian="bold" style:font-size-complex="14pt" style:font-weight-complex="bold"/>
    </style:style>
    <style:style style:name="T40" style:family="text">
      <style:text-properties fo:color="#ff0000" fo:font-size="14pt" fo:font-weight="bold" officeooo:rsid="00107c5d" style:font-size-asian="12.25pt" style:font-weight-asian="bold" style:font-size-complex="14pt" style:font-weight-complex="bold"/>
    </style:style>
    <style:style style:name="T41" style:family="text">
      <style:text-properties fo:color="#ff0000" officeooo:rsid="00107c5d"/>
    </style:style>
    <style:style style:name="T42" style:family="text">
      <style:text-properties officeooo:rsid="00107c5d"/>
    </style:style>
    <style:style style:name="T43" style:family="text">
      <style:text-properties officeooo:rsid="0013b2c8"/>
    </style:style>
    <style:style style:name="T44" style:family="text">
      <style:text-properties fo:color="#ff4000" fo:font-size="14pt" fo:font-weight="bold" officeooo:rsid="0009fec5" style:font-size-asian="12.25pt" style:font-weight-asian="bold" style:font-size-complex="14pt" style:font-weight-complex="bold"/>
    </style:style>
    <style:style style:name="T45" style:family="text">
      <style:text-properties fo:color="#ff4000" fo:font-size="14pt" fo:font-weight="bold" officeooo:rsid="0013b2c8" style:font-size-asian="12.25pt" style:font-weight-asian="bold" style:font-size-complex="14pt" style:font-weight-complex="bold"/>
    </style:style>
    <style:style style:name="T46" style:family="text">
      <style:text-properties fo:color="#000000" fo:font-size="14pt" fo:font-style="normal" fo:font-weight="bold" officeooo:rsid="0009fec5" style:font-size-asian="12.25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000000" fo:font-size="14pt" fo:font-style="normal" fo:font-weight="bold" officeooo:rsid="0017b650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fo:font-size="14pt" fo:font-style="normal" fo:font-weight="bold" officeooo:rsid="0021c014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fo:font-size="14pt" fo:font-style="normal" officeooo:rsid="0017b650" style:font-size-asian="12.25pt" style:font-style-asian="normal" style:font-size-complex="14pt" style:font-style-complex="normal"/>
    </style:style>
    <style:style style:name="T50" style:family="text">
      <style:text-properties fo:color="#000000" fo:font-style="normal" officeooo:rsid="0017b650" style:font-style-asian="normal" style:font-style-complex="normal"/>
    </style:style>
    <style:style style:name="T51" style:family="text">
      <style:text-properties fo:font-style="normal" officeooo:rsid="0017b650" style:font-style-asian="normal" style:font-style-complex="normal"/>
    </style:style>
    <style:style style:name="T52" style:family="text">
      <style:text-properties fo:font-style="normal" officeooo:rsid="001cfa41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EMPT 1</text:p>
      <text:p text:style-name="P7"><text:span text:style-name="T11">x = x.reshape(b</text:span><text:span text:style-name="T11">, </text:span><text:span text:style-name="T11">g</text:span><text:span text:style-name="T11">, </text:span><text:span text:style-name="T11">d</text:span><text:span text:style-name="T11">, </text:span><text:span text:style-name="T11">h*w)</text:span></text:p>
      <text:p text:style-name="P7"><text:span text:style-name="T11"/></text:p>
      <text:p text:style-name="P7"><text:span text:style-name="T11">depth_values = depth_values.unsqueeze(</text:span><text:span text:style-name="T11">2</text:span><text:span text:style-name="T11">).unsqueeze(</text:span><text:span text:style-name="T11">1</text:span><text:span text:style-name="T11">).repeat(</text:span><text:span text:style-name="T11">1</text:span><text:span text:style-name="T11">, </text:span><text:span text:style-name="T11">1</text:span><text:span text:style-name="T11">, </text:span><text:span text:style-name="T11">H</text:span><text:span text:style-name="T11">, </text:span><text:span text:style-name="T11">W)</text:span><text:line-break/><text:span text:style-name="T11">p_ij = torch.matmul(rot</text:span><text:span text:style-name="T11">, </text:span><text:span text:style-name="T11">points3d).unsqueeze(</text:span><text:span text:style-name="T11">2</text:span><text:span text:style-name="T11">).repeat(</text:span><text:span text:style-name="T11">1</text:span><text:span text:style-name="T11">, </text:span><text:span text:style-name="T11">1</text:span><text:span text:style-name="T11">, </text:span><text:span text:style-name="T11">D</text:span><text:span text:style-name="T11">, </text:span><text:span text:style-name="T11">1</text:span><text:span text:style-name="T11">)*depth_values.view(B</text:span><text:span text:style-name="T11">, </text:span><text:span text:style-name="T11">1</text:span><text:span text:style-name="T11">, </text:span><text:span text:style-name="T11">D</text:span><text:span text:style-name="T11">, </text:span><text:span text:style-name="T11">H*W) + trans.unsqueeze(</text:span><text:span text:style-name="T11">2</text:span><text:span text:style-name="T11">)</text:span></text:p>
      <text:p text:style-name="P7"><text:span text:style-name="T11"/></text:p>
      <text:p text:style-name="P7"><text:span text:style-name="T11">negative_depth_mask = p_ij[:</text:span><text:span text:style-name="T11">, </text:span><text:span text:style-name="T11">2</text:span><text:span text:style-name="T11">:] &lt; </text:span><text:span text:style-name="T11">0</text:span><text:line-break/><text:span text:style-name="T11">p_ij[:</text:span><text:span text:style-name="T11">, </text:span><text:span text:style-name="T11">2</text:span><text:span text:style-name="T11">:][negative_depth_mask] = </text:span><text:span text:style-name="T11">1.0</text:span></text:p>
      <text:p text:style-name="P7"><text:span text:style-name="T11"/></text:p>
      <text:p text:style-name="P7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7"><text:span text:style-name="T11"/></text:p>
      <text:p text:style-name="P7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2">nn.L1Loss</text:p>
      <text:p text:style-name="Standard"/>
      <text:p text:style-name="Standard">Warping needs 0.9516067504882812seconds</text:p>
      <text:p text:style-name="Standard">Warping needs 0.9537372589111328seconds</text:p>
      <text:p text:style-name="Standard">SimilarityRegNet forward needs 1.446486234664917seconds</text:p>
      <text:p text:style-name="Standard">Epoch 0/4, Iter 0/1029, train loss = 51.470, time = 11.086</text:p>
      <text:p text:style-name="Standard">Warping needs 1.006401777267456seconds</text:p>
      <text:p text:style-name="Standard">Warping needs 1.0109748840332031seconds</text:p>
      <text:p text:style-name="Standard">SimilarityRegNet forward needs 1.3727962970733643seconds</text:p>
      <text:p text:style-name="Standard">Epoch 0/4, Iter 1/1029, train loss = 56.817, time = 11.060</text:p>
      <text:p text:style-name="Standard">Warping needs 1.0563397407531738seconds</text:p>
      <text:p text:style-name="Standard">Warping needs 1.0584650039672852seconds</text:p>
      <text:p text:style-name="Standard">SimilarityRegNet forward needs 1.7793371677398682seconds</text:p>
      <text:p text:style-name="Standard">Epoch 0/4, Iter 2/1029, train loss = 35.567, time = 12.395</text:p>
      <text:p text:style-name="Standard">Warping needs 8.711050033569336seconds</text:p>
      <text:p text:style-name="Standard">Warping needs 5.686706304550171seconds</text:p>
      <text:p text:style-name="Standard">SimilarityRegNet forward needs 2.959913492202759seconds</text:p>
      <text:p text:style-name="Standard">Epoch 0/4, Iter 3/1029, train loss = 63.458, time = 35.580</text:p>
      <text:p text:style-name="Standard">Warping needs 2.2597053050994873seconds</text:p>
      <text:p text:style-name="Standard">Warping needs 1.8753118515014648seconds</text:p>
      <text:p text:style-name="Standard">SimilarityRegNet forward needs 1.9575622081756592seconds</text:p>
      <text:p text:style-name="Standard">Epoch 0/4, Iter 4/1029, train loss = 50.162, time = 15.339</text:p>
      <text:p text:style-name="Standard">Warping needs 1.3091506958007812seconds</text:p>
      <text:p text:style-name="Standard">Warping needs 1.2336986064910889seconds</text:p>
      <text:p text:style-name="Standard">SimilarityRegNet forward needs 1.4932687282562256seconds</text:p>
      <text:p text:style-name="Standard">Epoch 0/4, Iter 5/1029, train loss = 40.541, time = 13.457</text:p>
      <text:p text:style-name="Standard">Warping needs 1.3493187427520752seconds</text:p>
      <text:p text:style-name="Standard">Warping needs 1.2679693698883057seconds</text:p>
      <text:p text:style-name="Standard">SimilarityRegNet forward needs 1.9229495525360107seconds</text:p>
      <text:p text:style-name="Standard">Epoch 0/4, Iter 6/1029, train loss = 41.550, time = 13.809</text:p>
      <text:p text:style-name="Standard">Warping needs 1.3770818710327148seconds</text:p>
      <text:p text:style-name="Standard">Warping needs 1.2700552940368652seconds</text:p>
      <text:p text:style-name="Standard">SimilarityRegNet forward needs 1.9985988140106201seconds</text:p>
      <text:p text:style-name="Standard">Epoch 0/4, Iter 7/1029, train loss = 61.476, time = 14.187</text:p>
      <text:p text:style-name="Standard">Warping needs 1.388228416442871seconds</text:p>
      <text:p text:style-name="Standard">Warping needs 1.2830729484558105seconds</text:p>
      <text:p text:style-name="Standard"><text:soft-page-break/>SimilarityRegNet forward needs 1.972346544265747seconds</text:p>
      <text:p text:style-name="Standard">Epoch 0/4, Iter 8/1029, train loss = 52.890, time = 14.014</text:p>
      <text:p text:style-name="Standard">Warping needs 1.3656630516052246seconds</text:p>
      <text:p text:style-name="Standard">Warping needs 1.2768006324768066seconds</text:p>
      <text:p text:style-name="Standard">SimilarityRegNet forward needs 1.9778773784637451seconds</text:p>
      <text:p text:style-name="Standard">Epoch 0/4, Iter 9/1029, train loss = 38.696, time = 18.938</text:p>
      <text:p text:style-name="Standard">Warping needs 2.6177966594696045seconds</text:p>
      <text:p text:style-name="Standard">Warping needs 2.255837917327881seconds</text:p>
      <text:p text:style-name="Standard">SimilarityRegNet forward needs 2.5898735523223877seconds</text:p>
      <text:p text:style-name="Standard">Epoch 0/4, Iter 10/1029, train loss = 42.401, time = 23.647</text:p>
      <text:p text:style-name="Standard">Warping needs 1.3199865818023682seconds</text:p>
      <text:p text:style-name="Standard">Warping needs 1.214099407196045seconds</text:p>
      <text:p text:style-name="Standard">SimilarityRegNet forward needs 1.4571609497070312seconds</text:p>
      <text:p text:style-name="Standard">Epoch 0/4, Iter 11/1029, train loss = 50.557, time = 13.042</text:p>
      <text:p text:style-name="Standard">Warping needs 1.3347556591033936seconds</text:p>
      <text:p text:style-name="Standard">Warping needs 1.2619521617889404seconds</text:p>
      <text:p text:style-name="Standard">SimilarityRegNet forward needs 1.9273724555969238seconds</text:p>
      <text:p text:style-name="Standard">Epoch 0/4, Iter 12/1029, train loss = 43.937, time = 13.724</text:p>
      <text:p text:style-name="Standard">Warping needs 1.3685755729675293seconds</text:p>
      <text:p text:style-name="Standard">Warping needs 1.278242588043213seconds</text:p>
      <text:p text:style-name="Standard">SimilarityRegNet forward needs 1.949066162109375seconds</text:p>
      <text:p text:style-name="Standard">Epoch 0/4, Iter 13/1029, train loss = 46.160, time = 14.124</text:p>
      <text:p text:style-name="Standard">Warping needs 1.3680131435394287seconds</text:p>
      <text:p text:style-name="Standard">Warping needs 1.2852330207824707seconds</text:p>
      <text:p text:style-name="Standard">SimilarityRegNet forward needs 2.007723331451416seconds</text:p>
      <text:p text:style-name="Standard">Epoch 0/4, Iter 14/1029, train loss = 63.937, time = 13.975</text:p>
      <text:p text:style-name="Standard">Warping needs 1.3916800022125244seconds</text:p>
      <text:p text:style-name="Standard">Warping needs 1.2846171855926514seconds</text:p>
      <text:p text:style-name="Standard">SimilarityRegNet forward needs 1.968818187713623seconds</text:p>
      <text:p text:style-name="Standard">Epoch 0/4, Iter 15/1029, train loss = 37.985, time = 16.831</text:p>
      <text:p text:style-name="Standard">Warping needs 2.7415685653686523seconds</text:p>
      <text:p text:style-name="Standard">Warping needs 2.4181621074676514seconds</text:p>
      <text:p text:style-name="Standard">SimilarityRegNet forward needs 3.447345733642578seconds</text:p>
      <text:p text:style-name="Standard">Epoch 0/4, Iter 16/1029, train loss = 40.158, time = 22.417</text:p>
      <text:p text:style-name="Standard">Warping needs 1.2892656326293945seconds</text:p>
      <text:p text:style-name="Standard">Warping needs 1.2460012435913086seconds</text:p>
      <text:p text:style-name="Standard">SimilarityRegNet forward needs 1.917037010192871seconds</text:p>
      <text:p text:style-name="Standard">Epoch 0/4, Iter 17/1029, train loss = 87.804, time = 13.525</text:p>
      <text:p text:style-name="Standard">Warping needs 1.381312608718872seconds</text:p>
      <text:p text:style-name="Standard">Warping needs 1.2775962352752686seconds</text:p>
      <text:p text:style-name="Standard">SimilarityRegNet forward needs 1.9511046409606934seconds</text:p>
      <text:p text:style-name="Standard">Epoch 0/4, Iter 18/1029, train loss = 56.552, time = 13.975</text:p>
      <text:p text:style-name="Standard">Warping needs 1.3813018798828125seconds</text:p>
      <text:p text:style-name="Standard">Warping needs 1.2790806293487549seconds</text:p>
      <text:p text:style-name="Standard">SimilarityRegNet forward needs 1.9779062271118164seconds</text:p>
      <text:p text:style-name="Standard">Epoch 0/4, Iter 19/1029, train loss = 52.668, time = 13.920</text:p>
      <text:p text:style-name="Standard">Warping needs 1.3946526050567627seconds</text:p>
      <text:p text:style-name="Standard">Warping needs 1.279466152191162seconds</text:p>
      <text:p text:style-name="Standard">SimilarityRegNet forward needs 1.992112159729004seconds</text:p>
      <text:p text:style-name="Standard">Epoch 0/4, Iter 20/1029, train loss = 41.193, time = 14.331</text:p>
      <text:p text:style-name="Standard">Warping needs 1.4174225330352783seconds</text:p>
      <text:p text:style-name="Standard">Warping needs 1.7707784175872803seconds</text:p>
      <text:p text:style-name="Standard"><text:soft-page-break/>SimilarityRegNet forward needs 3.5119497776031494seconds</text:p>
      <text:p text:style-name="Standard">Epoch 0/4, Iter 21/1029, train loss = 67.767, time = 23.897</text:p>
      <text:p text:style-name="Standard">Warping needs 2.2932801246643066seconds</text:p>
      <text:p text:style-name="Standard">Warping needs 2.086214303970337seconds</text:p>
      <text:p text:style-name="Standard">SimilarityRegNet forward needs 2.171443462371826seconds</text:p>
      <text:p text:style-name="Standard">Epoch 0/4, Iter 22/1029, train loss = 50.314, time = 16.133</text:p>
      <text:p text:style-name="Standard">Warping needs 1.3314001560211182seconds</text:p>
      <text:p text:style-name="Standard">Warping needs 1.253190040588379seconds</text:p>
      <text:p text:style-name="Standard">SimilarityRegNet forward needs 1.8986692428588867seconds</text:p>
      <text:p text:style-name="Standard">Epoch 0/4, Iter 23/1029, train loss = 38.216, time = 13.608</text:p>
      <text:p text:style-name="Standard">Warping needs 1.3373088836669922seconds</text:p>
      <text:p text:style-name="Standard">Warping needs 1.2711684703826904seconds</text:p>
      <text:p text:style-name="Standard">SimilarityRegNet forward needs 1.6908273696899414seconds</text:p>
      <text:p text:style-name="Standard">Epoch 0/4, Iter 24/1029, train loss = 57.231, time = 13.696</text:p>
      <text:p text:style-name="Standard">Warping needs 1.3761589527130127seconds</text:p>
      <text:p text:style-name="Standard">Warping needs 1.2789523601531982seconds</text:p>
      <text:p text:style-name="Standard">SimilarityRegNet forward needs 1.8986892700195312seconds</text:p>
      <text:p text:style-name="Standard">Epoch 0/4, Iter 25/1029, train loss = 37.464, time = 13.805</text:p>
      <text:p text:style-name="Standard">Warping needs 1.3681843280792236seconds</text:p>
      <text:p text:style-name="Standard">Warping needs 1.2633910179138184seconds</text:p>
      <text:p text:style-name="Standard">SimilarityRegNet forward needs 1.5757291316986084seconds</text:p>
      <text:p text:style-name="Standard">Epoch 0/4, Iter 26/1029, train loss = 60.755, time = 13.793</text:p>
      <text:p text:style-name="Standard">Warping needs 2.063807487487793seconds</text:p>
      <text:p text:style-name="Standard">Warping needs 2.390773057937622seconds</text:p>
      <text:p text:style-name="Standard">SimilarityRegNet forward needs 3.712279796600342seconds</text:p>
      <text:p text:style-name="Standard">Epoch 0/4, Iter 27/1029, train loss = 51.444, time = 25.163</text:p>
      <text:p text:style-name="Standard">Warping needs 1.681037425994873seconds</text:p>
      <text:p text:style-name="Standard">Warping needs 1.2681500911712646seconds</text:p>
      <text:p text:style-name="Standard">SimilarityRegNet forward needs 1.862213134765625seconds</text:p>
      <text:p text:style-name="Standard">Epoch 0/4, Iter 28/1029, train loss = 62.395, time = 14.157</text:p>
      <text:p text:style-name="Standard">Warping needs 1.3388397693634033seconds</text:p>
      <text:p text:style-name="Standard">Warping needs 1.2461512088775635seconds</text:p>
      <text:p text:style-name="Standard">SimilarityRegNet forward needs 1.9300024509429932seconds</text:p>
      <text:p text:style-name="Standard">Epoch 0/4, Iter 29/1029, train loss = 61.836, time = 13.669</text:p>
      <text:p text:style-name="Standard">Warping needs 1.3578767776489258seconds</text:p>
      <text:p text:style-name="Standard">Warping needs 1.2471261024475098seconds</text:p>
      <text:p text:style-name="Standard">SimilarityRegNet forward needs 1.5477931499481201seconds</text:p>
      <text:p text:style-name="Standard">Epoch 0/4, Iter 30/1029, train loss = 51.104, time = 13.444</text:p>
      <text:p text:style-name="Standard">Warping needs 1.3595633506774902seconds</text:p>
      <text:p text:style-name="Standard">Warping needs 1.2754197120666504seconds</text:p>
      <text:p text:style-name="Standard">SimilarityRegNet forward needs 1.9560799598693848seconds</text:p>
      <text:p text:style-name="Standard">Epoch 0/4, Iter 31/1029, train loss = 40.644, time = 14.139</text:p>
      <text:p text:style-name="Standard">Warping needs 1.3600678443908691seconds</text:p>
      <text:p text:style-name="Standard">Warping needs 1.2661845684051514seconds</text:p>
      <text:p text:style-name="Standard">SimilarityRegNet forward needs 1.5898933410644531seconds</text:p>
      <text:p text:style-name="Standard">Epoch 0/4, Iter 32/1029, train loss = 56.486, time = 16.230</text:p>
      <text:p text:style-name="Standard">Warping needs 2.641592264175415seconds</text:p>
      <text:p text:style-name="Standard">Warping needs 2.3369648456573486seconds</text:p>
      <text:p text:style-name="Standard">SimilarityRegNet forward needs 3.419522762298584seconds</text:p>
      <text:p text:style-name="Standard">Epoch 0/4, Iter 33/1029, train loss = 95.685, time = 23.974</text:p>
      <text:p text:style-name="Standard">Warping needs 1.3095180988311768seconds</text:p>
      <text:p text:style-name="Standard">Warping needs 1.191241979598999seconds</text:p>
      <text:p text:style-name="Standard"><text:soft-page-break/>SimilarityRegNet forward needs 1.846311092376709seconds</text:p>
      <text:p text:style-name="Standard">Epoch 0/4, Iter 34/1029, train loss = 66.277, time = 13.527</text:p>
      <text:p text:style-name="Standard">Warping needs 1.2949092388153076seconds</text:p>
      <text:p text:style-name="Standard">Warping needs 1.2249176502227783seconds</text:p>
      <text:p text:style-name="Standard">SimilarityRegNet forward needs 1.5134515762329102seconds</text:p>
      <text:p text:style-name="Standard">Epoch 0/4, Iter 35/1029, train loss = 42.449, time = 13.325</text:p>
      <text:p text:style-name="Standard">Warping needs 1.3266901969909668seconds</text:p>
      <text:p text:style-name="Standard">Warping needs 1.2393970489501953seconds</text:p>
      <text:p text:style-name="Standard">SimilarityRegNet forward needs 1.566138505935669seconds</text:p>
      <text:p text:style-name="Standard">Epoch 0/4, Iter 36/1029, train loss = 61.514, time = 13.386</text:p>
      <text:p text:style-name="Standard">Warping needs 1.3212385177612305seconds</text:p>
      <text:p text:style-name="Standard">Warping needs 1.2640390396118164seconds</text:p>
      <text:p text:style-name="Standard">SimilarityRegNet forward needs 1.9729442596435547seconds</text:p>
      <text:p text:style-name="Standard">Epoch 0/4, Iter 37/1029, train loss = 62.363, time = 14.246</text:p>
      <text:p text:style-name="Standard">Warping needs 1.3450000286102295seconds</text:p>
      <text:p text:style-name="Standard">Warping needs 1.2615995407104492seconds</text:p>
      <text:p text:style-name="Standard">SimilarityRegNet forward needs 1.5737519264221191seconds</text:p>
      <text:p text:style-name="Standard">Epoch 0/4, Iter 38/1029, train loss = 67.347, time = 15.820</text:p>
      <text:p text:style-name="Standard">Warping needs 2.628916025161743seconds</text:p>
      <text:p text:style-name="Standard">Warping needs 2.3158061504364014seconds</text:p>
      <text:p text:style-name="Standard">SimilarityRegNet forward needs 3.4170949459075928seconds</text:p>
      <text:p text:style-name="Standard">Epoch 0/4, Iter 39/1029, train loss = 31.417, time = 22.734</text:p>
      <text:p text:style-name="Standard">Warping needs 1.2600736618041992seconds</text:p>
      <text:p text:style-name="Standard">Warping needs 1.1912834644317627seconds</text:p>
      <text:p text:style-name="Standard">SimilarityRegNet forward needs 1.475043773651123seconds</text:p>
      <text:p text:style-name="Standard">Epoch 0/4, Iter 40/1029, train loss = 57.640, time = 13.256</text:p>
      <text:p text:style-name="Standard">Warping needs 1.338503122329712seconds</text:p>
      <text:p text:style-name="Standard">Warping needs 1.279602289199829seconds</text:p>
      <text:p text:style-name="Standard">SimilarityRegNet forward needs 1.9660999774932861seconds</text:p>
      <text:p text:style-name="Standard">Epoch 0/4, Iter 41/1029, train loss = 50.673, time = 13.752</text:p>
      <text:p text:style-name="Standard">Warping needs 1.3515253067016602seconds</text:p>
      <text:p text:style-name="Standard">Warping needs 1.2820537090301514seconds</text:p>
      <text:p text:style-name="Standard">SimilarityRegNet forward needs 1.5720460414886475seconds</text:p>
      <text:p text:style-name="Standard">Epoch 0/4, Iter 42/1029, train loss = 62.451, time = 13.808</text:p>
      <text:p text:style-name="Standard">Warping needs 1.3747267723083496seconds</text:p>
      <text:p text:style-name="Standard">Warping needs 1.2757833003997803seconds</text:p>
      <text:p text:style-name="Standard">SimilarityRegNet forward needs 1.5934226512908936seconds</text:p>
      <text:p text:style-name="Standard">Epoch 0/4, Iter 43/1029, train loss = 54.416, time = 13.613</text:p>
      <text:p text:style-name="Standard">Warping needs 1.4010794162750244seconds</text:p>
      <text:p text:style-name="Standard">Warping needs 1.2717673778533936seconds</text:p>
      <text:p text:style-name="Standard">SimilarityRegNet forward needs 2.0978219509124756seconds</text:p>
      <text:p text:style-name="Standard">Epoch 0/4, Iter 44/1029, train loss = 48.363, time = 22.012</text:p>
      <text:p text:style-name="Standard">Warping needs 2.3991589546203613seconds</text:p>
      <text:p text:style-name="Standard">Warping needs 2.150350570678711seconds</text:p>
      <text:p text:style-name="Standard">SimilarityRegNet forward needs 3.221461057662964seconds</text:p>
      <text:p text:style-name="Standard">Epoch 0/4, Iter 45/1029, train loss = 46.358, time = 19.120</text:p>
      <text:p text:style-name="Standard">Warping needs 1.2932641506195068seconds</text:p>
      <text:p text:style-name="Standard">Warping needs 1.2082726955413818seconds</text:p>
      <text:p text:style-name="Standard">SimilarityRegNet forward needs 1.4926121234893799seconds</text:p>
      <text:p text:style-name="Standard">Epoch 0/4, Iter 46/1029, train loss = 40.239, time = 13.109</text:p>
      <text:p text:style-name="Standard">Warping needs 1.3212692737579346seconds</text:p>
      <text:p text:style-name="Standard">Warping needs 1.2346773147583008seconds</text:p>
      <text:p text:style-name="Standard"><text:soft-page-break/>SimilarityRegNet forward needs 1.856205701828003seconds</text:p>
      <text:p text:style-name="Standard">Epoch 0/4, Iter 47/1029, train loss = 64.791, time = 13.682</text:p>
      <text:p text:style-name="Standard">Warping needs 1.332489013671875seconds</text:p>
      <text:p text:style-name="Standard">Warping needs 1.2646336555480957seconds</text:p>
      <text:p text:style-name="Standard">SimilarityRegNet forward needs 1.5761082172393799seconds</text:p>
      <text:p text:style-name="Standard">Epoch 0/4, Iter 48/1029, train loss = 36.722, time = 13.716</text:p>
      <text:p text:style-name="Standard">Warping needs 1.347989559173584seconds</text:p>
      <text:p text:style-name="Standard">Warping needs 1.2539618015289307seconds</text:p>
      <text:p text:style-name="Standard">SimilarityRegNet forward needs 1.5794873237609863seconds</text:p>
      <text:p text:style-name="Standard">Epoch 0/4, Iter 49/1029, train loss = 28.143, time = 13.577</text:p>
      <text:p text:style-name="Standard">Warping needs 1.3545324802398682seconds</text:p>
      <text:p text:style-name="Standard">Warping needs 1.2489566802978516seconds</text:p>
      <text:p text:style-name="Standard">SimilarityRegNet forward needs 1.9847919940948486seconds</text:p>
      <text:p text:style-name="Standard">Epoch 0/4, Iter 50/1029, train loss = 48.477, time = 14.213</text:p>
      <text:p text:style-name="Standard">Warping needs 1.3328962326049805seconds</text:p>
      <text:p text:style-name="Standard">Warping needs 1.3068749904632568seconds</text:p>
      <text:p text:style-name="Standard">SimilarityRegNet forward needs 2.8154637813568115seconds</text:p>
      <text:p text:style-name="Standard">Epoch 0/4, Iter 51/1029, train loss = 40.352, time = 23.151</text:p>
      <text:p text:style-name="Standard">Warping needs 2.2728846073150635seconds</text:p>
      <text:p text:style-name="Standard">Warping needs 1.9503982067108154seconds</text:p>
      <text:p text:style-name="Standard">SimilarityRegNet forward needs 1.9831829071044922seconds</text:p>
      <text:p text:style-name="Standard">Epoch 0/4, Iter 52/1029, train loss = 45.276, time = 15.763</text:p>
      <text:p text:style-name="Standard">Warping needs 1.3109281063079834seconds</text:p>
      <text:p text:style-name="Standard">Warping needs 1.2472641468048096seconds</text:p>
      <text:p text:style-name="Standard">SimilarityRegNet forward needs 1.9418137073516846seconds</text:p>
      <text:p text:style-name="Standard">Epoch 0/4, Iter 53/1029, train loss = 37.810, time = 13.651</text:p>
      <text:p text:style-name="Standard">Warping needs 1.3477039337158203seconds</text:p>
      <text:p text:style-name="Standard">Warping needs 1.2973113059997559seconds</text:p>
      <text:p text:style-name="Standard">SimilarityRegNet forward needs 1.5614979267120361seconds</text:p>
      <text:p text:style-name="Standard">Epoch 0/4, Iter 54/1029, train loss = 53.279, time = 13.837</text:p>
      <text:p text:style-name="Standard">Warping needs 1.3541481494903564seconds</text:p>
      <text:p text:style-name="Standard">Warping needs 1.2863352298736572seconds</text:p>
      <text:p text:style-name="Standard">SimilarityRegNet forward needs 1.9886281490325928seconds</text:p>
      <text:p text:style-name="Standard">Epoch 0/4, Iter 55/1029, train loss = 30.560, time = 13.882</text:p>
      <text:p text:style-name="Standard">Warping needs 1.3726856708526611seconds</text:p>
      <text:p text:style-name="Standard">Warping needs 1.2868940830230713seconds</text:p>
      <text:p text:style-name="Standard">SimilarityRegNet forward needs 1.989659070968628seconds</text:p>
      <text:p text:style-name="Standard">Epoch 0/4, Iter 56/1029, train loss = 55.465, time = 14.203</text:p>
      <text:p text:style-name="Standard">Warping needs 2.05220627784729seconds</text:p>
      <text:p text:style-name="Standard">Warping needs 2.3307998180389404seconds</text:p>
      <text:p text:style-name="Standard">SimilarityRegNet forward needs 3.8020434379577637seconds</text:p>
      <text:p text:style-name="Standard">Epoch 0/4, Iter 57/1029, train loss = 40.059, time = 25.244</text:p>
      <text:p text:style-name="Standard">Warping needs 1.9094514846801758seconds</text:p>
      <text:p text:style-name="Standard">Warping needs 1.2853975296020508seconds</text:p>
      <text:p text:style-name="Standard">SimilarityRegNet forward needs 1.86020827293396seconds</text:p>
      <text:p text:style-name="Standard">Epoch 0/4, Iter 58/1029, train loss = 52.191, time = 14.413</text:p>
      <text:p text:style-name="Standard">Warping needs 1.331730842590332seconds</text:p>
      <text:p text:style-name="Standard">Warping needs 1.244304895401001seconds</text:p>
      <text:p text:style-name="Standard">SimilarityRegNet forward needs 1.506363868713379seconds</text:p>
      <text:p text:style-name="Standard">Epoch 0/4, Iter 59/1029, train loss = 39.642, time = 13.532</text:p>
      <text:p text:style-name="Standard">Warping needs 1.3792521953582764seconds</text:p>
      <text:p text:style-name="Standard">Warping needs 1.2513082027435303seconds</text:p>
      <text:p text:style-name="Standard"><text:soft-page-break/>SimilarityRegNet forward needs 1.9408659934997559seconds</text:p>
      <text:p text:style-name="Standard">Epoch 0/4, Iter 60/1029, train loss = 38.503, time = 14.369</text:p>
      <text:p text:style-name="Standard">Warping needs 1.3410820960998535seconds</text:p>
      <text:p text:style-name="Standard">Warping needs 1.2926931381225586seconds</text:p>
      <text:p text:style-name="Standard">SimilarityRegNet forward needs 1.994575023651123seconds</text:p>
      <text:p text:style-name="Standard">Epoch 0/4, Iter 61/1029, train loss = 62.537, time = 14.206</text:p>
      <text:p text:style-name="Standard">Warping needs 1.3392038345336914seconds</text:p>
      <text:p text:style-name="Standard">Warping needs 1.2777760028839111seconds</text:p>
      <text:p text:style-name="Standard">SimilarityRegNet forward needs 1.6628241539001465seconds</text:p>
      <text:p text:style-name="Standard">Epoch 0/4, Iter 62/1029, train loss = 61.067, time = 13.928</text:p>
      <text:p text:style-name="Standard">Warping needs 1.3669791221618652seconds</text:p>
      <text:p text:style-name="Standard">Warping needs 1.2722976207733154seconds</text:p>
      <text:p text:style-name="Standard">SimilarityRegNet forward needs 1.5692145824432373seconds</text:p>
      <text:p text:style-name="Standard">Epoch 0/4, Iter 63/1029, train loss = 51.769, time = 19.150</text:p>
      <text:p text:style-name="Standard">Warping needs 2.486395835876465seconds</text:p>
      <text:p text:style-name="Standard">Warping needs 2.1847827434539795seconds</text:p>
      <text:p text:style-name="Standard">SimilarityRegNet forward needs 3.253774404525757seconds</text:p>
      <text:p text:style-name="Standard">Epoch 0/4, Iter 64/1029, train loss = 66.529, time = 21.361</text:p>
      <text:p text:style-name="Standard">Warping needs 1.309159517288208seconds</text:p>
      <text:p text:style-name="Standard">Warping needs 1.2131602764129639seconds</text:p>
      <text:p text:style-name="Standard">SimilarityRegNet forward needs 1.8642010688781738seconds</text:p>
      <text:p text:style-name="Standard">Epoch 0/4, Iter 65/1029, train loss = 30.835, time = 13.312</text:p>
      <text:p text:style-name="Standard">Warping needs 1.3263990879058838seconds</text:p>
      <text:p text:style-name="Standard">Warping needs 1.247920274734497seconds</text:p>
      <text:p text:style-name="Standard">SimilarityRegNet forward needs 1.5037992000579834seconds</text:p>
      <text:p text:style-name="Standard">Epoch 0/4, Iter 66/1029, train loss = 44.924, time = 13.554</text:p>
      <text:p text:style-name="Standard">Warping needs 1.3696134090423584seconds</text:p>
      <text:p text:style-name="Standard">Warping needs 1.2341930866241455seconds</text:p>
      <text:p text:style-name="Standard">SimilarityRegNet forward needs 1.938249111175537seconds</text:p>
      <text:p text:style-name="Standard">Epoch 0/4, Iter 67/1029, train loss = 31.142, time = 13.775</text:p>
      <text:p text:style-name="Standard">Warping needs 1.330467700958252seconds</text:p>
      <text:p text:style-name="Standard">Warping needs 1.2567760944366455seconds</text:p>
      <text:p text:style-name="Standard">SimilarityRegNet forward needs 1.5169484615325928seconds</text:p>
      <text:p text:style-name="Standard">Epoch 0/4, Iter 68/1029, train loss = 54.391, time = 13.318</text:p>
      <text:p text:style-name="Standard">Warping needs 1.3739347457885742seconds</text:p>
      <text:p text:style-name="Standard">Warping needs 1.3185405731201172seconds</text:p>
      <text:p text:style-name="Standard">SimilarityRegNet forward needs 1.97933030128479seconds</text:p>
      <text:p text:style-name="Standard">Epoch 0/4, Iter 69/1029, train loss = 45.835, time = 14.083</text:p>
      <text:p text:style-name="Standard">Warping needs 1.3441758155822754seconds</text:p>
      <text:p text:style-name="Standard">Warping needs 1.2759711742401123seconds</text:p>
      <text:p text:style-name="Standard">SimilarityRegNet forward needs 2.6372547149658203seconds</text:p>
      <text:p text:style-name="Standard">Epoch 0/4, Iter 70/1029, train loss = 31.165, time = 22.931</text:p>
      <text:p text:style-name="Standard">Warping needs 2.3365116119384766seconds</text:p>
      <text:p text:style-name="Standard">Warping needs 2.1651499271392822seconds</text:p>
      <text:p text:style-name="Standard">SimilarityRegNet forward needs 3.2464210987091064seconds</text:p>
      <text:p text:style-name="Standard">Epoch 0/4, Iter 71/1029, train loss = 31.889, time = 17.897</text:p>
      <text:p text:style-name="Standard">Warping needs 1.3258419036865234seconds</text:p>
      <text:p text:style-name="Standard">Warping needs 1.238025188446045seconds</text:p>
      <text:p text:style-name="Standard">SimilarityRegNet forward needs 1.918661117553711seconds</text:p>
      <text:p text:style-name="Standard">Epoch 0/4, Iter 72/1029, train loss = 68.555, time = 13.597</text:p>
      <text:p text:style-name="Standard">Warping needs 1.3601353168487549seconds</text:p>
      <text:p text:style-name="Standard">Warping needs 1.2460072040557861seconds</text:p>
      <text:p text:style-name="Standard"><text:soft-page-break/>SimilarityRegNet forward needs 1.6705751419067383seconds</text:p>
      <text:p text:style-name="Standard">Epoch 0/4, Iter 73/1029, train loss = 37.277, time = 13.460</text:p>
      <text:p text:style-name="Standard">Warping needs 1.35817551612854seconds</text:p>
      <text:p text:style-name="Standard">Warping needs 1.266404628753662seconds</text:p>
      <text:p text:style-name="Standard">SimilarityRegNet forward needs 1.8583972454071045seconds</text:p>
      <text:p text:style-name="Standard">Epoch 0/4, Iter 74/1029, train loss = 41.426, time = 13.782</text:p>
      <text:p text:style-name="Standard">Warping needs 1.360133409500122seconds</text:p>
      <text:p text:style-name="Standard">Warping needs 1.28269362449646seconds</text:p>
      <text:p text:style-name="Standard">SimilarityRegNet forward needs 1.560999870300293seconds</text:p>
      <text:p text:style-name="Standard">Epoch 0/4, Iter 75/1029, train loss = 44.499, time = 13.768</text:p>
      <text:p text:style-name="Standard">Warping needs 1.3508284091949463seconds</text:p>
      <text:p text:style-name="Standard">Warping needs 1.2453904151916504seconds</text:p>
      <text:p text:style-name="Standard">SimilarityRegNet forward needs 1.855008602142334seconds</text:p>
      <text:p text:style-name="Standard">Epoch 0/4, Iter 76/1029, train loss = 53.061, time = 13.873</text:p>
      <text:p text:style-name="Standard">Warping needs 1.3519623279571533seconds</text:p>
      <text:p text:style-name="Standard">Warping needs 1.257566213607788seconds</text:p>
      <text:p text:style-name="Standard">SimilarityRegNet forward needs 1.9440345764160156seconds</text:p>
      <text:p text:style-name="Standard">Epoch 0/4, Iter 77/1029, train loss = 70.481, time = 16.393</text:p>
      <text:p text:style-name="Standard">Warping needs 2.7271552085876465seconds</text:p>
      <text:p text:style-name="Standard">Warping needs 2.3614070415496826seconds</text:p>
      <text:p text:style-name="Standard">SimilarityRegNet forward needs 3.389378309249878seconds</text:p>
      <text:p text:style-name="Standard">Epoch 0/4, Iter 78/1029, train loss = 37.556, time = 23.527</text:p>
      <text:p text:style-name="Standard">Warping needs 1.3183152675628662seconds</text:p>
      <text:p text:style-name="Standard">Warping needs 1.2081267833709717seconds</text:p>
      <text:p text:style-name="Standard">SimilarityRegNet forward needs 1.4836466312408447seconds</text:p>
      <text:p text:style-name="Standard">Epoch 0/4, Iter 79/1029, train loss = 21.855, time = 13.013</text:p>
      <text:p text:style-name="Standard">Warping needs 1.3407413959503174seconds</text:p>
      <text:p text:style-name="Standard">Warping needs 1.2511506080627441seconds</text:p>
      <text:p text:style-name="Standard">SimilarityRegNet forward needs 1.927872896194458seconds</text:p>
      <text:p text:style-name="Standard">Epoch 0/4, Iter 80/1029, train loss = 47.156, time = 14.028</text:p>
      <text:p text:style-name="Standard">Warping needs 1.3342986106872559seconds</text:p>
      <text:p text:style-name="Standard">Warping needs 1.258732557296753seconds</text:p>
      <text:p text:style-name="Standard">SimilarityRegNet forward needs 1.5251152515411377seconds</text:p>
      <text:p text:style-name="Standard">Epoch 0/4, Iter 81/1029, train loss = 19.764, time = 13.530</text:p>
      <text:p text:style-name="Standard">Warping needs 1.3291409015655518seconds</text:p>
      <text:p text:style-name="Standard">Warping needs 1.267199993133545seconds</text:p>
      <text:p text:style-name="Standard">SimilarityRegNet forward needs 1.950760841369629seconds</text:p>
      <text:p text:style-name="Standard">Epoch 0/4, Iter 82/1029, train loss = 46.154, time = 13.710</text:p>
      <text:p text:style-name="Standard">Warping needs 1.3292059898376465seconds</text:p>
      <text:p text:style-name="Standard">Warping needs 1.2605299949645996seconds</text:p>
      <text:p text:style-name="Standard">SimilarityRegNet forward needs 1.5268497467041016seconds</text:p>
      <text:p text:style-name="Standard">Epoch 0/4, Iter 83/1029, train loss = 51.165, time = 13.427</text:p>
      <text:p text:style-name="Standard">Warping needs 1.3194220066070557seconds</text:p>
      <text:p text:style-name="Standard">Warping needs 1.2607104778289795seconds</text:p>
      <text:p text:style-name="Standard">SimilarityRegNet forward needs 1.9551615715026855seconds</text:p>
      <text:p text:style-name="Standard">Epoch 0/4, Iter 84/1029, train loss = 24.759, time = 14.066</text:p>
      <text:p text:style-name="Standard">Warping needs 1.3045892715454102seconds</text:p>
      <text:p text:style-name="Standard">Warping needs 1.257284164428711seconds</text:p>
      <text:p text:style-name="Standard">SimilarityRegNet forward needs 1.5340919494628906seconds</text:p>
      <text:p text:style-name="Standard">Epoch 0/4, Iter 85/1029, train loss = 33.563, time = 17.610</text:p>
      <text:p text:style-name="Standard">Warping needs 2.564643383026123seconds</text:p>
      <text:p text:style-name="Standard">Warping needs 2.243741989135742seconds</text:p>
      <text:p text:style-name="Standard"><text:soft-page-break/>SimilarityRegNet forward needs 3.272953510284424seconds</text:p>
      <text:p text:style-name="Standard">Epoch 0/4, Iter 86/1029, train loss = 51.394, time = 21.673</text:p>
      <text:p text:style-name="Standard">Warping needs 1.246941328048706seconds</text:p>
      <text:p text:style-name="Standard">Warping needs 1.189234733581543seconds</text:p>
      <text:p text:style-name="Standard">SimilarityRegNet forward needs 1.8637607097625732seconds</text:p>
      <text:p text:style-name="Standard">Epoch 0/4, Iter 87/1029, train loss = 54.599, time = 13.272</text:p>
      <text:p text:style-name="Standard">Warping needs 1.3131842613220215seconds</text:p>
      <text:p text:style-name="Standard">Warping needs 1.2475128173828125seconds</text:p>
      <text:p text:style-name="Standard">SimilarityRegNet forward needs 1.9301400184631348seconds</text:p>
      <text:p text:style-name="Standard">Epoch 0/4, Iter 88/1029, train loss = 36.475, time = 13.674</text:p>
      <text:p text:style-name="Standard">Warping needs 1.332869529724121seconds</text:p>
      <text:p text:style-name="Standard">Warping needs 1.2575361728668213seconds</text:p>
      <text:p text:style-name="Standard">SimilarityRegNet forward needs 1.6543240547180176seconds</text:p>
      <text:p text:style-name="Standard">Epoch 0/4, Iter 89/1029, train loss = 51.644, time = 13.567</text:p>
      <text:p text:style-name="Standard">Warping needs 1.3671350479125977seconds</text:p>
      <text:p text:style-name="Standard">Warping needs 1.269932746887207seconds</text:p>
      <text:p text:style-name="Standard">SimilarityRegNet forward needs 1.5291025638580322seconds</text:p>
      <text:p text:style-name="Standard">Epoch 0/4, Iter 90/1029, train loss = 45.103, time = 13.446</text:p>
      <text:p text:style-name="Standard">Warping needs 1.3695025444030762seconds</text:p>
      <text:p text:style-name="Standard">Warping needs 1.302915334701538seconds</text:p>
      <text:p text:style-name="Standard">SimilarityRegNet forward needs 1.9879698753356934seconds</text:p>
      <text:p text:style-name="Standard">Epoch 0/4, Iter 91/1029, train loss = 20.168, time = 13.978</text:p>
      <text:p text:style-name="Standard">Warping needs 1.372978687286377seconds</text:p>
      <text:p text:style-name="Standard">Warping needs 1.266343355178833seconds</text:p>
      <text:p text:style-name="Standard">SimilarityRegNet forward needs 1.5602362155914307seconds</text:p>
      <text:p text:style-name="Standard">Epoch 0/4, Iter 92/1029, train loss = 35.112, time = 14.273</text:p>
      <text:p text:style-name="Standard">Warping needs 2.342233657836914seconds</text:p>
      <text:p text:style-name="Standard">Warping needs 2.3613927364349365seconds</text:p>
      <text:p text:style-name="Standard">SimilarityRegNet forward needs 3.0752627849578857seconds</text:p>
      <text:p text:style-name="Standard">Epoch 0/4, Iter 93/1029, train loss = 66.028, time = 24.227</text:p>
      <text:p text:style-name="Standard">Warping needs 1.3262112140655518seconds</text:p>
      <text:p text:style-name="Standard">Warping needs 1.2020325660705566seconds</text:p>
      <text:p text:style-name="Standard">SimilarityRegNet forward needs 1.4919147491455078seconds</text:p>
      <text:p text:style-name="Standard">Epoch 0/4, Iter 94/1029, train loss = 44.490, time = 13.269</text:p>
      <text:p text:style-name="Standard">Warping needs 1.3450002670288086seconds</text:p>
      <text:p text:style-name="Standard">Warping needs 1.2424325942993164seconds</text:p>
      <text:p text:style-name="Standard">SimilarityRegNet forward needs 1.9142768383026123seconds</text:p>
      <text:p text:style-name="Standard">Epoch 0/4, Iter 95/1029, train loss = 35.248, time = 13.821</text:p>
      <text:p text:style-name="Standard">Warping needs 1.3421802520751953seconds</text:p>
      <text:p text:style-name="Standard">Warping needs 1.2412991523742676seconds</text:p>
      <text:p text:style-name="Standard">SimilarityRegNet forward needs 1.5069644451141357seconds</text:p>
      <text:p text:style-name="Standard">Epoch 0/4, Iter 96/1029, train loss = 35.738, time = 13.544</text:p>
      <text:p text:style-name="Standard">Warping needs 1.3522968292236328seconds</text:p>
      <text:p text:style-name="Standard">Warping needs 1.2529094219207764seconds</text:p>
      <text:p text:style-name="Standard">SimilarityRegNet forward needs 1.9388351440429688seconds</text:p>
      <text:p text:style-name="Standard">Epoch 0/4, Iter 97/1029, train loss = 41.564, time = 13.860</text:p>
      <text:p text:style-name="Standard">Warping needs 1.3386857509613037seconds</text:p>
      <text:p text:style-name="Standard">Warping needs 1.261944055557251seconds</text:p>
      <text:p text:style-name="Standard">SimilarityRegNet forward needs 1.5585780143737793seconds</text:p>
      <text:p text:style-name="Standard">Epoch 0/4, Iter 98/1029, train loss = 78.719, time = 13.432</text:p>
      <text:p text:style-name="Standard">Warping needs 1.339857578277588seconds</text:p>
      <text:p text:style-name="Standard">Warping needs 1.2339723110198975seconds</text:p>
      <text:p text:style-name="Standard"><text:soft-page-break/>SimilarityRegNet forward needs 1.5460386276245117seconds</text:p>
      <text:p text:style-name="Standard">Epoch 0/4, Iter 99/1029, train loss = 57.403, time = 13.443</text:p>
      <text:p text:style-name="Standard">Warping needs 1.3356788158416748seconds</text:p>
      <text:p text:style-name="Standard">Warping needs 1.276702880859375seconds</text:p>
      <text:p text:style-name="Standard">SimilarityRegNet forward needs 2.6289656162261963seconds</text:p>
      <text:p text:style-name="Standard">Epoch 0/4, Iter 100/1029, train loss = 43.772, time = 23.156</text:p>
      <text:p text:style-name="Standard">Warping needs 2.242318630218506seconds</text:p>
      <text:p text:style-name="Standard">Warping needs 2.0951197147369385seconds</text:p>
      <text:p text:style-name="Standard">SimilarityRegNet forward needs 2.0482850074768066seconds</text:p>
      <text:p text:style-name="Standard">Epoch 0/4, Iter 101/1029, train loss = 40.844, time = 15.919</text:p>
      <text:p text:style-name="Standard">Warping needs 1.3225347995758057seconds</text:p>
      <text:p text:style-name="Standard">Warping needs 1.2674522399902344seconds</text:p>
      <text:p text:style-name="Standard">SimilarityRegNet forward needs 1.9326283931732178seconds</text:p>
      <text:p text:style-name="Standard">Epoch 0/4, Iter 102/1029, train loss = 57.148, time = 13.961</text:p>
      <text:p text:style-name="Standard">Warping needs 1.366872787475586seconds</text:p>
      <text:p text:style-name="Standard">Warping needs 1.2617897987365723seconds</text:p>
      <text:p text:style-name="Standard">SimilarityRegNet forward needs 1.9528522491455078seconds</text:p>
      <text:p text:style-name="Standard">Epoch 0/4, Iter 103/1029, train loss = 48.496, time = 13.816</text:p>
      <text:p text:style-name="Standard">Warping needs 1.3713152408599854seconds</text:p>
      <text:p text:style-name="Standard">Warping needs 1.2647156715393066seconds</text:p>
      <text:p text:style-name="Standard">SimilarityRegNet forward needs 1.9326839447021484seconds</text:p>
      <text:p text:style-name="Standard">Epoch 0/4, Iter 104/1029, train loss = 24.433, time = 13.999</text:p>
      <text:p text:style-name="Standard">Warping needs 1.3366615772247314seconds</text:p>
      <text:p text:style-name="Standard">Warping needs 1.2462196350097656seconds</text:p>
      <text:p text:style-name="Standard">SimilarityRegNet forward needs 1.9405121803283691seconds</text:p>
      <text:p text:style-name="Standard">Epoch 0/4, Iter 105/1029, train loss = 59.345, time = 13.773</text:p>
      <text:p text:style-name="Standard">Warping needs 1.3555543422698975seconds</text:p>
      <text:p text:style-name="Standard">Warping needs 1.2558305263519287seconds</text:p>
      <text:p text:style-name="Standard">SimilarityRegNet forward needs 1.595461130142212seconds</text:p>
      <text:p text:style-name="Standard">Epoch 0/4, Iter 106/1029, train loss = 86.257, time = 13.464</text:p>
      <text:p text:style-name="Standard">Warping needs 1.379836082458496seconds</text:p>
      <text:p text:style-name="Standard">Warping needs 1.2769289016723633seconds</text:p>
      <text:p text:style-name="Standard">SimilarityRegNet forward needs 1.5678009986877441seconds</text:p>
      <text:p text:style-name="Standard">Epoch 0/4, Iter 107/1029, train loss = 40.639, time = 13.712</text:p>
      <text:p text:style-name="Standard">Warping needs 1.3839361667633057seconds</text:p>
      <text:p text:style-name="Standard">Warping needs 1.2814464569091797seconds</text:p>
      <text:p text:style-name="Standard">SimilarityRegNet forward needs 2.002267599105835seconds</text:p>
      <text:p text:style-name="Standard">Epoch 0/4, Iter 108/1029, train loss = 33.165, time = 21.691</text:p>
      <text:p text:style-name="Standard">Warping needs 2.359543800354004seconds</text:p>
      <text:p text:style-name="Standard">Warping needs 2.11563777923584seconds</text:p>
      <text:p text:style-name="Standard">SimilarityRegNet forward needs 2.543382406234741seconds</text:p>
      <text:p text:style-name="Standard">Epoch 0/4, Iter 109/1029, train loss = 49.730, time = 17.120</text:p>
      <text:p text:style-name="Standard">Warping needs 1.3377268314361572seconds</text:p>
      <text:p text:style-name="Standard">Warping needs 1.251295804977417seconds</text:p>
      <text:p text:style-name="Standard">SimilarityRegNet forward needs 1.9180240631103516seconds</text:p>
      <text:p text:style-name="Standard">Epoch 0/4, Iter 110/1029, train loss = 36.516, time = 13.550</text:p>
      <text:p text:style-name="Standard">Warping needs 1.357684850692749seconds</text:p>
      <text:p text:style-name="Standard">Warping needs 1.2617931365966797seconds</text:p>
      <text:p text:style-name="Standard">SimilarityRegNet forward needs 1.935035228729248seconds</text:p>
      <text:p text:style-name="Standard">Epoch 0/4, Iter 111/1029, train loss = 48.892, time = 13.891</text:p>
      <text:p text:style-name="Standard">Warping needs 1.3515918254852295seconds</text:p>
      <text:p text:style-name="Standard">Warping needs 1.2992124557495117seconds</text:p>
      <text:p text:style-name="Standard"><text:soft-page-break/>SimilarityRegNet forward needs 1.9688341617584229seconds</text:p>
      <text:p text:style-name="Standard">Epoch 0/4, Iter 112/1029, train loss = 26.746, time = 13.926</text:p>
      <text:p text:style-name="Standard">Warping needs 1.368382215499878seconds</text:p>
      <text:p text:style-name="Standard">Warping needs 1.2617530822753906seconds</text:p>
      <text:p text:style-name="Standard">SimilarityRegNet forward needs 1.9656782150268555seconds</text:p>
      <text:p text:style-name="Standard">Epoch 0/4, Iter 113/1029, train loss = 42.478, time = 13.813</text:p>
      <text:p text:style-name="Standard">Warping needs 1.3696906566619873seconds</text:p>
      <text:p text:style-name="Standard">Warping needs 1.2535994052886963seconds</text:p>
      <text:p text:style-name="Standard">SimilarityRegNet forward needs 1.535306692123413seconds</text:p>
      <text:p text:style-name="Standard">Epoch 0/4, Iter 114/1029, train loss = 48.830, time = 13.598</text:p>
      <text:p text:style-name="Standard">Warping needs 1.3556759357452393seconds</text:p>
      <text:p text:style-name="Standard">Warping needs 1.2521910667419434seconds</text:p>
      <text:p text:style-name="Standard">SimilarityRegNet forward needs 1.551283359527588seconds</text:p>
      <text:p text:style-name="Standard">Epoch 0/4, Iter 115/1029, train loss = 55.835, time = 13.447</text:p>
      <text:p text:style-name="Standard">Warping needs 1.3362398147583008seconds</text:p>
      <text:p text:style-name="Standard">Warping needs 1.2566304206848145seconds</text:p>
      <text:p text:style-name="Standard">SimilarityRegNet forward needs 1.5302562713623047seconds</text:p>
      <text:p text:style-name="Standard">Epoch 0/4, Iter 116/1029, train loss = 26.767, time = 19.483</text:p>
      <text:p text:style-name="Standard">Warping needs 2.3935952186584473seconds</text:p>
      <text:p text:style-name="Standard">Warping needs 2.2041444778442383seconds</text:p>
      <text:p text:style-name="Standard">SimilarityRegNet forward needs 3.1826488971710205seconds</text:p>
      <text:p text:style-name="Standard">Epoch 0/4, Iter 117/1029, train loss = 41.799, time = 17.881</text:p>
      <text:p text:style-name="Standard">Warping needs 1.3033301830291748seconds</text:p>
      <text:p text:style-name="Standard">Warping needs 1.2073326110839844seconds</text:p>
      <text:p text:style-name="Standard">SimilarityRegNet forward needs 1.4969813823699951seconds</text:p>
      <text:p text:style-name="Standard">Epoch 0/4, Iter 118/1029, train loss = 36.652, time = 13.268</text:p>
      <text:p text:style-name="Standard">Warping needs 1.325674057006836seconds</text:p>
      <text:p text:style-name="Standard">Warping needs 1.2433736324310303seconds</text:p>
      <text:p text:style-name="Standard">SimilarityRegNet forward needs 1.4965121746063232seconds</text:p>
      <text:p text:style-name="Standard">Epoch 0/4, Iter 119/1029, train loss = 80.284, time = 13.391</text:p>
      <text:p text:style-name="Standard">Warping needs 1.3412668704986572seconds</text:p>
      <text:p text:style-name="Standard">Warping needs 1.2654433250427246seconds</text:p>
      <text:p text:style-name="Standard">SimilarityRegNet forward needs 1.9259839057922363seconds</text:p>
      <text:p text:style-name="Standard">Epoch 0/4, Iter 120/1029, train loss = 21.123, time = 14.241</text:p>
      <text:p text:style-name="Standard">Warping needs 1.3136653900146484seconds</text:p>
      <text:p text:style-name="Standard">Warping needs 1.2477498054504395seconds</text:p>
      <text:p text:style-name="Standard">SimilarityRegNet forward needs 1.8466601371765137seconds</text:p>
      <text:p text:style-name="Standard">Epoch 0/4, Iter 121/1029, train loss = 29.232, time = 13.729</text:p>
      <text:p text:style-name="Standard">Warping needs 1.3770709037780762seconds</text:p>
      <text:p text:style-name="Standard">Warping needs 1.282423734664917seconds</text:p>
      <text:p text:style-name="Standard">SimilarityRegNet forward needs 1.9528861045837402seconds</text:p>
      <text:p text:style-name="Standard">Epoch 0/4, Iter 122/1029, train loss = 39.335, time = 14.023</text:p>
      <text:p text:style-name="Standard">Warping needs 1.3732116222381592seconds</text:p>
      <text:p text:style-name="Standard">Warping needs 1.3066685199737549seconds</text:p>
      <text:p text:style-name="Standard">SimilarityRegNet forward needs 1.9817843437194824seconds</text:p>
      <text:p text:style-name="Standard">Epoch 0/4, Iter 123/1029, train loss = 45.499, time = 14.053</text:p>
      <text:p text:style-name="Standard">Warping needs 1.3830575942993164seconds</text:p>
      <text:p text:style-name="Standard">Warping needs 1.2811501026153564seconds</text:p>
      <text:p text:style-name="Standard">SimilarityRegNet forward needs 1.9586899280548096seconds</text:p>
      <text:p text:style-name="Standard">Epoch 0/4, Iter 124/1029, train loss = 38.708, time = 14.212</text:p>
      <text:p text:style-name="Standard">Warping needs 1.3715269565582275seconds</text:p>
      <text:p text:style-name="Standard">Warping needs 1.2681779861450195seconds</text:p>
      <text:p text:style-name="Standard"><text:soft-page-break/>SimilarityRegNet forward needs 2.5032529830932617seconds</text:p>
      <text:p text:style-name="Standard">Epoch 0/4, Iter 125/1029, train loss = 37.093, time = 22.647</text:p>
      <text:p text:style-name="Standard">Warping needs 2.3348376750946045seconds</text:p>
      <text:p text:style-name="Standard">Warping needs 1.6977930068969727seconds</text:p>
      <text:p text:style-name="Standard">SimilarityRegNet forward needs 1.9270634651184082seconds</text:p>
      <text:p text:style-name="Standard">Epoch 0/4, Iter 126/1029, train loss = 57.566, time = 15.693</text:p>
      <text:p text:style-name="Standard">Warping needs 1.3338830471038818seconds</text:p>
      <text:p text:style-name="Standard">Warping needs 1.2410271167755127seconds</text:p>
      <text:p text:style-name="Standard">SimilarityRegNet forward needs 1.6231296062469482seconds</text:p>
      <text:p text:style-name="Standard">Epoch 0/4, Iter 127/1029, train loss = 33.057, time = 13.479</text:p>
      <text:p text:style-name="Standard">Warping needs 1.3429765701293945seconds</text:p>
      <text:p text:style-name="Standard">Warping needs 1.245239019393921seconds</text:p>
      <text:p text:style-name="Standard">SimilarityRegNet forward needs 1.5440526008605957seconds</text:p>
      <text:p text:style-name="Standard">Epoch 0/4, Iter 128/1029, train loss = 59.486, time = 13.650</text:p>
      <text:p text:style-name="Standard">Warping needs 1.343101978302002seconds</text:p>
      <text:p text:style-name="Standard">Warping needs 1.2667548656463623seconds</text:p>
      <text:p text:style-name="Standard">SimilarityRegNet forward needs 1.6033639907836914seconds</text:p>
      <text:p text:style-name="Standard">Epoch 0/4, Iter 129/1029, train loss = 56.312, time = 13.688</text:p>
      <text:p text:style-name="Standard">Warping needs 1.3392114639282227seconds</text:p>
      <text:p text:style-name="Standard">Warping needs 1.2416634559631348seconds</text:p>
      <text:p text:style-name="Standard">SimilarityRegNet forward needs 1.551952600479126seconds</text:p>
      <text:p text:style-name="Standard">Epoch 0/4, Iter 130/1029, train loss = 68.828, time = 13.685</text:p>
      <text:p text:style-name="Standard">Warping needs 1.3080697059631348seconds</text:p>
      <text:p text:style-name="Standard">Warping needs 1.2613816261291504seconds</text:p>
      <text:p text:style-name="Standard">SimilarityRegNet forward needs 1.5131285190582275seconds</text:p>
      <text:p text:style-name="Standard">Epoch 0/4, Iter 131/1029, train loss = 34.082, time = 13.560</text:p>
      <text:p text:style-name="Standard">Warping needs 1.3467326164245605seconds</text:p>
      <text:p text:style-name="Standard">Warping needs 1.2497704029083252seconds</text:p>
      <text:p text:style-name="Standard">SimilarityRegNet forward needs 1.533560037612915seconds</text:p>
      <text:p text:style-name="Standard">Epoch 0/4, Iter 132/1029, train loss = 49.702, time = 13.308</text:p>
      <text:p text:style-name="Standard">Warping needs 1.3429529666900635seconds</text:p>
      <text:p text:style-name="Standard">Warping needs 1.6025011539459229seconds</text:p>
      <text:p text:style-name="Standard">SimilarityRegNet forward needs 3.2692151069641113seconds</text:p>
      <text:p text:style-name="Standard">Epoch 0/4, Iter 133/1029, train loss = 52.920, time = 23.252</text:p>
      <text:p text:style-name="Standard">Warping needs 1.3660686016082764seconds</text:p>
      <text:p text:style-name="Standard">Warping needs 1.2006356716156006seconds</text:p>
      <text:p text:style-name="Standard">SimilarityRegNet forward needs 1.4516704082489014seconds</text:p>
      <text:p text:style-name="Standard">Epoch 0/4, Iter 134/1029, train loss = 33.415, time = 13.241</text:p>
      <text:p text:style-name="Standard">Warping needs 1.2858436107635498seconds</text:p>
      <text:p text:style-name="Standard">Warping needs 1.2268543243408203seconds</text:p>
      <text:p text:style-name="Standard">SimilarityRegNet forward needs 1.4948487281799316seconds</text:p>
      <text:p text:style-name="Standard">Epoch 0/4, Iter 135/1029, train loss = 27.302, time = 13.507</text:p>
      <text:p text:style-name="Standard">Warping needs 1.3362312316894531seconds</text:p>
      <text:p text:style-name="Standard">Warping needs 1.2534425258636475seconds</text:p>
      <text:p text:style-name="Standard">SimilarityRegNet forward needs 1.5216143131256104seconds</text:p>
      <text:p text:style-name="Standard">Epoch 0/4, Iter 136/1029, train loss = 58.827, time = 13.545</text:p>
      <text:p text:style-name="Standard">Warping needs 1.319237232208252seconds</text:p>
      <text:p text:style-name="Standard">Warping needs 1.2375283241271973seconds</text:p>
      <text:p text:style-name="Standard">SimilarityRegNet forward needs 1.5286202430725098seconds</text:p>
      <text:p text:style-name="Standard">Epoch 0/4, Iter 137/1029, train loss = 39.024, time = 13.585</text:p>
      <text:p text:style-name="Standard">Warping needs 1.3154561519622803seconds</text:p>
      <text:p text:style-name="Standard">Warping needs 1.242666482925415seconds</text:p>
      <text:p text:style-name="Standard"><text:soft-page-break/>SimilarityRegNet forward needs 1.9122087955474854seconds</text:p>
      <text:p text:style-name="Standard">Epoch 0/4, Iter 138/1029, train loss = 56.936, time = 13.842</text:p>
      <text:p text:style-name="Standard">Warping needs 1.3452527523040771seconds</text:p>
      <text:p text:style-name="Standard">Warping needs 1.2511420249938965seconds</text:p>
      <text:p text:style-name="Standard">SimilarityRegNet forward needs 1.953540563583374seconds</text:p>
      <text:p text:style-name="Standard">Epoch 0/4, Iter 139/1029, train loss = 28.856, time = 13.826</text:p>
      <text:p text:style-name="Standard">Warping needs 1.3204729557037354seconds</text:p>
      <text:p text:style-name="Standard">Warping needs 1.2678470611572266seconds</text:p>
      <text:p text:style-name="Standard">SimilarityRegNet forward needs 1.9279747009277344seconds</text:p>
      <text:p text:style-name="Standard">Epoch 0/4, Iter 140/1029, train loss = 57.826, time = 14.317</text:p>
      <text:p text:style-name="Standard">Warping needs 1.3661034107208252seconds</text:p>
      <text:p text:style-name="Standard">Warping needs 1.3034472465515137seconds</text:p>
      <text:p text:style-name="Standard">SimilarityRegNet forward needs 1.5640485286712646seconds</text:p>
      <text:p text:style-name="Standard">Epoch 0/4, Iter 141/1029, train loss = 42.146, time = 16.904</text:p>
      <text:p text:style-name="Standard">Warping needs 2.5920231342315674seconds</text:p>
      <text:p text:style-name="Standard">Warping needs 2.328768014907837seconds</text:p>
      <text:p text:style-name="Standard">SimilarityRegNet forward needs 2.6588752269744873seconds</text:p>
      <text:p text:style-name="Standard">Epoch 0/4, Iter 142/1029, train loss = 50.179, time = 19.367</text:p>
      <text:p text:style-name="Standard">Warping needs 1.300133228302002seconds</text:p>
      <text:p text:style-name="Standard">Warping needs 1.2312700748443604seconds</text:p>
      <text:p text:style-name="Standard">SimilarityRegNet forward needs 1.4943625926971436seconds</text:p>
      <text:p text:style-name="Standard">Epoch 0/4, Iter 143/1029, train loss = 32.764, time = 13.322</text:p>
      <text:p text:style-name="Standard">Warping needs 1.3453223705291748seconds</text:p>
      <text:p text:style-name="Standard">Warping needs 1.24928617477417seconds</text:p>
      <text:p text:style-name="Standard">SimilarityRegNet forward needs 1.5389313697814941seconds</text:p>
      <text:p text:style-name="Standard">Epoch 0/4, Iter 144/1029, train loss = 23.780, time = 13.562</text:p>
      <text:p text:style-name="Standard">Warping needs 1.3611857891082764seconds</text:p>
      <text:p text:style-name="Standard">Warping needs 1.2727816104888916seconds</text:p>
      <text:p text:style-name="Standard">SimilarityRegNet forward needs 1.9255175590515137seconds</text:p>
      <text:p text:style-name="Standard">Epoch 0/4, Iter 145/1029, train loss = 27.233, time = 13.940</text:p>
      <text:p text:style-name="Standard">Warping needs 1.3465816974639893seconds</text:p>
      <text:p text:style-name="Standard">Warping needs 1.2674269676208496seconds</text:p>
      <text:p text:style-name="Standard">SimilarityRegNet forward needs 1.9491331577301025seconds</text:p>
      <text:p text:style-name="Standard">Epoch 0/4, Iter 146/1029, train loss = 77.551, time = 13.804</text:p>
      <text:p text:style-name="Standard">Warping needs 1.3620223999023438seconds</text:p>
      <text:p text:style-name="Standard">Warping needs 1.274857997894287seconds</text:p>
      <text:p text:style-name="Standard">SimilarityRegNet forward needs 1.53125seconds</text:p>
      <text:p text:style-name="Standard">Epoch 0/4, Iter 147/1029, train loss = 40.990, time = 13.657</text:p>
      <text:p text:style-name="Standard">Warping needs 1.3478589057922363seconds</text:p>
      <text:p text:style-name="Standard">Warping needs 1.2639625072479248seconds</text:p>
      <text:p text:style-name="Standard">SimilarityRegNet forward needs 1.8872904777526855seconds</text:p>
      <text:p text:style-name="Standard">Epoch 0/4, Iter 148/1029, train loss = 52.753, time = 14.203</text:p>
      <text:p text:style-name="Standard">Warping needs 1.3606126308441162seconds</text:p>
      <text:p text:style-name="Standard">Warping needs 1.2723579406738281seconds</text:p>
      <text:p text:style-name="Standard">SimilarityRegNet forward needs 1.9430859088897705seconds</text:p>
      <text:p text:style-name="Standard">Epoch 0/4, Iter 149/1029, train loss = 51.539, time = 21.351</text:p>
      <text:p text:style-name="Standard">Warping needs 2.3571889400482178seconds</text:p>
      <text:p text:style-name="Standard">Warping needs 2.118882179260254seconds</text:p>
      <text:p text:style-name="Standard">SimilarityRegNet forward needs 2.3341991901397705seconds</text:p>
      <text:p text:style-name="Standard">Epoch 0/4, Iter 150/1029, train loss = 43.740, time = 16.384</text:p>
      <text:p text:style-name="Standard">Warping needs 1.329099178314209seconds</text:p>
      <text:p text:style-name="Standard">Warping needs 1.2189650535583496seconds</text:p>
      <text:p text:style-name="Standard"><text:soft-page-break/>SimilarityRegNet forward needs 1.641150951385498seconds</text:p>
      <text:p text:style-name="Standard">Epoch 0/4, Iter 151/1029, train loss = 32.564, time = 13.514</text:p>
      <text:p text:style-name="Standard">Warping needs 1.3573331832885742seconds</text:p>
      <text:p text:style-name="Standard">Warping needs 1.3019740581512451seconds</text:p>
      <text:p text:style-name="Standard">SimilarityRegNet forward needs 1.969663381576538seconds</text:p>
      <text:p text:style-name="Standard">Epoch 0/4, Iter 152/1029, train loss = 38.899, time = 14.005</text:p>
      <text:p text:style-name="Standard">Warping needs 1.3808410167694092seconds</text:p>
      <text:p text:style-name="Standard">Warping needs 1.2737045288085938seconds</text:p>
      <text:p text:style-name="Standard">SimilarityRegNet forward needs 1.9407975673675537seconds</text:p>
      <text:p text:style-name="Standard">Epoch 0/4, Iter 153/1029, train loss = 81.126, time = 13.959</text:p>
      <text:p text:style-name="Standard">Warping needs 1.366607666015625seconds</text:p>
      <text:p text:style-name="Standard">Warping needs 1.2698118686676025seconds</text:p>
      <text:p text:style-name="Standard">SimilarityRegNet forward needs 1.5415289402008057seconds</text:p>
      <text:p text:style-name="Standard">Epoch 0/4, Iter 154/1029, train loss = 56.466, time = 13.651</text:p>
      <text:p text:style-name="Standard">Warping needs 1.3256101608276367seconds</text:p>
      <text:p text:style-name="Standard">Warping needs 1.2745630741119385seconds</text:p>
      <text:p text:style-name="Standard">SimilarityRegNet forward needs 1.6701231002807617seconds</text:p>
      <text:p text:style-name="Standard">Epoch 0/4, Iter 155/1029, train loss = 66.610, time = 13.617</text:p>
      <text:p text:style-name="Standard">Warping needs 1.3503873348236084seconds</text:p>
      <text:p text:style-name="Standard">Warping needs 1.2935357093811035seconds</text:p>
      <text:p text:style-name="Standard">SimilarityRegNet forward needs 1.9548120498657227seconds</text:p>
      <text:p text:style-name="Standard">Epoch 0/4, Iter 156/1029, train loss = 28.611, time = 14.164</text:p>
      <text:p text:style-name="Standard">Warping needs 1.69154953956604seconds</text:p>
      <text:p text:style-name="Standard">Warping needs 2.1504411697387695seconds</text:p>
      <text:p text:style-name="Standard">SimilarityRegNet forward needs 3.740800380706787seconds</text:p>
      <text:p text:style-name="Standard">Epoch 0/4, Iter 157/1029, train loss = 78.609, time = 24.604</text:p>
      <text:p text:style-name="Standard">Warping needs 1.6303811073303223seconds</text:p>
      <text:p text:style-name="Standard">Warping needs 1.2537665367126465seconds</text:p>
      <text:p text:style-name="Standard">SimilarityRegNet forward needs 1.4903173446655273seconds</text:p>
      <text:p text:style-name="Standard">Epoch 0/4, Iter 158/1029, train loss = 26.513, time = 13.790</text:p>
      <text:p text:style-name="Standard">Warping needs 1.3464977741241455seconds</text:p>
      <text:p text:style-name="Standard">Warping needs 1.254798173904419seconds</text:p>
      <text:p text:style-name="Standard">SimilarityRegNet forward needs 1.9288685321807861seconds</text:p>
      <text:p text:style-name="Standard">Epoch 0/4, Iter 159/1029, train loss = 41.903, time = 13.952</text:p>
      <text:p text:style-name="Standard">Warping needs 1.3698673248291016seconds</text:p>
      <text:p text:style-name="Standard">Warping needs 1.26485276222229seconds</text:p>
      <text:p text:style-name="Standard">SimilarityRegNet forward needs 1.949453353881836seconds</text:p>
      <text:p text:style-name="Standard">Epoch 0/4, Iter 160/1029, train loss = 46.074, time = 14.272</text:p>
      <text:p text:style-name="Standard">Warping needs 1.344576358795166seconds</text:p>
      <text:p text:style-name="Standard">Warping needs 1.2645952701568604seconds</text:p>
      <text:p text:style-name="Standard">SimilarityRegNet forward needs 1.9400405883789062seconds</text:p>
      <text:p text:style-name="Standard">Epoch 0/4, Iter 161/1029, train loss = 38.094, time = 13.834</text:p>
      <text:p text:style-name="Standard">Warping needs 1.3444092273712158seconds</text:p>
      <text:p text:style-name="Standard">Warping needs 1.2680230140686035seconds</text:p>
      <text:p text:style-name="Standard">SimilarityRegNet forward needs 1.9492380619049072seconds</text:p>
      <text:p text:style-name="Standard">Epoch 0/4, Iter 162/1029, train loss = 40.288, time = 13.762</text:p>
      <text:p text:style-name="Standard">Warping needs 1.345963478088379seconds</text:p>
      <text:p text:style-name="Standard">Warping needs 1.2524816989898682seconds</text:p>
      <text:p text:style-name="Standard">SimilarityRegNet forward needs 1.933539628982544seconds</text:p>
      <text:p text:style-name="Standard">Epoch 0/4, Iter 163/1029, train loss = 39.368, time = 14.016</text:p>
      <text:p text:style-name="Standard">Warping needs 1.3393664360046387seconds</text:p>
      <text:p text:style-name="Standard">Warping needs 1.2448763847351074seconds</text:p>
      <text:p text:style-name="Standard"><text:soft-page-break/>SimilarityRegNet forward needs 1.9493567943572998seconds</text:p>
      <text:p text:style-name="Standard">Epoch 0/4, Iter 164/1029, train loss = 29.970, time = 14.095</text:p>
      <text:p text:style-name="Standard">Warping needs 1.8462011814117432seconds</text:p>
      <text:p text:style-name="Standard">Warping needs 2.2020251750946045seconds</text:p>
      <text:p text:style-name="Standard">SimilarityRegNet forward needs 3.697190046310425seconds</text:p>
      <text:p text:style-name="Standard">Epoch 0/4, Iter 165/1029, train loss = 81.130, time = 23.271</text:p>
      <text:p text:style-name="Standard">Warping needs 1.2790021896362305seconds</text:p>
      <text:p text:style-name="Standard">Warping needs 1.199645757675171seconds</text:p>
      <text:p text:style-name="Standard">SimilarityRegNet forward needs 1.4818246364593506seconds</text:p>
      <text:p text:style-name="Standard">Epoch 0/4, Iter 166/1029, train loss = 30.614, time = 13.137</text:p>
      <text:p text:style-name="Standard">Warping needs 1.3016557693481445seconds</text:p>
      <text:p text:style-name="Standard">Warping needs 1.236036777496338seconds</text:p>
      <text:p text:style-name="Standard">SimilarityRegNet forward needs 1.489922285079956seconds</text:p>
      <text:p text:style-name="Standard">Epoch 0/4, Iter 167/1029, train loss = 32.678, time = 13.377</text:p>
      <text:p text:style-name="Standard">Warping needs 1.3361408710479736seconds</text:p>
      <text:p text:style-name="Standard">Warping needs 1.2609364986419678seconds</text:p>
      <text:p text:style-name="Standard">SimilarityRegNet forward needs 1.532365322113037seconds</text:p>
      <text:p text:style-name="Standard">Epoch 0/4, Iter 168/1029, train loss = 29.455, time = 13.547</text:p>
      <text:p text:style-name="Standard">Warping needs 1.3034555912017822seconds</text:p>
      <text:p text:style-name="Standard">Warping needs 1.2346205711364746seconds</text:p>
      <text:p text:style-name="Standard">SimilarityRegNet forward needs 1.5008447170257568seconds</text:p>
      <text:p text:style-name="Standard">Epoch 0/4, Iter 169/1029, train loss = 54.494, time = 13.247</text:p>
      <text:p text:style-name="Standard">Warping needs 1.3328156471252441seconds</text:p>
      <text:p text:style-name="Standard">Warping needs 1.250624418258667seconds</text:p>
      <text:p text:style-name="Standard">SimilarityRegNet forward needs 1.6695764064788818seconds</text:p>
      <text:p text:style-name="Standard">Epoch 0/4, Iter 170/1029, train loss = 42.680, time = 13.467</text:p>
      <text:p text:style-name="Standard">Warping needs 1.3345789909362793seconds</text:p>
      <text:p text:style-name="Standard">Warping needs 1.2725262641906738seconds</text:p>
      <text:p text:style-name="Standard">SimilarityRegNet forward needs 1.9366445541381836seconds</text:p>
      <text:p text:style-name="Standard">Epoch 0/4, Iter 171/1029, train loss = 46.341, time = 13.767</text:p>
      <text:p text:style-name="Standard">Warping needs 1.3306715488433838seconds</text:p>
      <text:p text:style-name="Standard">Warping needs 1.2486450672149658seconds</text:p>
      <text:p text:style-name="Standard">SimilarityRegNet forward needs 1.5376508235931396seconds</text:p>
      <text:p text:style-name="Standard">Epoch 0/4, Iter 172/1029, train loss = 41.064, time = 15.734</text:p>
      <text:p text:style-name="Standard">Warping needs 2.608673334121704seconds</text:p>
      <text:p text:style-name="Standard">Warping needs 2.324819803237915seconds</text:p>
      <text:p text:style-name="Standard">SimilarityRegNet forward needs 2.6259114742279053seconds</text:p>
      <text:p text:style-name="Standard">Epoch 0/4, Iter 173/1029, train loss = 51.026, time = 21.334</text:p>
      <text:p text:style-name="Standard">Warping needs 1.3057537078857422seconds</text:p>
      <text:p text:style-name="Standard">Warping needs 1.2334041595458984seconds</text:p>
      <text:p text:style-name="Standard">SimilarityRegNet forward needs 1.8779675960540771seconds</text:p>
      <text:p text:style-name="Standard">Epoch 0/4, Iter 174/1029, train loss = 54.609, time = 13.795</text:p>
      <text:p text:style-name="Standard">Warping needs 1.3594021797180176seconds</text:p>
      <text:p text:style-name="Standard">Warping needs 1.2908360958099365seconds</text:p>
      <text:p text:style-name="Standard">SimilarityRegNet forward needs 1.95798659324646seconds</text:p>
      <text:p text:style-name="Standard">Epoch 0/4, Iter 175/1029, train loss = 32.462, time = 13.809</text:p>
      <text:p text:style-name="Standard">Warping needs 1.346191167831421seconds</text:p>
      <text:p text:style-name="Standard">Warping needs 1.2859673500061035seconds</text:p>
      <text:p text:style-name="Standard">SimilarityRegNet forward needs 1.9420521259307861seconds</text:p>
      <text:p text:style-name="Standard">Epoch 0/4, Iter 176/1029, train loss = 57.280, time = 14.066</text:p>
      <text:p text:style-name="Standard">Warping needs 1.3658387660980225seconds</text:p>
      <text:p text:style-name="Standard">Warping needs 1.2618250846862793seconds</text:p>
      <text:p text:style-name="Standard"><text:soft-page-break/>SimilarityRegNet forward needs 1.8498024940490723seconds</text:p>
      <text:p text:style-name="Standard">Epoch 0/4, Iter 177/1029, train loss = 32.832, time = 13.674</text:p>
      <text:p text:style-name="Standard">Warping needs 1.379781723022461seconds</text:p>
      <text:p text:style-name="Standard">Warping needs 1.266819953918457seconds</text:p>
      <text:p text:style-name="Standard">SimilarityRegNet forward needs 1.5422494411468506seconds</text:p>
      <text:p text:style-name="Standard">Epoch 0/4, Iter 178/1029, train loss = 34.916, time = 13.549</text:p>
      <text:p text:style-name="Standard">Warping needs 1.3772521018981934seconds</text:p>
      <text:p text:style-name="Standard">Warping needs 1.289175033569336seconds</text:p>
      <text:p text:style-name="Standard">SimilarityRegNet forward needs 1.5684378147125244seconds</text:p>
      <text:p text:style-name="Standard">Epoch 0/4, Iter 179/1029, train loss = 38.875, time = 13.474</text:p>
      <text:p text:style-name="Standard">Warping needs 1.3236186504364014seconds</text:p>
      <text:p text:style-name="Standard">Warping needs 1.2968757152557373seconds</text:p>
      <text:p text:style-name="Standard">SimilarityRegNet forward needs 1.990997314453125seconds</text:p>
      <text:p text:style-name="Standard">Epoch 0/4, Iter 180/1029, train loss = 41.152, time = 17.573</text:p>
      <text:p text:style-name="Standard">Warping needs 2.642425298690796seconds</text:p>
      <text:p text:style-name="Standard">Warping needs 2.375995397567749seconds</text:p>
      <text:p text:style-name="Standard">SimilarityRegNet forward needs 3.4791147708892822seconds</text:p>
      <text:p text:style-name="Standard">Epoch 0/4, Iter 181/1029, train loss = 49.419, time = 21.896</text:p>
      <text:p text:style-name="Standard">Warping needs 1.314821720123291seconds</text:p>
      <text:p text:style-name="Standard">Warping needs 1.230097770690918seconds</text:p>
      <text:p text:style-name="Standard">SimilarityRegNet forward needs 1.505108118057251seconds</text:p>
      <text:p text:style-name="Standard">Epoch 0/4, Iter 182/1029, train loss = 30.662, time = 13.259</text:p>
      <text:p text:style-name="Standard">Warping needs 1.3537943363189697seconds</text:p>
      <text:p text:style-name="Standard">Warping needs 1.2565410137176514seconds</text:p>
      <text:p text:style-name="Standard">SimilarityRegNet forward needs 1.5483007431030273seconds</text:p>
      <text:p text:style-name="Standard">Epoch 0/4, Iter 183/1029, train loss = 35.889, time = 13.362</text:p>
      <text:p text:style-name="Standard">Warping needs 1.3625710010528564seconds</text:p>
      <text:p text:style-name="Standard">Warping needs 1.272125005722046seconds</text:p>
      <text:p text:style-name="Standard">SimilarityRegNet forward needs 1.9578497409820557seconds</text:p>
      <text:p text:style-name="Standard">Epoch 0/4, Iter 184/1029, train loss = 17.673, time = 14.106</text:p>
      <text:p text:style-name="Standard">Warping needs 1.3461875915527344seconds</text:p>
      <text:p text:style-name="Standard">Warping needs 1.2425060272216797seconds</text:p>
      <text:p text:style-name="Standard">SimilarityRegNet forward needs 1.517686128616333seconds</text:p>
      <text:p text:style-name="Standard">Epoch 0/4, Iter 185/1029, train loss = 39.811, time = 13.251</text:p>
      <text:p text:style-name="Standard">Warping needs 1.3351306915283203seconds</text:p>
      <text:p text:style-name="Standard">Warping needs 1.2450919151306152seconds</text:p>
      <text:p text:style-name="Standard">SimilarityRegNet forward needs 1.973022699356079seconds</text:p>
      <text:p text:style-name="Standard">Epoch 0/4, Iter 186/1029, train loss = 24.066, time = 14.046</text:p>
      <text:p text:style-name="Standard">Warping needs 1.3398640155792236seconds</text:p>
      <text:p text:style-name="Standard">Warping needs 1.245952844619751seconds</text:p>
      <text:p text:style-name="Standard">SimilarityRegNet forward needs 1.940746545791626seconds</text:p>
      <text:p text:style-name="Standard">Epoch 0/4, Iter 187/1029, train loss = 42.467, time = 13.749</text:p>
      <text:p text:style-name="Standard">Warping needs 1.379638910293579seconds</text:p>
      <text:p text:style-name="Standard">Warping needs 1.2846741676330566seconds</text:p>
      <text:p text:style-name="Standard">SimilarityRegNet forward needs 1.966991901397705seconds</text:p>
      <text:p text:style-name="Standard">Epoch 0/4, Iter 188/1029, train loss = 19.250, time = 14.000</text:p>
      <text:p text:style-name="Standard">Warping needs 1.3675963878631592seconds</text:p>
      <text:p text:style-name="Standard">Warping needs 1.5193405151367188seconds</text:p>
      <text:p text:style-name="Standard">SimilarityRegNet forward needs 3.218463182449341seconds</text:p>
      <text:p text:style-name="Standard">Epoch 0/4, Iter 189/1029, train loss = 24.876, time = 23.428</text:p>
      <text:p text:style-name="Standard">Warping needs 2.049306631088257seconds</text:p>
      <text:p text:style-name="Standard">Warping needs 1.3049743175506592seconds</text:p>
      <text:p text:style-name="Standard"><text:soft-page-break/>SimilarityRegNet forward needs 1.8819217681884766seconds</text:p>
      <text:p text:style-name="Standard">Epoch 0/4, Iter 190/1029, train loss = 57.096, time = 14.479</text:p>
      <text:p text:style-name="Standard">Warping needs 1.3157570362091064seconds</text:p>
      <text:p text:style-name="Standard">Warping needs 1.229832410812378seconds</text:p>
      <text:p text:style-name="Standard">SimilarityRegNet forward needs 1.568498134613037seconds</text:p>
      <text:p text:style-name="Standard">Epoch 0/4, Iter 191/1029, train loss = 52.610, time = 13.499</text:p>
      <text:p text:style-name="Standard">Warping needs 1.3427972793579102seconds</text:p>
      <text:p text:style-name="Standard">Warping needs 1.2614836692810059seconds</text:p>
      <text:p text:style-name="Standard">SimilarityRegNet forward needs 1.510772466659546seconds</text:p>
      <text:p text:style-name="Standard">Epoch 0/4, Iter 192/1029, train loss = 27.710, time = 13.472</text:p>
      <text:p text:style-name="Standard">Warping needs 1.33687162399292seconds</text:p>
      <text:p text:style-name="Standard">Warping needs 1.242483139038086seconds</text:p>
      <text:p text:style-name="Standard">SimilarityRegNet forward needs 1.592756986618042seconds</text:p>
      <text:p text:style-name="Standard">Epoch 0/4, Iter 193/1029, train loss = 69.171, time = 13.396</text:p>
      <text:p text:style-name="Standard">Warping needs 1.3425798416137695seconds</text:p>
      <text:p text:style-name="Standard">Warping needs 1.244255781173706seconds</text:p>
      <text:p text:style-name="Standard">SimilarityRegNet forward needs 1.929469108581543seconds</text:p>
      <text:p text:style-name="Standard">Epoch 0/4, Iter 194/1029, train loss = 25.741, time = 13.876</text:p>
      <text:p text:style-name="Standard">Warping needs 1.3467364311218262seconds</text:p>
      <text:p text:style-name="Standard">Warping needs 1.2656521797180176seconds</text:p>
      <text:p text:style-name="Standard">SimilarityRegNet forward needs 1.5216178894042969seconds</text:p>
      <text:p text:style-name="Standard">Epoch 0/4, Iter 195/1029, train loss = 50.189, time = 13.628</text:p>
      <text:p text:style-name="Standard">Warping needs 1.3631954193115234seconds</text:p>
      <text:p text:style-name="Standard">Warping needs 1.284928321838379seconds</text:p>
      <text:p text:style-name="Standard">SimilarityRegNet forward needs 1.9458036422729492seconds</text:p>
      <text:p text:style-name="Standard">Epoch 0/4, Iter 196/1029, train loss = 54.260, time = 18.877</text:p>
      <text:p text:style-name="Standard">Warping needs 2.5349440574645996seconds</text:p>
      <text:p text:style-name="Standard">Warping needs 2.2844128608703613seconds</text:p>
      <text:p text:style-name="Standard">SimilarityRegNet forward needs 3.2991955280303955seconds</text:p>
      <text:p text:style-name="Standard">Epoch 0/4, Iter 197/1029, train loss = 36.422, time = 19.214</text:p>
      <text:p text:style-name="Standard">Warping needs 1.302159309387207seconds</text:p>
      <text:p text:style-name="Standard">Warping needs 1.2529444694519043seconds</text:p>
      <text:p text:style-name="Standard">SimilarityRegNet forward needs 1.915569543838501seconds</text:p>
      <text:p text:style-name="Standard">Epoch 0/4, Iter 198/1029, train loss = 32.691, time = 13.803</text:p>
      <text:p text:style-name="Standard">Warping needs 1.3841142654418945seconds</text:p>
      <text:p text:style-name="Standard">Warping needs 1.2697374820709229seconds</text:p>
      <text:p text:style-name="Standard">SimilarityRegNet forward needs 1.939340353012085seconds</text:p>
      <text:p text:style-name="Standard">Epoch 0/4, Iter 199/1029, train loss = 82.104, time = 14.050</text:p>
      <text:p text:style-name="Standard">Warping needs 1.3553004264831543seconds</text:p>
      <text:p text:style-name="Standard">Warping needs 1.2575232982635498seconds</text:p>
      <text:p text:style-name="Standard">SimilarityRegNet forward needs 1.5287888050079346seconds</text:p>
      <text:p text:style-name="Standard">Epoch 0/4, Iter 200/1029, train loss = 33.907, time = 13.494</text:p>
      <text:p text:style-name="Standard">Warping needs 1.3655166625976562seconds</text:p>
      <text:p text:style-name="Standard">Warping needs 1.2810578346252441seconds</text:p>
      <text:p text:style-name="Standard">SimilarityRegNet forward needs 1.5555064678192139seconds</text:p>
      <text:p text:style-name="Standard">Epoch 0/4, Iter 201/1029, train loss = 32.334, time = 13.393</text:p>
      <text:p text:style-name="Standard">Warping needs 1.3775193691253662seconds</text:p>
      <text:p text:style-name="Standard">Warping needs 1.2609355449676514seconds</text:p>
      <text:p text:style-name="Standard">SimilarityRegNet forward needs 1.5690362453460693seconds</text:p>
      <text:p text:style-name="Standard">Epoch 0/4, Iter 202/1029, train loss = 59.294, time = 13.518</text:p>
      <text:p text:style-name="Standard">Warping needs 1.3627243041992188seconds</text:p>
      <text:p text:style-name="Standard">Warping needs 1.2727067470550537seconds</text:p>
      <text:p text:style-name="Standard"><text:soft-page-break/>SimilarityRegNet forward needs 1.992218255996704seconds</text:p>
      <text:p text:style-name="Standard">Epoch 0/4, Iter 203/1029, train loss = 34.343, time = 14.062</text:p>
      <text:p text:style-name="Standard">Warping needs 1.3446543216705322seconds</text:p>
      <text:p text:style-name="Standard">Warping needs 1.2608880996704102seconds</text:p>
      <text:p text:style-name="Standard">SimilarityRegNet forward needs 1.9678523540496826seconds</text:p>
      <text:p text:style-name="Standard">Epoch 0/4, Iter 204/1029, train loss = 42.737, time = 19.581</text:p>
      <text:p text:style-name="Standard">Warping needs 2.437351942062378seconds</text:p>
      <text:p text:style-name="Standard">Warping needs 2.1758275032043457seconds</text:p>
      <text:p text:style-name="Standard">SimilarityRegNet forward needs 2.7975659370422363seconds</text:p>
      <text:p text:style-name="Standard">Epoch 0/4, Iter 205/1029, train loss = 41.330, time = 17.199</text:p>
      <text:p text:style-name="Standard">Warping needs 1.3134524822235107seconds</text:p>
      <text:p text:style-name="Standard">Warping needs 1.238375186920166seconds</text:p>
      <text:p text:style-name="Standard">SimilarityRegNet forward needs 1.9106645584106445seconds</text:p>
      <text:p text:style-name="Standard">Epoch 0/4, Iter 206/1029, train loss = 41.800, time = 13.676</text:p>
      <text:p text:style-name="Standard">Warping needs 1.3296725749969482seconds</text:p>
      <text:p text:style-name="Standard">Warping needs 1.2470033168792725seconds</text:p>
      <text:p text:style-name="Standard">SimilarityRegNet forward needs 1.9420406818389893seconds</text:p>
      <text:p text:style-name="Standard">Epoch 0/4, Iter 207/1029, train loss = 51.730, time = 13.956</text:p>
      <text:p text:style-name="Standard">Warping needs 1.344374656677246seconds</text:p>
      <text:p text:style-name="Standard">Warping needs 1.253868818283081seconds</text:p>
      <text:p text:style-name="Standard">SimilarityRegNet forward needs 1.5413258075714111seconds</text:p>
      <text:p text:style-name="Standard">Epoch 0/4, Iter 208/1029, train loss = 30.023, time = 13.496</text:p>
      <text:p text:style-name="Standard">Warping needs 1.3338124752044678seconds</text:p>
      <text:p text:style-name="Standard">Warping needs 1.2457973957061768seconds</text:p>
      <text:p text:style-name="Standard">SimilarityRegNet forward needs 1.5254733562469482seconds</text:p>
      <text:p text:style-name="Standard">Epoch 0/4, Iter 209/1029, train loss = 35.557, time = 13.554</text:p>
      <text:p text:style-name="Standard">Warping needs 1.3535332679748535seconds</text:p>
      <text:p text:style-name="Standard">Warping needs 1.2723586559295654seconds</text:p>
      <text:p text:style-name="Standard">SimilarityRegNet forward needs 1.9443752765655518seconds</text:p>
      <text:p text:style-name="Standard">Epoch 0/4, Iter 210/1029, train loss = 47.540, time = 14.060</text:p>
      <text:p text:style-name="Standard">Warping needs 1.3869943618774414seconds</text:p>
      <text:p text:style-name="Standard">Warping needs 1.3045969009399414seconds</text:p>
      <text:p text:style-name="Standard">SimilarityRegNet forward needs 1.5660669803619385seconds</text:p>
      <text:p text:style-name="Standard">Epoch 0/4, Iter 211/1029, train loss = 44.017, time = 13.878</text:p>
      <text:p text:style-name="Standard">Warping needs 1.4843111038208008seconds</text:p>
      <text:p text:style-name="Standard">Warping needs 1.889692783355713seconds</text:p>
      <text:p text:style-name="Standard">SimilarityRegNet forward needs 3.5309953689575195seconds</text:p>
      <text:p text:style-name="Standard">Epoch 0/4, Iter 212/1029, train loss = 42.883, time = 23.891</text:p>
      <text:p text:style-name="Standard">Warping needs 1.5042243003845215seconds</text:p>
      <text:p text:style-name="Standard">Warping needs 1.2516696453094482seconds</text:p>
      <text:p text:style-name="Standard">SimilarityRegNet forward needs 1.8611409664154053seconds</text:p>
      <text:p text:style-name="Standard">Epoch 0/4, Iter 213/1029, train loss = 24.081, time = 15.058</text:p>
      <text:p text:style-name="Standard">Warping needs 1.5538079738616943seconds</text:p>
      <text:p text:style-name="Standard">Warping needs 1.4905333518981934seconds</text:p>
      <text:p text:style-name="Standard">SimilarityRegNet forward needs 1.6138980388641357seconds</text:p>
      <text:p text:style-name="Standard">Epoch 0/4, Iter 214/1029, train loss = 35.451, time = 14.548</text:p>
      <text:p text:style-name="Standard">Warping needs 1.3309962749481201seconds</text:p>
      <text:p text:style-name="Standard">Warping needs 1.2625036239624023seconds</text:p>
      <text:p text:style-name="Standard">SimilarityRegNet forward needs 1.9292058944702148seconds</text:p>
      <text:p text:style-name="Standard">Epoch 0/4, Iter 215/1029, train loss = 79.878, time = 13.847</text:p>
      <text:p text:style-name="Standard">Warping needs 1.3596832752227783seconds</text:p>
      <text:p text:style-name="Standard">Warping needs 1.2765743732452393seconds</text:p>
      <text:p text:style-name="Standard"><text:soft-page-break/>SimilarityRegNet forward needs 1.9412472248077393seconds</text:p>
      <text:p text:style-name="Standard">Epoch 0/4, Iter 216/1029, train loss = 50.146, time = 13.842</text:p>
      <text:p text:style-name="Standard">Warping needs 1.366795539855957seconds</text:p>
      <text:p text:style-name="Standard">Warping needs 1.2782156467437744seconds</text:p>
      <text:p text:style-name="Standard">SimilarityRegNet forward needs 1.53155517578125seconds</text:p>
      <text:p text:style-name="Standard">Epoch 0/4, Iter 217/1029, train loss = 42.253, time = 13.719</text:p>
      <text:p text:style-name="Standard">Warping needs 1.3431053161621094seconds</text:p>
      <text:p text:style-name="Standard">Warping needs 1.2602038383483887seconds</text:p>
      <text:p text:style-name="Standard">SimilarityRegNet forward needs 1.5043354034423828seconds</text:p>
      <text:p text:style-name="Standard">Epoch 0/4, Iter 218/1029, train loss = 48.578, time = 13.623</text:p>
      <text:p text:style-name="Standard">Warping needs 1.3738348484039307seconds</text:p>
      <text:p text:style-name="Standard">Warping needs 1.3129315376281738seconds</text:p>
      <text:p text:style-name="Standard">SimilarityRegNet forward needs 2.5846099853515625seconds</text:p>
      <text:p text:style-name="Standard">Epoch 0/4, Iter 219/1029, train loss = 26.679, time = 22.678</text:p>
      <text:p text:style-name="Standard">Warping needs 2.339630126953125seconds</text:p>
      <text:p text:style-name="Standard">Warping needs 2.099480390548706seconds</text:p>
      <text:p text:style-name="Standard">SimilarityRegNet forward needs 2.1453635692596436seconds</text:p>
      <text:p text:style-name="Standard">Epoch 0/4, Iter 220/1029, train loss = 44.103, time = 16.649</text:p>
      <text:p text:style-name="Standard">Warping needs 1.3106813430786133seconds</text:p>
      <text:p text:style-name="Standard">Warping needs 1.250568151473999seconds</text:p>
      <text:p text:style-name="Standard">SimilarityRegNet forward needs 1.9376728534698486seconds</text:p>
      <text:p text:style-name="Standard">Epoch 0/4, Iter 221/1029, train loss = 62.672, time = 13.600</text:p>
      <text:p text:style-name="Standard">Warping needs 1.369140863418579seconds</text:p>
      <text:p text:style-name="Standard">Warping needs 1.2548532485961914seconds</text:p>
      <text:p text:style-name="Standard">SimilarityRegNet forward needs 1.943376064300537seconds</text:p>
      <text:p text:style-name="Standard">Epoch 0/4, Iter 222/1029, train loss = 53.127, time = 14.421</text:p>
      <text:p text:style-name="Standard">Warping needs 1.3804969787597656seconds</text:p>
      <text:p text:style-name="Standard">Warping needs 1.2699558734893799seconds</text:p>
      <text:p text:style-name="Standard">SimilarityRegNet forward needs 1.5353014469146729seconds</text:p>
      <text:p text:style-name="Standard">Epoch 0/4, Iter 223/1029, train loss = 35.952, time = 13.616</text:p>
      <text:p text:style-name="Standard">Warping needs 1.3564960956573486seconds</text:p>
      <text:p text:style-name="Standard">Warping needs 1.2699506282806396seconds</text:p>
      <text:p text:style-name="Standard">SimilarityRegNet forward needs 1.5792911052703857seconds</text:p>
      <text:p text:style-name="Standard">Epoch 0/4, Iter 224/1029, train loss = 51.794, time = 13.704</text:p>
      <text:p text:style-name="Standard">Warping needs 1.3383064270019531seconds</text:p>
      <text:p text:style-name="Standard">Warping needs 1.266157627105713seconds</text:p>
      <text:p text:style-name="Standard">SimilarityRegNet forward needs 1.6377151012420654seconds</text:p>
      <text:p text:style-name="Standard">Epoch 0/4, Iter 225/1029, train loss = 26.003, time = 13.577</text:p>
      <text:p text:style-name="Standard">Warping needs 1.3393034934997559seconds</text:p>
      <text:p text:style-name="Standard">Warping needs 1.2641761302947998seconds</text:p>
      <text:p text:style-name="Standard">SimilarityRegNet forward needs 1.5307838916778564seconds</text:p>
      <text:p text:style-name="Standard">Epoch 0/4, Iter 226/1029, train loss = 73.264, time = 13.732</text:p>
      <text:p text:style-name="Standard">Warping needs 1.3399052619934082seconds</text:p>
      <text:p text:style-name="Standard">Warping needs 1.245835542678833seconds</text:p>
      <text:p text:style-name="Standard">SimilarityRegNet forward needs 2.523505449295044seconds</text:p>
      <text:p text:style-name="Standard">Epoch 0/4, Iter 227/1029, train loss = 49.920, time = 22.582</text:p>
      <text:p text:style-name="Standard">Warping needs 2.2693607807159424seconds</text:p>
      <text:p text:style-name="Standard">Warping needs 2.0731568336486816seconds</text:p>
      <text:p text:style-name="Standard">SimilarityRegNet forward needs 2.102210760116577seconds</text:p>
      <text:p text:style-name="Standard">Epoch 0/4, Iter 228/1029, train loss = 44.660, time = 16.161</text:p>
      <text:p text:style-name="Standard">Warping needs 1.3079948425292969seconds</text:p>
      <text:p text:style-name="Standard">Warping needs 1.2305476665496826seconds</text:p>
      <text:p text:style-name="Standard"><text:soft-page-break/>SimilarityRegNet forward needs 1.4993388652801514seconds</text:p>
      <text:p text:style-name="Standard">Epoch 0/4, Iter 229/1029, train loss = 90.258, time = 13.352</text:p>
      <text:p text:style-name="Standard">Warping needs 1.2937819957733154seconds</text:p>
      <text:p text:style-name="Standard">Warping needs 1.2368850708007812seconds</text:p>
      <text:p text:style-name="Standard">SimilarityRegNet forward needs 1.505767583847046seconds</text:p>
      <text:p text:style-name="Standard">Epoch 0/4, Iter 230/1029, train loss = 40.625, time = 13.275</text:p>
      <text:p text:style-name="Standard">Warping needs 1.3290536403656006seconds</text:p>
      <text:p text:style-name="Standard">Warping needs 1.258148193359375seconds</text:p>
      <text:p text:style-name="Standard">SimilarityRegNet forward needs 1.5277104377746582seconds</text:p>
      <text:p text:style-name="Standard">Epoch 0/4, Iter 231/1029, train loss = 39.698, time = 13.607</text:p>
      <text:p text:style-name="Standard">Warping needs 1.3788177967071533seconds</text:p>
      <text:p text:style-name="Standard">Warping needs 1.3040850162506104seconds</text:p>
      <text:p text:style-name="Standard">SimilarityRegNet forward needs 1.9431586265563965seconds</text:p>
      <text:p text:style-name="Standard">Epoch 0/4, Iter 232/1029, train loss = 58.175, time = 13.973</text:p>
      <text:p text:style-name="Standard">Warping needs 1.391272783279419seconds</text:p>
      <text:p text:style-name="Standard">Warping needs 1.282895565032959seconds</text:p>
      <text:p text:style-name="Standard">SimilarityRegNet forward needs 1.9890360832214355seconds</text:p>
      <text:p text:style-name="Standard">Epoch 0/4, Iter 233/1029, train loss = 35.705, time = 14.193</text:p>
      <text:p text:style-name="Standard">Warping needs 1.3553998470306396seconds</text:p>
      <text:p text:style-name="Standard">Warping needs 1.2746508121490479seconds</text:p>
      <text:p text:style-name="Standard">SimilarityRegNet forward needs 1.54066801071167seconds</text:p>
      <text:p text:style-name="Standard">Epoch 0/4, Iter 234/1029, train loss = 34.764, time = 13.917</text:p>
      <text:p text:style-name="Standard">Warping needs 1.4019763469696045seconds</text:p>
      <text:p text:style-name="Standard">Warping needs 1.3042447566986084seconds</text:p>
      <text:p text:style-name="Standard">SimilarityRegNet forward needs 1.572225570678711seconds</text:p>
      <text:p text:style-name="Standard">Epoch 0/4, Iter 235/1029, train loss = 37.215, time = 19.818</text:p>
      <text:p text:style-name="Standard">Warping needs 2.4663784503936768seconds</text:p>
      <text:p text:style-name="Standard">Warping needs 2.1700756549835205seconds</text:p>
      <text:p text:style-name="Standard">SimilarityRegNet forward needs 3.1474502086639404seconds</text:p>
      <text:p text:style-name="Standard">Epoch 0/4, Iter 236/1029, train loss = 28.753, time = 17.822</text:p>
      <text:p text:style-name="Standard">Warping needs 1.3088619709014893seconds</text:p>
      <text:p text:style-name="Standard">Warping needs 1.2737360000610352seconds</text:p>
      <text:p text:style-name="Standard">SimilarityRegNet forward needs 1.5421199798583984seconds</text:p>
      <text:p text:style-name="Standard">Epoch 0/4, Iter 237/1029, train loss = 42.745, time = 13.644</text:p>
      <text:p text:style-name="Standard">Warping needs 1.3714995384216309seconds</text:p>
      <text:p text:style-name="Standard">Warping needs 1.278355360031128seconds</text:p>
      <text:p text:style-name="Standard">SimilarityRegNet forward needs 1.9453322887420654seconds</text:p>
      <text:p text:style-name="Standard">Epoch 0/4, Iter 238/1029, train loss = 91.625, time = 14.094</text:p>
      <text:p text:style-name="Standard">Warping needs 1.3603544235229492seconds</text:p>
      <text:p text:style-name="Standard">Warping needs 1.249925136566162seconds</text:p>
      <text:p text:style-name="Standard">SimilarityRegNet forward needs 1.5222184658050537seconds</text:p>
      <text:p text:style-name="Standard">Epoch 0/4, Iter 239/1029, train loss = 29.912, time = 13.523</text:p>
      <text:p text:style-name="Standard">Warping needs 1.3347768783569336seconds</text:p>
      <text:p text:style-name="Standard">Warping needs 1.2631430625915527seconds</text:p>
      <text:p text:style-name="Standard">SimilarityRegNet forward needs 1.5378928184509277seconds</text:p>
      <text:p text:style-name="Standard">Epoch 0/4, Iter 240/1029, train loss = 51.343, time = 13.803</text:p>
      <text:p text:style-name="Standard">Warping needs 1.3250548839569092seconds</text:p>
      <text:p text:style-name="Standard">Warping needs 1.2497026920318604seconds</text:p>
      <text:p text:style-name="Standard">SimilarityRegNet forward needs 1.509657621383667seconds</text:p>
      <text:p text:style-name="Standard">Epoch 0/4, Iter 241/1029, train loss = 15.187, time = 13.471</text:p>
      <text:p text:style-name="Standard">Warping needs 1.374108076095581seconds</text:p>
      <text:p text:style-name="Standard">Warping needs 1.2971205711364746seconds</text:p>
      <text:p text:style-name="Standard"><text:soft-page-break/>SimilarityRegNet forward needs 1.844228744506836seconds</text:p>
      <text:p text:style-name="Standard">Epoch 0/4, Iter 242/1029, train loss = 37.470, time = 14.577</text:p>
      <text:p text:style-name="Standard">Warping needs 2.4656810760498047seconds</text:p>
      <text:p text:style-name="Standard">Warping needs 2.4801790714263916seconds</text:p>
      <text:p text:style-name="Standard">SimilarityRegNet forward needs 3.6148009300231934seconds</text:p>
      <text:p text:style-name="Standard">Epoch 0/4, Iter 243/1029, train loss = 61.537, time = 24.391</text:p>
      <text:p text:style-name="Standard">Warping needs 1.296555995941162seconds</text:p>
      <text:p text:style-name="Standard">Warping needs 1.2351775169372559seconds</text:p>
      <text:p text:style-name="Standard">SimilarityRegNet forward needs 1.484684944152832seconds</text:p>
      <text:p text:style-name="Standard">Epoch 0/4, Iter 244/1029, train loss = 65.179, time = 12.974</text:p>
      <text:p text:style-name="Standard">Warping needs 1.3490548133850098seconds</text:p>
      <text:p text:style-name="Standard">Warping needs 1.2533986568450928seconds</text:p>
      <text:p text:style-name="Standard">SimilarityRegNet forward needs 1.9406888484954834seconds</text:p>
      <text:p text:style-name="Standard">Epoch 0/4, Iter 245/1029, train loss = 41.088, time = 13.804</text:p>
      <text:p text:style-name="Standard">Warping needs 1.358231544494629seconds</text:p>
      <text:p text:style-name="Standard">Warping needs 1.271737813949585seconds</text:p>
      <text:p text:style-name="Standard">SimilarityRegNet forward needs 1.9662604331970215seconds</text:p>
      <text:p text:style-name="Standard">Epoch 0/4, Iter 246/1029, train loss = 45.580, time = 14.140</text:p>
      <text:p text:style-name="Standard">Warping needs 1.327263593673706seconds</text:p>
      <text:p text:style-name="Standard">Warping needs 1.2344801425933838seconds</text:p>
      <text:p text:style-name="Standard">SimilarityRegNet forward needs 1.7698259353637695seconds</text:p>
      <text:p text:style-name="Standard">Epoch 0/4, Iter 247/1029, train loss = 28.664, time = 13.504</text:p>
      <text:p text:style-name="Standard">Warping needs 1.3319826126098633seconds</text:p>
      <text:p text:style-name="Standard">Warping needs 1.247525930404663seconds</text:p>
      <text:p text:style-name="Standard">SimilarityRegNet forward needs 1.5204405784606934seconds</text:p>
      <text:p text:style-name="Standard">Epoch 0/4, Iter 248/1029, train loss = 49.988, time = 13.564</text:p>
      <text:p text:style-name="Standard">Warping needs 1.3387236595153809seconds</text:p>
      <text:p text:style-name="Standard">Warping needs 1.2394695281982422seconds</text:p>
      <text:p text:style-name="Standard">SimilarityRegNet forward needs 1.5238494873046875seconds</text:p>
      <text:p text:style-name="Standard">Epoch 0/4, Iter 249/1029, train loss = 39.214, time = 13.524</text:p>
      <text:p text:style-name="Standard">Warping needs 1.346308708190918seconds</text:p>
      <text:p text:style-name="Standard">Warping needs 1.2665584087371826seconds</text:p>
      <text:p text:style-name="Standard">SimilarityRegNet forward needs 1.955629587173462seconds</text:p>
      <text:p text:style-name="Standard">Epoch 0/4, Iter 250/1029, train loss = 22.867, time = 13.961</text:p>
      <text:p text:style-name="Standard">Warping needs 1.3324329853057861seconds</text:p>
      <text:p text:style-name="Standard">Warping needs 1.2927002906799316seconds</text:p>
      <text:p text:style-name="Standard">SimilarityRegNet forward needs 2.7974278926849365seconds</text:p>
      <text:p text:style-name="Standard">Epoch 0/4, Iter 251/1029, train loss = 28.941, time = 22.819</text:p>
      <text:p text:style-name="Standard">Warping needs 2.1861982345581055seconds</text:p>
      <text:p text:style-name="Standard">Warping needs 2.0422894954681396seconds</text:p>
      <text:p text:style-name="Standard">SimilarityRegNet forward needs 2.548581838607788seconds</text:p>
      <text:p text:style-name="Standard">Epoch 0/4, Iter 252/1029, train loss = 39.134, time = 16.426</text:p>
      <text:p text:style-name="Standard">Warping needs 1.2997498512268066seconds</text:p>
      <text:p text:style-name="Standard">Warping needs 1.2345006465911865seconds</text:p>
      <text:p text:style-name="Standard">SimilarityRegNet forward needs 1.9148142337799072seconds</text:p>
      <text:p text:style-name="Standard">Epoch 0/4, Iter 253/1029, train loss = 36.201, time = 13.524</text:p>
      <text:p text:style-name="Standard">Warping needs 1.3284330368041992seconds</text:p>
      <text:p text:style-name="Standard">Warping needs 1.2527611255645752seconds</text:p>
      <text:p text:style-name="Standard">SimilarityRegNet forward needs 1.9307172298431396seconds</text:p>
      <text:p text:style-name="Standard">Epoch 0/4, Iter 254/1029, train loss = 47.754, time = 13.994</text:p>
      <text:p text:style-name="Standard">Warping needs 1.3511481285095215seconds</text:p>
      <text:p text:style-name="Standard">Warping needs 1.246509313583374seconds</text:p>
      <text:p text:style-name="Standard"><text:soft-page-break/>SimilarityRegNet forward needs 1.5249297618865967seconds</text:p>
      <text:p text:style-name="Standard">Epoch 0/4, Iter 255/1029, train loss = 59.625, time = 13.630</text:p>
      <text:p text:style-name="Standard">Warping needs 1.3153083324432373seconds</text:p>
      <text:p text:style-name="Standard">Warping needs 1.2845826148986816seconds</text:p>
      <text:p text:style-name="Standard">SimilarityRegNet forward needs 1.9519195556640625seconds</text:p>
      <text:p text:style-name="Standard">Epoch 0/4, Iter 256/1029, train loss = 39.682, time = 14.091</text:p>
      <text:p text:style-name="Standard">Warping needs 1.3457303047180176seconds</text:p>
      <text:p text:style-name="Standard">Warping needs 1.270153522491455seconds</text:p>
      <text:p text:style-name="Standard">SimilarityRegNet forward needs 1.943873643875122seconds</text:p>
      <text:p text:style-name="Standard">Epoch 0/4, Iter 257/1029, train loss = 80.180, time = 13.945</text:p>
      <text:p text:style-name="Standard">Warping needs 1.3436155319213867seconds</text:p>
      <text:p text:style-name="Standard">Warping needs 1.2671446800231934seconds</text:p>
      <text:p text:style-name="Standard">SimilarityRegNet forward needs 1.9313867092132568seconds</text:p>
      <text:p text:style-name="Standard">Epoch 0/4, Iter 258/1029, train loss = 34.531, time = 14.339</text:p>
      <text:p text:style-name="Standard">Warping needs 2.231705904006958seconds</text:p>
      <text:p text:style-name="Standard">Warping needs 2.341388702392578seconds</text:p>
      <text:p text:style-name="Standard">SimilarityRegNet forward needs 3.6046221256256104seconds</text:p>
      <text:p text:style-name="Standard">Epoch 0/4, Iter 259/1029, train loss = 23.739, time = 24.402</text:p>
      <text:p text:style-name="Standard">Warping needs 1.3108367919921875seconds</text:p>
      <text:p text:style-name="Standard">Warping needs 1.190119743347168seconds</text:p>
      <text:p text:style-name="Standard">SimilarityRegNet forward needs 1.465348243713379seconds</text:p>
      <text:p text:style-name="Standard">Epoch 0/4, Iter 260/1029, train loss = 38.263, time = 13.428</text:p>
      <text:p text:style-name="Standard">Warping needs 1.2827882766723633seconds</text:p>
      <text:p text:style-name="Standard">Warping needs 1.2281138896942139seconds</text:p>
      <text:p text:style-name="Standard">SimilarityRegNet forward needs 1.514845371246338seconds</text:p>
      <text:p text:style-name="Standard">Epoch 0/4, Iter 261/1029, train loss = 41.677, time = 13.327</text:p>
      <text:p text:style-name="Standard">Warping needs 1.3787908554077148seconds</text:p>
      <text:p text:style-name="Standard">Warping needs 1.269402027130127seconds</text:p>
      <text:p text:style-name="Standard">SimilarityRegNet forward needs 1.5398926734924316seconds</text:p>
      <text:p text:style-name="Standard">Epoch 0/4, Iter 262/1029, train loss = 45.765, time = 13.745</text:p>
      <text:p text:style-name="Standard">Warping needs 1.356926679611206seconds</text:p>
      <text:p text:style-name="Standard">Warping needs 1.2887969017028809seconds</text:p>
      <text:p text:style-name="Standard">SimilarityRegNet forward needs 1.5641264915466309seconds</text:p>
      <text:p text:style-name="Standard">Epoch 0/4, Iter 263/1029, train loss = 44.589, time = 13.690</text:p>
      <text:p text:style-name="Standard">Warping needs 1.3839666843414307seconds</text:p>
      <text:p text:style-name="Standard">Warping needs 1.292726993560791seconds</text:p>
      <text:p text:style-name="Standard">SimilarityRegNet forward needs 1.553410291671753seconds</text:p>
      <text:p text:style-name="Standard">Epoch 0/4, Iter 264/1029, train loss = 36.411, time = 13.843</text:p>
      <text:p text:style-name="Standard">Warping needs 1.3613426685333252seconds</text:p>
      <text:p text:style-name="Standard">Warping needs 1.269601583480835seconds</text:p>
      <text:p text:style-name="Standard">SimilarityRegNet forward needs 1.9675507545471191seconds</text:p>
      <text:p text:style-name="Standard">Epoch 0/4, Iter 265/1029, train loss = 55.013, time = 14.208</text:p>
      <text:p text:style-name="Standard">Warping needs 1.372359037399292seconds</text:p>
      <text:p text:style-name="Standard">Warping needs 1.2817671298980713seconds</text:p>
      <text:p text:style-name="Standard">SimilarityRegNet forward needs 1.9640839099884033seconds</text:p>
      <text:p text:style-name="Standard">Epoch 0/4, Iter 266/1029, train loss = 58.688, time = 13.851</text:p>
      <text:p text:style-name="Standard">Warping needs 1.4916505813598633seconds</text:p>
      <text:p text:style-name="Standard">Warping needs 1.8445062637329102seconds</text:p>
      <text:p text:style-name="Standard">SimilarityRegNet forward needs 3.5120644569396973seconds</text:p>
      <text:p text:style-name="Standard">Epoch 0/4, Iter 267/1029, train loss = 39.818, time = 24.335</text:p>
      <text:p text:style-name="Standard">Warping needs 2.3090426921844482seconds</text:p>
      <text:p text:style-name="Standard">Warping needs 1.6172935962677002seconds</text:p>
      <text:p text:style-name="Standard"><text:soft-page-break/>SimilarityRegNet forward needs 1.913980484008789seconds</text:p>
      <text:p text:style-name="Standard">Epoch 0/4, Iter 268/1029, train loss = 42.297, time = 15.387</text:p>
      <text:p text:style-name="Standard">Warping needs 1.3483757972717285seconds</text:p>
      <text:p text:style-name="Standard">Warping needs 1.2869999408721924seconds</text:p>
      <text:p text:style-name="Standard">SimilarityRegNet forward needs 1.5508003234863281seconds</text:p>
      <text:p text:style-name="Standard">Epoch 0/4, Iter 269/1029, train loss = 22.719, time = 13.457</text:p>
      <text:p text:style-name="Standard">Warping needs 1.3692975044250488seconds</text:p>
      <text:p text:style-name="Standard">Warping needs 1.2565953731536865seconds</text:p>
      <text:p text:style-name="Standard">SimilarityRegNet forward needs 1.9536468982696533seconds</text:p>
      <text:p text:style-name="Standard">Epoch 0/4, Iter 270/1029, train loss = 39.909, time = 13.944</text:p>
      <text:p text:style-name="Standard">Warping needs 1.3719689846038818seconds</text:p>
      <text:p text:style-name="Standard">Warping needs 1.2739825248718262seconds</text:p>
      <text:p text:style-name="Standard">SimilarityRegNet forward needs 1.9462013244628906seconds</text:p>
      <text:p text:style-name="Standard">Epoch 0/4, Iter 271/1029, train loss = 47.041, time = 14.088</text:p>
      <text:p text:style-name="Standard">Warping needs 1.3700811862945557seconds</text:p>
      <text:p text:style-name="Standard">Warping needs 1.2774221897125244seconds</text:p>
      <text:p text:style-name="Standard">SimilarityRegNet forward needs 1.966139316558838seconds</text:p>
      <text:p text:style-name="Standard">Epoch 0/4, Iter 272/1029, train loss = 52.282, time = 13.868</text:p>
      <text:p text:style-name="Standard">Warping needs 1.348569631576538seconds</text:p>
      <text:p text:style-name="Standard">Warping needs 1.2607316970825195seconds</text:p>
      <text:p text:style-name="Standard">SimilarityRegNet forward needs 1.935638666152954seconds</text:p>
      <text:p text:style-name="Standard">Epoch 0/4, Iter 273/1029, train loss = 68.383, time = 13.770</text:p>
      <text:p text:style-name="Standard">Warping needs 1.3558082580566406seconds</text:p>
      <text:p text:style-name="Standard">Warping needs 1.2702405452728271seconds</text:p>
      <text:p text:style-name="Standard">SimilarityRegNet forward needs 1.9524390697479248seconds</text:p>
      <text:p text:style-name="Standard">Epoch 0/4, Iter 274/1029, train loss = 30.614, time = 13.845</text:p>
      <text:p text:style-name="Standard">Warping needs 1.346311092376709seconds</text:p>
      <text:p text:style-name="Standard">Warping needs 1.2697582244873047seconds</text:p>
      <text:p text:style-name="Standard">SimilarityRegNet forward needs 1.9495353698730469seconds</text:p>
      <text:p text:style-name="Standard">Epoch 0/4, Iter 275/1029, train loss = 57.630, time = 20.322</text:p>
      <text:p text:style-name="Standard">Warping needs 2.4021737575531006seconds</text:p>
      <text:p text:style-name="Standard">Warping needs 2.1423096656799316seconds</text:p>
      <text:p text:style-name="Standard">SimilarityRegNet forward needs 2.492501974105835seconds</text:p>
      <text:p text:style-name="Standard">Epoch 0/4, Iter 276/1029, train loss = 60.605, time = 18.100</text:p>
      <text:p text:style-name="Standard">Warping needs 1.2778537273406982seconds</text:p>
      <text:p text:style-name="Standard">Warping needs 1.2075107097625732seconds</text:p>
      <text:p text:style-name="Standard">SimilarityRegNet forward needs 1.4712936878204346seconds</text:p>
      <text:p text:style-name="Standard">Epoch 0/4, Iter 277/1029, train loss = 39.242, time = 13.141</text:p>
      <text:p text:style-name="Standard">Warping needs 1.322690486907959seconds</text:p>
      <text:p text:style-name="Standard">Warping needs 1.2310848236083984seconds</text:p>
      <text:p text:style-name="Standard">SimilarityRegNet forward needs 1.788318395614624seconds</text:p>
      <text:p text:style-name="Standard">Epoch 0/4, Iter 278/1029, train loss = 26.574, time = 13.598</text:p>
      <text:p text:style-name="Standard">Warping needs 1.3181321620941162seconds</text:p>
      <text:p text:style-name="Standard">Warping needs 1.2479968070983887seconds</text:p>
      <text:p text:style-name="Standard">SimilarityRegNet forward needs 1.784104824066162seconds</text:p>
      <text:p text:style-name="Standard">Epoch 0/4, Iter 279/1029, train loss = 35.311, time = 13.868</text:p>
      <text:p text:style-name="Standard">Warping needs 1.3112907409667969seconds</text:p>
      <text:p text:style-name="Standard">Warping needs 1.2334399223327637seconds</text:p>
      <text:p text:style-name="Standard">SimilarityRegNet forward needs 1.523465633392334seconds</text:p>
      <text:p text:style-name="Standard">Epoch 0/4, Iter 280/1029, train loss = 52.315, time = 13.764</text:p>
      <text:p text:style-name="Standard">Warping needs 1.3149373531341553seconds</text:p>
      <text:p text:style-name="Standard">Warping needs 1.2629005908966064seconds</text:p>
      <text:p text:style-name="Standard"><text:soft-page-break/>SimilarityRegNet forward needs 1.6493582725524902seconds</text:p>
      <text:p text:style-name="Standard">Epoch 0/4, Iter 281/1029, train loss = 33.842, time = 13.386</text:p>
      <text:p text:style-name="Standard">Warping needs 1.3514578342437744seconds</text:p>
      <text:p text:style-name="Standard">Warping needs 1.2499825954437256seconds</text:p>
      <text:p text:style-name="Standard">SimilarityRegNet forward needs 1.945746660232544seconds</text:p>
      <text:p text:style-name="Standard">Epoch 0/4, Iter 282/1029, train loss = 58.862, time = 13.750</text:p>
      <text:p text:style-name="Standard">Warping needs 1.3692045211791992seconds</text:p>
      <text:p text:style-name="Standard">Warping needs 1.3102643489837646seconds</text:p>
      <text:p text:style-name="Standard">SimilarityRegNet forward needs 1.5691874027252197seconds</text:p>
      <text:p text:style-name="Standard">Epoch 0/4, Iter 283/1029, train loss = 69.577, time = 13.825</text:p>
      <text:p text:style-name="Standard">Warping needs 1.3696002960205078seconds</text:p>
      <text:p text:style-name="Standard">Warping needs 1.2708055973052979seconds</text:p>
      <text:p text:style-name="Standard">SimilarityRegNet forward needs 1.9156174659729004seconds</text:p>
      <text:p text:style-name="Standard">Epoch 0/4, Iter 284/1029, train loss = 51.072, time = 15.070</text:p>
      <text:p text:style-name="Standard">Warping needs 2.6257805824279785seconds</text:p>
      <text:p text:style-name="Standard">Warping needs 2.42398738861084seconds</text:p>
      <text:p text:style-name="Standard">SimilarityRegNet forward needs 3.0478780269622803seconds</text:p>
      <text:p text:style-name="Standard">Epoch 0/4, Iter 285/1029, train loss = 23.887, time = 23.506</text:p>
      <text:p text:style-name="Standard">Warping needs 1.314591407775879seconds</text:p>
      <text:p text:style-name="Standard">Warping needs 1.2180407047271729seconds</text:p>
      <text:p text:style-name="Standard">SimilarityRegNet forward needs 1.856339693069458seconds</text:p>
      <text:p text:style-name="Standard">Epoch 0/4, Iter 286/1029, train loss = 47.834, time = 13.391</text:p>
      <text:p text:style-name="Standard">Warping needs 1.3542778491973877seconds</text:p>
      <text:p text:style-name="Standard">Warping needs 1.2949621677398682seconds</text:p>
      <text:p text:style-name="Standard">SimilarityRegNet forward needs 1.9254541397094727seconds</text:p>
      <text:p text:style-name="Standard">Epoch 0/4, Iter 287/1029, train loss = 55.857, time = 13.877</text:p>
      <text:p text:style-name="Standard">Warping needs 1.3598365783691406seconds</text:p>
      <text:p text:style-name="Standard">Warping needs 1.269010305404663seconds</text:p>
      <text:p text:style-name="Standard">SimilarityRegNet forward needs 1.9427800178527832seconds</text:p>
      <text:p text:style-name="Standard">Epoch 0/4, Iter 288/1029, train loss = 63.866, time = 13.850</text:p>
      <text:p text:style-name="Standard">Warping needs 1.3373844623565674seconds</text:p>
      <text:p text:style-name="Standard">Warping needs 1.2674288749694824seconds</text:p>
      <text:p text:style-name="Standard">SimilarityRegNet forward needs 1.935321569442749seconds</text:p>
      <text:p text:style-name="Standard">Epoch 0/4, Iter 289/1029, train loss = 44.693, time = 13.763</text:p>
      <text:p text:style-name="Standard">Warping needs 1.344555139541626seconds</text:p>
      <text:p text:style-name="Standard">Warping needs 1.266899585723877seconds</text:p>
      <text:p text:style-name="Standard">SimilarityRegNet forward needs 1.7635626792907715seconds</text:p>
      <text:p text:style-name="Standard">Epoch 0/4, Iter 290/1029, train loss = 31.809, time = 13.589</text:p>
      <text:p text:style-name="Standard">Warping needs 1.3516592979431152seconds</text:p>
      <text:p text:style-name="Standard">Warping needs 1.2628672122955322seconds</text:p>
      <text:p text:style-name="Standard">SimilarityRegNet forward needs 1.516448736190796seconds</text:p>
      <text:p text:style-name="Standard">Epoch 0/4, Iter 291/1029, train loss = 25.408, time = 13.537</text:p>
      <text:p text:style-name="Standard">Warping needs 1.3782989978790283seconds</text:p>
      <text:p text:style-name="Standard">Warping needs 1.2857410907745361seconds</text:p>
      <text:p text:style-name="Standard">SimilarityRegNet forward needs 1.9536387920379639seconds</text:p>
      <text:p text:style-name="Standard">Epoch 0/4, Iter 292/1029, train loss = 35.381, time = 13.986</text:p>
      <text:p text:style-name="Standard">Warping needs 1.3626418113708496seconds</text:p>
      <text:p text:style-name="Standard">Warping needs 1.2516441345214844seconds</text:p>
      <text:p text:style-name="Standard">SimilarityRegNet forward needs 1.661247730255127seconds</text:p>
      <text:p text:style-name="Standard">Epoch 0/4, Iter 293/1029, train loss = 59.606, time = 13.951</text:p>
      <text:p text:style-name="Standard">Warping needs 2.195352554321289seconds</text:p>
      <text:p text:style-name="Standard">Warping needs 2.3740501403808594seconds</text:p>
      <text:p text:style-name="Standard"><text:soft-page-break/>SimilarityRegNet forward needs 3.6254289150238037seconds</text:p>
      <text:p text:style-name="Standard">Epoch 0/4, Iter 294/1029, train loss = 52.656, time = 23.959</text:p>
      <text:p text:style-name="Standard">Warping needs 1.3070259094238281seconds</text:p>
      <text:p text:style-name="Standard">Warping needs 1.2050256729125977seconds</text:p>
      <text:p text:style-name="Standard">SimilarityRegNet forward needs 1.4563989639282227seconds</text:p>
      <text:p text:style-name="Standard">Epoch 0/4, Iter 295/1029, train loss = 41.196, time = 12.954</text:p>
      <text:p text:style-name="Standard">Warping needs 1.351689100265503seconds</text:p>
      <text:p text:style-name="Standard">Warping needs 1.2404882907867432seconds</text:p>
      <text:p text:style-name="Standard">SimilarityRegNet forward needs 1.933089017868042seconds</text:p>
      <text:p text:style-name="Standard">Epoch 0/4, Iter 296/1029, train loss = 41.022, time = 13.613</text:p>
      <text:p text:style-name="Standard">Warping needs 1.377065658569336seconds</text:p>
      <text:p text:style-name="Standard">Warping needs 1.2747342586517334seconds</text:p>
      <text:p text:style-name="Standard">SimilarityRegNet forward needs 1.9606189727783203seconds</text:p>
      <text:p text:style-name="Standard">Epoch 0/4, Iter 297/1029, train loss = 51.039, time = 13.980</text:p>
      <text:p text:style-name="Standard">Warping needs 1.3577916622161865seconds</text:p>
      <text:p text:style-name="Standard">Warping needs 1.2582359313964844seconds</text:p>
      <text:p text:style-name="Standard">SimilarityRegNet forward needs 1.940382480621338seconds</text:p>
      <text:p text:style-name="Standard">Epoch 0/4, Iter 298/1029, train loss = 59.918, time = 13.767</text:p>
      <text:p text:style-name="Standard">Warping needs 1.3776164054870605seconds</text:p>
      <text:p text:style-name="Standard">Warping needs 1.2791872024536133seconds</text:p>
      <text:p text:style-name="Standard">SimilarityRegNet forward needs 1.9494881629943848seconds</text:p>
      <text:p text:style-name="Standard">Epoch 0/4, Iter 299/1029, train loss = 63.042, time = 14.231</text:p>
      <text:p text:style-name="Standard">Warping needs 1.3645448684692383seconds</text:p>
      <text:p text:style-name="Standard">Warping needs 1.2691926956176758seconds</text:p>
      <text:p text:style-name="Standard">SimilarityRegNet forward needs 1.9394991397857666seconds</text:p>
      <text:p text:style-name="Standard">Epoch 0/4, Iter 300/1029, train loss = 52.000, time = 14.398</text:p>
      <text:p text:style-name="Standard">Warping needs 1.3510403633117676seconds</text:p>
      <text:p text:style-name="Standard">Warping needs 1.2712559700012207seconds</text:p>
      <text:p text:style-name="Standard">SimilarityRegNet forward needs 1.9483540058135986seconds</text:p>
      <text:p text:style-name="Standard">Epoch 0/4, Iter 301/1029, train loss = 62.288, time = 13.691</text:p>
      <text:p text:style-name="Standard">Warping needs 1.3719050884246826seconds</text:p>
      <text:p text:style-name="Standard">Warping needs 1.27540922164917seconds</text:p>
      <text:p text:style-name="Standard">SimilarityRegNet forward needs 1.5393245220184326seconds</text:p>
      <text:p text:style-name="Standard">Epoch 0/4, Iter 302/1029, train loss = 30.399, time = 13.652</text:p>
      <text:p text:style-name="Standard">Warping needs 1.3621296882629395seconds</text:p>
      <text:p text:style-name="Standard">Warping needs 1.2888901233673096seconds</text:p>
      <text:p text:style-name="Standard">SimilarityRegNet forward needs 1.5532023906707764seconds</text:p>
      <text:p text:style-name="Standard">Epoch 0/4, Iter 303/1029, train loss = 36.444, time = 17.204</text:p>
      <text:p text:style-name="Standard">Warping needs 2.608358383178711seconds</text:p>
      <text:p text:style-name="Standard">Warping needs 2.309267997741699seconds</text:p>
      <text:p text:style-name="Standard">SimilarityRegNet forward needs 2.6727547645568848seconds</text:p>
      <text:p text:style-name="Standard">Epoch 0/4, Iter 304/1029, train loss = 46.647, time = 20.268</text:p>
      <text:p text:style-name="Standard">Warping needs 1.3016533851623535seconds</text:p>
      <text:p text:style-name="Standard">Warping needs 1.2612264156341553seconds</text:p>
      <text:p text:style-name="Standard">SimilarityRegNet forward needs 1.920081615447998seconds</text:p>
      <text:p text:style-name="Standard">Epoch 0/4, Iter 305/1029, train loss = 30.523, time = 13.913</text:p>
      <text:p text:style-name="Standard">Warping needs 1.32938551902771seconds</text:p>
      <text:p text:style-name="Standard">Warping needs 1.2706668376922607seconds</text:p>
      <text:p text:style-name="Standard">SimilarityRegNet forward needs 1.5193965435028076seconds</text:p>
      <text:p text:style-name="Standard">Epoch 0/4, Iter 306/1029, train loss = 37.914, time = 13.468</text:p>
      <text:p text:style-name="Standard">Warping needs 1.3284800052642822seconds</text:p>
      <text:p text:style-name="Standard">Warping needs 1.277761697769165seconds</text:p>
      <text:p text:style-name="Standard"><text:soft-page-break/>SimilarityRegNet forward needs 1.6890184879302979seconds</text:p>
      <text:p text:style-name="Standard">Epoch 0/4, Iter 307/1029, train loss = 54.100, time = 13.960</text:p>
      <text:p text:style-name="Standard">Warping needs 1.3179736137390137seconds</text:p>
      <text:p text:style-name="Standard">Warping needs 1.2561566829681396seconds</text:p>
      <text:p text:style-name="Standard">SimilarityRegNet forward needs 1.7828209400177002seconds</text:p>
      <text:p text:style-name="Standard">Epoch 0/4, Iter 308/1029, train loss = 45.082, time = 13.770</text:p>
      <text:p text:style-name="Standard">Warping needs 1.3627471923828125seconds</text:p>
      <text:p text:style-name="Standard">Warping needs 1.298851490020752seconds</text:p>
      <text:p text:style-name="Standard">SimilarityRegNet forward needs 1.972853183746338seconds</text:p>
      <text:p text:style-name="Standard">Epoch 0/4, Iter 309/1029, train loss = 24.434, time = 14.068</text:p>
      <text:p text:style-name="Standard">Warping needs 1.366837501525879seconds</text:p>
      <text:p text:style-name="Standard">Warping needs 1.274510145187378seconds</text:p>
      <text:p text:style-name="Standard">SimilarityRegNet forward needs 1.9493448734283447seconds</text:p>
      <text:p text:style-name="Standard">Epoch 0/4, Iter 310/1029, train loss = 53.365, time = 13.939</text:p>
      <text:p text:style-name="Standard">Warping needs 1.3894758224487305seconds</text:p>
      <text:p text:style-name="Standard">Warping needs 1.685781478881836seconds</text:p>
      <text:p text:style-name="Standard">SimilarityRegNet forward needs 3.324315309524536seconds</text:p>
      <text:p text:style-name="Standard">Epoch 0/4, Iter 311/1029, train loss = 13.874, time = 23.337</text:p>
      <text:p text:style-name="Standard">Warping needs 1.7735753059387207seconds</text:p>
      <text:p text:style-name="Standard">Warping needs 1.2559449672698975seconds</text:p>
      <text:p text:style-name="Standard">SimilarityRegNet forward needs 1.8553447723388672seconds</text:p>
      <text:p text:style-name="Standard">Epoch 0/4, Iter 312/1029, train loss = 18.270, time = 14.294</text:p>
      <text:p text:style-name="Standard">Warping needs 1.2984838485717773seconds</text:p>
      <text:p text:style-name="Standard">Warping needs 1.2472782135009766seconds</text:p>
      <text:p text:style-name="Standard">SimilarityRegNet forward needs 1.9202778339385986seconds</text:p>
      <text:p text:style-name="Standard">Epoch 0/4, Iter 313/1029, train loss = 50.908, time = 13.646</text:p>
      <text:p text:style-name="Standard">Warping needs 1.3343229293823242seconds</text:p>
      <text:p text:style-name="Standard">Warping needs 1.2631745338439941seconds</text:p>
      <text:p text:style-name="Standard">SimilarityRegNet forward needs 1.5125794410705566seconds</text:p>
      <text:p text:style-name="Standard">Epoch 0/4, Iter 314/1029, train loss = 49.793, time = 13.502</text:p>
      <text:p text:style-name="Standard">Warping needs 1.3152132034301758seconds</text:p>
      <text:p text:style-name="Standard">Warping needs 1.2818377017974854seconds</text:p>
      <text:p text:style-name="Standard">SimilarityRegNet forward needs 1.555438756942749seconds</text:p>
      <text:p text:style-name="Standard">Epoch 0/4, Iter 315/1029, train loss = 39.497, time = 13.390</text:p>
      <text:p text:style-name="Standard">Warping needs 1.3325963020324707seconds</text:p>
      <text:p text:style-name="Standard">Warping needs 1.2860500812530518seconds</text:p>
      <text:p text:style-name="Standard">SimilarityRegNet forward needs 1.5250892639160156seconds</text:p>
      <text:p text:style-name="Standard">Epoch 0/4, Iter 316/1029, train loss = 53.262, time = 13.418</text:p>
      <text:p text:style-name="Standard">Warping needs 1.334465742111206seconds</text:p>
      <text:p text:style-name="Standard">Warping needs 1.2633981704711914seconds</text:p>
      <text:p text:style-name="Standard">SimilarityRegNet forward needs 1.5132567882537842seconds</text:p>
      <text:p text:style-name="Standard">Epoch 0/4, Iter 317/1029, train loss = 49.047, time = 13.611</text:p>
      <text:p text:style-name="Standard">Warping needs 1.3423688411712646seconds</text:p>
      <text:p text:style-name="Standard">Warping needs 1.2355475425720215seconds</text:p>
      <text:p text:style-name="Standard">SimilarityRegNet forward needs 1.5264694690704346seconds</text:p>
      <text:p text:style-name="Standard">Epoch 0/4, Iter 318/1029, train loss = 45.133, time = 13.640</text:p>
      <text:p text:style-name="Standard">Warping needs 1.3898165225982666seconds</text:p>
      <text:p text:style-name="Standard">Warping needs 1.3122692108154297seconds</text:p>
      <text:p text:style-name="Standard">SimilarityRegNet forward needs 1.9964210987091064seconds</text:p>
      <text:p text:style-name="Standard">Epoch 0/4, Iter 319/1029, train loss = 34.420, time = 14.005</text:p>
      <text:p text:style-name="Standard">Warping needs 1.3745129108428955seconds</text:p>
      <text:p text:style-name="Standard">Warping needs 1.295224905014038seconds</text:p>
      <text:p text:style-name="Standard"><text:soft-page-break/>SimilarityRegNet forward needs 2.15024995803833seconds</text:p>
      <text:p text:style-name="Standard">Epoch 0/4, Iter 320/1029, train loss = 36.726, time = 22.373</text:p>
      <text:p text:style-name="Standard">Warping needs 2.2424187660217285seconds</text:p>
      <text:p text:style-name="Standard">Warping needs 2.1246604919433594seconds</text:p>
      <text:p text:style-name="Standard">SimilarityRegNet forward needs 2.688729763031006seconds</text:p>
      <text:p text:style-name="Standard">Epoch 0/4, Iter 321/1029, train loss = 63.341, time = 16.808</text:p>
      <text:p text:style-name="Standard">Warping needs 1.3218977451324463seconds</text:p>
      <text:p text:style-name="Standard">Warping needs 1.2655308246612549seconds</text:p>
      <text:p text:style-name="Standard">SimilarityRegNet forward needs 1.927231788635254seconds</text:p>
      <text:p text:style-name="Standard">Epoch 0/4, Iter 322/1029, train loss = 32.362, time = 13.761</text:p>
      <text:p text:style-name="Standard">Warping needs 1.3297193050384521seconds</text:p>
      <text:p text:style-name="Standard">Warping needs 1.287442684173584seconds</text:p>
      <text:p text:style-name="Standard">SimilarityRegNet forward needs 1.9539105892181396seconds</text:p>
      <text:p text:style-name="Standard">Epoch 0/4, Iter 323/1029, train loss = 42.238, time = 14.016</text:p>
      <text:p text:style-name="Standard">Warping needs 1.34619140625seconds</text:p>
      <text:p text:style-name="Standard">Warping needs 1.2468843460083008seconds</text:p>
      <text:p text:style-name="Standard">SimilarityRegNet forward needs 1.671273946762085seconds</text:p>
      <text:p text:style-name="Standard">Epoch 0/4, Iter 324/1029, train loss = 62.064, time = 13.793</text:p>
      <text:p text:style-name="Standard">Warping needs 1.3556935787200928seconds</text:p>
      <text:p text:style-name="Standard">Warping needs 1.2705318927764893seconds</text:p>
      <text:p text:style-name="Standard">SimilarityRegNet forward needs 1.9544744491577148seconds</text:p>
      <text:p text:style-name="Standard">Epoch 0/4, Iter 325/1029, train loss = 40.077, time = 13.895</text:p>
      <text:p text:style-name="Standard">Warping needs 1.3601510524749756seconds</text:p>
      <text:p text:style-name="Standard">Warping needs 1.2715015411376953seconds</text:p>
      <text:p text:style-name="Standard">SimilarityRegNet forward needs 1.946295976638794seconds</text:p>
      <text:p text:style-name="Standard">Epoch 0/4, Iter 326/1029, train loss = 33.066, time = 14.051</text:p>
      <text:p text:style-name="Standard">Warping needs 1.3767151832580566seconds</text:p>
      <text:p text:style-name="Standard">Warping needs 1.277078628540039seconds</text:p>
      <text:p text:style-name="Standard">SimilarityRegNet forward needs 1.963611364364624seconds</text:p>
      <text:p text:style-name="Standard">Epoch 0/4, Iter 327/1029, train loss = 48.076, time = 14.216</text:p>
      <text:p text:style-name="Standard">Warping needs 1.365968942642212seconds</text:p>
      <text:p text:style-name="Standard">Warping needs 1.2809619903564453seconds</text:p>
      <text:p text:style-name="Standard">SimilarityRegNet forward needs 2.5856053829193115seconds</text:p>
      <text:p text:style-name="Standard">Epoch 0/4, Iter 328/1029, train loss = 50.301, time = 22.779</text:p>
      <text:p text:style-name="Standard">Warping needs 2.2585654258728027seconds</text:p>
      <text:p text:style-name="Standard">Warping needs 2.066891670227051seconds</text:p>
      <text:p text:style-name="Standard">SimilarityRegNet forward needs 2.6248815059661865seconds</text:p>
      <text:p text:style-name="Standard">Epoch 0/4, Iter 329/1029, train loss = 24.538, time = 16.642</text:p>
      <text:p text:style-name="Standard">Warping needs 1.299588680267334seconds</text:p>
      <text:p text:style-name="Standard">Warping needs 1.2261478900909424seconds</text:p>
      <text:p text:style-name="Standard">SimilarityRegNet forward needs 1.8806567192077637seconds</text:p>
      <text:p text:style-name="Standard">Epoch 0/4, Iter 330/1029, train loss = 32.291, time = 13.495</text:p>
      <text:p text:style-name="Standard">Warping needs 1.325249433517456seconds</text:p>
      <text:p text:style-name="Standard">Warping needs 1.2478506565093994seconds</text:p>
      <text:p text:style-name="Standard">SimilarityRegNet forward needs 1.538604736328125seconds</text:p>
      <text:p text:style-name="Standard">Epoch 0/4, Iter 331/1029, train loss = 38.559, time = 13.319</text:p>
      <text:p text:style-name="Standard">Warping needs 1.348602533340454seconds</text:p>
      <text:p text:style-name="Standard">Warping needs 1.2302734851837158seconds</text:p>
      <text:p text:style-name="Standard">SimilarityRegNet forward needs 1.8221893310546875seconds</text:p>
      <text:p text:style-name="Standard">Epoch 0/4, Iter 332/1029, train loss = 35.679, time = 13.440</text:p>
      <text:p text:style-name="Standard">Warping needs 1.3232853412628174seconds</text:p>
      <text:p text:style-name="Standard">Warping needs 1.2430837154388428seconds</text:p>
      <text:p text:style-name="Standard"><text:soft-page-break/>SimilarityRegNet forward needs 1.5265874862670898seconds</text:p>
      <text:p text:style-name="Standard">Epoch 0/4, Iter 333/1029, train loss = 39.706, time = 13.572</text:p>
      <text:p text:style-name="Standard">Warping needs 1.3330867290496826seconds</text:p>
      <text:p text:style-name="Standard">Warping needs 1.25830078125seconds</text:p>
      <text:p text:style-name="Standard">SimilarityRegNet forward needs 1.585585594177246seconds</text:p>
      <text:p text:style-name="Standard">Epoch 0/4, Iter 334/1029, train loss = 51.543, time = 13.457</text:p>
      <text:p text:style-name="Standard">Warping needs 1.3624885082244873seconds</text:p>
      <text:p text:style-name="Standard">Warping needs 1.2701497077941895seconds</text:p>
      <text:p text:style-name="Standard">SimilarityRegNet forward needs 1.9484624862670898seconds</text:p>
      <text:p text:style-name="Standard">Epoch 0/4, Iter 335/1029, train loss = 48.101, time = 13.790</text:p>
      <text:p text:style-name="Standard">Warping needs 1.3667223453521729seconds</text:p>
      <text:p text:style-name="Standard">Warping needs 1.280689001083374seconds</text:p>
      <text:p text:style-name="Standard">SimilarityRegNet forward needs 1.9510221481323242seconds</text:p>
      <text:p text:style-name="Standard">Epoch 0/4, Iter 336/1029, train loss = 52.780, time = 15.076</text:p>
      <text:p text:style-name="Standard">Warping needs 2.577946424484253seconds</text:p>
      <text:p text:style-name="Standard">Warping needs 2.4102602005004883seconds</text:p>
      <text:p text:style-name="Standard">SimilarityRegNet forward needs 3.4936816692352295seconds</text:p>
      <text:p text:style-name="Standard">Epoch 0/4, Iter 337/1029, train loss = 65.069, time = 23.756</text:p>
      <text:p text:style-name="Standard">Warping needs 1.2964982986450195seconds</text:p>
      <text:p text:style-name="Standard">Warping needs 1.2192108631134033seconds</text:p>
      <text:p text:style-name="Standard">SimilarityRegNet forward needs 1.8583734035491943seconds</text:p>
      <text:p text:style-name="Standard">Epoch 0/4, Iter 338/1029, train loss = 36.770, time = 13.351</text:p>
      <text:p text:style-name="Standard">Warping needs 1.3379523754119873seconds</text:p>
      <text:p text:style-name="Standard">Warping needs 1.2318577766418457seconds</text:p>
      <text:p text:style-name="Standard">SimilarityRegNet forward needs 1.497314453125seconds</text:p>
      <text:p text:style-name="Standard">Epoch 0/4, Iter 339/1029, train loss = 63.551, time = 13.187</text:p>
      <text:p text:style-name="Standard">Warping needs 1.3391120433807373seconds</text:p>
      <text:p text:style-name="Standard">Warping needs 1.2508347034454346seconds</text:p>
      <text:p text:style-name="Standard">SimilarityRegNet forward needs 1.5055148601531982seconds</text:p>
      <text:p text:style-name="Standard">Epoch 0/4, Iter 340/1029, train loss = 35.112, time = 13.918</text:p>
      <text:p text:style-name="Standard">Warping needs 1.3409507274627686seconds</text:p>
      <text:p text:style-name="Standard">Warping needs 1.3013312816619873seconds</text:p>
      <text:p text:style-name="Standard">SimilarityRegNet forward needs 1.5675086975097656seconds</text:p>
      <text:p text:style-name="Standard">Epoch 0/4, Iter 341/1029, train loss = 45.709, time = 13.773</text:p>
      <text:p text:style-name="Standard">Warping needs 1.3738207817077637seconds</text:p>
      <text:p text:style-name="Standard">Warping needs 1.2616510391235352seconds</text:p>
      <text:p text:style-name="Standard">SimilarityRegNet forward needs 1.582019329071045seconds</text:p>
      <text:p text:style-name="Standard">Epoch 0/4, Iter 342/1029, train loss = 29.966, time = 13.704</text:p>
      <text:p text:style-name="Standard">Warping needs 1.3618595600128174seconds</text:p>
      <text:p text:style-name="Standard">Warping needs 1.2522659301757812seconds</text:p>
      <text:p text:style-name="Standard">SimilarityRegNet forward needs 1.5265355110168457seconds</text:p>
      <text:p text:style-name="Standard">Epoch 0/4, Iter 343/1029, train loss = 53.515, time = 13.519</text:p>
      <text:p text:style-name="Standard">Warping needs 1.327925443649292seconds</text:p>
      <text:p text:style-name="Standard">Warping needs 1.2726242542266846seconds</text:p>
      <text:p text:style-name="Standard">SimilarityRegNet forward needs 1.5197036266326904seconds</text:p>
      <text:p text:style-name="Standard">Epoch 0/4, Iter 344/1029, train loss = 17.856, time = 13.396</text:p>
      <text:p text:style-name="Standard">Warping needs 1.3734238147735596seconds</text:p>
      <text:p text:style-name="Standard">Warping needs 1.2827837467193604seconds</text:p>
      <text:p text:style-name="Standard">SimilarityRegNet forward needs 1.955517053604126seconds</text:p>
      <text:p text:style-name="Standard">Epoch 0/4, Iter 345/1029, train loss = 52.011, time = 14.195</text:p>
      <text:p text:style-name="Standard">Warping needs 1.9278817176818848seconds</text:p>
      <text:p text:style-name="Standard">Warping needs 2.2384510040283203seconds</text:p>
      <text:p text:style-name="Standard"><text:soft-page-break/>SimilarityRegNet forward needs 2.9095067977905273seconds</text:p>
      <text:p text:style-name="Standard">Epoch 0/4, Iter 346/1029, train loss = 34.887, time = 23.868</text:p>
      <text:p text:style-name="Standard">Warping needs 1.310997486114502seconds</text:p>
      <text:p text:style-name="Standard">Warping needs 1.2327189445495605seconds</text:p>
      <text:p text:style-name="Standard">SimilarityRegNet forward needs 1.4793922901153564seconds</text:p>
      <text:p text:style-name="Standard">Epoch 0/4, Iter 347/1029, train loss = 49.423, time = 13.272</text:p>
      <text:p text:style-name="Standard">Warping needs 1.3042161464691162seconds</text:p>
      <text:p text:style-name="Standard">Warping needs 1.2352547645568848seconds</text:p>
      <text:p text:style-name="Standard">SimilarityRegNet forward needs 1.6397004127502441seconds</text:p>
      <text:p text:style-name="Standard">Epoch 0/4, Iter 348/1029, train loss = 39.623, time = 13.477</text:p>
      <text:p text:style-name="Standard">Warping needs 1.332059383392334seconds</text:p>
      <text:p text:style-name="Standard">Warping needs 1.2381553649902344seconds</text:p>
      <text:p text:style-name="Standard">SimilarityRegNet forward needs 1.937865972518921seconds</text:p>
      <text:p text:style-name="Standard">Epoch 0/4, Iter 349/1029, train loss = 23.357, time = 13.755</text:p>
      <text:p text:style-name="Standard">Warping needs 1.3346576690673828seconds</text:p>
      <text:p text:style-name="Standard">Warping needs 1.257246732711792seconds</text:p>
      <text:p text:style-name="Standard">SimilarityRegNet forward needs 1.955461025238037seconds</text:p>
      <text:p text:style-name="Standard">Epoch 0/4, Iter 350/1029, train loss = 32.561, time = 13.984</text:p>
      <text:p text:style-name="Standard">Warping needs 1.3192644119262695seconds</text:p>
      <text:p text:style-name="Standard">Warping needs 1.2481849193572998seconds</text:p>
      <text:p text:style-name="Standard">SimilarityRegNet forward needs 1.495816707611084seconds</text:p>
      <text:p text:style-name="Standard">Epoch 0/4, Iter 351/1029, train loss = 42.573, time = 13.282</text:p>
      <text:p text:style-name="Standard">Warping needs 1.3334405422210693seconds</text:p>
      <text:p text:style-name="Standard">Warping needs 1.2773778438568115seconds</text:p>
      <text:p text:style-name="Standard">SimilarityRegNet forward needs 1.9470851421356201seconds</text:p>
      <text:p text:style-name="Standard">Epoch 0/4, Iter 352/1029, train loss = 76.283, time = 13.779</text:p>
      <text:p text:style-name="Standard">Warping needs 1.363875150680542seconds</text:p>
      <text:p text:style-name="Standard">Warping needs 1.2701129913330078seconds</text:p>
      <text:p text:style-name="Standard">SimilarityRegNet forward needs 1.9635241031646729seconds</text:p>
      <text:p text:style-name="Standard">Epoch 0/4, Iter 353/1029, train loss = 48.063, time = 14.075</text:p>
      <text:p text:style-name="Standard">Warping needs 1.3535523414611816seconds</text:p>
      <text:p text:style-name="Standard">Warping needs 1.2701830863952637seconds</text:p>
      <text:p text:style-name="Standard">SimilarityRegNet forward needs 1.7297461032867432seconds</text:p>
      <text:p text:style-name="Standard">Epoch 0/4, Iter 354/1029, train loss = 26.863, time = 13.681</text:p>
      <text:p text:style-name="Standard">Warping needs 1.3595006465911865seconds</text:p>
      <text:p text:style-name="Standard">Warping needs 1.2556052207946777seconds</text:p>
      <text:p text:style-name="Standard">SimilarityRegNet forward needs 1.534566879272461seconds</text:p>
      <text:p text:style-name="Standard">Epoch 0/4, Iter 355/1029, train loss = 40.923, time = 14.607</text:p>
      <text:p text:style-name="Standard">Warping needs 2.6121585369110107seconds</text:p>
      <text:p text:style-name="Standard">Warping needs 2.412160634994507seconds</text:p>
      <text:p text:style-name="Standard">SimilarityRegNet forward needs 3.5096657276153564seconds</text:p>
      <text:p text:style-name="Standard">Epoch 0/4, Iter 356/1029, train loss = 45.520, time = 22.940</text:p>
      <text:p text:style-name="Standard">Warping needs 1.2894737720489502seconds</text:p>
      <text:p text:style-name="Standard">Warping needs 1.217736005783081seconds</text:p>
      <text:p text:style-name="Standard">SimilarityRegNet forward needs 1.8582279682159424seconds</text:p>
      <text:p text:style-name="Standard">Epoch 0/4, Iter 357/1029, train loss = 62.311, time = 13.634</text:p>
      <text:p text:style-name="Standard">Warping needs 1.3526849746704102seconds</text:p>
      <text:p text:style-name="Standard">Warping needs 1.2938315868377686seconds</text:p>
      <text:p text:style-name="Standard">SimilarityRegNet forward needs 1.956423282623291seconds</text:p>
      <text:p text:style-name="Standard">Epoch 0/4, Iter 358/1029, train loss = 69.953, time = 13.999</text:p>
      <text:p text:style-name="Standard">Warping needs 1.3624846935272217seconds</text:p>
      <text:p text:style-name="Standard">Warping needs 1.2631895542144775seconds</text:p>
      <text:p text:style-name="Standard"><text:soft-page-break/>SimilarityRegNet forward needs 1.5522964000701904seconds</text:p>
      <text:p text:style-name="Standard">Epoch 0/4, Iter 359/1029, train loss = 57.707, time = 13.678</text:p>
      <text:p text:style-name="Standard">Warping needs 1.3819820880889893seconds</text:p>
      <text:p text:style-name="Standard">Warping needs 1.2761366367340088seconds</text:p>
      <text:p text:style-name="Standard">SimilarityRegNet forward needs 1.6050922870635986seconds</text:p>
      <text:p text:style-name="Standard">Epoch 0/4, Iter 360/1029, train loss = 56.524, time = 14.039</text:p>
      <text:p text:style-name="Standard">Warping needs 1.3552370071411133seconds</text:p>
      <text:p text:style-name="Standard">Warping needs 1.275073766708374seconds</text:p>
      <text:p text:style-name="Standard">SimilarityRegNet forward needs 1.5389893054962158seconds</text:p>
      <text:p text:style-name="Standard">Epoch 0/4, Iter 361/1029, train loss = 47.799, time = 13.681</text:p>
      <text:p text:style-name="Standard">Warping needs 1.3659396171569824seconds</text:p>
      <text:p text:style-name="Standard">Warping needs 1.2639579772949219seconds</text:p>
      <text:p text:style-name="Standard">SimilarityRegNet forward needs 1.6211347579956055seconds</text:p>
      <text:p text:style-name="Standard">Epoch 0/4, Iter 362/1029, train loss = 50.457, time = 13.766</text:p>
      <text:p text:style-name="Standard">Warping needs 1.3401758670806885seconds</text:p>
      <text:p text:style-name="Standard">Warping needs 1.2514512538909912seconds</text:p>
      <text:p text:style-name="Standard">SimilarityRegNet forward needs 1.5334737300872803seconds</text:p>
      <text:p text:style-name="Standard">Epoch 0/4, Iter 363/1029, train loss = 39.827, time = 13.617</text:p>
      <text:p text:style-name="Standard">Warping needs 1.607295036315918seconds</text:p>
      <text:p text:style-name="Standard">Warping needs 2.0062594413757324seconds</text:p>
      <text:p text:style-name="Standard">SimilarityRegNet forward needs 3.5768327713012695seconds</text:p>
      <text:p text:style-name="Standard">Epoch 0/4, Iter 364/1029, train loss = 19.885, time = 24.072</text:p>
      <text:p text:style-name="Standard">Warping needs 1.379136562347412seconds</text:p>
      <text:p text:style-name="Standard">Warping needs 1.2006378173828125seconds</text:p>
      <text:p text:style-name="Standard">SimilarityRegNet forward needs 1.8407671451568604seconds</text:p>
      <text:p text:style-name="Standard">Epoch 0/4, Iter 365/1029, train loss = 39.416, time = 13.597</text:p>
      <text:p text:style-name="Standard">Warping needs 1.3203117847442627seconds</text:p>
      <text:p text:style-name="Standard">Warping needs 1.2256183624267578seconds</text:p>
      <text:p text:style-name="Standard">SimilarityRegNet forward needs 1.5093340873718262seconds</text:p>
      <text:p text:style-name="Standard">Epoch 0/4, Iter 366/1029, train loss = 41.931, time = 13.315</text:p>
      <text:p text:style-name="Standard">Warping needs 1.3259522914886475seconds</text:p>
      <text:p text:style-name="Standard">Warping needs 1.2459778785705566seconds</text:p>
      <text:p text:style-name="Standard">SimilarityRegNet forward needs 1.9334485530853271seconds</text:p>
      <text:p text:style-name="Standard">Epoch 0/4, Iter 367/1029, train loss = 41.119, time = 13.740</text:p>
      <text:p text:style-name="Standard">Warping needs 1.3110394477844238seconds</text:p>
      <text:p text:style-name="Standard">Warping needs 1.2455780506134033seconds</text:p>
      <text:p text:style-name="Standard">SimilarityRegNet forward needs 1.9142897129058838seconds</text:p>
      <text:p text:style-name="Standard">Epoch 0/4, Iter 368/1029, train loss = 42.416, time = 13.913</text:p>
      <text:p text:style-name="Standard">Warping needs 1.3330891132354736seconds</text:p>
      <text:p text:style-name="Standard">Warping needs 1.2703092098236084seconds</text:p>
      <text:p text:style-name="Standard">SimilarityRegNet forward needs 1.929556131362915seconds</text:p>
      <text:p text:style-name="Standard">Epoch 0/4, Iter 369/1029, train loss = 50.531, time = 13.957</text:p>
      <text:p text:style-name="Standard">Warping needs 1.3256235122680664seconds</text:p>
      <text:p text:style-name="Standard">Warping needs 1.2335002422332764seconds</text:p>
      <text:p text:style-name="Standard">SimilarityRegNet forward needs 1.5294175148010254seconds</text:p>
      <text:p text:style-name="Standard">Epoch 0/4, Iter 370/1029, train loss = 43.576, time = 13.610</text:p>
      <text:p text:style-name="Standard">Warping needs 1.3106510639190674seconds</text:p>
      <text:p text:style-name="Standard">Warping needs 1.2576515674591064seconds</text:p>
      <text:p text:style-name="Standard">SimilarityRegNet forward needs 1.5105090141296387seconds</text:p>
      <text:p text:style-name="Standard">Epoch 0/4, Iter 371/1029, train loss = 27.827, time = 13.514</text:p>
      <text:p text:style-name="Standard">Warping needs 1.3146381378173828seconds</text:p>
      <text:p text:style-name="Standard">Warping needs 1.2622621059417725seconds</text:p>
      <text:p text:style-name="Standard"><text:soft-page-break/>SimilarityRegNet forward needs 1.5333175659179688seconds</text:p>
      <text:p text:style-name="Standard">Epoch 0/4, Iter 372/1029, train loss = 40.384, time = 13.379</text:p>
      <text:p text:style-name="Standard">Warping needs 1.899352788925171seconds</text:p>
      <text:p text:style-name="Standard">Warping needs 2.2000396251678467seconds</text:p>
      <text:p text:style-name="Standard">SimilarityRegNet forward needs 3.600391387939453seconds</text:p>
      <text:p text:style-name="Standard">Epoch 0/4, Iter 373/1029, train loss = 59.292, time = 24.055</text:p>
      <text:p text:style-name="Standard">Warping needs 1.3046514987945557seconds</text:p>
      <text:p text:style-name="Standard">Warping needs 1.1938931941986084seconds</text:p>
      <text:p text:style-name="Standard">SimilarityRegNet forward needs 1.848912000656128seconds</text:p>
      <text:p text:style-name="Standard">Epoch 0/4, Iter 374/1029, train loss = 27.165, time = 13.505</text:p>
      <text:p text:style-name="Standard">Warping needs 1.354877233505249seconds</text:p>
      <text:p text:style-name="Standard">Warping needs 1.2850713729858398seconds</text:p>
      <text:p text:style-name="Standard">SimilarityRegNet forward needs 1.5457987785339355seconds</text:p>
      <text:p text:style-name="Standard">Epoch 0/4, Iter 375/1029, train loss = 33.613, time = 13.753</text:p>
      <text:p text:style-name="Standard">Warping needs 1.3703985214233398seconds</text:p>
      <text:p text:style-name="Standard">Warping needs 1.3000612258911133seconds</text:p>
      <text:p text:style-name="Standard">SimilarityRegNet forward needs 1.972595453262329seconds</text:p>
      <text:p text:style-name="Standard">Epoch 0/4, Iter 376/1029, train loss = 51.469, time = 14.121</text:p>
      <text:p text:style-name="Standard">Warping needs 1.3703548908233643seconds</text:p>
      <text:p text:style-name="Standard">Warping needs 1.2844009399414062seconds</text:p>
      <text:p text:style-name="Standard">SimilarityRegNet forward needs 1.968226671218872seconds</text:p>
      <text:p text:style-name="Standard">Epoch 0/4, Iter 377/1029, train loss = 59.414, time = 14.045</text:p>
      <text:p text:style-name="Standard">Warping needs 1.3517539501190186seconds</text:p>
      <text:p text:style-name="Standard">Warping needs 1.2695088386535645seconds</text:p>
      <text:p text:style-name="Standard">SimilarityRegNet forward needs 1.9474711418151855seconds</text:p>
      <text:p text:style-name="Standard">Epoch 0/4, Iter 378/1029, train loss = 36.515, time = 13.826</text:p>
      <text:p text:style-name="Standard">Warping needs 1.3676490783691406seconds</text:p>
      <text:p text:style-name="Standard">Warping needs 1.26578950881958seconds</text:p>
      <text:p text:style-name="Standard">SimilarityRegNet forward needs 1.5289435386657715seconds</text:p>
      <text:p text:style-name="Standard">Epoch 0/4, Iter 379/1029, train loss = 35.957, time = 13.662</text:p>
      <text:p text:style-name="Standard">Warping needs 1.359544038772583seconds</text:p>
      <text:p text:style-name="Standard">Warping needs 1.2760734558105469seconds</text:p>
      <text:p text:style-name="Standard">SimilarityRegNet forward needs 1.9501607418060303seconds</text:p>
      <text:p text:style-name="Standard">Epoch 0/4, Iter 380/1029, train loss = 59.301, time = 14.202</text:p>
      <text:p text:style-name="Standard">Warping needs 1.350822925567627seconds</text:p>
      <text:p text:style-name="Standard">Warping needs 1.2776484489440918seconds</text:p>
      <text:p text:style-name="Standard">SimilarityRegNet forward needs 1.5518975257873535seconds</text:p>
      <text:p text:style-name="Standard">Epoch 0/4, Iter 381/1029, train loss = 61.149, time = 13.660</text:p>
      <text:p text:style-name="Standard">Warping needs 1.3944237232208252seconds</text:p>
      <text:p text:style-name="Standard">Warping needs 1.3150711059570312seconds</text:p>
      <text:p text:style-name="Standard">SimilarityRegNet forward needs 1.99485445022583seconds</text:p>
      <text:p text:style-name="Standard">Epoch 0/4, Iter 382/1029, train loss = 33.189, time = 17.639</text:p>
      <text:p text:style-name="Standard">Warping needs 2.6594948768615723seconds</text:p>
      <text:p text:style-name="Standard">Warping needs 2.3264918327331543seconds</text:p>
      <text:p text:style-name="Standard">SimilarityRegNet forward needs 3.3569729328155518seconds</text:p>
      <text:p text:style-name="Standard">Epoch 0/4, Iter 383/1029, train loss = 39.087, time = 20.485</text:p>
      <text:p text:style-name="Standard">Warping needs 1.3230509757995605seconds</text:p>
      <text:p text:style-name="Standard">Warping needs 1.2310798168182373seconds</text:p>
      <text:p text:style-name="Standard">SimilarityRegNet forward needs 1.5063717365264893seconds</text:p>
      <text:p text:style-name="Standard">Epoch 0/4, Iter 384/1029, train loss = 41.340, time = 13.315</text:p>
      <text:p text:style-name="Standard">Warping needs 1.3598220348358154seconds</text:p>
      <text:p text:style-name="Standard">Warping needs 1.2544753551483154seconds</text:p>
      <text:p text:style-name="Standard"><text:soft-page-break/>SimilarityRegNet forward needs 1.600623607635498seconds</text:p>
      <text:p text:style-name="Standard">Epoch 0/4, Iter 385/1029, train loss = 31.240, time = 13.517</text:p>
      <text:p text:style-name="Standard">Warping needs 1.3700909614562988seconds</text:p>
      <text:p text:style-name="Standard">Warping needs 1.2721614837646484seconds</text:p>
      <text:p text:style-name="Standard">SimilarityRegNet forward needs 1.8031165599822998seconds</text:p>
      <text:p text:style-name="Standard">Epoch 0/4, Iter 386/1029, train loss = 77.782, time = 13.896</text:p>
      <text:p text:style-name="Standard">Warping needs 1.3584108352661133seconds</text:p>
      <text:p text:style-name="Standard">Warping needs 1.2653625011444092seconds</text:p>
      <text:p text:style-name="Standard">SimilarityRegNet forward needs 1.9528546333312988seconds</text:p>
      <text:p text:style-name="Standard">Epoch 0/4, Iter 387/1029, train loss = 41.192, time = 13.921</text:p>
      <text:p text:style-name="Standard">Warping needs 1.3723042011260986seconds</text:p>
      <text:p text:style-name="Standard">Warping needs 1.2905311584472656seconds</text:p>
      <text:p text:style-name="Standard">SimilarityRegNet forward needs 1.9699485301971436seconds</text:p>
      <text:p text:style-name="Standard">Epoch 0/4, Iter 388/1029, train loss = 37.808, time = 14.273</text:p>
      <text:p text:style-name="Standard">Warping needs 1.3670406341552734seconds</text:p>
      <text:p text:style-name="Standard">Warping needs 1.284203290939331seconds</text:p>
      <text:p text:style-name="Standard">SimilarityRegNet forward needs 1.9699454307556152seconds</text:p>
      <text:p text:style-name="Standard">Epoch 0/4, Iter 389/1029, train loss = 64.648, time = 14.088</text:p>
      <text:p text:style-name="Standard">Warping needs 1.387040138244629seconds</text:p>
      <text:p text:style-name="Standard">Warping needs 1.286228895187378seconds</text:p>
      <text:p text:style-name="Standard">SimilarityRegNet forward needs 1.7045466899871826seconds</text:p>
      <text:p text:style-name="Standard">Epoch 0/4, Iter 390/1029, train loss = 50.314, time = 13.667</text:p>
      <text:p text:style-name="Standard">Warping needs 1.7430000305175781seconds</text:p>
      <text:p text:style-name="Standard">Warping needs 2.190204381942749seconds</text:p>
      <text:p text:style-name="Standard">SimilarityRegNet forward needs 3.6693813800811768seconds</text:p>
      <text:p text:style-name="Standard">Epoch 0/4, Iter 391/1029, train loss = 40.659, time = 24.279</text:p>
      <text:p text:style-name="Standard">Warping needs 1.6710715293884277seconds</text:p>
      <text:p text:style-name="Standard">Warping needs 1.2407913208007812seconds</text:p>
      <text:p text:style-name="Standard">SimilarityRegNet forward needs 1.8496854305267334seconds</text:p>
      <text:p text:style-name="Standard">Epoch 0/4, Iter 392/1029, train loss = 35.060, time = 13.957</text:p>
      <text:p text:style-name="Standard">Warping needs 1.336646556854248seconds</text:p>
      <text:p text:style-name="Standard">Warping needs 1.2459726333618164seconds</text:p>
      <text:p text:style-name="Standard">SimilarityRegNet forward needs 1.9116191864013672seconds</text:p>
      <text:p text:style-name="Standard">Epoch 0/4, Iter 393/1029, train loss = 36.905, time = 13.728</text:p>
      <text:p text:style-name="Standard">Warping needs 1.3286144733428955seconds</text:p>
      <text:p text:style-name="Standard">Warping needs 1.2434041500091553seconds</text:p>
      <text:p text:style-name="Standard">SimilarityRegNet forward needs 1.898447036743164seconds</text:p>
      <text:p text:style-name="Standard">Epoch 0/4, Iter 394/1029, train loss = 28.871, time = 13.534</text:p>
      <text:p text:style-name="Standard">Warping needs 1.3399758338928223seconds</text:p>
      <text:p text:style-name="Standard">Warping needs 1.2516231536865234seconds</text:p>
      <text:p text:style-name="Standard">SimilarityRegNet forward needs 1.5220153331756592seconds</text:p>
      <text:p text:style-name="Standard">Epoch 0/4, Iter 395/1029, train loss = 20.936, time = 13.541</text:p>
      <text:p text:style-name="Standard">Warping needs 1.3473052978515625seconds</text:p>
      <text:p text:style-name="Standard">Warping needs 1.2589657306671143seconds</text:p>
      <text:p text:style-name="Standard">SimilarityRegNet forward needs 1.518979787826538seconds</text:p>
      <text:p text:style-name="Standard">Epoch 0/4, Iter 396/1029, train loss = 49.575, time = 13.406</text:p>
      <text:p text:style-name="Standard">Warping needs 1.3684196472167969seconds</text:p>
      <text:p text:style-name="Standard">Warping needs 1.3008060455322266seconds</text:p>
      <text:p text:style-name="Standard">SimilarityRegNet forward needs 1.6903135776519775seconds</text:p>
      <text:p text:style-name="Standard">Epoch 0/4, Iter 397/1029, train loss = 24.098, time = 13.721</text:p>
      <text:p text:style-name="Standard">Warping needs 1.3384513854980469seconds</text:p>
      <text:p text:style-name="Standard">Warping needs 1.2748053073883057seconds</text:p>
      <text:p text:style-name="Standard"><text:soft-page-break/>SimilarityRegNet forward needs 1.5548217296600342seconds</text:p>
      <text:p text:style-name="Standard">Epoch 0/4, Iter 398/1029, train loss = 49.269, time = 13.466</text:p>
      <text:p text:style-name="Standard">Warping needs 1.3794403076171875seconds</text:p>
      <text:p text:style-name="Standard">Warping needs 1.2722232341766357seconds</text:p>
      <text:p text:style-name="Standard">SimilarityRegNet forward needs 1.5357558727264404seconds</text:p>
      <text:p text:style-name="Standard">Epoch 0/4, Iter 399/1029, train loss = 41.264, time = 19.538</text:p>
      <text:p text:style-name="Standard">Warping needs 2.4411017894744873seconds</text:p>
      <text:p text:style-name="Standard">Warping needs 2.163860321044922seconds</text:p>
      <text:p text:style-name="Standard">SimilarityRegNet forward needs 2.535095453262329seconds</text:p>
      <text:p text:style-name="Standard">Epoch 0/4, Iter 400/1029, train loss = 67.367, time = 18.809</text:p>
      <text:p text:style-name="Standard">Warping needs 1.2886073589324951seconds</text:p>
      <text:p text:style-name="Standard">Warping needs 1.2197566032409668seconds</text:p>
      <text:p text:style-name="Standard">SimilarityRegNet forward needs 1.49705171585083seconds</text:p>
      <text:p text:style-name="Standard">Epoch 0/4, Iter 401/1029, train loss = 41.026, time = 13.317</text:p>
      <text:p text:style-name="Standard">Warping needs 1.3308639526367188seconds</text:p>
      <text:p text:style-name="Standard">Warping needs 1.2525453567504883seconds</text:p>
      <text:p text:style-name="Standard">SimilarityRegNet forward needs 1.5370373725891113seconds</text:p>
      <text:p text:style-name="Standard">Epoch 0/4, Iter 402/1029, train loss = 62.238, time = 13.632</text:p>
      <text:p text:style-name="Standard">Warping needs 1.3399097919464111seconds</text:p>
      <text:p text:style-name="Standard">Warping needs 1.2659571170806885seconds</text:p>
      <text:p text:style-name="Standard">SimilarityRegNet forward needs 1.5427210330963135seconds</text:p>
      <text:p text:style-name="Standard">Epoch 0/4, Iter 403/1029, train loss = 38.407, time = 13.595</text:p>
      <text:p text:style-name="Standard">Warping needs 1.3363990783691406seconds</text:p>
      <text:p text:style-name="Standard">Warping needs 1.2472078800201416seconds</text:p>
      <text:p text:style-name="Standard">SimilarityRegNet forward needs 1.529590129852295seconds</text:p>
      <text:p text:style-name="Standard">Epoch 0/4, Iter 404/1029, train loss = 57.438, time = 13.313</text:p>
      <text:p text:style-name="Standard">Warping needs 1.3334362506866455seconds</text:p>
      <text:p text:style-name="Standard">Warping needs 1.2560842037200928seconds</text:p>
      <text:p text:style-name="Standard">SimilarityRegNet forward needs 1.5458555221557617seconds</text:p>
      <text:p text:style-name="Standard">Epoch 0/4, Iter 405/1029, train loss = 40.855, time = 13.417</text:p>
      <text:p text:style-name="Standard">Warping needs 1.329787254333496seconds</text:p>
      <text:p text:style-name="Standard">Warping needs 1.239295244216919seconds</text:p>
      <text:p text:style-name="Standard">SimilarityRegNet forward needs 1.9140703678131104seconds</text:p>
      <text:p text:style-name="Standard">Epoch 0/4, Iter 406/1029, train loss = 71.415, time = 13.780</text:p>
      <text:p text:style-name="Standard">Warping needs 1.3497576713562012seconds</text:p>
      <text:p text:style-name="Standard">Warping needs 1.2694780826568604seconds</text:p>
      <text:p text:style-name="Standard">SimilarityRegNet forward needs 1.9344043731689453seconds</text:p>
      <text:p text:style-name="Standard">Epoch 0/4, Iter 407/1029, train loss = 47.649, time = 14.005</text:p>
      <text:p text:style-name="Standard">Warping needs 1.3466486930847168seconds</text:p>
      <text:p text:style-name="Standard">Warping needs 1.275883436203003seconds</text:p>
      <text:p text:style-name="Standard">SimilarityRegNet forward needs 1.9580674171447754seconds</text:p>
      <text:p text:style-name="Standard">Epoch 0/4, Iter 408/1029, train loss = 70.648, time = 17.298</text:p>
      <text:p text:style-name="Standard">Warping needs 2.651993751525879seconds</text:p>
      <text:p text:style-name="Standard">Warping needs 2.2901451587677seconds</text:p>
      <text:p text:style-name="Standard">SimilarityRegNet forward needs 2.6802191734313965seconds</text:p>
      <text:p text:style-name="Standard">Epoch 0/4, Iter 409/1029, train loss = 49.895, time = 20.444</text:p>
      <text:p text:style-name="Standard">Warping needs 1.3048522472381592seconds</text:p>
      <text:p text:style-name="Standard">Warping needs 1.2271482944488525seconds</text:p>
      <text:p text:style-name="Standard">SimilarityRegNet forward needs 1.8778784275054932seconds</text:p>
      <text:p text:style-name="Standard">Epoch 0/4, Iter 410/1029, train loss = 18.822, time = 13.648</text:p>
      <text:p text:style-name="Standard">Warping needs 1.348048210144043seconds</text:p>
      <text:p text:style-name="Standard">Warping needs 1.2471792697906494seconds</text:p>
      <text:p text:style-name="Standard"><text:soft-page-break/>SimilarityRegNet forward needs 1.6509239673614502seconds</text:p>
      <text:p text:style-name="Standard">Epoch 0/4, Iter 411/1029, train loss = 26.879, time = 13.493</text:p>
      <text:p text:style-name="Standard">Warping needs 1.3473584651947021seconds</text:p>
      <text:p text:style-name="Standard">Warping needs 1.2620112895965576seconds</text:p>
      <text:p text:style-name="Standard">SimilarityRegNet forward needs 1.9291601181030273seconds</text:p>
      <text:p text:style-name="Standard">Epoch 0/4, Iter 412/1029, train loss = 62.815, time = 13.840</text:p>
      <text:p text:style-name="Standard">Warping needs 1.3815701007843018seconds</text:p>
      <text:p text:style-name="Standard">Warping needs 1.2713563442230225seconds</text:p>
      <text:p text:style-name="Standard">SimilarityRegNet forward needs 1.9534142017364502seconds</text:p>
      <text:p text:style-name="Standard">Epoch 0/4, Iter 413/1029, train loss = 30.147, time = 13.780</text:p>
      <text:p text:style-name="Standard">Warping needs 1.3821661472320557seconds</text:p>
      <text:p text:style-name="Standard">Warping needs 1.3118212223052979seconds</text:p>
      <text:p text:style-name="Standard">SimilarityRegNet forward needs 1.9863967895507812seconds</text:p>
      <text:p text:style-name="Standard">Epoch 0/4, Iter 414/1029, train loss = 37.928, time = 13.961</text:p>
      <text:p text:style-name="Standard">Warping needs 1.3452095985412598seconds</text:p>
      <text:p text:style-name="Standard">Warping needs 1.2866113185882568seconds</text:p>
      <text:p text:style-name="Standard">SimilarityRegNet forward needs 1.553152322769165seconds</text:p>
      <text:p text:style-name="Standard">Epoch 0/4, Iter 415/1029, train loss = 28.733, time = 13.555</text:p>
      <text:p text:style-name="Standard">Warping needs 1.3957223892211914seconds</text:p>
      <text:p text:style-name="Standard">Warping needs 1.2805256843566895seconds</text:p>
      <text:p text:style-name="Standard">SimilarityRegNet forward needs 1.693124532699585seconds</text:p>
      <text:p text:style-name="Standard">Epoch 0/4, Iter 416/1029, train loss = 45.661, time = 19.417</text:p>
      <text:p text:style-name="Standard">Warping needs 2.49946928024292seconds</text:p>
      <text:p text:style-name="Standard">Warping needs 2.1567909717559814seconds</text:p>
      <text:p text:style-name="Standard">SimilarityRegNet forward needs 2.726961374282837seconds</text:p>
      <text:p text:style-name="Standard">Epoch 0/4, Iter 417/1029, train loss = 46.375, time = 17.358</text:p>
      <text:p text:style-name="Standard">Warping needs 1.3293185234069824seconds</text:p>
      <text:p text:style-name="Standard">Warping needs 1.2432186603546143seconds</text:p>
      <text:p text:style-name="Standard">SimilarityRegNet forward needs 1.9228627681732178seconds</text:p>
      <text:p text:style-name="Standard">Epoch 0/4, Iter 418/1029, train loss = 50.650, time = 13.715</text:p>
      <text:p text:style-name="Standard">Warping needs 1.3480603694915771seconds</text:p>
      <text:p text:style-name="Standard">Warping needs 1.2632277011871338seconds</text:p>
      <text:p text:style-name="Standard">SimilarityRegNet forward needs 1.9349677562713623seconds</text:p>
      <text:p text:style-name="Standard">Epoch 0/4, Iter 419/1029, train loss = 31.828, time = 13.963</text:p>
      <text:p text:style-name="Standard">Warping needs 1.3232083320617676seconds</text:p>
      <text:p text:style-name="Standard">Warping needs 1.2631659507751465seconds</text:p>
      <text:p text:style-name="Standard">SimilarityRegNet forward needs 1.526979923248291seconds</text:p>
      <text:p text:style-name="Standard">Epoch 0/4, Iter 420/1029, train loss = 42.648, time = 13.675</text:p>
      <text:p text:style-name="Standard">Warping needs 1.3298468589782715seconds</text:p>
      <text:p text:style-name="Standard">Warping needs 1.264272928237915seconds</text:p>
      <text:p text:style-name="Standard">SimilarityRegNet forward needs 1.5342247486114502seconds</text:p>
      <text:p text:style-name="Standard">Epoch 0/4, Iter 421/1029, train loss = 51.916, time = 13.279</text:p>
      <text:p text:style-name="Standard">Warping needs 1.3291239738464355seconds</text:p>
      <text:p text:style-name="Standard">Warping needs 1.2618777751922607seconds</text:p>
      <text:p text:style-name="Standard">SimilarityRegNet forward needs 1.9522747993469238seconds</text:p>
      <text:p text:style-name="Standard">Epoch 0/4, Iter 422/1029, train loss = 60.681, time = 14.106</text:p>
      <text:p text:style-name="Standard">Warping needs 1.3340370655059814seconds</text:p>
      <text:p text:style-name="Standard">Warping needs 1.2587025165557861seconds</text:p>
      <text:p text:style-name="Standard">SimilarityRegNet forward needs 1.9566795825958252seconds</text:p>
      <text:p text:style-name="Standard">Epoch 0/4, Iter 423/1029, train loss = 51.036, time = 14.144</text:p>
      <text:p text:style-name="Standard">Warping needs 1.3427088260650635seconds</text:p>
      <text:p text:style-name="Standard">Warping needs 1.2624831199645996seconds</text:p>
      <text:p text:style-name="Standard"><text:soft-page-break/>SimilarityRegNet forward needs 1.9408009052276611seconds</text:p>
      <text:p text:style-name="Standard">Epoch 0/4, Iter 424/1029, train loss = 46.137, time = 13.988</text:p>
      <text:p text:style-name="Standard">Warping needs 1.3404040336608887seconds</text:p>
      <text:p text:style-name="Standard">Warping needs 1.2617018222808838seconds</text:p>
      <text:p text:style-name="Standard">SimilarityRegNet forward needs 1.9478633403778076seconds</text:p>
      <text:p text:style-name="Standard">Epoch 0/4, Iter 425/1029, train loss = 46.496, time = 13.806</text:p>
      <text:p text:style-name="Standard">Warping needs 1.3333282470703125seconds</text:p>
      <text:p text:style-name="Standard">Warping needs 1.2462294101715088seconds</text:p>
      <text:p text:style-name="Standard">SimilarityRegNet forward needs 1.5392706394195557seconds</text:p>
      <text:p text:style-name="Standard">Epoch 0/4, Iter 426/1029, train loss = 79.146, time = 20.191</text:p>
      <text:p text:style-name="Standard">Warping needs 2.3524293899536133seconds</text:p>
      <text:p text:style-name="Standard">Warping needs 2.1032378673553467seconds</text:p>
      <text:p text:style-name="Standard">SimilarityRegNet forward needs 2.9099533557891846seconds</text:p>
      <text:p text:style-name="Standard">Epoch 0/4, Iter 427/1029, train loss = 82.851, time = 19.895</text:p>
      <text:p text:style-name="Standard">Warping needs 1.2824535369873047seconds</text:p>
      <text:p text:style-name="Standard">Warping needs 1.2282588481903076seconds</text:p>
      <text:p text:style-name="Standard">SimilarityRegNet forward needs 1.5686054229736328seconds</text:p>
      <text:p text:style-name="Standard">Epoch 0/4, Iter 428/1029, train loss = 42.119, time = 13.394</text:p>
      <text:p text:style-name="Standard">Warping needs 1.3480401039123535seconds</text:p>
      <text:p text:style-name="Standard">Warping needs 1.2945871353149414seconds</text:p>
      <text:p text:style-name="Standard">SimilarityRegNet forward needs 1.7201764583587646seconds</text:p>
      <text:p text:style-name="Standard">Epoch 0/4, Iter 429/1029, train loss = 19.108, time = 13.824</text:p>
      <text:p text:style-name="Standard">Warping needs 1.3388457298278809seconds</text:p>
      <text:p text:style-name="Standard">Warping needs 1.270650863647461seconds</text:p>
      <text:p text:style-name="Standard">SimilarityRegNet forward needs 1.5260531902313232seconds</text:p>
      <text:p text:style-name="Standard">Epoch 0/4, Iter 430/1029, train loss = 58.612, time = 13.377</text:p>
      <text:p text:style-name="Standard">Warping needs 1.354611873626709seconds</text:p>
      <text:p text:style-name="Standard">Warping needs 1.2611651420593262seconds</text:p>
      <text:p text:style-name="Standard">SimilarityRegNet forward needs 1.5344412326812744seconds</text:p>
      <text:p text:style-name="Standard">Epoch 0/4, Iter 431/1029, train loss = 52.719, time = 13.546</text:p>
      <text:p text:style-name="Standard">Warping needs 1.3798348903656006seconds</text:p>
      <text:p text:style-name="Standard">Warping needs 1.26777982711792seconds</text:p>
      <text:p text:style-name="Standard">SimilarityRegNet forward needs 1.9494435787200928seconds</text:p>
      <text:p text:style-name="Standard">Epoch 0/4, Iter 432/1029, train loss = 26.353, time = 14.102</text:p>
      <text:p text:style-name="Standard">Warping needs 1.3698291778564453seconds</text:p>
      <text:p text:style-name="Standard">Warping needs 1.2650625705718994seconds</text:p>
      <text:p text:style-name="Standard">SimilarityRegNet forward needs 1.9546802043914795seconds</text:p>
      <text:p text:style-name="Standard">Epoch 0/4, Iter 433/1029, train loss = 44.557, time = 13.972</text:p>
      <text:p text:style-name="Standard">Warping needs 1.3560917377471924seconds</text:p>
      <text:p text:style-name="Standard">Warping needs 1.297281265258789seconds</text:p>
      <text:p text:style-name="Standard">SimilarityRegNet forward needs 1.9729554653167725seconds</text:p>
      <text:p text:style-name="Standard">Epoch 0/4, Iter 434/1029, train loss = 45.842, time = 14.034</text:p>
      <text:p text:style-name="Standard">Warping needs 1.3840296268463135seconds</text:p>
      <text:p text:style-name="Standard">Warping needs 1.2844655513763428seconds</text:p>
      <text:p text:style-name="Standard">SimilarityRegNet forward needs 1.9719085693359375seconds</text:p>
      <text:p text:style-name="Standard">Epoch 0/4, Iter 435/1029, train loss = 29.682, time = 14.071</text:p>
      <text:p text:style-name="Standard">Warping needs 1.3802213668823242seconds</text:p>
      <text:p text:style-name="Standard">Warping needs 1.2764389514923096seconds</text:p>
      <text:p text:style-name="Standard">SimilarityRegNet forward needs 2.5550241470336914seconds</text:p>
      <text:p text:style-name="Standard">Epoch 0/4, Iter 436/1029, train loss = 34.321, time = 22.915</text:p>
      <text:p text:style-name="Standard">Warping needs 2.4464211463928223seconds</text:p>
      <text:p text:style-name="Standard">Warping needs 1.5330171585083008seconds</text:p>
      <text:p text:style-name="Standard"><text:soft-page-break/>SimilarityRegNet forward needs 1.9129910469055176seconds</text:p>
      <text:p text:style-name="Standard">Epoch 0/4, Iter 437/1029, train loss = 48.558, time = 15.593</text:p>
      <text:p text:style-name="Standard">Warping needs 1.3372764587402344seconds</text:p>
      <text:p text:style-name="Standard">Warping needs 1.2567353248596191seconds</text:p>
      <text:p text:style-name="Standard">SimilarityRegNet forward needs 1.9281327724456787seconds</text:p>
      <text:p text:style-name="Standard">Epoch 0/4, Iter 438/1029, train loss = 30.968, time = 13.711</text:p>
      <text:p text:style-name="Standard">Warping needs 1.3329448699951172seconds</text:p>
      <text:p text:style-name="Standard">Warping needs 1.2261626720428467seconds</text:p>
      <text:p text:style-name="Standard">SimilarityRegNet forward needs 1.52738618850708seconds</text:p>
      <text:p text:style-name="Standard">Epoch 0/4, Iter 439/1029, train loss = 25.643, time = 13.504</text:p>
      <text:p text:style-name="Standard">Warping needs 1.3425004482269287seconds</text:p>
      <text:p text:style-name="Standard">Warping needs 1.264115810394287seconds</text:p>
      <text:p text:style-name="Standard">SimilarityRegNet forward needs 2.0557873249053955seconds</text:p>
      <text:p text:style-name="Standard">Epoch 0/4, Iter 440/1029, train loss = 33.758, time = 15.048</text:p>
      <text:p text:style-name="Standard">Warping needs 1.3257911205291748seconds</text:p>
      <text:p text:style-name="Standard">Warping needs 1.2609362602233887seconds</text:p>
      <text:p text:style-name="Standard">SimilarityRegNet forward needs 2.1153292655944824seconds</text:p>
      <text:p text:style-name="Standard">Epoch 0/4, Iter 441/1029, train loss = 58.133, time = 14.610</text:p>
      <text:p text:style-name="Standard">Warping needs 1.4998846054077148seconds</text:p>
      <text:p text:style-name="Standard">Warping needs 1.4236786365509033seconds</text:p>
      <text:p text:style-name="Standard">SimilarityRegNet forward needs 1.562622308731079seconds</text:p>
      <text:p text:style-name="Standard">Epoch 0/4, Iter 442/1029, train loss = 60.874, time = 13.888</text:p>
      <text:p text:style-name="Standard">Warping needs 1.3579185009002686seconds</text:p>
      <text:p text:style-name="Standard">Warping needs 1.2667317390441895seconds</text:p>
      <text:p text:style-name="Standard">SimilarityRegNet forward needs 1.9242784976959229seconds</text:p>
      <text:p text:style-name="Standard">Epoch 0/4, Iter 443/1029, train loss = 63.250, time = 13.805</text:p>
      <text:p text:style-name="Standard">Warping needs 1.380408763885498seconds</text:p>
      <text:p text:style-name="Standard">Warping needs 1.2942380905151367seconds</text:p>
      <text:p text:style-name="Standard">SimilarityRegNet forward needs 1.6996147632598877seconds</text:p>
      <text:p text:style-name="Standard">Epoch 0/4, Iter 444/1029, train loss = 69.815, time = 13.829</text:p>
      <text:p text:style-name="Standard">Warping needs 1.372291088104248seconds</text:p>
      <text:p text:style-name="Standard">Warping needs 1.271618127822876seconds</text:p>
      <text:p text:style-name="Standard">SimilarityRegNet forward needs 1.5270609855651855seconds</text:p>
      <text:p text:style-name="Standard">Epoch 0/4, Iter 445/1029, train loss = 69.624, time = 13.587</text:p>
      <text:p text:style-name="Standard">Warping needs 1.8760290145874023seconds</text:p>
      <text:p text:style-name="Standard">Warping needs 2.2694854736328125seconds</text:p>
      <text:p text:style-name="Standard">SimilarityRegNet forward needs 3.744868516921997seconds</text:p>
      <text:p text:style-name="Standard">Epoch 0/4, Iter 446/1029, train loss = 49.739, time = 24.492</text:p>
      <text:p text:style-name="Standard">Warping needs 1.405980110168457seconds</text:p>
      <text:p text:style-name="Standard">Warping needs 1.3297159671783447seconds</text:p>
      <text:p text:style-name="Standard">SimilarityRegNet forward needs 2.2286438941955566seconds</text:p>
      <text:p text:style-name="Standard">Epoch 0/4, Iter 447/1029, train loss = 22.250, time = 14.759</text:p>
      <text:p text:style-name="Standard">Warping needs 1.3335309028625488seconds</text:p>
      <text:p text:style-name="Standard">Warping needs 1.2433254718780518seconds</text:p>
      <text:p text:style-name="Standard">SimilarityRegNet forward needs 2.178443431854248seconds</text:p>
      <text:p text:style-name="Standard">Epoch 0/4, Iter 448/1029, train loss = 34.408, time = 14.608</text:p>
      <text:p text:style-name="Standard">Warping needs 1.352752447128296seconds</text:p>
      <text:p text:style-name="Standard">Warping needs 1.2669517993927002seconds</text:p>
      <text:p text:style-name="Standard">SimilarityRegNet forward needs 2.169978141784668seconds</text:p>
      <text:p text:style-name="Standard">Epoch 0/4, Iter 449/1029, train loss = 45.305, time = 14.968</text:p>
      <text:p text:style-name="Standard">Warping needs 1.3752152919769287seconds</text:p>
      <text:p text:style-name="Standard">Warping needs 1.4403221607208252seconds</text:p>
      <text:p text:style-name="Standard"><text:soft-page-break/>SimilarityRegNet forward needs 1.613858699798584seconds</text:p>
      <text:p text:style-name="Standard">Epoch 0/4, Iter 450/1029, train loss = 34.485, time = 14.918</text:p>
      <text:p text:style-name="Standard">Warping needs 1.3608322143554688seconds</text:p>
      <text:p text:style-name="Standard">Warping needs 1.2887792587280273seconds</text:p>
      <text:p text:style-name="Standard">SimilarityRegNet forward needs 1.978562593460083seconds</text:p>
      <text:p text:style-name="Standard">Epoch 0/4, Iter 451/1029, train loss = 53.027, time = 14.702</text:p>
      <text:p text:style-name="Standard">Warping needs 1.4084770679473877seconds</text:p>
      <text:p text:style-name="Standard">Warping needs 1.336895227432251seconds</text:p>
      <text:p text:style-name="Standard">SimilarityRegNet forward needs 2.0522639751434326seconds</text:p>
      <text:p text:style-name="Standard">Epoch 0/4, Iter 452/1029, train loss = 22.255, time = 15.581</text:p>
      <text:p text:style-name="Standard">Warping needs 1.5330264568328857seconds</text:p>
      <text:p text:style-name="Standard">Warping needs 1.4824254512786865seconds</text:p>
      <text:p text:style-name="Standard">SimilarityRegNet forward needs 1.717515230178833seconds</text:p>
      <text:p text:style-name="Standard">Epoch 0/4, Iter 453/1029, train loss = 63.805, time = 15.112</text:p>
      <text:p text:style-name="Standard">Warping needs 1.4570631980895996seconds</text:p>
      <text:p text:style-name="Standard">Warping needs 1.3469271659851074seconds</text:p>
      <text:p text:style-name="Standard">SimilarityRegNet forward needs 1.9937999248504639seconds</text:p>
      <text:p text:style-name="Standard">Epoch 0/4, Iter 454/1029, train loss = 83.041, time = 23.670</text:p>
      <text:p text:style-name="Standard">Warping needs 2.7247815132141113seconds</text:p>
      <text:p text:style-name="Standard">Warping needs 2.21077561378479seconds</text:p>
      <text:p text:style-name="Standard">SimilarityRegNet forward needs 2.6169536113739014seconds</text:p>
      <text:p text:style-name="Standard">Epoch 0/4, Iter 455/1029, train loss = 36.469, time = 18.135</text:p>
      <text:p text:style-name="Standard">Warping needs 1.3639535903930664seconds</text:p>
      <text:p text:style-name="Standard">Warping needs 1.3200674057006836seconds</text:p>
      <text:p text:style-name="Standard">SimilarityRegNet forward needs 1.9121849536895752seconds</text:p>
      <text:p text:style-name="Standard">Epoch 0/4, Iter 456/1029, train loss = 38.463, time = 13.919</text:p>
      <text:p text:style-name="Standard">Warping needs 1.3452095985412598seconds</text:p>
      <text:p text:style-name="Standard">Warping needs 1.2638497352600098seconds</text:p>
      <text:p text:style-name="Standard">SimilarityRegNet forward needs 1.5378739833831787seconds</text:p>
      <text:p text:style-name="Standard">Epoch 0/4, Iter 457/1029, train loss = 35.124, time = 13.564</text:p>
      <text:p text:style-name="Standard">Warping needs 1.359941005706787seconds</text:p>
      <text:p text:style-name="Standard">Warping needs 1.2657561302185059seconds</text:p>
      <text:p text:style-name="Standard">SimilarityRegNet forward needs 1.9168915748596191seconds</text:p>
      <text:p text:style-name="Standard">Epoch 0/4, Iter 458/1029, train loss = 17.730, time = 13.862</text:p>
      <text:p text:style-name="Standard">Warping needs 1.355391025543213seconds</text:p>
      <text:p text:style-name="Standard">Warping needs 1.2522499561309814seconds</text:p>
      <text:p text:style-name="Standard">SimilarityRegNet forward needs 1.4996356964111328seconds</text:p>
      <text:p text:style-name="Standard">Epoch 0/4, Iter 459/1029, train loss = 47.006, time = 13.285</text:p>
      <text:p text:style-name="Standard">Warping needs 1.4044582843780518seconds</text:p>
      <text:p text:style-name="Standard">Warping needs 1.3255031108856201seconds</text:p>
      <text:p text:style-name="Standard">SimilarityRegNet forward needs 2.003488063812256seconds</text:p>
      <text:p text:style-name="Standard">Epoch 0/4, Iter 460/1029, train loss = 28.334, time = 14.559</text:p>
      <text:p text:style-name="Standard">Warping needs 1.3378970623016357seconds</text:p>
      <text:p text:style-name="Standard">Warping needs 1.3013951778411865seconds</text:p>
      <text:p text:style-name="Standard">SimilarityRegNet forward needs 2.0114407539367676seconds</text:p>
      <text:p text:style-name="Standard">Epoch 0/4, Iter 461/1029, train loss = 47.710, time = 14.970</text:p>
      <text:p text:style-name="Standard">Warping needs 1.3993077278137207seconds</text:p>
      <text:p text:style-name="Standard">Warping needs 1.3137097358703613seconds</text:p>
      <text:p text:style-name="Standard">SimilarityRegNet forward needs 1.6753969192504883seconds</text:p>
      <text:p text:style-name="Standard">Epoch 0/4, Iter 462/1029, train loss = 33.241, time = 15.619</text:p>
      <text:p text:style-name="Standard">Warping needs 2.668433904647827seconds</text:p>
      <text:p text:style-name="Standard">Warping needs 2.534189224243164seconds</text:p>
      <text:p text:style-name="Standard"><text:soft-page-break/>SimilarityRegNet forward needs 3.570044994354248seconds</text:p>
      <text:p text:style-name="Standard">Epoch 0/4, Iter 463/1029, train loss = 56.547, time = 23.670</text:p>
      <text:p text:style-name="Standard">Warping needs 1.2868788242340088seconds</text:p>
      <text:p text:style-name="Standard">Warping needs 1.2074456214904785seconds</text:p>
      <text:p text:style-name="Standard">SimilarityRegNet forward needs 1.904073715209961seconds</text:p>
      <text:p text:style-name="Standard">Epoch 0/4, Iter 464/1029, train loss = 53.764, time = 13.612</text:p>
      <text:p text:style-name="Standard">Warping needs 1.3258285522460938seconds</text:p>
      <text:p text:style-name="Standard">Warping needs 1.239729642868042seconds</text:p>
      <text:p text:style-name="Standard">SimilarityRegNet forward needs 1.4953279495239258seconds</text:p>
      <text:p text:style-name="Standard">Epoch 0/4, Iter 465/1029, train loss = 29.120, time = 13.818</text:p>
      <text:p text:style-name="Standard">Warping needs 1.4908108711242676seconds</text:p>
      <text:p text:style-name="Standard">Warping needs 1.398183822631836seconds</text:p>
      <text:p text:style-name="Standard">SimilarityRegNet forward needs 1.994368314743042seconds</text:p>
      <text:p text:style-name="Standard">Epoch 0/4, Iter 466/1029, train loss = 52.930, time = 15.553</text:p>
      <text:p text:style-name="Standard">Warping needs 1.3668029308319092seconds</text:p>
      <text:p text:style-name="Standard">Warping needs 1.308370590209961seconds</text:p>
      <text:p text:style-name="Standard">SimilarityRegNet forward needs 1.9598894119262695seconds</text:p>
      <text:p text:style-name="Standard">Epoch 0/4, Iter 467/1029, train loss = 48.659, time = 14.463</text:p>
      <text:p text:style-name="Standard">Warping needs 1.401014804840088seconds</text:p>
      <text:p text:style-name="Standard">Warping needs 1.3122732639312744seconds</text:p>
      <text:p text:style-name="Standard">SimilarityRegNet forward needs 1.8351457118988037seconds</text:p>
      <text:p text:style-name="Standard">Epoch 0/4, Iter 468/1029, train loss = 79.291, time = 14.485</text:p>
      <text:p text:style-name="Standard">Warping needs 1.440671682357788seconds</text:p>
      <text:p text:style-name="Standard">Warping needs 1.405911922454834seconds</text:p>
      <text:p text:style-name="Standard">SimilarityRegNet forward needs 2.06426739692688seconds</text:p>
      <text:p text:style-name="Standard">Epoch 0/4, Iter 469/1029, train loss = 74.352, time = 16.480</text:p>
      <text:p text:style-name="Standard">Warping needs 2.7003912925720215seconds</text:p>
      <text:p text:style-name="Standard">Warping needs 2.5495553016662598seconds</text:p>
      <text:p text:style-name="Standard">SimilarityRegNet forward needs 3.9867916107177734seconds</text:p>
      <text:p text:style-name="Standard">Epoch 0/4, Iter 470/1029, train loss = 41.384, time = 26.149</text:p>
      <text:p text:style-name="Standard">Warping needs 1.2686452865600586seconds</text:p>
      <text:p text:style-name="Standard">Warping needs 1.2501311302185059seconds</text:p>
      <text:p text:style-name="Standard">SimilarityRegNet forward needs 1.8831567764282227seconds</text:p>
      <text:p text:style-name="Standard"/>
      <text:p text:style-name="Standard"/>
      <text:p text:style-name="P66">ATTEMPT 2</text:p>
      <text:p text:style-name="P7"><text:span text:style-name="T11">x = x.reshape(b</text:span><text:span text:style-name="T11">, </text:span><text:span text:style-name="T11">g</text:span><text:span text:style-name="T11">, </text:span><text:span text:style-name="T11">d</text:span><text:span text:style-name="T11">, </text:span><text:span text:style-name="T11">h*w)</text:span></text:p>
      <text:p text:style-name="P7"><text:span text:style-name="T11"/></text:p>
      <text:p text:style-name="P7"><text:span text:style-name="T11">depth_values = depth_values.unsqueeze(</text:span><text:span text:style-name="T11">2</text:span><text:span text:style-name="T11">).unsqueeze(</text:span><text:span text:style-name="T11">1</text:span><text:span text:style-name="T11">).repeat(</text:span><text:span text:style-name="T11">1</text:span><text:span text:style-name="T11">, </text:span><text:span text:style-name="T11">1</text:span><text:span text:style-name="T11">, </text:span><text:span text:style-name="T11">H</text:span><text:span text:style-name="T11">, </text:span><text:span text:style-name="T11">W)</text:span><text:line-break/><text:span text:style-name="T11">p_ij = torch.matmul(rot</text:span><text:span text:style-name="T11">, </text:span><text:span text:style-name="T11">points3d).unsqueeze(</text:span><text:span text:style-name="T11">2</text:span><text:span text:style-name="T11">).repeat(</text:span><text:span text:style-name="T11">1</text:span><text:span text:style-name="T11">, </text:span><text:span text:style-name="T11">1</text:span><text:span text:style-name="T11">, </text:span><text:span text:style-name="T11">D</text:span><text:span text:style-name="T11">, </text:span><text:span text:style-name="T11">1</text:span><text:span text:style-name="T11">)*depth_values.view(B</text:span><text:span text:style-name="T11">, </text:span><text:span text:style-name="T11">1</text:span><text:span text:style-name="T11">, </text:span><text:span text:style-name="T11">D</text:span><text:span text:style-name="T11">, </text:span><text:span text:style-name="T11">H*W) + trans.unsqueeze(</text:span><text:span text:style-name="T11">2</text:span><text:span text:style-name="T11">)</text:span></text:p>
      <text:p text:style-name="P7"><text:span text:style-name="T11"/></text:p>
      <text:p text:style-name="P7"><text:span text:style-name="T11">negative_depth_mask = p_ij[:</text:span><text:span text:style-name="T11">, </text:span><text:span text:style-name="T11">2</text:span><text:span text:style-name="T11">:] &lt; </text:span><text:span text:style-name="T11">0</text:span><text:line-break/><text:span text:style-name="T11">p_ij[:</text:span><text:span text:style-name="T11">, </text:span><text:span text:style-name="T11">2</text:span><text:span text:style-name="T11">:][negative_depth_mask] = </text:span><text:span text:style-name="T11">1.0</text:span></text:p>
      <text:p text:style-name="P7"><text:span text:style-name="T11"/></text:p>
      <text:p text:style-name="P21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7"><text:span text:style-name="T11"/></text:p>
      <text:p text:style-name="P7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2">nn.L1Loss</text:p>
      <text:p text:style-name="P2"/>
      <text:p text:style-name="P27">→<text:span text:style-name="T29"> Same!!</text:span></text:p>
      <text:p text:style-name="P2"/>
      <text:p text:style-name="P46">Warping needs 0.925377607345581seconds</text:p>
      <text:p text:style-name="P46">Warping needs 0.923943042755127seconds</text:p>
      <text:p text:style-name="P46">SimilarityRegNet forward needs 1.287891149520874seconds</text:p>
      <text:p text:style-name="P46">Epoch 0/4, Iter 0/1029, train loss = 51.470, time = 10.215</text:p>
      <text:p text:style-name="P46">Warping needs 0.966480016708374seconds</text:p>
      <text:p text:style-name="P46">Warping needs 0.9692678451538086seconds</text:p>
      <text:p text:style-name="P46">SimilarityRegNet forward needs 1.4822022914886475seconds</text:p>
      <text:p text:style-name="P46">Epoch 0/4, Iter 1/1029, train loss = 56.817, time = 10.824</text:p>
      <text:p text:style-name="P46">Warping needs 1.0212717056274414seconds</text:p>
      <text:p text:style-name="P46">Warping needs 1.0198163986206055seconds</text:p>
      <text:p text:style-name="P46">SimilarityRegNet forward needs 1.7077653408050537seconds</text:p>
      <text:p text:style-name="P46">Epoch 0/4, Iter 2/1029, train loss = 35.567, time = 11.690</text:p>
      <text:p text:style-name="P46">Warping needs 1.062537670135498seconds</text:p>
      <text:p text:style-name="P46">Warping needs 1.0734038352966309seconds</text:p>
      <text:p text:style-name="P46">SimilarityRegNet forward needs 1.719541072845459seconds</text:p>
      <text:p text:style-name="P46">Epoch 0/4, Iter 3/1029, train loss = 63.458, time = 12.342</text:p>
      <text:p text:style-name="P46">Warping needs 1.0387282371520996seconds</text:p>
      <text:p text:style-name="P46">Warping needs 1.0278618335723877seconds</text:p>
      <text:p text:style-name="P46">SimilarityRegNet forward needs 1.380685806274414seconds</text:p>
      <text:p text:style-name="P46">Epoch 0/4, Iter 4/1029, train loss = 50.162, time = 11.391</text:p>
      <text:p text:style-name="P46">Warping needs 1.0673232078552246seconds</text:p>
      <text:p text:style-name="P46">Warping needs 1.0518269538879395seconds</text:p>
      <text:p text:style-name="P46">SimilarityRegNet forward needs 1.7134251594543457seconds</text:p>
      <text:p text:style-name="P46">Epoch 0/4, Iter 5/1029, train loss = 40.541, time = 11.755</text:p>
      <text:p text:style-name="P46">Warping needs 1.146390438079834seconds</text:p>
      <text:p text:style-name="P46">Warping needs 1.063871145248413seconds</text:p>
      <text:p text:style-name="P46">SimilarityRegNet forward needs 1.6072032451629639seconds</text:p>
      <text:p text:style-name="P46">Epoch 0/4, Iter 6/1029, train loss = 41.550, time = 12.174</text:p>
      <text:p text:style-name="P46">Warping needs 1.1909377574920654seconds</text:p>
      <text:p text:style-name="P46">Warping needs 1.1748392581939697seconds</text:p>
      <text:p text:style-name="P46">SimilarityRegNet forward needs 1.7443206310272217seconds</text:p>
      <text:p text:style-name="P46"><text:soft-page-break/>Epoch 0/4, Iter 7/1029, train loss = 61.476, time = 12.787</text:p>
      <text:p text:style-name="P46">Warping needs 1.2074432373046875seconds</text:p>
      <text:p text:style-name="P46">Warping needs 1.1973545551300049seconds</text:p>
      <text:p text:style-name="P46">SimilarityRegNet forward needs 1.7732234001159668seconds</text:p>
      <text:p text:style-name="P46">Epoch 0/4, Iter 8/1029, train loss = 52.890, time = 12.300</text:p>
      <text:p text:style-name="P46">Warping needs 1.1330373287200928seconds</text:p>
      <text:p text:style-name="P46">Warping needs 1.1082489490509033seconds</text:p>
      <text:p text:style-name="P46">SimilarityRegNet forward needs 1.7919652462005615seconds</text:p>
      <text:p text:style-name="P46">Epoch 0/4, Iter 9/1029, train loss = 38.696, time = 27.648</text:p>
      <text:p text:style-name="P46">Warping needs 3.2735159397125244seconds</text:p>
      <text:p text:style-name="P46">Warping needs 2.207780122756958seconds</text:p>
      <text:p text:style-name="P46">SimilarityRegNet forward needs 3.328211784362793seconds</text:p>
      <text:p text:style-name="P46">Epoch 0/4, Iter 10/1029, train loss = 42.401, time = 21.156</text:p>
      <text:p text:style-name="P46">Warping needs 1.3367960453033447seconds</text:p>
      <text:p text:style-name="P46">Warping needs 1.2758378982543945seconds</text:p>
      <text:p text:style-name="P46">SimilarityRegNet forward needs 1.5257816314697266seconds</text:p>
      <text:p text:style-name="P46">Epoch 0/4, Iter 11/1029, train loss = 50.557, time = 13.440</text:p>
      <text:p text:style-name="P46">Warping needs 1.4234721660614014seconds</text:p>
      <text:p text:style-name="P46">Warping needs 1.3226385116577148seconds</text:p>
      <text:p text:style-name="P46">SimilarityRegNet forward needs 2.0125837326049805seconds</text:p>
      <text:p text:style-name="P46">Epoch 0/4, Iter 12/1029, train loss = 43.937, time = 13.945</text:p>
      <text:p text:style-name="P46">Warping needs 1.377964973449707seconds</text:p>
      <text:p text:style-name="P46">Warping needs 1.2750828266143799seconds</text:p>
      <text:p text:style-name="P46">SimilarityRegNet forward needs 1.5397140979766846seconds</text:p>
      <text:p text:style-name="P46">Epoch 0/4, Iter 13/1029, train loss = 46.160, time = 13.450</text:p>
      <text:p text:style-name="P46">Warping needs 1.3411786556243896seconds</text:p>
      <text:p text:style-name="P46">Warping needs 1.28541898727417seconds</text:p>
      <text:p text:style-name="P46">SimilarityRegNet forward needs 1.9563360214233398seconds</text:p>
      <text:p text:style-name="P46">Epoch 0/4, Iter 14/1029, train loss = 63.937, time = 14.107</text:p>
      <text:p text:style-name="P46">Warping needs 1.3771443367004395seconds</text:p>
      <text:p text:style-name="P46">Warping needs 1.2769732475280762seconds</text:p>
      <text:p text:style-name="P46">SimilarityRegNet forward needs 1.9388580322265625seconds</text:p>
      <text:p text:style-name="P46">Epoch 0/4, Iter 15/1029, train loss = 37.985, time = 13.975</text:p>
      <text:p text:style-name="P46">Warping needs 1.3954129219055176seconds</text:p>
      <text:p text:style-name="P46">Warping needs 1.2745614051818848seconds</text:p>
      <text:p text:style-name="P46">SimilarityRegNet forward needs 1.9729101657867432seconds</text:p>
      <text:p text:style-name="P46">Epoch 0/4, Iter 16/1029, train loss = 40.158, time = 14.156</text:p>
      <text:p text:style-name="P46">Warping needs 1.3458919525146484seconds</text:p>
      <text:p text:style-name="P46">Warping needs 1.2654626369476318seconds</text:p>
      <text:p text:style-name="P46">SimilarityRegNet forward needs 1.9427516460418701seconds</text:p>
      <text:p text:style-name="P46">Epoch 0/4, Iter 17/1029, train loss = 87.804, time = 13.716</text:p>
      <text:p text:style-name="P46">Warping needs 1.3576195240020752seconds</text:p>
      <text:p text:style-name="P46">Warping needs 1.2516140937805176seconds</text:p>
      <text:p text:style-name="P46">SimilarityRegNet forward needs 1.5158658027648926seconds</text:p>
      <text:p text:style-name="P46">Epoch 0/4, Iter 18/1029, train loss = 56.552, time = 13.352</text:p>
      <text:p text:style-name="P46">Warping needs 1.3424475193023682seconds</text:p>
      <text:p text:style-name="P46">Warping needs 1.2325694561004639seconds</text:p>
      <text:p text:style-name="P46">SimilarityRegNet forward needs 1.5218815803527832seconds</text:p>
      <text:p text:style-name="P46">Epoch 0/4, Iter 19/1029, train loss = 52.668, time = 13.256</text:p>
      <text:p text:style-name="P46">Warping needs 1.355278491973877seconds</text:p>
      <text:p text:style-name="P46">Warping needs 1.2454860210418701seconds</text:p>
      <text:p text:style-name="P46">SimilarityRegNet forward needs 1.9472217559814453seconds</text:p>
      <text:p text:style-name="P46"><text:soft-page-break/>Epoch 0/4, Iter 20/1029, train loss = 41.193, time = 14.146</text:p>
      <text:p text:style-name="P46">Warping needs 1.3397693634033203seconds</text:p>
      <text:p text:style-name="P46">Warping needs 1.2406585216522217seconds</text:p>
      <text:p text:style-name="P46">SimilarityRegNet forward needs 2.357738494873047seconds</text:p>
      <text:p text:style-name="P46">Epoch 0/4, Iter 21/1029, train loss = 67.767, time = 21.812</text:p>
      <text:p text:style-name="P46">Warping needs 2.255937099456787seconds</text:p>
      <text:p text:style-name="P46">Warping needs 1.9427299499511719seconds</text:p>
      <text:p text:style-name="P46">SimilarityRegNet forward needs 2.007082939147949seconds</text:p>
      <text:p text:style-name="P46">Epoch 0/4, Iter 22/1029, train loss = 50.314, time = 15.597</text:p>
      <text:p text:style-name="P46">Warping needs 1.320981740951538seconds</text:p>
      <text:p text:style-name="P46">Warping needs 1.2293236255645752seconds</text:p>
      <text:p text:style-name="P46">SimilarityRegNet forward needs 1.9030601978302002seconds</text:p>
      <text:p text:style-name="P46">Epoch 0/4, Iter 23/1029, train loss = 38.216, time = 13.568</text:p>
      <text:p text:style-name="P46">Warping needs 1.3461976051330566seconds</text:p>
      <text:p text:style-name="P46">Warping needs 1.252685785293579seconds</text:p>
      <text:p text:style-name="P46">SimilarityRegNet forward needs 1.557173728942871seconds</text:p>
      <text:p text:style-name="P46">Epoch 0/4, Iter 24/1029, train loss = 57.231, time = 13.435</text:p>
      <text:p text:style-name="P46">Warping needs 1.3517470359802246seconds</text:p>
      <text:p text:style-name="P46">Warping needs 1.263246774673462seconds</text:p>
      <text:p text:style-name="P46">SimilarityRegNet forward needs 1.9587368965148926seconds</text:p>
      <text:p text:style-name="P46">Epoch 0/4, Iter 25/1029, train loss = 37.464, time = 13.835</text:p>
      <text:p text:style-name="P46">Warping needs 1.3661296367645264seconds</text:p>
      <text:p text:style-name="P46">Warping needs 1.255519151687622seconds</text:p>
      <text:p text:style-name="P46">SimilarityRegNet forward needs 1.8115105628967285seconds</text:p>
      <text:p text:style-name="P2"/>
      <text:p text:style-name="P2"/>
      <text:p text:style-name="P67">ATTEMPT <text:span text:style-name="T29">3</text:span></text:p>
      <text:p text:style-name="P8"><text:span text:style-name="T11">x = x.reshape(b</text:span><text:span text:style-name="T11">, </text:span><text:span text:style-name="T11">g</text:span><text:span text:style-name="T11">, </text:span><text:span text:style-name="T11">d</text:span><text:span text:style-name="T11">, </text:span><text:span text:style-name="T11">h*w)</text:span></text:p>
      <text:p text:style-name="P8"><text:span text:style-name="T11"/></text:p>
      <text:p text:style-name="P32">depth_values = depth_values.unsqueeze(2).unsqueeze(1).repeat(1, 1, 1, H*W)<text:line-break/>p_ij = torch.matmul(rot, points3d).unsqueeze(2).repeat(1, 1, D, 1)*depth_values + trans.unsqueeze(2)</text:p>
      <text:p text:style-name="P8"><text:span text:style-name="T11"/></text:p>
      <text:p text:style-name="P8"><text:span text:style-name="T11">negative_depth_mask = p_ij[:</text:span><text:span text:style-name="T11">, </text:span><text:span text:style-name="T11">2</text:span><text:span text:style-name="T11">:] &lt; </text:span><text:span text:style-name="T11">0</text:span><text:line-break/><text:span text:style-name="T11">p_ij[:</text:span><text:span text:style-name="T11">, </text:span><text:span text:style-name="T11">2</text:span><text:span text:style-name="T11">:][negative_depth_mask] = </text:span><text:span text:style-name="T11">1.0</text:span></text:p>
      <text:p text:style-name="P8"><text:span text:style-name="T11"/></text:p>
      <text:p text:style-name="P22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8"><text:span text:style-name="T11"/></text:p>
      <text:p text:style-name="P8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3">nn.L1Loss</text:p>
      <text:p text:style-name="P3"/>
      <text:p text:style-name="P28">→<text:span text:style-name="T29"> Same!!</text:span></text:p>
      <text:p text:style-name="P28"/>
      <text:p text:style-name="P17">Warping needs 0.9227044582366943seconds</text:p>
      <text:p text:style-name="P17">Warping needs 0.9483802318572998seconds</text:p>
      <text:p text:style-name="P17">SimilarityRegNet forward needs 1.614060401916504seconds</text:p>
      <text:p text:style-name="P17">Epoch 0/4, Iter 0/1029, train loss = 51.470, time = 10.790</text:p>
      <text:p text:style-name="P17">Warping needs 0.9447627067565918seconds</text:p>
      <text:p text:style-name="P17">Warping needs 0.9463059902191162seconds</text:p>
      <text:p text:style-name="P17">SimilarityRegNet forward needs 1.5023176670074463seconds</text:p>
      <text:p text:style-name="P17">Epoch 0/4, Iter 1/1029, train loss = 56.817, time = 10.574</text:p>
      <text:p text:style-name="P17">Warping needs 1.0179824829101562seconds</text:p>
      <text:p text:style-name="P17">Warping needs 1.029170036315918seconds</text:p>
      <text:p text:style-name="P17">SimilarityRegNet forward needs 1.3565635681152344seconds</text:p>
      <text:p text:style-name="P17">Epoch 0/4, Iter 2/1029, train loss = 35.567, time = 11.139</text:p>
      <text:p text:style-name="P17">Warping needs 1.1006956100463867seconds</text:p>
      <text:p text:style-name="P17">Warping needs 1.0660455226898193seconds</text:p>
      <text:p text:style-name="P17">SimilarityRegNet forward needs 1.7038145065307617seconds</text:p>
      <text:p text:style-name="P17">Epoch 0/4, Iter 3/1029, train loss = 63.458, time = 11.789</text:p>
      <text:p text:style-name="P17">Warping needs 1.088017225265503seconds</text:p>
      <text:p text:style-name="P17">Warping needs 1.0753159523010254seconds</text:p>
      <text:p text:style-name="P17">SimilarityRegNet forward needs 1.4751148223876953seconds</text:p>
      <text:p text:style-name="P17">Epoch 0/4, Iter 4/1029, train loss = 50.162, time = 11.484</text:p>
      <text:p text:style-name="P17">Warping needs 1.0742449760437012seconds</text:p>
      <text:p text:style-name="P17">Warping needs 1.0600636005401611seconds</text:p>
      <text:p text:style-name="P17">SimilarityRegNet forward needs 1.7260830402374268seconds</text:p>
      <text:p text:style-name="P17">Epoch 0/4, Iter 5/1029, train loss = 40.541, time = 11.910</text:p>
      <text:p text:style-name="P17">Warping needs 1.0954666137695312seconds</text:p>
      <text:p text:style-name="P17">Warping needs 1.0874993801116943seconds</text:p>
      <text:p text:style-name="P17">SimilarityRegNet forward needs 1.582056999206543seconds</text:p>
      <text:p text:style-name="P17">Epoch 0/4, Iter 6/1029, train loss = 41.550, time = 12.086</text:p>
      <text:p text:style-name="P17">Warping needs 1.066859483718872seconds</text:p>
      <text:p text:style-name="P17">Warping needs 1.0580403804779053seconds</text:p>
      <text:p text:style-name="P17">SimilarityRegNet forward needs 1.3886549472808838seconds</text:p>
      <text:p text:style-name="P17"><text:soft-page-break/>Epoch 0/4, Iter 7/1029, train loss = 61.476, time = 11.534</text:p>
      <text:p text:style-name="P17">Warping needs 1.1027617454528809seconds</text:p>
      <text:p text:style-name="P17">Warping needs 1.088409423828125seconds</text:p>
      <text:p text:style-name="P17">SimilarityRegNet forward needs 1.7361536026000977seconds</text:p>
      <text:p text:style-name="P17">Epoch 0/4, Iter 8/1029, train loss = 52.890, time = 12.013</text:p>
      <text:p text:style-name="P17">Warping needs 1.1028563976287842seconds</text:p>
      <text:p text:style-name="P17">Warping needs 1.091003179550171seconds</text:p>
      <text:p text:style-name="P17">SimilarityRegNet forward needs 1.7432811260223389seconds</text:p>
      <text:p text:style-name="P17">Epoch 0/4, Iter 9/1029, train loss = 38.696, time = 12.074</text:p>
      <text:p text:style-name="P17">Warping needs 1.1093108654022217seconds</text:p>
      <text:p text:style-name="P17">Warping needs 1.097550868988037seconds</text:p>
      <text:p text:style-name="P17">SimilarityRegNet forward needs 1.765160322189331seconds</text:p>
      <text:p text:style-name="P17">Epoch 0/4, Iter 10/1029, train loss = 42.401, time = 29.651</text:p>
      <text:p text:style-name="P17">Warping needs 2.6016016006469727seconds</text:p>
      <text:p text:style-name="P17">Warping needs 1.4214067459106445seconds</text:p>
      <text:p text:style-name="P17">SimilarityRegNet forward needs 1.893385410308838seconds</text:p>
      <text:p text:style-name="P17">Epoch 0/4, Iter 11/1029, train loss = 50.558, time = 15.406</text:p>
      <text:p text:style-name="P17">Warping needs 1.2994449138641357seconds</text:p>
      <text:p text:style-name="P17">Warping needs 1.221095323562622seconds</text:p>
      <text:p text:style-name="P17">SimilarityRegNet forward needs 1.9184362888336182seconds</text:p>
      <text:p text:style-name="P17">Epoch 0/4, Iter 12/1029, train loss = 43.937, time = 13.681</text:p>
      <text:p text:style-name="P17">Warping needs 1.3263883590698242seconds</text:p>
      <text:p text:style-name="P17">Warping needs 1.2340319156646729seconds</text:p>
      <text:p text:style-name="P17">SimilarityRegNet forward needs 1.9228169918060303seconds</text:p>
      <text:p text:style-name="P17">Epoch 0/4, Iter 13/1029, train loss = 46.160, time = 13.703</text:p>
      <text:p text:style-name="P17">Warping needs 1.3473196029663086seconds</text:p>
      <text:p text:style-name="P17">Warping needs 1.3120927810668945seconds</text:p>
      <text:p text:style-name="P17">SimilarityRegNet forward needs 2.0245113372802734seconds</text:p>
      <text:p text:style-name="P17">Epoch 0/4, Iter 14/1029, train loss = 63.937, time = 14.526</text:p>
      <text:p text:style-name="P17">Warping needs 1.3892133235931396seconds</text:p>
      <text:p text:style-name="P17">Warping needs 1.2767572402954102seconds</text:p>
      <text:p text:style-name="P17"/>
      <text:p text:style-name="P67">ATTEMPT <text:span text:style-name="T42">4</text:span></text:p>
      <text:p text:style-name="P8"><text:span text:style-name="T11">x = x.reshape(b</text:span><text:span text:style-name="T11">, </text:span><text:span text:style-name="T11">g</text:span><text:span text:style-name="T11">, </text:span><text:span text:style-name="T11">d</text:span><text:span text:style-name="T11">, </text:span><text:span text:style-name="T11">h*w)</text:span></text:p>
      <text:p text:style-name="P8"><text:span text:style-name="T11"/></text:p>
      <text:p text:style-name="P32">depth_values = depth_values.unsqueeze(2).unsqueeze(1).repeat(1, 1, 1, H*W)<text:line-break/>p_ij = torch.matmul(rot, points3d).unsqueeze(2).repeat(1, 1, D, 1)*depth_values + trans.unsqueeze(2)</text:p>
      <text:p text:style-name="P8"><text:span text:style-name="T11"/></text:p>
      <text:p text:style-name="P32">negative_depth_mask = p_ij[:, 2:] &lt;= 1e-3<text:line-break/>p_ij[:, 0:1][negative_depth_mask] = float(W)<text:line-break/>p_ij[:, 1:2][negative_depth_mask] = float(H)<text:line-break/>p_ij[:, 2:3][negative_depth_mask] = 1.0</text:p>
      <text:p text:style-name="P8"><text:span text:style-name="T11"/></text:p>
      <text:p text:style-name="P22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8"><text:span text:style-name="T11"/></text:p>
      <text:p text:style-name="P8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3">nn.L1Loss</text:p>
      <text:p text:style-name="P3"/>
      <text:p text:style-name="P30">→<text:span text:style-name="T29"> Same!!</text:span></text:p>
      <text:p text:style-name="P30"/>
      <text:p text:style-name="P17">Warping needs 0.9685783386230469seconds</text:p>
      <text:p text:style-name="P17">Warping needs 0.9699792861938477seconds</text:p>
      <text:p text:style-name="P17">SimilarityRegNet forward needs 1.295771837234497seconds</text:p>
      <text:p text:style-name="P17">Epoch 0/4, Iter 0/1029, train loss = 51.470, time = 10.582</text:p>
      <text:p text:style-name="P17">Warping needs 0.9718897342681885seconds</text:p>
      <text:p text:style-name="P17">Warping needs 0.9775669574737549seconds</text:p>
      <text:p text:style-name="P17">SimilarityRegNet forward needs 1.356548547744751seconds</text:p>
      <text:p text:style-name="P17">Epoch 0/4, Iter 1/1029, train loss = 56.817, time = 10.831</text:p>
      <text:p text:style-name="P17">Warping needs 1.1291542053222656seconds</text:p>
      <text:p text:style-name="P17">Warping needs 1.1658432483673096seconds</text:p>
      <text:p text:style-name="P17">SimilarityRegNet forward needs 1.351642370223999seconds</text:p>
      <text:p text:style-name="P17">Epoch 0/4, Iter 2/1029, train loss = 35.567, time = 11.805</text:p>
      <text:p text:style-name="P17">Warping needs 1.080761194229126seconds</text:p>
      <text:p text:style-name="P17">Warping needs 1.0850749015808105seconds</text:p>
      <text:p text:style-name="P17">SimilarityRegNet forward needs 1.7241590023040771seconds</text:p>
      <text:p text:style-name="P17">Epoch 0/4, Iter 3/1029, train loss = 63.458, time = 11.703</text:p>
      <text:p text:style-name="P17">Warping needs 1.0843801498413086seconds</text:p>
      <text:p text:style-name="P17">Warping needs 1.1002471446990967seconds</text:p>
      <text:p text:style-name="P17">SimilarityRegNet forward needs 1.3666882514953613seconds</text:p>
      <text:p text:style-name="P17">Epoch 0/4, Iter 4/1029, train loss = 50.162, time = 11.334</text:p>
      <text:p text:style-name="P17">Warping needs 1.105806589126587seconds</text:p>
      <text:p text:style-name="P17">Warping needs 1.086958646774292seconds</text:p>
      <text:p text:style-name="P17">SimilarityRegNet forward needs 1.4280695915222168seconds</text:p>
      <text:p text:style-name="P17">Epoch 0/4, Iter 5/1029, train loss = 40.541, time = 12.045</text:p>
      <text:p text:style-name="P17">Warping needs 1.100137710571289seconds</text:p>
      <text:p text:style-name="P17">Warping needs 1.0867340564727783seconds</text:p>
      <text:p text:style-name="P17">SimilarityRegNet forward needs 1.7464420795440674seconds</text:p>
      <text:p text:style-name="P17">Epoch 0/4, Iter 6/1029, train loss = 41.550, time = 12.048</text:p>
      <text:p text:style-name="P17">Warping needs 1.1159939765930176seconds</text:p>
      <text:p text:style-name="P17"><text:soft-page-break/>Warping needs 1.1009881496429443seconds</text:p>
      <text:p text:style-name="P17">SimilarityRegNet forward needs 1.7647793292999268seconds</text:p>
      <text:p text:style-name="P17">Epoch 0/4, Iter 7/1029, train loss = 61.476, time = 28.410</text:p>
      <text:p text:style-name="P17">Warping needs 2.3631410598754883seconds</text:p>
      <text:p text:style-name="P17">Warping needs 2.0365588665008545seconds</text:p>
      <text:p text:style-name="P17">SimilarityRegNet forward needs 2.3659167289733887seconds</text:p>
      <text:p text:style-name="P17">Epoch 0/4, Iter 8/1029, train loss = 52.890, time = 17.657</text:p>
      <text:p text:style-name="P17">Warping needs 1.323734998703003seconds</text:p>
      <text:p text:style-name="P17">Warping needs 1.291283369064331seconds</text:p>
      <text:p text:style-name="P17">SimilarityRegNet forward needs 1.9532403945922852seconds</text:p>
      <text:p text:style-name="P17">Epoch 0/4, Iter 9/1029, train loss = 38.696, time = 13.713</text:p>
      <text:p text:style-name="P17">Warping needs 1.3357863426208496seconds</text:p>
      <text:p text:style-name="P17">Warping needs 1.254814863204956seconds</text:p>
      <text:p text:style-name="P17">SimilarityRegNet forward needs 1.9000751972198486seconds</text:p>
      <text:p text:style-name="P17">Epoch 0/4, Iter 10/1029, train loss = 42.401, time = 13.750</text:p>
      <text:p text:style-name="P17">Warping needs 1.3469057083129883seconds</text:p>
      <text:p text:style-name="P17">Warping needs 1.2595412731170654seconds</text:p>
      <text:p text:style-name="P17">SimilarityRegNet forward needs 1.5127840042114258seconds</text:p>
      <text:p text:style-name="P17">Epoch 0/4, Iter 11/1029, train loss = 50.558, time = 13.764</text:p>
      <text:p text:style-name="P17">Warping needs 1.3842709064483643seconds</text:p>
      <text:p text:style-name="P17">Warping needs 1.307999849319458seconds</text:p>
      <text:p text:style-name="P17">SimilarityRegNet forward needs 1.9641547203063965seconds</text:p>
      <text:p text:style-name="P17">Epoch 0/4, Iter 12/1029, train loss = 43.937, time = 14.498</text:p>
      <text:p text:style-name="P17">Warping needs 1.3500421047210693seconds</text:p>
      <text:p text:style-name="P17">Warping needs 1.2857556343078613seconds</text:p>
      <text:p text:style-name="P17">SimilarityRegNet forward needs 1.9654409885406494seconds</text:p>
      <text:p text:style-name="P17">Epoch 0/4, Iter 13/1029, train loss = 46.160, time = 14.115</text:p>
      <text:p text:style-name="P17">Warping needs 1.4084231853485107seconds</text:p>
      <text:p text:style-name="P17">Warping needs 1.3146519660949707seconds</text:p>
      <text:p text:style-name="P17">SimilarityRegNet forward needs 1.8465499877929688seconds</text:p>
      <text:p text:style-name="P17">Epoch 0/4, Iter 14/1029, train loss = 63.937, time = 13.815</text:p>
      <text:p text:style-name="P17">Warping needs 1.3873789310455322seconds</text:p>
      <text:p text:style-name="P17"/>
      <text:p text:style-name="P68">ATTEMPT <text:span text:style-name="T42">5</text:span></text:p>
      <text:p text:style-name="P36"><text:span text:style-name="T11">x = x.reshape(b</text:span><text:span text:style-name="T11">, </text:span><text:span text:style-name="T11">g</text:span><text:span text:style-name="T11">, </text:span><text:span text:style-name="T11">d*</text:span><text:span text:style-name="T15">h</text:span><text:span text:style-name="T11">, </text:span><text:span text:style-name="T11">w)</text:span></text:p>
      <text:p text:style-name="P9"><text:span text:style-name="T11"/></text:p>
      <text:p text:style-name="P33">depth_values = depth_values.unsqueeze(2).unsqueeze(1).repeat(1, 1, 1, H*W)<text:line-break/>p_ij = torch.matmul(rot, points3d).unsqueeze(2).repeat(1, 1, D, 1)*depth_values + trans.unsqueeze(2)</text:p>
      <text:p text:style-name="P9"><text:span text:style-name="T11"/></text:p>
      <text:p text:style-name="P33">negative_depth_mask = p_ij[:, 2:] &lt;= 1e-3<text:line-break/>p_ij[:, 0:1][negative_depth_mask] = float(W)<text:line-break/>p_ij[:, 1:2][negative_depth_mask] = float(H)<text:line-break/>p_ij[:, 2:3][negative_depth_mask] = 1.0</text:p>
      <text:p text:style-name="P9"><text:span text:style-name="T11"/></text:p>
      <text:p text:style-name="P23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9"><text:span text:style-name="T11"/></text:p>
      <text:p text:style-name="P9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4">nn.L1Loss</text:p>
      <text:p text:style-name="P4"/>
      <text:p text:style-name="P52"><text:span text:style-name="T33">→</text:span><text:span text:style-name="T34"> </text:span><text:span text:style-name="T35">Very similar</text:span><text:span text:style-name="T34">!! </text:span><text:span text:style-name="T35">Only slight drift, (to the negative), loss 51.804 instead of 51.104 after 30 iterations → change back!!</text:span></text:p>
      <text:p text:style-name="P31"/>
      <text:p text:style-name="P18">Warping needs 0.9645986557006836seconds</text:p>
      <text:p text:style-name="P18">Warping needs 0.9887285232543945seconds</text:p>
      <text:p text:style-name="P18">SimilarityRegNet forward needs 1.6179070472717285seconds</text:p>
      <text:p text:style-name="P18">Epoch 0/4, Iter 0/1029, train loss = 51.466, time = 11.082</text:p>
      <text:p text:style-name="P18">Warping needs 1.0276751518249512seconds</text:p>
      <text:p text:style-name="P18">Warping needs 1.0290896892547607seconds</text:p>
      <text:p text:style-name="P18">SimilarityRegNet forward needs 1.485715389251709seconds</text:p>
      <text:p text:style-name="P18">Epoch 0/4, Iter 1/1029, train loss = 56.818, time = 11.632</text:p>
      <text:p text:style-name="P18">Warping needs 1.063553810119629seconds</text:p>
      <text:p text:style-name="P18">Warping needs 1.0556023120880127seconds</text:p>
      <text:p text:style-name="P18">SimilarityRegNet forward needs 1.738933801651001seconds</text:p>
      <text:p text:style-name="P18">Epoch 0/4, Iter 2/1029, train loss = 35.573, time = 11.933</text:p>
      <text:p text:style-name="P18">Warping needs 1.0628845691680908seconds</text:p>
      <text:p text:style-name="P18">Warping needs 1.076469898223877seconds</text:p>
      <text:p text:style-name="P18">SimilarityRegNet forward needs 1.4747488498687744seconds</text:p>
      <text:p text:style-name="P18">Epoch 0/4, Iter 3/1029, train loss = 63.463, time = 11.483</text:p>
      <text:p text:style-name="P18">Warping needs 1.103835105895996seconds</text:p>
      <text:p text:style-name="P18">Warping needs 1.0881540775299072seconds</text:p>
      <text:p text:style-name="P18">SimilarityRegNet forward needs 1.7980566024780273seconds</text:p>
      <text:p text:style-name="P18">Epoch 0/4, Iter 4/1029, train loss = 50.180, time = 12.209</text:p>
      <text:p text:style-name="P18">Warping needs 1.1226856708526611seconds</text:p>
      <text:p text:style-name="P18">Warping needs 1.108529806137085seconds</text:p>
      <text:p text:style-name="P18">SimilarityRegNet forward needs 3.1037275791168213seconds</text:p>
      <text:p text:style-name="P18">Epoch 0/4, Iter 5/1029, train loss = 40.563, time = 34.807</text:p>
      <text:p text:style-name="P18">Warping needs 1.9439983367919922seconds</text:p>
      <text:p text:style-name="P18">Warping needs 1.3002910614013672seconds</text:p>
      <text:p text:style-name="P18">SimilarityRegNet forward needs 1.8983795642852783seconds</text:p>
      <text:p text:style-name="P18">Epoch 0/4, Iter 6/1029, train loss = 41.582, time = 14.601</text:p>
      <text:p text:style-name="P18"><text:soft-page-break/>Warping needs 1.3499298095703125seconds</text:p>
      <text:p text:style-name="P18">Warping needs 1.2496111392974854seconds</text:p>
      <text:p text:style-name="P18">SimilarityRegNet forward needs 1.6387803554534912seconds</text:p>
      <text:p text:style-name="P18">Epoch 0/4, Iter 7/1029, train loss = 61.528, time = 13.724</text:p>
      <text:p text:style-name="P18">Warping needs 1.3818042278289795seconds</text:p>
      <text:p text:style-name="P18">Warping needs 1.2859714031219482seconds</text:p>
      <text:p text:style-name="P18">SimilarityRegNet forward needs 1.9812815189361572seconds</text:p>
      <text:p text:style-name="P18">Epoch 0/4, Iter 8/1029, train loss = 52.944, time = 14.037</text:p>
      <text:p text:style-name="P18">Warping needs 1.3547618389129639seconds</text:p>
      <text:p text:style-name="P18">Warping needs 1.2530581951141357seconds</text:p>
      <text:p text:style-name="P18">SimilarityRegNet forward needs 1.636584997177124seconds</text:p>
      <text:p text:style-name="P18">Epoch 0/4, Iter 9/1029, train loss = 38.740, time = 13.900</text:p>
      <text:p text:style-name="P18">Warping needs 1.3565289974212646seconds</text:p>
      <text:p text:style-name="P18">Warping needs 1.2664399147033691seconds</text:p>
      <text:p text:style-name="P18">SimilarityRegNet forward needs 1.8866603374481201seconds</text:p>
      <text:p text:style-name="P18">Epoch 0/4, Iter 10/1029, train loss = 42.439, time = 14.083</text:p>
      <text:p text:style-name="P18">Warping needs 1.3660261631011963seconds</text:p>
      <text:p text:style-name="P18">Warping needs 1.2594492435455322seconds</text:p>
      <text:p text:style-name="P18">SimilarityRegNet forward needs 1.7546889781951904seconds</text:p>
      <text:p text:style-name="P18">Epoch 0/4, Iter 11/1029, train loss = 50.633, time = 14.048</text:p>
      <text:p text:style-name="P18">Warping needs 1.3745734691619873seconds</text:p>
      <text:p text:style-name="P18">Warping needs 1.2801518440246582seconds</text:p>
      <text:p text:style-name="P18">SimilarityRegNet forward needs 1.992978572845459seconds</text:p>
      <text:p text:style-name="P18">Epoch 0/4, Iter 12/1029, train loss = 44.013, time = 13.978</text:p>
      <text:p text:style-name="P18">Warping needs 1.3471736907958984seconds</text:p>
      <text:p text:style-name="P18">Warping needs 1.2746949195861816seconds</text:p>
      <text:p text:style-name="P18">SimilarityRegNet forward needs 1.6634495258331299seconds</text:p>
      <text:p text:style-name="P18">Epoch 0/4, Iter 13/1029, train loss = 46.190, time = 13.771</text:p>
      <text:p text:style-name="P18">Warping needs 1.3606538772583008seconds</text:p>
      <text:p text:style-name="P18">Warping needs 1.2827098369598389seconds</text:p>
      <text:p text:style-name="P18">SimilarityRegNet forward needs 1.7308003902435303seconds</text:p>
      <text:p text:style-name="P18">Epoch 0/4, Iter 14/1029, train loss = 64.060, time = 14.201</text:p>
      <text:p text:style-name="P18">Warping needs 1.3634727001190186seconds</text:p>
      <text:p text:style-name="P18">Warping needs 1.2626373767852783seconds</text:p>
      <text:p text:style-name="P18">SimilarityRegNet forward needs 2.0082192420959473seconds</text:p>
      <text:p text:style-name="P18">Epoch 0/4, Iter 15/1029, train loss = 38.013, time = 14.358</text:p>
      <text:p text:style-name="P18">Warping needs 1.4010753631591797seconds</text:p>
      <text:p text:style-name="P18">Warping needs 1.3234107494354248seconds</text:p>
      <text:p text:style-name="P18">SimilarityRegNet forward needs 2.0314037799835205seconds</text:p>
      <text:p text:style-name="P18">Epoch 0/4, Iter 16/1029, train loss = 40.256, time = 15.360</text:p>
      <text:p text:style-name="P18">Warping needs 2.6484134197235107seconds</text:p>
      <text:p text:style-name="P18">Warping needs 2.499755620956421seconds</text:p>
      <text:p text:style-name="P18">SimilarityRegNet forward needs 3.602881908416748seconds</text:p>
      <text:p text:style-name="P18">Epoch 0/4, Iter 17/1029, train loss = 87.859, time = 22.082</text:p>
      <text:p text:style-name="P18">Warping needs 1.339937686920166seconds</text:p>
      <text:p text:style-name="P18">Warping needs 1.2327382564544678seconds</text:p>
      <text:p text:style-name="P18">SimilarityRegNet forward needs 1.9403908252716064seconds</text:p>
      <text:p text:style-name="P18">Epoch 0/4, Iter 18/1029, train loss = 56.611, time = 13.646</text:p>
      <text:p text:style-name="P18">Warping needs 1.356421709060669seconds</text:p>
      <text:p text:style-name="P18">Warping needs 1.27296781539917seconds</text:p>
      <text:p text:style-name="P18">SimilarityRegNet forward needs 1.9693312644958496seconds</text:p>
      <text:p text:style-name="P18">Epoch 0/4, Iter 19/1029, train loss = 52.781, time = 14.182</text:p>
      <text:p text:style-name="P18"><text:soft-page-break/>Warping needs 1.370577335357666seconds</text:p>
      <text:p text:style-name="P18">Warping needs 1.2767200469970703seconds</text:p>
      <text:p text:style-name="P18">SimilarityRegNet forward needs 1.682785987854004seconds</text:p>
      <text:p text:style-name="P18">Epoch 0/4, Iter 20/1029, train loss = 41.381, time = 14.139</text:p>
      <text:p text:style-name="P18">Warping needs 1.3527231216430664seconds</text:p>
      <text:p text:style-name="P18">Warping needs 1.2714729309082031seconds</text:p>
      <text:p text:style-name="P18">SimilarityRegNet forward needs 1.6675171852111816seconds</text:p>
      <text:p text:style-name="P18">Epoch 0/4, Iter 21/1029, train loss = 67.910, time = 13.965</text:p>
      <text:p text:style-name="P18">Warping needs 1.3613862991333008seconds</text:p>
      <text:p text:style-name="P18">Warping needs 1.2635109424591064seconds</text:p>
      <text:p text:style-name="P18">SimilarityRegNet forward needs 1.7012755870819092seconds</text:p>
      <text:p text:style-name="P18">Epoch 0/4, Iter 22/1029, train loss = 50.586, time = 14.038</text:p>
      <text:p text:style-name="P18">Warping needs 1.364466905593872seconds</text:p>
      <text:p text:style-name="P18">Warping needs 1.2819302082061768seconds</text:p>
      <text:p text:style-name="P18">SimilarityRegNet forward needs 2.106300115585327seconds</text:p>
      <text:p text:style-name="P18">Epoch 0/4, Iter 23/1029, train loss = 38.501, time = 15.047</text:p>
      <text:p text:style-name="P18">Warping needs 1.3732326030731201seconds</text:p>
      <text:p text:style-name="P18">Warping needs 1.2813334465026855seconds</text:p>
      <text:p text:style-name="P18">SimilarityRegNet forward needs 1.9874398708343506seconds</text:p>
      <text:p text:style-name="P18">Epoch 0/4, Iter 24/1029, train loss = 57.525, time = 24.492</text:p>
      <text:p text:style-name="P18">Warping needs 3.411752939224243seconds</text:p>
      <text:p text:style-name="P18">Warping needs 1.5978453159332275seconds</text:p>
      <text:p text:style-name="P18">SimilarityRegNet forward needs 1.9597175121307373seconds</text:p>
      <text:p text:style-name="P18">Epoch 0/4, Iter 25/1029, train loss = 37.868, time = 17.628</text:p>
      <text:p text:style-name="P18">Warping needs 1.3543555736541748seconds</text:p>
      <text:p text:style-name="P18">Warping needs 1.2990930080413818seconds</text:p>
      <text:p text:style-name="P18">SimilarityRegNet forward needs 1.9783663749694824seconds</text:p>
      <text:p text:style-name="P18">Epoch 0/4, Iter 26/1029, train loss = 61.333, time = 14.574</text:p>
      <text:p text:style-name="P18">Warping needs 1.4790377616882324seconds</text:p>
      <text:p text:style-name="P18">Warping needs 1.3278770446777344seconds</text:p>
      <text:p text:style-name="P18">SimilarityRegNet forward needs 1.9400687217712402seconds</text:p>
      <text:p text:style-name="P18">Epoch 0/4, Iter 27/1029, train loss = 51.887, time = 14.388</text:p>
      <text:p text:style-name="P18">Warping needs 1.3576147556304932seconds</text:p>
      <text:p text:style-name="P18">Warping needs 1.284069538116455seconds</text:p>
      <text:p text:style-name="P18">SimilarityRegNet forward needs 1.666386604309082seconds</text:p>
      <text:p text:style-name="P18">Epoch 0/4, Iter 28/1029, train loss = 62.897, time = 13.996</text:p>
      <text:p text:style-name="P18">Warping needs 1.43021559715271seconds</text:p>
      <text:p text:style-name="P18">Warping needs 1.3060963153839111seconds</text:p>
      <text:p text:style-name="P18">SimilarityRegNet forward needs 1.9702961444854736seconds</text:p>
      <text:p text:style-name="P18">Epoch 0/4, Iter 29/1029, train loss = 62.610, time = 15.163</text:p>
      <text:p text:style-name="P18">Warping needs 1.3937528133392334seconds</text:p>
      <text:p text:style-name="P18">Warping needs 1.348618745803833seconds</text:p>
      <text:p text:style-name="P18">SimilarityRegNet forward needs 1.8149223327636719seconds</text:p>
      <text:p text:style-name="P18">Epoch 0/4, Iter 30/1029, train loss = 51.804, time = 15.140</text:p>
      <text:p text:style-name="P18">Warping needs 1.8310039043426514seconds</text:p>
      <text:p text:style-name="P18">Warping needs 2.9283125400543213seconds</text:p>
      <text:p text:style-name="P18">SimilarityRegNet forward needs 5.032783269882202seconds</text:p>
      <text:p text:style-name="P18">Epoch 0/4, Iter 31/1029, train loss = 41.010, time = 29.139</text:p>
      <text:p text:style-name="P18">Warping needs 1.3673350811004639seconds</text:p>
      <text:p text:style-name="P18"/>
      <text:p text:style-name="P18"/>
      <text:p text:style-name="P18"/>
      <text:p text:style-name="P69">ATTEMPT <text:span text:style-name="T42">6</text:span></text:p>
      <text:p text:style-name="P37"><text:span text:style-name="T11">x = x.reshape(b</text:span><text:span text:style-name="T11">, </text:span><text:span text:style-name="T11">g</text:span><text:span text:style-name="T11">, </text:span><text:span text:style-name="T11">d*</text:span><text:span text:style-name="T15">h</text:span><text:span text:style-name="T11">, </text:span><text:span text:style-name="T11">w)</text:span></text:p>
      <text:p text:style-name="P10"><text:span text:style-name="T11"/></text:p>
      <text:p text:style-name="P34">depth_values = depth_values.unsqueeze(2).unsqueeze(1).repeat(1, 1, 1, H*W)<text:line-break/>p_ij = torch.matmul(rot, points3d).unsqueeze(2).repeat(1, 1, D, 1)*depth_values + trans.unsqueeze(2)</text:p>
      <text:p text:style-name="P10"><text:span text:style-name="T11"/></text:p>
      <text:p text:style-name="P34">negative_depth_mask = p_ij[:, 2:] &lt;= 1e-3<text:line-break/>p_ij[:, 0:1][negative_depth_mask] = float(W)<text:line-break/>p_ij[:, 1:2][negative_depth_mask] = float(H)<text:line-break/>p_ij[:, 2:3][negative_depth_mask] = 1.0</text:p>
      <text:p text:style-name="P10"><text:span text:style-name="T11"/></text:p>
      <text:p text:style-name="P24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10"><text:span text:style-name="T11"/></text:p>
      <text:p text:style-name="P10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5">nn.L1Loss <text:span text:style-name="T41">with looping!</text:span></text:p>
      <text:p text:style-name="P5"/>
      <text:p text:style-name="P53"><text:span text:style-name="T33">→</text:span><text:span text:style-name="T34"> </text:span><text:span text:style-name="T35">Very similar </text:span><text:span text:style-name="T36">to normalized case</text:span><text:span text:style-name="T34">!! </text:span><text:span text:style-name="T35">Only </text:span><text:span text:style-name="T37">some</text:span><text:span text:style-name="T35"> drift, (to the negative), loss </text:span><text:span text:style-name="T37">ca. 107 inste</text:span><text:span text:style-name="T35">ad of </text:span><text:span text:style-name="T37">89</text:span><text:span text:style-name="T35"> after </text:span><text:span text:style-name="T37">8</text:span><text:span text:style-name="T35">0 iterations → change back!!</text:span></text:p>
      <text:p text:style-name="P19"><text:span text:style-name="T39"/></text:p>
      <text:p text:style-name="P19"><text:span text:style-name="T32">Warping needs 0.9419693946838379seconds</text:span></text:p>
      <text:p text:style-name="P19"><text:span text:style-name="T32">Warping needs 0.9324057102203369seconds</text:span></text:p>
      <text:p text:style-name="P19"><text:span text:style-name="T32">SimilarityRegNet forward needs 1.5881357192993164seconds</text:span></text:p>
      <text:p text:style-name="P19"><text:span text:style-name="T32">Epoch 0/4, Iter 0/1029, train loss = 102.933, time = 10.693</text:span></text:p>
      <text:p text:style-name="P19"><text:span text:style-name="T32">Warping needs 0.9532549381256104seconds</text:span></text:p>
      <text:p text:style-name="P19"><text:span text:style-name="T32">Warping needs 0.9570395946502686seconds</text:span></text:p>
      <text:p text:style-name="P19"><text:span text:style-name="T32">SimilarityRegNet forward needs 1.3800568580627441seconds</text:span></text:p>
      <text:p text:style-name="P19"><text:span text:style-name="T32">Epoch 0/4, Iter 1/1029, train loss = 113.636, time = 10.651</text:span></text:p>
      <text:p text:style-name="P19"><text:span text:style-name="T32">Warping needs 1.030653715133667seconds</text:span></text:p>
      <text:p text:style-name="P19"><text:span text:style-name="T32">Warping needs 1.0271410942077637seconds</text:span></text:p>
      <text:p text:style-name="P19"><text:span text:style-name="T32">SimilarityRegNet forward needs 1.7201716899871826seconds</text:span></text:p>
      <text:p text:style-name="P19"><text:span text:style-name="T32">Epoch 0/4, Iter 2/1029, train loss = 71.147, time = 11.517</text:span></text:p>
      <text:p text:style-name="P19"><text:span text:style-name="T32">Warping needs 1.1090357303619385seconds</text:span></text:p>
      <text:p text:style-name="P19"><text:span text:style-name="T32">Warping needs 1.1073389053344727seconds</text:span></text:p>
      <text:p text:style-name="P19"><text:span text:style-name="T32">SimilarityRegNet forward needs 1.5225346088409424seconds</text:span></text:p>
      <text:p text:style-name="P19"><text:span text:style-name="T32">Epoch 0/4, Iter 3/1029, train loss = 126.926, time = 11.930</text:span></text:p>
      <text:p text:style-name="P19"><text:span text:style-name="T32">Warping needs 1.128455638885498seconds</text:span></text:p>
      <text:p text:style-name="P19"><text:span text:style-name="T32">Warping needs 1.0984528064727783seconds</text:span></text:p>
      <text:p text:style-name="P19"><text:span text:style-name="T32">SimilarityRegNet forward needs 1.6941378116607666seconds</text:span></text:p>
      <text:p text:style-name="P19"><text:span text:style-name="T32">Epoch 0/4, Iter 4/1029, train loss = 100.360, time = 11.845</text:span></text:p>
      <text:p text:style-name="P19"><text:span text:style-name="T32">Warping needs 1.114466905593872seconds</text:span></text:p>
      <text:p text:style-name="P19"><text:span text:style-name="T32">Warping needs 1.111279010772705seconds</text:span></text:p>
      <text:p text:style-name="P19"><text:span text:style-name="T32">SimilarityRegNet forward needs 1.7767422199249268seconds</text:span></text:p>
      <text:p text:style-name="P19"><text:span text:style-name="T32">Epoch 0/4, Iter 5/1029, train loss = 81.126, time = 12.115</text:span></text:p>
      <text:p text:style-name="P19"><text:span text:style-name="T32">Warping needs 1.1052002906799316seconds</text:span></text:p>
      <text:p text:style-name="P19"><text:span text:style-name="T32">Warping needs 1.1022844314575195seconds</text:span></text:p>
      <text:p text:style-name="P19"><text:span text:style-name="T32">SimilarityRegNet forward needs 1.762876033782959seconds</text:span></text:p>
      <text:p text:style-name="P19"><text:span text:style-name="T32">Epoch 0/4, Iter 6/1029, train loss = 83.164, time = 12.103</text:span></text:p>
      <text:p text:style-name="P19"><text:soft-page-break/><text:span text:style-name="T32">Warping needs 1.1178443431854248seconds</text:span></text:p>
      <text:p text:style-name="P19"><text:span text:style-name="T32">Warping needs 1.115967035293579seconds</text:span></text:p>
      <text:p text:style-name="P19"><text:span text:style-name="T32">SimilarityRegNet forward needs 1.780245304107666seconds</text:span></text:p>
      <text:p text:style-name="P19"><text:span text:style-name="T32">Epoch 0/4, Iter 7/1029, train loss = 123.056, time = 12.211</text:span></text:p>
      <text:p text:style-name="P19"><text:span text:style-name="T32">Warping needs 1.1057348251342773seconds</text:span></text:p>
      <text:p text:style-name="P19"><text:span text:style-name="T32">Warping needs 1.1089134216308594seconds</text:span></text:p>
      <text:p text:style-name="P19"><text:span text:style-name="T32">SimilarityRegNet forward needs 1.8364250659942627seconds</text:span></text:p>
      <text:p text:style-name="P19"><text:span text:style-name="T32">Epoch 0/4, Iter 8/1029, train loss = 105.888, time = 12.623</text:span></text:p>
      <text:p text:style-name="P19"><text:span text:style-name="T32">Warping needs 1.0847969055175781seconds</text:span></text:p>
      <text:p text:style-name="P19"><text:span text:style-name="T32">Warping needs 1.0871455669403076seconds</text:span></text:p>
      <text:p text:style-name="P19"><text:span text:style-name="T32">SimilarityRegNet forward needs 1.8229038715362549seconds</text:span></text:p>
      <text:p text:style-name="P19"><text:span text:style-name="T32">Epoch 0/4, Iter 9/1029, train loss = 77.480, time = 12.443</text:span></text:p>
      <text:p text:style-name="P19"><text:span text:style-name="T32">Warping needs 1.0837042331695557seconds</text:span></text:p>
      <text:p text:style-name="P19"><text:span text:style-name="T32">Warping needs 1.0707550048828125seconds</text:span></text:p>
      <text:p text:style-name="P19"><text:span text:style-name="T32">SimilarityRegNet forward needs 1.8576478958129883seconds</text:span></text:p>
      <text:p text:style-name="P19"><text:span text:style-name="T32">Epoch 0/4, Iter 10/1029, train loss = 84.877, time = 32.778</text:span></text:p>
      <text:p text:style-name="P19"><text:span text:style-name="T32">Warping needs 1.7911593914031982seconds</text:span></text:p>
      <text:p text:style-name="P19"><text:span text:style-name="T32">Warping needs 1.2762959003448486seconds</text:span></text:p>
      <text:p text:style-name="P19"><text:span text:style-name="T32">SimilarityRegNet forward needs 1.668727159500122seconds</text:span></text:p>
      <text:p text:style-name="P19"><text:span text:style-name="T32">Epoch 0/4, Iter 11/1029, train loss = 101.266, time = 15.696</text:span></text:p>
      <text:p text:style-name="P19"><text:span text:style-name="T32">Warping needs 1.490520715713501seconds</text:span></text:p>
      <text:p text:style-name="P19"><text:span text:style-name="T32">Warping needs 1.3064870834350586seconds</text:span></text:p>
      <text:p text:style-name="P19"><text:span text:style-name="T32">SimilarityRegNet forward needs 1.8569536209106445seconds</text:span></text:p>
      <text:p text:style-name="P19"><text:span text:style-name="T32">Epoch 0/4, Iter 12/1029, train loss = 88.025, time = 14.821</text:span></text:p>
      <text:p text:style-name="P19"><text:span text:style-name="T32">Warping needs 1.3892853260040283seconds</text:span></text:p>
      <text:p text:style-name="P19"><text:span text:style-name="T32">Warping needs 1.29500412940979seconds</text:span></text:p>
      <text:p text:style-name="P19"><text:span text:style-name="T32">SimilarityRegNet forward needs 1.6795599460601807seconds</text:span></text:p>
      <text:p text:style-name="P19"><text:span text:style-name="T32">Epoch 0/4, Iter 13/1029, train loss = 92.380, time = 13.930</text:span></text:p>
      <text:p text:style-name="P19"><text:span text:style-name="T32">Warping needs 1.396024227142334seconds</text:span></text:p>
      <text:p text:style-name="P19"><text:span text:style-name="T32">Warping needs 1.3135743141174316seconds</text:span></text:p>
      <text:p text:style-name="P19"><text:span text:style-name="T32">SimilarityRegNet forward needs 2.038304567337036seconds</text:span></text:p>
      <text:p text:style-name="P19"><text:span text:style-name="T32">Epoch 0/4, Iter 14/1029, train loss = 128.121, time = 14.874</text:span></text:p>
      <text:p text:style-name="P19"><text:span text:style-name="T32">Warping needs 1.4120543003082275seconds</text:span></text:p>
      <text:p text:style-name="P19"><text:span text:style-name="T32">Warping needs 1.3505818843841553seconds</text:span></text:p>
      <text:p text:style-name="P19"><text:span text:style-name="T32">SimilarityRegNet forward needs 2.1934502124786377seconds</text:span></text:p>
      <text:p text:style-name="P19"><text:span text:style-name="T32">Epoch 0/4, Iter 15/1029, train loss = 76.027, time = 15.590</text:span></text:p>
      <text:p text:style-name="P19"><text:span text:style-name="T32">Warping needs 1.5570178031921387seconds</text:span></text:p>
      <text:p text:style-name="P19"><text:span text:style-name="T32">Warping needs 1.3491365909576416seconds</text:span></text:p>
      <text:p text:style-name="P19"><text:span text:style-name="T32">SimilarityRegNet forward needs 1.909794569015503seconds</text:span></text:p>
      <text:p text:style-name="P19"><text:span text:style-name="T32">Epoch 0/4, Iter 16/1029, train loss = 80.512, time = 14.923</text:span></text:p>
      <text:p text:style-name="P19"><text:span text:style-name="T32">Warping needs 1.5866386890411377seconds</text:span></text:p>
      <text:p text:style-name="P19"><text:span text:style-name="T32">Warping needs 1.414215087890625seconds</text:span></text:p>
      <text:p text:style-name="P19"><text:span text:style-name="T32">SimilarityRegNet forward needs 1.8641512393951416seconds</text:span></text:p>
      <text:p text:style-name="P19"><text:span text:style-name="T32">Epoch 0/4, Iter 17/1029, train loss = 175.717, time = 14.665</text:span></text:p>
      <text:p text:style-name="P19"><text:span text:style-name="T32">Warping needs 1.3670170307159424seconds</text:span></text:p>
      <text:p text:style-name="P19"><text:span text:style-name="T32">Warping needs 1.2905619144439697seconds</text:span></text:p>
      <text:p text:style-name="P19"><text:span text:style-name="T32">SimilarityRegNet forward needs 1.9864580631256104seconds</text:span></text:p>
      <text:p text:style-name="P19"><text:span text:style-name="T32">Epoch 0/4, Iter 18/1029, train loss = 113.221, time = 14.216</text:span></text:p>
      <text:p text:style-name="P19"><text:span text:style-name="T32">Warping needs 1.3597779273986816seconds</text:span></text:p>
      <text:p text:style-name="P19"><text:span text:style-name="T32">Warping needs 1.2985336780548096seconds</text:span></text:p>
      <text:p text:style-name="P19"><text:span text:style-name="T32">SimilarityRegNet forward needs 1.9958713054656982seconds</text:span></text:p>
      <text:p text:style-name="P19"><text:span text:style-name="T32">Epoch 0/4, Iter 19/1029, train loss = 105.562, time = 14.334</text:span></text:p>
      <text:p text:style-name="P19"><text:soft-page-break/><text:span text:style-name="T32">Warping needs 1.3841912746429443seconds</text:span></text:p>
      <text:p text:style-name="P19"><text:span text:style-name="T32">Warping needs 1.2746202945709229seconds</text:span></text:p>
      <text:p text:style-name="P19"><text:span text:style-name="T32">SimilarityRegNet forward needs 1.7802128791809082seconds</text:span></text:p>
      <text:p text:style-name="P19"><text:span text:style-name="T32">Epoch 0/4, Iter 20/1029, train loss = 82.762, time = 14.576</text:span></text:p>
      <text:p text:style-name="P19"><text:span text:style-name="T32">Warping needs 1.3893373012542725seconds</text:span></text:p>
      <text:p text:style-name="P19"><text:span text:style-name="T32">Warping needs 1.3191862106323242seconds</text:span></text:p>
      <text:p text:style-name="P19"><text:span text:style-name="T32">SimilarityRegNet forward needs 2.0661799907684326seconds</text:span></text:p>
      <text:p text:style-name="P19"><text:span text:style-name="T32">Epoch 0/4, Iter 21/1029, train loss = 135.820, time = 14.411</text:span></text:p>
      <text:p text:style-name="P19"><text:span text:style-name="T32">Warping needs 1.395005226135254seconds</text:span></text:p>
      <text:p text:style-name="P19"><text:span text:style-name="T32">Warping needs 1.3155202865600586seconds</text:span></text:p>
      <text:p text:style-name="P19"><text:span text:style-name="T32">SimilarityRegNet forward needs 1.7510485649108887seconds</text:span></text:p>
      <text:p text:style-name="P19"><text:span text:style-name="T32">Epoch 0/4, Iter 22/1029, train loss = 101.172, time = 14.407</text:span></text:p>
      <text:p text:style-name="P19"><text:span text:style-name="T32">Warping needs 1.4035403728485107seconds</text:span></text:p>
      <text:p text:style-name="P19"><text:span text:style-name="T32">Warping needs 1.3182373046875seconds</text:span></text:p>
      <text:p text:style-name="P19"><text:span text:style-name="T32">SimilarityRegNet forward needs 1.693528652191162seconds</text:span></text:p>
      <text:p text:style-name="P19"><text:span text:style-name="T32">Epoch 0/4, Iter 23/1029, train loss = 77.003, time = 14.090</text:span></text:p>
      <text:p text:style-name="P19"><text:span text:style-name="T32">Warping needs 1.4088053703308105seconds</text:span></text:p>
      <text:p text:style-name="P19"><text:span text:style-name="T32">Warping needs 1.317136287689209seconds</text:span></text:p>
      <text:p text:style-name="P19"><text:span text:style-name="T32">SimilarityRegNet forward needs 2.006488084793091seconds</text:span></text:p>
      <text:p text:style-name="P19"><text:span text:style-name="T32">Epoch 0/4, Iter 24/1029, train loss = 115.050, time = 14.296</text:span></text:p>
      <text:p text:style-name="P19"><text:span text:style-name="T32">Warping needs 1.4071495532989502seconds</text:span></text:p>
      <text:p text:style-name="P19"><text:span text:style-name="T32">Warping needs 1.3189725875854492seconds</text:span></text:p>
      <text:p text:style-name="P19"><text:span text:style-name="T32">SimilarityRegNet forward needs 2.0220284461975098seconds</text:span></text:p>
      <text:p text:style-name="P19"><text:span text:style-name="T32">Epoch 0/4, Iter 25/1029, train loss = 75.736, time = 14.201</text:span></text:p>
      <text:p text:style-name="P19"><text:span text:style-name="T32">Warping needs 1.36568021774292seconds</text:span></text:p>
      <text:p text:style-name="P19"><text:span text:style-name="T32">Warping needs 1.295069932937622seconds</text:span></text:p>
      <text:p text:style-name="P19"><text:span text:style-name="T32">SimilarityRegNet forward needs 1.6849753856658936seconds</text:span></text:p>
      <text:p text:style-name="P19"><text:span text:style-name="T32">Epoch 0/4, Iter 26/1029, train loss = 122.667, time = 14.066</text:span></text:p>
      <text:p text:style-name="P19"><text:span text:style-name="T32">Warping needs 1.3948044776916504seconds</text:span></text:p>
      <text:p text:style-name="P19"><text:span text:style-name="T32">Warping needs 1.2957072257995605seconds</text:span></text:p>
      <text:p text:style-name="P19"><text:span text:style-name="T32">SimilarityRegNet forward needs 1.6704838275909424seconds</text:span></text:p>
      <text:p text:style-name="P19"><text:span text:style-name="T32">Epoch 0/4, Iter 27/1029, train loss = 103.774, time = 14.071</text:span></text:p>
      <text:p text:style-name="P19"><text:span text:style-name="T32">Warping needs 1.3857421875seconds</text:span></text:p>
      <text:p text:style-name="P19"><text:span text:style-name="T32">Warping needs 1.2946417331695557seconds</text:span></text:p>
      <text:p text:style-name="P19"><text:span text:style-name="T32">SimilarityRegNet forward needs 1.8679008483886719seconds</text:span></text:p>
      <text:p text:style-name="P19"><text:span text:style-name="T32">Epoch 0/4, Iter 28/1029, train loss = 125.793, time = 14.077</text:span></text:p>
      <text:p text:style-name="P19"><text:span text:style-name="T32">Warping needs 1.420973777770996seconds</text:span></text:p>
      <text:p text:style-name="P19"><text:span text:style-name="T32">Warping needs 1.3426811695098877seconds</text:span></text:p>
      <text:p text:style-name="P19"><text:span text:style-name="T32">SimilarityRegNet forward needs 2.2878730297088623seconds</text:span></text:p>
      <text:p text:style-name="P19"><text:span text:style-name="T32">Epoch 0/4, Iter 29/1029, train loss = 125.221, time = 14.892</text:span></text:p>
      <text:p text:style-name="P19"><text:span text:style-name="T32">Warping needs 1.4209754467010498seconds</text:span></text:p>
      <text:p text:style-name="P19"><text:span text:style-name="T32">Warping needs 1.321363925933838seconds</text:span></text:p>
      <text:p text:style-name="P19"><text:span text:style-name="T32">SimilarityRegNet forward needs 2.0386898517608643seconds</text:span></text:p>
      <text:p text:style-name="P19"><text:span text:style-name="T32">Epoch 0/4, Iter 30/1029, train loss = 103.608, time = 14.535</text:span></text:p>
      <text:p text:style-name="P19"><text:span text:style-name="T32">Warping needs 1.3946750164031982seconds</text:span></text:p>
      <text:p text:style-name="P19"><text:span text:style-name="T32">Warping needs 1.310814619064331seconds</text:span></text:p>
      <text:p text:style-name="P19"><text:span text:style-name="T32">SimilarityRegNet forward needs 1.7004776000976562seconds</text:span></text:p>
      <text:p text:style-name="P19"><text:span text:style-name="T32">Epoch 0/4, Iter 31/1029, train loss = 82.020, time = 13.895</text:span></text:p>
      <text:p text:style-name="P19"><text:span text:style-name="T32">Warping needs 1.391791582107544seconds</text:span></text:p>
      <text:p text:style-name="P19"><text:span text:style-name="T32">Warping needs 1.3011515140533447seconds</text:span></text:p>
      <text:p text:style-name="P19"><text:span text:style-name="T32">SimilarityRegNet forward needs 1.7742760181427002seconds</text:span></text:p>
      <text:p text:style-name="P19"><text:span text:style-name="T32">Epoch 0/4, Iter 32/1029, train loss = 113.379, time = 14.284</text:span></text:p>
      <text:p text:style-name="P19"><text:soft-page-break/><text:span text:style-name="T32">Warping needs 1.377748966217041seconds</text:span></text:p>
      <text:p text:style-name="P19"><text:span text:style-name="T32">Warping needs 1.2984328269958496seconds</text:span></text:p>
      <text:p text:style-name="P19"><text:span text:style-name="T32">SimilarityRegNet forward needs 2.02000093460083seconds</text:span></text:p>
      <text:p text:style-name="P19"><text:span text:style-name="T32">Epoch 0/4, Iter 33/1029, train loss = 193.082, time = 14.443</text:span></text:p>
      <text:p text:style-name="P19"><text:span text:style-name="T32">Warping needs 1.3989591598510742seconds</text:span></text:p>
      <text:p text:style-name="P19"><text:span text:style-name="T32">Warping needs 1.2719285488128662seconds</text:span></text:p>
      <text:p text:style-name="P19"><text:span text:style-name="T32">SimilarityRegNet forward needs 1.6772196292877197seconds</text:span></text:p>
      <text:p text:style-name="P19"><text:span text:style-name="T32">Epoch 0/4, Iter 34/1029, train loss = 133.742, time = 13.972</text:span></text:p>
      <text:p text:style-name="P19"><text:span text:style-name="T32">Warping needs 1.3724021911621094seconds</text:span></text:p>
      <text:p text:style-name="P19"><text:span text:style-name="T32">Warping needs 1.275681734085083seconds</text:span></text:p>
      <text:p text:style-name="P19"><text:span text:style-name="T32">SimilarityRegNet forward needs 2.0018818378448486seconds</text:span></text:p>
      <text:p text:style-name="P19"><text:span text:style-name="T32">Epoch 0/4, Iter 35/1029, train loss = 87.251, time = 14.415</text:span></text:p>
      <text:p text:style-name="P19"><text:span text:style-name="T32">Warping needs 1.4059584140777588seconds</text:span></text:p>
      <text:p text:style-name="P19"><text:span text:style-name="T32">Warping needs 1.3265142440795898seconds</text:span></text:p>
      <text:p text:style-name="P19"><text:span text:style-name="T32">SimilarityRegNet forward needs 2.043196439743042seconds</text:span></text:p>
      <text:p text:style-name="P19"><text:span text:style-name="T32">Epoch 0/4, Iter 36/1029, train loss = 124.907, time = 14.466</text:span></text:p>
      <text:p text:style-name="P19"><text:span text:style-name="T32">Warping needs 1.4145290851593018seconds</text:span></text:p>
      <text:p text:style-name="P19"><text:span text:style-name="T32">Warping needs 1.3219881057739258seconds</text:span></text:p>
      <text:p text:style-name="P19"><text:span text:style-name="T32">SimilarityRegNet forward needs 2.1651289463043213seconds</text:span></text:p>
      <text:p text:style-name="P19"><text:span text:style-name="T32">Epoch 0/4, Iter 37/1029, train loss = 125.583, time = 21.967</text:span></text:p>
      <text:p text:style-name="P19"><text:span text:style-name="T32">Warping needs 2.3988149166107178seconds</text:span></text:p>
      <text:p text:style-name="P19"><text:span text:style-name="T32">Warping needs 2.209730863571167seconds</text:span></text:p>
      <text:p text:style-name="P19"><text:span text:style-name="T32">SimilarityRegNet forward needs 2.1647918224334717seconds</text:span></text:p>
      <text:p text:style-name="P19"><text:span text:style-name="T32">Epoch 0/4, Iter 38/1029, train loss = 137.526, time = 16.652</text:span></text:p>
      <text:p text:style-name="P19"><text:span text:style-name="T32">Warping needs 1.3367416858673096seconds</text:span></text:p>
      <text:p text:style-name="P19"><text:span text:style-name="T32">Warping needs 1.290886402130127seconds</text:span></text:p>
      <text:p text:style-name="P19"><text:span text:style-name="T32">SimilarityRegNet forward needs 1.9821178913116455seconds</text:span></text:p>
      <text:p text:style-name="P19"><text:span text:style-name="T32">Epoch 0/4, Iter 39/1029, train loss = 67.968, time = 14.236</text:span></text:p>
      <text:p text:style-name="P19"><text:span text:style-name="T32">Warping needs 1.4656825065612793seconds</text:span></text:p>
      <text:p text:style-name="P19"><text:span text:style-name="T32">Warping needs 1.3486320972442627seconds</text:span></text:p>
      <text:p text:style-name="P19"><text:span text:style-name="T32">SimilarityRegNet forward needs 1.735973596572876seconds</text:span></text:p>
      <text:p text:style-name="P19"><text:span text:style-name="T32">Epoch 0/4, Iter 40/1029, train loss = 117.543, time = 14.791</text:span></text:p>
      <text:p text:style-name="P19"><text:span text:style-name="T32">Warping needs 1.4711730480194092seconds</text:span></text:p>
      <text:p text:style-name="P19"><text:span text:style-name="T32">Warping needs 1.446223258972168seconds</text:span></text:p>
      <text:p text:style-name="P19"><text:span text:style-name="T32">SimilarityRegNet forward needs 1.765416145324707seconds</text:span></text:p>
      <text:p text:style-name="P19"><text:span text:style-name="T32">Epoch 0/4, Iter 41/1029, train loss = 108.452, time = 14.187</text:span></text:p>
      <text:p text:style-name="P19"><text:span text:style-name="T32">Warping needs 1.3850548267364502seconds</text:span></text:p>
      <text:p text:style-name="P19"><text:span text:style-name="T32">Warping needs 1.3107836246490479seconds</text:span></text:p>
      <text:p text:style-name="P19"><text:span text:style-name="T32">SimilarityRegNet forward needs 2.013213634490967seconds</text:span></text:p>
      <text:p text:style-name="P19"><text:span text:style-name="T32">Epoch 0/4, Iter 42/1029, train loss = 128.973, time = 14.049</text:span></text:p>
      <text:p text:style-name="P19"><text:span text:style-name="T32">Warping needs 1.3712239265441895seconds</text:span></text:p>
      <text:p text:style-name="P19"><text:span text:style-name="T32">Warping needs 1.293576717376709seconds</text:span></text:p>
      <text:p text:style-name="P19"><text:span text:style-name="T32">SimilarityRegNet forward needs 1.9938862323760986seconds</text:span></text:p>
      <text:p text:style-name="P19"><text:span text:style-name="T32">Epoch 0/4, Iter 43/1029, train loss = 116.211, time = 14.087</text:span></text:p>
      <text:p text:style-name="P19"><text:span text:style-name="T32">Warping needs 1.3945732116699219seconds</text:span></text:p>
      <text:p text:style-name="P19"><text:span text:style-name="T32">Warping needs 1.3157072067260742seconds</text:span></text:p>
      <text:p text:style-name="P19"><text:span text:style-name="T32">SimilarityRegNet forward needs 2.0238699913024902seconds</text:span></text:p>
      <text:p text:style-name="P19"><text:span text:style-name="T32">Epoch 0/4, Iter 44/1029, train loss = 102.797, time = 14.325</text:span></text:p>
      <text:p text:style-name="P19"><text:span text:style-name="T32">Warping needs 1.3988697528839111seconds</text:span></text:p>
      <text:p text:style-name="P19"><text:span text:style-name="T32">Warping needs 1.2894601821899414seconds</text:span></text:p>
      <text:p text:style-name="P19"><text:span text:style-name="T32">SimilarityRegNet forward needs 1.9957973957061768seconds</text:span></text:p>
      <text:p text:style-name="P19"><text:span text:style-name="T32">Epoch 0/4, Iter 45/1029, train loss = 103.088, time = 14.107</text:span></text:p>
      <text:p text:style-name="P19"><text:soft-page-break/><text:span text:style-name="T32">Warping needs 1.4100914001464844seconds</text:span></text:p>
      <text:p text:style-name="P19"><text:span text:style-name="T32">Warping needs 1.2793464660644531seconds</text:span></text:p>
      <text:p text:style-name="P19"><text:span text:style-name="T32">SimilarityRegNet forward needs 1.756650686264038seconds</text:span></text:p>
      <text:p text:style-name="P19"><text:span text:style-name="T32">Epoch 0/4, Iter 46/1029, train loss = 93.287, time = 13.797</text:span></text:p>
      <text:p text:style-name="P19"><text:span text:style-name="T32">Warping needs 1.3933744430541992seconds</text:span></text:p>
      <text:p text:style-name="P19"><text:span text:style-name="T32">Warping needs 1.287142276763916seconds</text:span></text:p>
      <text:p text:style-name="P19"><text:span text:style-name="T32">SimilarityRegNet forward needs 1.9841363430023193seconds</text:span></text:p>
      <text:p text:style-name="P19"><text:span text:style-name="T32">Epoch 0/4, Iter 47/1029, train loss = 129.938, time = 14.916</text:span></text:p>
      <text:p text:style-name="P19"><text:span text:style-name="T32">Warping needs 1.5478096008300781seconds</text:span></text:p>
      <text:p text:style-name="P19"><text:span text:style-name="T32">Warping needs 1.5358667373657227seconds</text:span></text:p>
      <text:p text:style-name="P19"><text:span text:style-name="T32">SimilarityRegNet forward needs 1.9998793601989746seconds</text:span></text:p>
      <text:p text:style-name="P19"><text:span text:style-name="T32">Epoch 0/4, Iter 48/1029, train loss = 93.096, time = 15.761</text:span></text:p>
      <text:p text:style-name="P19"><text:span text:style-name="T32">Warping needs 2.6542739868164062seconds</text:span></text:p>
      <text:p text:style-name="P19"><text:span text:style-name="T32">Warping needs 2.5388388633728027seconds</text:span></text:p>
      <text:p text:style-name="P19"><text:span text:style-name="T32">SimilarityRegNet forward needs 3.711836814880371seconds</text:span></text:p>
      <text:p text:style-name="P19"><text:span text:style-name="T32">Epoch 0/4, Iter 49/1029, train loss = 82.195, time = 22.966</text:span></text:p>
      <text:p text:style-name="P19"><text:span text:style-name="T32">Warping needs 1.3689234256744385seconds</text:span></text:p>
      <text:p text:style-name="P19"><text:span text:style-name="T32">Warping needs 1.2836155891418457seconds</text:span></text:p>
      <text:p text:style-name="P19"><text:span text:style-name="T32">SimilarityRegNet forward needs 1.6764979362487793seconds</text:span></text:p>
      <text:p text:style-name="P19"><text:span text:style-name="T32">Epoch 0/4, Iter 50/1029, train loss = 125.625, time = 13.923</text:span></text:p>
      <text:p text:style-name="P19"><text:span text:style-name="T32">Warping needs 1.3799428939819336seconds</text:span></text:p>
      <text:p text:style-name="P19"><text:span text:style-name="T32">Warping needs 1.2799794673919678seconds</text:span></text:p>
      <text:p text:style-name="P19"><text:span text:style-name="T32">SimilarityRegNet forward needs 1.9822821617126465seconds</text:span></text:p>
      <text:p text:style-name="P19"><text:span text:style-name="T32">Epoch 0/4, Iter 51/1029, train loss = 92.980, time = 14.141</text:span></text:p>
      <text:p text:style-name="P19"><text:span text:style-name="T32">Warping needs 1.3811531066894531seconds</text:span></text:p>
      <text:p text:style-name="P19"><text:span text:style-name="T32">Warping needs 1.319648027420044seconds</text:span></text:p>
      <text:p text:style-name="P19"><text:span text:style-name="T32">SimilarityRegNet forward needs 1.6903550624847412seconds</text:span></text:p>
      <text:p text:style-name="P19"><text:span text:style-name="T32">Epoch 0/4, Iter 52/1029, train loss = 69.256, time = 14.014</text:span></text:p>
      <text:p text:style-name="P19"><text:span text:style-name="T32">Warping needs 1.3829638957977295seconds</text:span></text:p>
      <text:p text:style-name="P19"><text:span text:style-name="T32">Warping needs 1.3109521865844727seconds</text:span></text:p>
      <text:p text:style-name="P19"><text:span text:style-name="T32">SimilarityRegNet forward needs 1.7522876262664795seconds</text:span></text:p>
      <text:p text:style-name="P19"><text:span text:style-name="T32">Epoch 0/4, Iter 53/1029, train loss = 91.016, time = 14.116</text:span></text:p>
      <text:p text:style-name="P19"><text:span text:style-name="T32">Warping needs 1.3961265087127686seconds</text:span></text:p>
      <text:p text:style-name="P19"><text:span text:style-name="T32">Warping needs 1.3177409172058105seconds</text:span></text:p>
      <text:p text:style-name="P19"><text:span text:style-name="T32">SimilarityRegNet forward needs 2.2525901794433594seconds</text:span></text:p>
      <text:p text:style-name="P19"><text:span text:style-name="T32">Epoch 0/4, Iter 54/1029, train loss = 94.847, time = 15.050</text:span></text:p>
      <text:p text:style-name="P19"><text:span text:style-name="T32">Warping needs 1.535400390625seconds</text:span></text:p>
      <text:p text:style-name="P19"><text:span text:style-name="T32">Warping needs 1.326427936553955seconds</text:span></text:p>
      <text:p text:style-name="P19"><text:span text:style-name="T32">SimilarityRegNet forward needs 1.87912917137146seconds</text:span></text:p>
      <text:p text:style-name="P19"><text:span text:style-name="T32">Epoch 0/4, Iter 55/1029, train loss = 88.146, time = 14.432</text:span></text:p>
      <text:p text:style-name="P19"><text:span text:style-name="T32">Warping needs 1.4414873123168945seconds</text:span></text:p>
      <text:p text:style-name="P19"><text:span text:style-name="T32">Warping needs 1.368114709854126seconds</text:span></text:p>
      <text:p text:style-name="P19"><text:span text:style-name="T32">SimilarityRegNet forward needs 1.706533670425415seconds</text:span></text:p>
      <text:p text:style-name="P19"><text:span text:style-name="T32">Epoch 0/4, Iter 56/1029, train loss = 115.240, time = 14.158</text:span></text:p>
      <text:p text:style-name="P19"><text:span text:style-name="T32">Warping needs 1.4094171524047852seconds</text:span></text:p>
      <text:p text:style-name="P19"><text:span text:style-name="T32">Warping needs 1.3047127723693848seconds</text:span></text:p>
      <text:p text:style-name="P19"><text:span text:style-name="T32">SimilarityRegNet forward needs 2.005652666091919seconds</text:span></text:p>
      <text:p text:style-name="P19"><text:span text:style-name="T32">Epoch 0/4, Iter 57/1029, train loss = 101.731, time = 18.045</text:span></text:p>
      <text:p text:style-name="P19"><text:span text:style-name="T32">Warping needs 2.6570112705230713seconds</text:span></text:p>
      <text:p text:style-name="P19"><text:span text:style-name="T32">Warping needs 2.2836050987243652seconds</text:span></text:p>
      <text:p text:style-name="P19"><text:span text:style-name="T32">SimilarityRegNet forward needs 2.932079792022705seconds</text:span></text:p>
      <text:p text:style-name="P19"><text:span text:style-name="T32">Epoch 0/4, Iter 58/1029, train loss = 109.834, time = 19.228</text:span></text:p>
      <text:p text:style-name="P19"><text:soft-page-break/><text:span text:style-name="T32">Warping needs 1.3237736225128174seconds</text:span></text:p>
      <text:p text:style-name="P19"><text:span text:style-name="T32">Warping needs 1.2433772087097168seconds</text:span></text:p>
      <text:p text:style-name="P19"><text:span text:style-name="T32">SimilarityRegNet forward needs 1.939471960067749seconds</text:span></text:p>
      <text:p text:style-name="P19"><text:span text:style-name="T32">Epoch 0/4, Iter 59/1029, train loss = 91.962, time = 13.675</text:span></text:p>
      <text:p text:style-name="P19"><text:span text:style-name="T32">Warping needs 1.347855806350708seconds</text:span></text:p>
      <text:p text:style-name="P19"><text:span text:style-name="T32">Warping needs 1.253154993057251seconds</text:span></text:p>
      <text:p text:style-name="P19"><text:span text:style-name="T32">SimilarityRegNet forward needs 1.8438446521759033seconds</text:span></text:p>
      <text:p text:style-name="P19"><text:span text:style-name="T32">Epoch 0/4, Iter 60/1029, train loss = 99.323, time = 14.050</text:span></text:p>
      <text:p text:style-name="P19"><text:span text:style-name="T32">Warping needs 1.3542280197143555seconds</text:span></text:p>
      <text:p text:style-name="P19"><text:span text:style-name="T32">Warping needs 1.300088882446289seconds</text:span></text:p>
      <text:p text:style-name="P19"><text:span text:style-name="T32">SimilarityRegNet forward needs 1.8138213157653809seconds</text:span></text:p>
      <text:p text:style-name="P19"><text:span text:style-name="T32">Epoch 0/4, Iter 61/1029, train loss = 132.852, time = 14.115</text:span></text:p>
      <text:p text:style-name="P19"><text:span text:style-name="T32">Warping needs 1.3835253715515137seconds</text:span></text:p>
      <text:p text:style-name="P19"><text:span text:style-name="T32">Warping needs 1.3116810321807861seconds</text:span></text:p>
      <text:p text:style-name="P19"><text:span text:style-name="T32">SimilarityRegNet forward needs 2.012364625930786seconds</text:span></text:p>
      <text:p text:style-name="P19"><text:span text:style-name="T32">Epoch 0/4, Iter 62/1029, train loss = 133.761, time = 14.263</text:span></text:p>
      <text:p text:style-name="P19"><text:span text:style-name="T32">Warping needs 1.3730177879333496seconds</text:span></text:p>
      <text:p text:style-name="P19"><text:span text:style-name="T32">Warping needs 1.28305983543396seconds</text:span></text:p>
      <text:p text:style-name="P19"><text:span text:style-name="T32">SimilarityRegNet forward needs 1.676975965499878seconds</text:span></text:p>
      <text:p text:style-name="P19"><text:span text:style-name="T32">Epoch 0/4, Iter 63/1029, train loss = 108.834, time = 13.925</text:span></text:p>
      <text:p text:style-name="P19"><text:span text:style-name="T32">Warping needs 1.3838179111480713seconds</text:span></text:p>
      <text:p text:style-name="P19"><text:span text:style-name="T32">Warping needs 1.2987043857574463seconds</text:span></text:p>
      <text:p text:style-name="P19"><text:span text:style-name="T32">SimilarityRegNet forward needs 2.022135019302368seconds</text:span></text:p>
      <text:p text:style-name="P19"><text:span text:style-name="T32">Epoch 0/4, Iter 64/1029, train loss = 134.995, time = 14.806</text:span></text:p>
      <text:p text:style-name="P19"><text:span text:style-name="T32">Warping needs 1.3862619400024414seconds</text:span></text:p>
      <text:p text:style-name="P19"><text:span text:style-name="T32">Warping needs 1.2976200580596924seconds</text:span></text:p>
      <text:p text:style-name="P19"><text:span text:style-name="T32">SimilarityRegNet forward needs 1.6985220909118652seconds</text:span></text:p>
      <text:p text:style-name="P19"><text:span text:style-name="T32">Epoch 0/4, Iter 65/1029, train loss = 80.175, time = 14.543</text:span></text:p>
      <text:p text:style-name="P19"><text:span text:style-name="T32">Warping needs 2.3593385219573975seconds</text:span></text:p>
      <text:p text:style-name="P19"><text:span text:style-name="T32">Warping needs 2.543283462524414seconds</text:span></text:p>
      <text:p text:style-name="P19"><text:span text:style-name="T32">SimilarityRegNet forward needs 3.1983017921447754seconds</text:span></text:p>
      <text:p text:style-name="P19"><text:span text:style-name="T32">Epoch 0/4, Iter 66/1029, train loss = 102.925, time = 25.442</text:span></text:p>
      <text:p text:style-name="P19"><text:span text:style-name="T32">Warping needs 1.5124225616455078seconds</text:span></text:p>
      <text:p text:style-name="P19"><text:span text:style-name="T32">Warping needs 1.2706763744354248seconds</text:span></text:p>
      <text:p text:style-name="P19"><text:span text:style-name="T32">SimilarityRegNet forward needs 1.9332232475280762seconds</text:span></text:p>
      <text:p text:style-name="P19"><text:span text:style-name="T32">Epoch 0/4, Iter 67/1029, train loss = 80.202, time = 13.870</text:span></text:p>
      <text:p text:style-name="P19"><text:span text:style-name="T32">Warping needs 1.3747625350952148seconds</text:span></text:p>
      <text:p text:style-name="P19"><text:span text:style-name="T32">Warping needs 1.2597572803497314seconds</text:span></text:p>
      <text:p text:style-name="P19"><text:span text:style-name="T32">SimilarityRegNet forward needs 1.700559139251709seconds</text:span></text:p>
      <text:p text:style-name="P19"><text:span text:style-name="T32">Epoch 0/4, Iter 68/1029, train loss = 127.845, time = 13.822</text:span></text:p>
      <text:p text:style-name="P19"><text:span text:style-name="T32">Warping needs 1.3925752639770508seconds</text:span></text:p>
      <text:p text:style-name="P19"><text:span text:style-name="T32">Warping needs 1.2698485851287842seconds</text:span></text:p>
      <text:p text:style-name="P19"><text:span text:style-name="T32">SimilarityRegNet forward needs 1.668060302734375seconds</text:span></text:p>
      <text:p text:style-name="P19"><text:span text:style-name="T32">Epoch 0/4, Iter 69/1029, train loss = 107.639, time = 13.945</text:span></text:p>
      <text:p text:style-name="P19"><text:span text:style-name="T32">Warping needs 1.388608694076538seconds</text:span></text:p>
      <text:p text:style-name="P19"><text:span text:style-name="T32">Warping needs 1.2943050861358643seconds</text:span></text:p>
      <text:p text:style-name="P19"><text:span text:style-name="T32">SimilarityRegNet forward needs 1.6667096614837646seconds</text:span></text:p>
      <text:p text:style-name="P19"><text:span text:style-name="T32">Epoch 0/4, Iter 70/1029, train loss = 84.109, time = 14.151</text:span></text:p>
      <text:p text:style-name="P19"><text:span text:style-name="T32">Warping needs 1.403932809829712seconds</text:span></text:p>
      <text:p text:style-name="P19"><text:span text:style-name="T32">Warping needs 1.3184754848480225seconds</text:span></text:p>
      <text:p text:style-name="P19"><text:span text:style-name="T32">SimilarityRegNet forward needs 2.0354089736938477seconds</text:span></text:p>
      <text:p text:style-name="P19"><text:span text:style-name="T32">Epoch 0/4, Iter 71/1029, train loss = 83.145, time = 14.219</text:span></text:p>
      <text:p text:style-name="P19"><text:soft-page-break/><text:span text:style-name="T32">Warping needs 1.3851735591888428seconds</text:span></text:p>
      <text:p text:style-name="P19"><text:span text:style-name="T32">Warping needs 1.3053228855133057seconds</text:span></text:p>
      <text:p text:style-name="P19"><text:span text:style-name="T32">SimilarityRegNet forward needs 1.7039146423339844seconds</text:span></text:p>
      <text:p text:style-name="P19"><text:span text:style-name="T32">Epoch 0/4, Iter 72/1029, train loss = 164.563, time = 13.980</text:span></text:p>
      <text:p text:style-name="P19"><text:span text:style-name="T32">Warping needs 1.3966431617736816seconds</text:span></text:p>
      <text:p text:style-name="P19"><text:span text:style-name="T32">Warping needs 1.329698085784912seconds</text:span></text:p>
      <text:p text:style-name="P19"><text:span text:style-name="T32">SimilarityRegNet forward needs 2.0494472980499268seconds</text:span></text:p>
      <text:p text:style-name="P19"><text:span text:style-name="T32">Epoch 0/4, Iter 73/1029, train loss = 89.739, time = 14.673</text:span></text:p>
      <text:p text:style-name="P19"><text:span text:style-name="T32">Warping needs 1.4038465023040771seconds</text:span></text:p>
      <text:p text:style-name="P19"><text:span text:style-name="T32">Warping needs 1.3306355476379395seconds</text:span></text:p>
      <text:p text:style-name="P19"><text:span text:style-name="T32">SimilarityRegNet forward needs 1.8756864070892334seconds</text:span></text:p>
      <text:p text:style-name="P19"><text:span text:style-name="T32">Epoch 0/4, Iter 74/1029, train loss = 96.123, time = 14.137</text:span></text:p>
      <text:p text:style-name="P19"><text:span text:style-name="T32">Warping needs 1.4130103588104248seconds</text:span></text:p>
      <text:p text:style-name="P19"><text:span text:style-name="T32">Warping needs 1.6109950542449951seconds</text:span></text:p>
      <text:p text:style-name="P19"><text:span text:style-name="T32">SimilarityRegNet forward needs 3.381898880004883seconds</text:span></text:p>
      <text:p text:style-name="P19"><text:span text:style-name="T32">Epoch 0/4, Iter 75/1029, train loss = 108.541, time = 24.090</text:span></text:p>
      <text:p text:style-name="P19"><text:span text:style-name="T32">Warping needs 2.3441085815429688seconds</text:span></text:p>
      <text:p text:style-name="P19"><text:span text:style-name="T32">Warping needs 2.105226993560791seconds</text:span></text:p>
      <text:p text:style-name="P19"><text:span text:style-name="T32">SimilarityRegNet forward needs 2.080057382583618seconds</text:span></text:p>
      <text:p text:style-name="P19"><text:span text:style-name="T32">Epoch 0/4, Iter 76/1029, train loss = 129.992, time = 16.372</text:span></text:p>
      <text:p text:style-name="P19"><text:span text:style-name="T32">Warping needs 1.356658935546875seconds</text:span></text:p>
      <text:p text:style-name="P19"><text:span text:style-name="T32">Warping needs 1.2946081161499023seconds</text:span></text:p>
      <text:p text:style-name="P19"><text:span text:style-name="T32">SimilarityRegNet forward needs 1.9816322326660156seconds</text:span></text:p>
      <text:p text:style-name="P19"><text:span text:style-name="T32">Epoch 0/4, Iter 77/1029, train loss = 164.589, time = 14.212</text:span></text:p>
      <text:p text:style-name="P19"><text:span text:style-name="T32">Warping needs 1.3939051628112793seconds</text:span></text:p>
      <text:p text:style-name="P19"><text:span text:style-name="T32">Warping needs 1.3129324913024902seconds</text:span></text:p>
      <text:p text:style-name="P19"><text:span text:style-name="T32">SimilarityRegNet forward needs 1.6823859214782715seconds</text:span></text:p>
      <text:p text:style-name="P19"><text:span text:style-name="T32">Epoch 0/4, Iter 78/1029, train loss = 107.358, time = 13.983</text:span></text:p>
      <text:p text:style-name="P19"><text:span text:style-name="T32">Warping needs 1.3782448768615723seconds</text:span></text:p>
      <text:p text:style-name="P19"><text:span text:style-name="T32">Warping needs 1.3159043788909912seconds</text:span></text:p>
      <text:p text:style-name="P19"><text:span text:style-name="T32">SimilarityRegNet forward needs 1.7098300457000732seconds</text:span></text:p>
      <text:p text:style-name="P19"><text:span text:style-name="T32">Epoch 0/4, Iter 79/1029, train loss = 75.295, time = 14.215</text:span></text:p>
      <text:p text:style-name="P19"><text:span text:style-name="T32">Warping needs 1.376976490020752seconds</text:span></text:p>
      <text:p text:style-name="P19"><text:span text:style-name="T32">Warping needs 1.3025789260864258seconds</text:span></text:p>
      <text:p text:style-name="P19"><text:span text:style-name="T32">SimilarityRegNet forward needs 1.6866061687469482seconds</text:span></text:p>
      <text:p text:style-name="P19"><text:span text:style-name="T32">Epoch 0/4, Iter 80/1029, train loss = 107.377, time = 14.235</text:span></text:p>
      <text:p text:style-name="P19"><text:span text:style-name="T32">Warping needs 1.3635663986206055seconds</text:span></text:p>
      <text:p text:style-name="P19"><text:span text:style-name="T32">Warping needs 1.31075119972229seconds</text:span></text:p>
      <text:p text:style-name="P19"><text:span text:style-name="T32">SimilarityRegNet forward needs 2.030848741531372seconds</text:span></text:p>
      <text:p text:style-name="P19"><text:span text:style-name="T32">Epoch 0/4, Iter 81/1029, train loss = 83.424, time = 14.106</text:span></text:p>
      <text:p text:style-name="P19"><text:span text:style-name="T32">Warping needs 1.389477014541626seconds</text:span></text:p>
      <text:p text:style-name="P19"><text:span text:style-name="T32">Warping needs 1.2977879047393799seconds</text:span></text:p>
      <text:p text:style-name="P19"><text:span text:style-name="T32">SimilarityRegNet forward needs 1.699101209640503seconds</text:span></text:p>
      <text:p text:style-name="P19"/>
      <text:p text:style-name="P19"/>
      <text:p text:style-name="P70">ATTEMPT <text:span text:style-name="T43">7</text:span></text:p>
      <text:p text:style-name="P38"><text:span text:style-name="T11">x = x.reshape(b</text:span><text:span text:style-name="T11">, </text:span><text:span text:style-name="T11">g</text:span><text:span text:style-name="T11">, </text:span><text:span text:style-name="T11">d*</text:span><text:span text:style-name="T15">h</text:span><text:span text:style-name="T11">, </text:span><text:span text:style-name="T11">w)</text:span></text:p>
      <text:p text:style-name="P11"><text:span text:style-name="T11"/></text:p>
      <text:p text:style-name="P35">depth_values = depth_values.unsqueeze(2).unsqueeze(1).repeat(1, 1, 1, H*W)<text:line-break/>p_ij = torch.matmul(rot, points3d).unsqueeze(2).repeat(1, 1, D, 1)*depth_values + trans.unsqueeze(2)</text:p>
      <text:p text:style-name="P11"><text:span text:style-name="T11"/></text:p>
      <text:p text:style-name="P35">negative_depth_mask = p_ij[:, 2:] &lt;= 1e-3<text:line-break/>p_ij[:, 0:1][negative_depth_mask] = float(W)<text:line-break/>p_ij[:, 1:2][negative_depth_mask] = float(H)<text:line-break/>p_ij[:, 2:3][negative_depth_mask] = 1.0</text:p>
      <text:p text:style-name="P11"><text:span text:style-name="T11"/></text:p>
      <text:p text:style-name="P25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11"><text:span text:style-name="T11"/></text:p>
      <text:p text:style-name="P11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54"><text:span text:style-name="T44">nn.</text:span><text:span text:style-name="T45">l1_loss</text:span><text:span text:style-name="T7"> </text:span><text:span text:style-name="T40">with looping!</text:span></text:p>
      <text:p text:style-name="P6"/>
      <text:p text:style-name="P54"><text:span text:style-name="T33">→</text:span><text:span text:style-name="T34"> </text:span><text:span text:style-name="T38">Rather</text:span><text:span text:style-name="T35"> similar </text:span><text:span text:style-name="T36">to normalized case</text:span><text:span text:style-name="T34">!! </text:span><text:span text:style-name="T38">But with </text:span><text:span text:style-name="T35">drift, (to the negative), </text:span><text:span text:style-name="T38">won’t quite converge, </text:span><text:span text:style-name="T35">loss </text:span><text:span text:style-name="T37">ca. </text:span><text:span text:style-name="T38">100</text:span><text:span text:style-name="T37"> inste</text:span><text:span text:style-name="T35">ad of </text:span><text:span text:style-name="T38">28</text:span><text:span text:style-name="T35"> after </text:span><text:span text:style-name="T38">220</text:span><text:span text:style-name="T35"> iterations → change back!!</text:span></text:p>
      <text:p text:style-name="P20"><text:span text:style-name="T39"/></text:p>
      <text:p text:style-name="P20"><text:span text:style-name="T32">Warping needs 0.9359986782073975seconds</text:span></text:p>
      <text:p text:style-name="P20"><text:span text:style-name="T32">Warping needs 0.952843189239502seconds</text:span></text:p>
      <text:p text:style-name="P20"><text:span text:style-name="T32">SimilarityRegNet forward needs 1.5812511444091797seconds</text:span></text:p>
      <text:p text:style-name="P20"><text:span text:style-name="T32">Epoch 0/4, Iter 0/1029, train loss = 102.933, time = 10.779</text:span></text:p>
      <text:p text:style-name="P20"><text:span text:style-name="T32">Warping needs 0.955308198928833seconds</text:span></text:p>
      <text:p text:style-name="P20"><text:span text:style-name="T32">Warping needs 0.9606263637542725seconds</text:span></text:p>
      <text:p text:style-name="P20"><text:span text:style-name="T32">SimilarityRegNet forward needs 1.6100144386291504seconds</text:span></text:p>
      <text:p text:style-name="P20"><text:span text:style-name="T32">Epoch 0/4, Iter 1/1029, train loss = 113.636, time = 10.704</text:span></text:p>
      <text:p text:style-name="P20"><text:span text:style-name="T32">Warping needs 1.0329217910766602seconds</text:span></text:p>
      <text:p text:style-name="P20"><text:span text:style-name="T32">Warping needs 1.052459478378296seconds</text:span></text:p>
      <text:p text:style-name="P20"><text:span text:style-name="T32">SimilarityRegNet forward needs 1.5174367427825928seconds</text:span></text:p>
      <text:p text:style-name="P20"><text:span text:style-name="T32">Epoch 0/4, Iter 2/1029, train loss = 71.147, time = 11.676</text:span></text:p>
      <text:p text:style-name="P20"><text:span text:style-name="T32">Warping needs 1.082423210144043seconds</text:span></text:p>
      <text:p text:style-name="P20"><text:span text:style-name="T32">Warping needs 1.1022725105285645seconds</text:span></text:p>
      <text:p text:style-name="P20"><text:span text:style-name="T32">SimilarityRegNet forward needs 1.767874002456665seconds</text:span></text:p>
      <text:p text:style-name="P20"><text:span text:style-name="T32">Epoch 0/4, Iter 3/1029, train loss = 126.926, time = 11.938</text:span></text:p>
      <text:p text:style-name="P20"><text:span text:style-name="T32">Warping needs 1.187434434890747seconds</text:span></text:p>
      <text:p text:style-name="P20"><text:span text:style-name="T32">Warping needs 1.1669437885284424seconds</text:span></text:p>
      <text:p text:style-name="P20"><text:span text:style-name="T32">SimilarityRegNet forward needs 1.5723202228546143seconds</text:span></text:p>
      <text:p text:style-name="P20"><text:span text:style-name="T32">Epoch 0/4, Iter 4/1029, train loss = 100.360, time = 11.958</text:span></text:p>
      <text:p text:style-name="P20"><text:span text:style-name="T32">Warping needs 1.0679614543914795seconds</text:span></text:p>
      <text:p text:style-name="P20"><text:span text:style-name="T32">Warping needs 1.0651657581329346seconds</text:span></text:p>
      <text:p text:style-name="P20"><text:span text:style-name="T32">SimilarityRegNet forward needs 1.504380702972412seconds</text:span></text:p>
      <text:p text:style-name="P20"><text:span text:style-name="T32">Epoch 0/4, Iter 5/1029, train loss = 81.126, time = 11.710</text:span></text:p>
      <text:p text:style-name="P20"><text:span text:style-name="T32">Warping needs 1.0813326835632324seconds</text:span></text:p>
      <text:p text:style-name="P20"><text:span text:style-name="T32">Warping needs 1.0869841575622559seconds</text:span></text:p>
      <text:p text:style-name="P20"><text:span text:style-name="T32">SimilarityRegNet forward needs 1.5244958400726318seconds</text:span></text:p>
      <text:p text:style-name="P20"><text:span text:style-name="T32">Epoch 0/4, Iter 6/1029, train loss = 83.164, time = 11.857</text:span></text:p>
      <text:p text:style-name="P20"><text:soft-page-break/><text:span text:style-name="T32">Warping needs 1.1043431758880615seconds</text:span></text:p>
      <text:p text:style-name="P20"><text:span text:style-name="T32">Warping needs 1.096132516860962seconds</text:span></text:p>
      <text:p text:style-name="P20"><text:span text:style-name="T32">SimilarityRegNet forward needs 1.6040027141571045seconds</text:span></text:p>
      <text:p text:style-name="P20"><text:span text:style-name="T32">Epoch 0/4, Iter 7/1029, train loss = 123.056, time = 11.940</text:span></text:p>
      <text:p text:style-name="P20"><text:span text:style-name="T32">Warping needs 1.1098482608795166seconds</text:span></text:p>
      <text:p text:style-name="P20"><text:span text:style-name="T32">Warping needs 1.1188123226165771seconds</text:span></text:p>
      <text:p text:style-name="P20"><text:span text:style-name="T32">SimilarityRegNet forward needs 1.8030822277069092seconds</text:span></text:p>
      <text:p text:style-name="P20"><text:span text:style-name="T32">Epoch 0/4, Iter 8/1029, train loss = 105.888, time = 12.411</text:span></text:p>
      <text:p text:style-name="P20"><text:span text:style-name="T32">Warping needs 1.108008623123169seconds</text:span></text:p>
      <text:p text:style-name="P20"><text:span text:style-name="T32">Warping needs 1.1236984729766846seconds</text:span></text:p>
      <text:p text:style-name="P20"><text:span text:style-name="T32">SimilarityRegNet forward needs 1.8088924884796143seconds</text:span></text:p>
      <text:p text:style-name="P20"><text:span text:style-name="T32">Epoch 0/4, Iter 9/1029, train loss = 77.480, time = 12.117</text:span></text:p>
      <text:p text:style-name="P20"><text:span text:style-name="T32">Warping needs 1.0814557075500488seconds</text:span></text:p>
      <text:p text:style-name="P20"><text:span text:style-name="T32">Warping needs 1.0578927993774414seconds</text:span></text:p>
      <text:p text:style-name="P20"><text:span text:style-name="T32">SimilarityRegNet forward needs 1.5471971035003662seconds</text:span></text:p>
      <text:p text:style-name="P20"><text:span text:style-name="T32">Epoch 0/4, Iter 10/1029, train loss = 84.877, time = 12.076</text:span></text:p>
      <text:p text:style-name="P20"><text:span text:style-name="T32">Warping needs 2.3581106662750244seconds</text:span></text:p>
      <text:p text:style-name="P20"><text:span text:style-name="T32">Warping needs 9.65209698677063seconds</text:span></text:p>
      <text:p text:style-name="P20"><text:span text:style-name="T32">SimilarityRegNet forward needs 4.563232898712158seconds</text:span></text:p>
      <text:p text:style-name="P20"><text:span text:style-name="T32">Epoch 0/4, Iter 11/1029, train loss = 101.266, time = 30.556</text:span></text:p>
      <text:p text:style-name="P20"><text:span text:style-name="T32">Warping needs 1.338986873626709seconds</text:span></text:p>
      <text:p text:style-name="P20"><text:span text:style-name="T32">Warping needs 1.2625133991241455seconds</text:span></text:p>
      <text:p text:style-name="P20"><text:span text:style-name="T32">SimilarityRegNet forward needs 1.6623592376708984seconds</text:span></text:p>
      <text:p text:style-name="P20"><text:span text:style-name="T32">Epoch 0/4, Iter 12/1029, train loss = 88.025, time = 13.381</text:span></text:p>
      <text:p text:style-name="P20"><text:span text:style-name="T32">Warping needs 1.3583407402038574seconds</text:span></text:p>
      <text:p text:style-name="P20"><text:span text:style-name="T32">Warping needs 1.3014335632324219seconds</text:span></text:p>
      <text:p text:style-name="P20"><text:span text:style-name="T32">SimilarityRegNet forward needs 1.997391700744629seconds</text:span></text:p>
      <text:p text:style-name="P20"><text:span text:style-name="T32">Epoch 0/4, Iter 13/1029, train loss = 92.380, time = 14.131</text:span></text:p>
      <text:p text:style-name="P20"><text:span text:style-name="T32">Warping needs 1.3480770587921143seconds</text:span></text:p>
      <text:p text:style-name="P20"><text:span text:style-name="T32">Warping needs 1.2774817943572998seconds</text:span></text:p>
      <text:p text:style-name="P20"><text:span text:style-name="T32">SimilarityRegNet forward needs 1.6830275058746338seconds</text:span></text:p>
      <text:p text:style-name="P20"><text:span text:style-name="T32">Epoch 0/4, Iter 14/1029, train loss = 128.121, time = 13.895</text:span></text:p>
      <text:p text:style-name="P20"><text:span text:style-name="T32">Warping needs 1.3923752307891846seconds</text:span></text:p>
      <text:p text:style-name="P20"><text:span text:style-name="T32">Warping needs 1.2804467678070068seconds</text:span></text:p>
      <text:p text:style-name="P20"><text:span text:style-name="T32">SimilarityRegNet forward needs 1.9832062721252441seconds</text:span></text:p>
      <text:p text:style-name="P20"><text:span text:style-name="T32">Epoch 0/4, Iter 15/1029, train loss = 76.027, time = 14.287</text:span></text:p>
      <text:p text:style-name="P20"><text:span text:style-name="T32">Warping needs 1.572814702987671seconds</text:span></text:p>
      <text:p text:style-name="P20"><text:span text:style-name="T32">Warping needs 1.3371233940124512seconds</text:span></text:p>
      <text:p text:style-name="P20"><text:span text:style-name="T32">SimilarityRegNet forward needs 1.6738672256469727seconds</text:span></text:p>
      <text:p text:style-name="P20"><text:span text:style-name="T32">Epoch 0/4, Iter 16/1029, train loss = 80.512, time = 14.202</text:span></text:p>
      <text:p text:style-name="P20"><text:span text:style-name="T32">Warping needs 1.3669569492340088seconds</text:span></text:p>
      <text:p text:style-name="P20"><text:span text:style-name="T32">Warping needs 1.265082836151123seconds</text:span></text:p>
      <text:p text:style-name="P20"><text:span text:style-name="T32">SimilarityRegNet forward needs 1.9792935848236084seconds</text:span></text:p>
      <text:p text:style-name="P20"><text:span text:style-name="T32">Epoch 0/4, Iter 17/1029, train loss = 175.717, time = 14.082</text:span></text:p>
      <text:p text:style-name="P20"><text:span text:style-name="T32">Warping needs 1.404564619064331seconds</text:span></text:p>
      <text:p text:style-name="P20"><text:span text:style-name="T32">Warping needs 1.3239331245422363seconds</text:span></text:p>
      <text:p text:style-name="P20"><text:span text:style-name="T32">SimilarityRegNet forward needs 2.0324552059173584seconds</text:span></text:p>
      <text:p text:style-name="P20"><text:span text:style-name="T32">Epoch 0/4, Iter 18/1029, train loss = 113.221, time = 14.433</text:span></text:p>
      <text:p text:style-name="P20"><text:span text:style-name="T32">Warping needs 1.3846871852874756seconds</text:span></text:p>
      <text:p text:style-name="P20"><text:span text:style-name="T32">Warping needs 1.3139348030090332seconds</text:span></text:p>
      <text:p text:style-name="P20"><text:span text:style-name="T32">SimilarityRegNet forward needs 1.691612958908081seconds</text:span></text:p>
      <text:p text:style-name="P20"><text:span text:style-name="T32">Epoch 0/4, Iter 19/1029, train loss = 105.562, time = 13.953</text:span></text:p>
      <text:p text:style-name="P20"><text:soft-page-break/><text:span text:style-name="T32">Warping needs 1.4027612209320068seconds</text:span></text:p>
      <text:p text:style-name="P20"><text:span text:style-name="T32">Warping needs 1.3158586025238037seconds</text:span></text:p>
      <text:p text:style-name="P20"><text:span text:style-name="T32">SimilarityRegNet forward needs 2.012007474899292seconds</text:span></text:p>
      <text:p text:style-name="P20"><text:span text:style-name="T32">Epoch 0/4, Iter 20/1029, train loss = 82.762, time = 14.595</text:span></text:p>
      <text:p text:style-name="P20"><text:span text:style-name="T32">Warping needs 1.3680188655853271seconds</text:span></text:p>
      <text:p text:style-name="P20"><text:span text:style-name="T32">Warping needs 1.2972044944763184seconds</text:span></text:p>
      <text:p text:style-name="P20"><text:span text:style-name="T32">SimilarityRegNet forward needs 2.0282323360443115seconds</text:span></text:p>
      <text:p text:style-name="P20"><text:span text:style-name="T32">Epoch 0/4, Iter 21/1029, train loss = 135.820, time = 14.221</text:span></text:p>
      <text:p text:style-name="P20"><text:span text:style-name="T32">Warping needs 1.3848140239715576seconds</text:span></text:p>
      <text:p text:style-name="P20"><text:span text:style-name="T32">Warping needs 1.314192771911621seconds</text:span></text:p>
      <text:p text:style-name="P20"><text:span text:style-name="T32">SimilarityRegNet forward needs 1.6954762935638428seconds</text:span></text:p>
      <text:p text:style-name="P20"><text:span text:style-name="T32">Epoch 0/4, Iter 22/1029, train loss = 101.172, time = 13.858</text:span></text:p>
      <text:p text:style-name="P20"><text:span text:style-name="T32">Warping needs 1.399266242980957seconds</text:span></text:p>
      <text:p text:style-name="P20"><text:span text:style-name="T32">Warping needs 1.2801861763000488seconds</text:span></text:p>
      <text:p text:style-name="P20"><text:span text:style-name="T32">SimilarityRegNet forward needs 1.695840835571289seconds</text:span></text:p>
      <text:p text:style-name="P20"><text:span text:style-name="T32">Epoch 0/4, Iter 23/1029, train loss = 77.003, time = 13.900</text:span></text:p>
      <text:p text:style-name="P20"><text:span text:style-name="T32">Warping needs 1.4019272327423096seconds</text:span></text:p>
      <text:p text:style-name="P20"><text:span text:style-name="T32">Warping needs 1.29280686378479seconds</text:span></text:p>
      <text:p text:style-name="P20"><text:span text:style-name="T32">SimilarityRegNet forward needs 2.0098814964294434seconds</text:span></text:p>
      <text:p text:style-name="P20"><text:span text:style-name="T32">Epoch 0/4, Iter 24/1029, train loss = 115.050, time = 14.378</text:span></text:p>
      <text:p text:style-name="P20"><text:span text:style-name="T32">Warping needs 1.3728477954864502seconds</text:span></text:p>
      <text:p text:style-name="P20"><text:span text:style-name="T32">Warping needs 1.303086757659912seconds</text:span></text:p>
      <text:p text:style-name="P20"><text:span text:style-name="T32">SimilarityRegNet forward needs 1.6958324909210205seconds</text:span></text:p>
      <text:p text:style-name="P20"><text:span text:style-name="T32">Epoch 0/4, Iter 25/1029, train loss = 75.736, time = 13.968</text:span></text:p>
      <text:p text:style-name="P20"><text:span text:style-name="T32">Warping needs 1.396413803100586seconds</text:span></text:p>
      <text:p text:style-name="P20"><text:span text:style-name="T32">Warping needs 1.292870044708252seconds</text:span></text:p>
      <text:p text:style-name="P20"><text:span text:style-name="T32">SimilarityRegNet forward needs 2.002228021621704seconds</text:span></text:p>
      <text:p text:style-name="P20"><text:span text:style-name="T32">Epoch 0/4, Iter 26/1029, train loss = 122.667, time = 14.295</text:span></text:p>
      <text:p text:style-name="P20"><text:span text:style-name="T32">Warping needs 1.3792204856872559seconds</text:span></text:p>
      <text:p text:style-name="P20"><text:span text:style-name="T32">Warping needs 1.2761340141296387seconds</text:span></text:p>
      <text:p text:style-name="P20"><text:span text:style-name="T32">SimilarityRegNet forward needs 1.7753503322601318seconds</text:span></text:p>
      <text:p text:style-name="P20"><text:span text:style-name="T32">Epoch 0/4, Iter 27/1029, train loss = 103.774, time = 13.727</text:span></text:p>
      <text:p text:style-name="P20"><text:span text:style-name="T32">Warping needs 1.3749020099639893seconds</text:span></text:p>
      <text:p text:style-name="P20"><text:span text:style-name="T32">Warping needs 1.2817575931549072seconds</text:span></text:p>
      <text:p text:style-name="P20"><text:span text:style-name="T32">SimilarityRegNet forward needs 1.6547579765319824seconds</text:span></text:p>
      <text:p text:style-name="P20"><text:span text:style-name="T32">Epoch 0/4, Iter 28/1029, train loss = 125.793, time = 13.978</text:span></text:p>
      <text:p text:style-name="P20"><text:span text:style-name="T32">Warping needs 1.400787353515625seconds</text:span></text:p>
      <text:p text:style-name="P20"><text:span text:style-name="T32">Warping needs 1.2924699783325195seconds</text:span></text:p>
      <text:p text:style-name="P20"><text:span text:style-name="T32">SimilarityRegNet forward needs 2.0062484741210938seconds</text:span></text:p>
      <text:p text:style-name="P20"><text:span text:style-name="T32">Epoch 0/4, Iter 29/1029, train loss = 125.221, time = 14.150</text:span></text:p>
      <text:p text:style-name="P20"><text:span text:style-name="T32">Warping needs 1.4187777042388916seconds</text:span></text:p>
      <text:p text:style-name="P20"><text:span text:style-name="T32">Warping needs 1.2772934436798096seconds</text:span></text:p>
      <text:p text:style-name="P20"><text:span text:style-name="T32">SimilarityRegNet forward needs 1.9884295463562012seconds</text:span></text:p>
      <text:p text:style-name="P20"><text:span text:style-name="T32">Epoch 0/4, Iter 30/1029, train loss = 103.608, time = 14.356</text:span></text:p>
      <text:p text:style-name="P20"><text:span text:style-name="T32">Warping needs 1.4139516353607178seconds</text:span></text:p>
      <text:p text:style-name="P20"><text:span text:style-name="T32">Warping needs 1.2654502391815186seconds</text:span></text:p>
      <text:p text:style-name="P20"><text:span text:style-name="T32">SimilarityRegNet forward needs 1.6790590286254883seconds</text:span></text:p>
      <text:p text:style-name="P20"><text:span text:style-name="T32">Epoch 0/4, Iter 31/1029, train loss = 82.020, time = 14.050</text:span></text:p>
      <text:p text:style-name="P20"><text:span text:style-name="T32">Warping needs 1.3635191917419434seconds</text:span></text:p>
      <text:p text:style-name="P20"><text:span text:style-name="T32">Warping needs 1.2600457668304443seconds</text:span></text:p>
      <text:p text:style-name="P20"><text:span text:style-name="T32">SimilarityRegNet forward needs 1.661633014678955seconds</text:span></text:p>
      <text:p text:style-name="P20"><text:span text:style-name="T32">Epoch 0/4, Iter 32/1029, train loss = 113.379, time = 13.698</text:span></text:p>
      <text:p text:style-name="P20"><text:soft-page-break/><text:span text:style-name="T32">Warping needs 1.3715717792510986seconds</text:span></text:p>
      <text:p text:style-name="P20"><text:span text:style-name="T32">Warping needs 1.3030173778533936seconds</text:span></text:p>
      <text:p text:style-name="P20"><text:span text:style-name="T32">SimilarityRegNet forward needs 1.686283826828003seconds</text:span></text:p>
      <text:p text:style-name="P20"><text:span text:style-name="T32">Epoch 0/4, Iter 33/1029, train loss = 193.082, time = 14.160</text:span></text:p>
      <text:p text:style-name="P20"><text:span text:style-name="T32">Warping needs 1.3965890407562256seconds</text:span></text:p>
      <text:p text:style-name="P20"><text:span text:style-name="T32">Warping needs 1.3140332698822021seconds</text:span></text:p>
      <text:p text:style-name="P20"><text:span text:style-name="T32">SimilarityRegNet forward needs 1.7569613456726074seconds</text:span></text:p>
      <text:p text:style-name="P20"><text:span text:style-name="T32">Epoch 0/4, Iter 34/1029, train loss = 133.742, time = 13.871</text:span></text:p>
      <text:p text:style-name="P20"><text:span text:style-name="T32">Warping needs 1.3953824043273926seconds</text:span></text:p>
      <text:p text:style-name="P20"><text:span text:style-name="T32">Warping needs 1.3192760944366455seconds</text:span></text:p>
      <text:p text:style-name="P20"><text:span text:style-name="T32">SimilarityRegNet forward needs 1.7015678882598877seconds</text:span></text:p>
      <text:p text:style-name="P20"><text:span text:style-name="T32">Epoch 0/4, Iter 35/1029, train loss = 87.251, time = 14.179</text:span></text:p>
      <text:p text:style-name="P20"><text:span text:style-name="T32">Warping needs 1.387211799621582seconds</text:span></text:p>
      <text:p text:style-name="P20"><text:span text:style-name="T32">Warping needs 1.2989754676818848seconds</text:span></text:p>
      <text:p text:style-name="P20"><text:span text:style-name="T32">SimilarityRegNet forward needs 1.6929185390472412seconds</text:span></text:p>
      <text:p text:style-name="P20"><text:span text:style-name="T32">Epoch 0/4, Iter 36/1029, train loss = 124.907, time = 13.964</text:span></text:p>
      <text:p text:style-name="P20"><text:span text:style-name="T32">Warping needs 1.3806371688842773seconds</text:span></text:p>
      <text:p text:style-name="P20"><text:span text:style-name="T32">Warping needs 1.2891430854797363seconds</text:span></text:p>
      <text:p text:style-name="P20"><text:span text:style-name="T32">SimilarityRegNet forward needs 1.6722686290740967seconds</text:span></text:p>
      <text:p text:style-name="P20"><text:span text:style-name="T32">Epoch 0/4, Iter 37/1029, train loss = 125.583, time = 14.072</text:span></text:p>
      <text:p text:style-name="P20"><text:span text:style-name="T32">Warping needs 1.4080181121826172seconds</text:span></text:p>
      <text:p text:style-name="P20"><text:span text:style-name="T32">Warping needs 1.2845463752746582seconds</text:span></text:p>
      <text:p text:style-name="P20"><text:span text:style-name="T32">SimilarityRegNet forward needs 1.6757807731628418seconds</text:span></text:p>
      <text:p text:style-name="P20"><text:span text:style-name="T32">Epoch 0/4, Iter 38/1029, train loss = 137.526, time = 13.834</text:span></text:p>
      <text:p text:style-name="P20"><text:span text:style-name="T32">Warping needs 1.3947157859802246seconds</text:span></text:p>
      <text:p text:style-name="P20"><text:span text:style-name="T32">Warping needs 1.2806355953216553seconds</text:span></text:p>
      <text:p text:style-name="P20"><text:span text:style-name="T32">SimilarityRegNet forward needs 1.659794569015503seconds</text:span></text:p>
      <text:p text:style-name="P20"><text:span text:style-name="T32">Epoch 0/4, Iter 39/1029, train loss = 67.968, time = 13.757</text:span></text:p>
      <text:p text:style-name="P20"><text:span text:style-name="T32">Warping needs 1.4169204235076904seconds</text:span></text:p>
      <text:p text:style-name="P20"><text:span text:style-name="T32">Warping needs 1.3225150108337402seconds</text:span></text:p>
      <text:p text:style-name="P20"><text:span text:style-name="T32">SimilarityRegNet forward needs 2.0334372520446777seconds</text:span></text:p>
      <text:p text:style-name="P20"><text:span text:style-name="T32">Epoch 0/4, Iter 40/1029, train loss = 117.543, time = 14.455</text:span></text:p>
      <text:p text:style-name="P20"><text:span text:style-name="T32">Warping needs 1.3886425495147705seconds</text:span></text:p>
      <text:p text:style-name="P20"><text:span text:style-name="T32">Warping needs 1.3005032539367676seconds</text:span></text:p>
      <text:p text:style-name="P20"><text:span text:style-name="T32">SimilarityRegNet forward needs 1.695937156677246seconds</text:span></text:p>
      <text:p text:style-name="P20"><text:span text:style-name="T32">Epoch 0/4, Iter 41/1029, train loss = 108.452, time = 13.740</text:span></text:p>
      <text:p text:style-name="P20"><text:span text:style-name="T32">Warping needs 1.3683507442474365seconds</text:span></text:p>
      <text:p text:style-name="P20"><text:span text:style-name="T32">Warping needs 1.6396608352661133seconds</text:span></text:p>
      <text:p text:style-name="P20"><text:span text:style-name="T32">SimilarityRegNet forward needs 2.810920238494873seconds</text:span></text:p>
      <text:p text:style-name="P20"><text:span text:style-name="T32">Epoch 0/4, Iter 42/1029, train loss = 128.973, time = 23.611</text:span></text:p>
      <text:p text:style-name="P20"><text:span text:style-name="T32">Warping needs 2.3584141731262207seconds</text:span></text:p>
      <text:p text:style-name="P20"><text:span text:style-name="T32">Warping needs 1.5339109897613525seconds</text:span></text:p>
      <text:p text:style-name="P20"><text:span text:style-name="T32">SimilarityRegNet forward needs 1.9666402339935303seconds</text:span></text:p>
      <text:p text:style-name="P20"><text:span text:style-name="T32">Epoch 0/4, Iter 43/1029, train loss = 116.211, time = 15.640</text:span></text:p>
      <text:p text:style-name="P20"><text:span text:style-name="T32">Warping needs 1.342437744140625seconds</text:span></text:p>
      <text:p text:style-name="P20"><text:span text:style-name="T32">Warping needs 1.2768516540527344seconds</text:span></text:p>
      <text:p text:style-name="P20"><text:span text:style-name="T32">SimilarityRegNet forward needs 1.650576114654541seconds</text:span></text:p>
      <text:p text:style-name="P20"><text:span text:style-name="T32">Epoch 0/4, Iter 44/1029, train loss = 102.797, time = 13.675</text:span></text:p>
      <text:p text:style-name="P20"><text:span text:style-name="T32">Warping needs 1.365431547164917seconds</text:span></text:p>
      <text:p text:style-name="P20"><text:span text:style-name="T32">Warping needs 1.2880268096923828seconds</text:span></text:p>
      <text:p text:style-name="P20"><text:span text:style-name="T32">SimilarityRegNet forward needs 1.6731092929840088seconds</text:span></text:p>
      <text:p text:style-name="P20"><text:span text:style-name="T32">Epoch 0/4, Iter 45/1029, train loss = 103.088, time = 13.810</text:span></text:p>
      <text:p text:style-name="P20"><text:soft-page-break/><text:span text:style-name="T32">Warping needs 1.3623380661010742seconds</text:span></text:p>
      <text:p text:style-name="P20"><text:span text:style-name="T32">Warping needs 1.2854044437408447seconds</text:span></text:p>
      <text:p text:style-name="P20"><text:span text:style-name="T32">SimilarityRegNet forward needs 1.6768908500671387seconds</text:span></text:p>
      <text:p text:style-name="P20"><text:span text:style-name="T32">Epoch 0/4, Iter 46/1029, train loss = 93.287, time = 13.728</text:span></text:p>
      <text:p text:style-name="P20"><text:span text:style-name="T32">Warping needs 1.4066236019134521seconds</text:span></text:p>
      <text:p text:style-name="P20"><text:span text:style-name="T32">Warping needs 1.289090871810913seconds</text:span></text:p>
      <text:p text:style-name="P20"><text:span text:style-name="T32">SimilarityRegNet forward needs 2.0036704540252686seconds</text:span></text:p>
      <text:p text:style-name="P20"><text:span text:style-name="T32">Epoch 0/4, Iter 47/1029, train loss = 129.938, time = 14.359</text:span></text:p>
      <text:p text:style-name="P20"><text:span text:style-name="T32">Warping needs 1.407853364944458seconds</text:span></text:p>
      <text:p text:style-name="P20"><text:span text:style-name="T32">Warping needs 1.2962243556976318seconds</text:span></text:p>
      <text:p text:style-name="P20"><text:span text:style-name="T32">SimilarityRegNet forward needs 2.0066308975219727seconds</text:span></text:p>
      <text:p text:style-name="P20"><text:span text:style-name="T32">Epoch 0/4, Iter 48/1029, train loss = 93.096, time = 14.382</text:span></text:p>
      <text:p text:style-name="P20"><text:span text:style-name="T32">Warping needs 1.3861443996429443seconds</text:span></text:p>
      <text:p text:style-name="P20"><text:span text:style-name="T32">Warping needs 1.2776648998260498seconds</text:span></text:p>
      <text:p text:style-name="P20"><text:span text:style-name="T32">SimilarityRegNet forward needs 1.667677879333496seconds</text:span></text:p>
      <text:p text:style-name="P20"><text:span text:style-name="T32">Epoch 0/4, Iter 49/1029, train loss = 82.195, time = 13.986</text:span></text:p>
      <text:p text:style-name="P20"><text:span text:style-name="T32">Warping needs 1.4086601734161377seconds</text:span></text:p>
      <text:p text:style-name="P20"><text:span text:style-name="T32">Warping needs 1.3223927021026611seconds</text:span></text:p>
      <text:p text:style-name="P20"><text:span text:style-name="T32">SimilarityRegNet forward needs 2.0363011360168457seconds</text:span></text:p>
      <text:p text:style-name="P20"><text:span text:style-name="T32">Epoch 0/4, Iter 50/1029, train loss = 125.625, time = 14.551</text:span></text:p>
      <text:p text:style-name="P20"><text:span text:style-name="T32">Warping needs 1.401136875152588seconds</text:span></text:p>
      <text:p text:style-name="P20"><text:span text:style-name="T32">Warping needs 1.2978801727294922seconds</text:span></text:p>
      <text:p text:style-name="P20"><text:span text:style-name="T32">SimilarityRegNet forward needs 1.7820396423339844seconds</text:span></text:p>
      <text:p text:style-name="P20"><text:span text:style-name="T32">Epoch 0/4, Iter 51/1029, train loss = 92.980, time = 14.138</text:span></text:p>
      <text:p text:style-name="P20"><text:span text:style-name="T32">Warping needs 1.3995676040649414seconds</text:span></text:p>
      <text:p text:style-name="P20"><text:span text:style-name="T32">Warping needs 1.3134994506835938seconds</text:span></text:p>
      <text:p text:style-name="P20"><text:span text:style-name="T32">SimilarityRegNet forward needs 1.8203864097595215seconds</text:span></text:p>
      <text:p text:style-name="P20"><text:span text:style-name="T32">Epoch 0/4, Iter 52/1029, train loss = 69.256, time = 14.198</text:span></text:p>
      <text:p text:style-name="P20"><text:span text:style-name="T32">Warping needs 1.3723163604736328seconds</text:span></text:p>
      <text:p text:style-name="P20"><text:span text:style-name="T32">Warping needs 1.299354076385498seconds</text:span></text:p>
      <text:p text:style-name="P20"><text:span text:style-name="T32">SimilarityRegNet forward needs 1.806492567062378seconds</text:span></text:p>
      <text:p text:style-name="P20"><text:span text:style-name="T32">Epoch 0/4, Iter 53/1029, train loss = 91.016, time = 14.329</text:span></text:p>
      <text:p text:style-name="P20"><text:span text:style-name="T32">Warping needs 1.4001836776733398seconds</text:span></text:p>
      <text:p text:style-name="P20"><text:span text:style-name="T32">Warping needs 1.338176965713501seconds</text:span></text:p>
      <text:p text:style-name="P20"><text:span text:style-name="T32">SimilarityRegNet forward needs 2.924891471862793seconds</text:span></text:p>
      <text:p text:style-name="P20"><text:span text:style-name="T32">Epoch 0/4, Iter 54/1029, train loss = 94.847, time = 22.990</text:span></text:p>
      <text:p text:style-name="P20"><text:span text:style-name="T32">Warping needs 1.4251587390899658seconds</text:span></text:p>
      <text:p text:style-name="P20"><text:span text:style-name="T32">Warping needs 1.2446739673614502seconds</text:span></text:p>
      <text:p text:style-name="P20"><text:span text:style-name="T32">SimilarityRegNet forward needs 1.9141020774841309seconds</text:span></text:p>
      <text:p text:style-name="P20"><text:span text:style-name="T32">Epoch 0/4, Iter 55/1029, train loss = 88.146, time = 14.136</text:span></text:p>
      <text:p text:style-name="P20"><text:span text:style-name="T32">Warping needs 1.361119031906128seconds</text:span></text:p>
      <text:p text:style-name="P20"><text:span text:style-name="T32">Warping needs 1.261549949645996seconds</text:span></text:p>
      <text:p text:style-name="P20"><text:span text:style-name="T32">SimilarityRegNet forward needs 1.6570231914520264seconds</text:span></text:p>
      <text:p text:style-name="P20"><text:span text:style-name="T32">Epoch 0/4, Iter 56/1029, train loss = 115.240, time = 13.515</text:span></text:p>
      <text:p text:style-name="P20"><text:span text:style-name="T32">Warping needs 1.3859202861785889seconds</text:span></text:p>
      <text:p text:style-name="P20"><text:span text:style-name="T32">Warping needs 1.3202292919158936seconds</text:span></text:p>
      <text:p text:style-name="P20"><text:span text:style-name="T32">SimilarityRegNet forward needs 2.0305655002593994seconds</text:span></text:p>
      <text:p text:style-name="P20"><text:span text:style-name="T32">Epoch 0/4, Iter 57/1029, train loss = 101.731, time = 14.281</text:span></text:p>
      <text:p text:style-name="P20"><text:span text:style-name="T32">Warping needs 1.3934853076934814seconds</text:span></text:p>
      <text:p text:style-name="P20"><text:span text:style-name="T32">Warping needs 1.3127532005310059seconds</text:span></text:p>
      <text:p text:style-name="P20"><text:span text:style-name="T32">SimilarityRegNet forward needs 1.8039309978485107seconds</text:span></text:p>
      <text:p text:style-name="P20"><text:span text:style-name="T32">Epoch 0/4, Iter 58/1029, train loss = 109.834, time = 13.926</text:span></text:p>
      <text:p text:style-name="P20"><text:soft-page-break/><text:span text:style-name="T32">Warping needs 1.3684072494506836seconds</text:span></text:p>
      <text:p text:style-name="P20"><text:span text:style-name="T32">Warping needs 1.30497407913208seconds</text:span></text:p>
      <text:p text:style-name="P20"><text:span text:style-name="T32">SimilarityRegNet forward needs 2.020514488220215seconds</text:span></text:p>
      <text:p text:style-name="P20"><text:span text:style-name="T32">Epoch 0/4, Iter 59/1029, train loss = 91.962, time = 14.210</text:span></text:p>
      <text:p text:style-name="P20"><text:span text:style-name="T32">Warping needs 1.365506649017334seconds</text:span></text:p>
      <text:p text:style-name="P20"><text:span text:style-name="T32">Warping needs 1.2786197662353516seconds</text:span></text:p>
      <text:p text:style-name="P20"><text:span text:style-name="T32">SimilarityRegNet forward needs 1.6646215915679932seconds</text:span></text:p>
      <text:p text:style-name="P20"><text:span text:style-name="T32">Epoch 0/4, Iter 60/1029, train loss = 99.323, time = 14.209</text:span></text:p>
      <text:p text:style-name="P20"><text:span text:style-name="T32">Warping needs 1.3937866687774658seconds</text:span></text:p>
      <text:p text:style-name="P20"><text:span text:style-name="T32">Warping needs 1.3203186988830566seconds</text:span></text:p>
      <text:p text:style-name="P20"><text:span text:style-name="T32">SimilarityRegNet forward needs 1.707632303237915seconds</text:span></text:p>
      <text:p text:style-name="P20"><text:span text:style-name="T32">Epoch 0/4, Iter 61/1029, train loss = 132.852, time = 14.059</text:span></text:p>
      <text:p text:style-name="P20"><text:span text:style-name="T32">Warping needs 1.3898906707763672seconds</text:span></text:p>
      <text:p text:style-name="P20"><text:span text:style-name="T32">Warping needs 1.324455738067627seconds</text:span></text:p>
      <text:p text:style-name="P20"><text:span text:style-name="T32">SimilarityRegNet forward needs 2.036571979522705seconds</text:span></text:p>
      <text:p text:style-name="P20"><text:span text:style-name="T32">Epoch 0/4, Iter 62/1029, train loss = 133.761, time = 14.248</text:span></text:p>
      <text:p text:style-name="P20"><text:span text:style-name="T32">Warping needs 1.3919060230255127seconds</text:span></text:p>
      <text:p text:style-name="P20"><text:span text:style-name="T32">Warping needs 1.3074047565460205seconds</text:span></text:p>
      <text:p text:style-name="P20"><text:span text:style-name="T32">SimilarityRegNet forward needs 1.8326101303100586seconds</text:span></text:p>
      <text:p text:style-name="P20"><text:span text:style-name="T32">Epoch 0/4, Iter 63/1029, train loss = 108.834, time = 14.068</text:span></text:p>
      <text:p text:style-name="P20"><text:span text:style-name="T32">Warping needs 1.4212396144866943seconds</text:span></text:p>
      <text:p text:style-name="P20"><text:span text:style-name="T32">Warping needs 1.3100998401641846seconds</text:span></text:p>
      <text:p text:style-name="P20"><text:span text:style-name="T32">SimilarityRegNet forward needs 2.0289530754089355seconds</text:span></text:p>
      <text:p text:style-name="P20"><text:span text:style-name="T32">Epoch 0/4, Iter 64/1029, train loss = 134.995, time = 14.660</text:span></text:p>
      <text:p text:style-name="P20"><text:span text:style-name="T32">Warping needs 2.4389584064483643seconds</text:span></text:p>
      <text:p text:style-name="P20"><text:span text:style-name="T32">Warping needs 2.479654312133789seconds</text:span></text:p>
      <text:p text:style-name="P20"><text:span text:style-name="T32">SimilarityRegNet forward needs 3.6842195987701416seconds</text:span></text:p>
      <text:p text:style-name="P20"><text:span text:style-name="T32">Epoch 0/4, Iter 65/1029, train loss = 80.175, time = 24.765</text:span></text:p>
      <text:p text:style-name="P20"><text:span text:style-name="T32">Warping needs 1.308009386062622seconds</text:span></text:p>
      <text:p text:style-name="P20"><text:span text:style-name="T32">Warping needs 1.2101435661315918seconds</text:span></text:p>
      <text:p text:style-name="P20"><text:span text:style-name="T32">SimilarityRegNet forward needs 1.5799031257629395seconds</text:span></text:p>
      <text:p text:style-name="P20"><text:span text:style-name="T32">Epoch 0/4, Iter 66/1029, train loss = 102.925, time = 13.314</text:span></text:p>
      <text:p text:style-name="P20"><text:span text:style-name="T32">Warping needs 1.3534393310546875seconds</text:span></text:p>
      <text:p text:style-name="P20"><text:span text:style-name="T32">Warping needs 1.2890024185180664seconds</text:span></text:p>
      <text:p text:style-name="P20"><text:span text:style-name="T32">SimilarityRegNet forward needs 1.987001895904541seconds</text:span></text:p>
      <text:p text:style-name="P20"><text:span text:style-name="T32">Epoch 0/4, Iter 67/1029, train loss = 80.202, time = 14.062</text:span></text:p>
      <text:p text:style-name="P20"><text:span text:style-name="T32">Warping needs 1.379927635192871seconds</text:span></text:p>
      <text:p text:style-name="P20"><text:span text:style-name="T32">Warping needs 1.2890236377716064seconds</text:span></text:p>
      <text:p text:style-name="P20"><text:span text:style-name="T32">SimilarityRegNet forward needs 1.9985570907592773seconds</text:span></text:p>
      <text:p text:style-name="P20"><text:span text:style-name="T32">Epoch 0/4, Iter 68/1029, train loss = 127.845, time = 14.021</text:span></text:p>
      <text:p text:style-name="P20"><text:span text:style-name="T32">Warping needs 1.4095542430877686seconds</text:span></text:p>
      <text:p text:style-name="P20"><text:span text:style-name="T32">Warping needs 1.3229005336761475seconds</text:span></text:p>
      <text:p text:style-name="P20"><text:span text:style-name="T32">SimilarityRegNet forward needs 2.028421401977539seconds</text:span></text:p>
      <text:p text:style-name="P20"><text:span text:style-name="T32">Epoch 0/4, Iter 69/1029, train loss = 107.639, time = 14.214</text:span></text:p>
      <text:p text:style-name="P20"><text:span text:style-name="T32">Warping needs 1.410048484802246seconds</text:span></text:p>
      <text:p text:style-name="P20"><text:span text:style-name="T32">Warping needs 1.3261983394622803seconds</text:span></text:p>
      <text:p text:style-name="P20"><text:span text:style-name="T32">SimilarityRegNet forward needs 2.0390095710754395seconds</text:span></text:p>
      <text:p text:style-name="P20"><text:span text:style-name="T32">Epoch 0/4, Iter 70/1029, train loss = 84.109, time = 14.221</text:span></text:p>
      <text:p text:style-name="P20"><text:span text:style-name="T32">Warping needs 1.395352840423584seconds</text:span></text:p>
      <text:p text:style-name="P20"><text:span text:style-name="T32">Warping needs 1.3004376888275146seconds</text:span></text:p>
      <text:p text:style-name="P20"><text:span text:style-name="T32">SimilarityRegNet forward needs 1.6779725551605225seconds</text:span></text:p>
      <text:p text:style-name="P20"><text:span text:style-name="T32">Epoch 0/4, Iter 71/1029, train loss = 83.145, time = 13.777</text:span></text:p>
      <text:p text:style-name="P20"><text:soft-page-break/><text:span text:style-name="T32">Warping needs 1.4203431606292725seconds</text:span></text:p>
      <text:p text:style-name="P20"><text:span text:style-name="T32">Warping needs 1.3096792697906494seconds</text:span></text:p>
      <text:p text:style-name="P20"><text:span text:style-name="T32">SimilarityRegNet forward needs 2.004180669784546seconds</text:span></text:p>
      <text:p text:style-name="P20"><text:span text:style-name="T32">Epoch 0/4, Iter 72/1029, train loss = 164.563, time = 14.587</text:span></text:p>
      <text:p text:style-name="P20"><text:span text:style-name="T32">Warping needs 1.408235788345337seconds</text:span></text:p>
      <text:p text:style-name="P20"><text:span text:style-name="T32">Warping needs 1.2794077396392822seconds</text:span></text:p>
      <text:p text:style-name="P20"><text:span text:style-name="T32">SimilarityRegNet forward needs 1.9953219890594482seconds</text:span></text:p>
      <text:p text:style-name="P20"><text:span text:style-name="T32">Epoch 0/4, Iter 73/1029, train loss = 89.739, time = 15.522</text:span></text:p>
      <text:p text:style-name="P20"><text:span text:style-name="T32">Warping needs 2.703876256942749seconds</text:span></text:p>
      <text:p text:style-name="P20"><text:span text:style-name="T32">Warping needs 2.437171459197998seconds</text:span></text:p>
      <text:p text:style-name="P20"><text:span text:style-name="T32">SimilarityRegNet forward needs 2.976674795150757seconds</text:span></text:p>
      <text:p text:style-name="P20"><text:span text:style-name="T32">Epoch 0/4, Iter 74/1029, train loss = 96.123, time = 21.626</text:span></text:p>
      <text:p text:style-name="P20"><text:span text:style-name="T32">Warping needs 1.3134269714355469seconds</text:span></text:p>
      <text:p text:style-name="P20"><text:span text:style-name="T32">Warping needs 1.264737606048584seconds</text:span></text:p>
      <text:p text:style-name="P20"><text:span text:style-name="T32">SimilarityRegNet forward needs 1.658989667892456seconds</text:span></text:p>
      <text:p text:style-name="P20"><text:span text:style-name="T32">Epoch 0/4, Iter 75/1029, train loss = 108.541, time = 13.596</text:span></text:p>
      <text:p text:style-name="P20"><text:span text:style-name="T32">Warping needs 1.4046919345855713seconds</text:span></text:p>
      <text:p text:style-name="P20"><text:span text:style-name="T32">Warping needs 1.2752127647399902seconds</text:span></text:p>
      <text:p text:style-name="P20"><text:span text:style-name="T32">SimilarityRegNet forward needs 1.971618413925171seconds</text:span></text:p>
      <text:p text:style-name="P20"><text:span text:style-name="T32">Epoch 0/4, Iter 76/1029, train loss = 129.992, time = 14.249</text:span></text:p>
      <text:p text:style-name="P20"><text:span text:style-name="T32">Warping needs 1.3524482250213623seconds</text:span></text:p>
      <text:p text:style-name="P20"><text:span text:style-name="T32">Warping needs 1.2897429466247559seconds</text:span></text:p>
      <text:p text:style-name="P20"><text:span text:style-name="T32">SimilarityRegNet forward needs 1.999072790145874seconds</text:span></text:p>
      <text:p text:style-name="P20"><text:span text:style-name="T32">Epoch 0/4, Iter 77/1029, train loss = 164.589, time = 14.412</text:span></text:p>
      <text:p text:style-name="P20"><text:span text:style-name="T32">Warping needs 1.4042153358459473seconds</text:span></text:p>
      <text:p text:style-name="P20"><text:span text:style-name="T32">Warping needs 1.3044154644012451seconds</text:span></text:p>
      <text:p text:style-name="P20"><text:span text:style-name="T32">SimilarityRegNet forward needs 1.7020502090454102seconds</text:span></text:p>
      <text:p text:style-name="P20"><text:span text:style-name="T32">Epoch 0/4, Iter 78/1029, train loss = 107.358, time = 13.916</text:span></text:p>
      <text:p text:style-name="P20"><text:span text:style-name="T32">Warping needs 1.3799982070922852seconds</text:span></text:p>
      <text:p text:style-name="P20"><text:span text:style-name="T32">Warping needs 1.2978761196136475seconds</text:span></text:p>
      <text:p text:style-name="P20"><text:span text:style-name="T32">SimilarityRegNet forward needs 1.9168496131896973seconds</text:span></text:p>
      <text:p text:style-name="P20"><text:span text:style-name="T32">Epoch 0/4, Iter 79/1029, train loss = 75.295, time = 14.258</text:span></text:p>
      <text:p text:style-name="P20"><text:span text:style-name="T32">Warping needs 1.393434762954712seconds</text:span></text:p>
      <text:p text:style-name="P20"><text:span text:style-name="T32">Warping needs 1.3166313171386719seconds</text:span></text:p>
      <text:p text:style-name="P20"><text:span text:style-name="T32">SimilarityRegNet forward needs 2.0175554752349854seconds</text:span></text:p>
      <text:p text:style-name="P20"><text:span text:style-name="T32">Epoch 0/4, Iter 80/1029, train loss = 107.377, time = 14.628</text:span></text:p>
      <text:p text:style-name="P20"><text:span text:style-name="T32">Warping needs 1.3774187564849854seconds</text:span></text:p>
      <text:p text:style-name="P20"><text:span text:style-name="T32">Warping needs 1.3059818744659424seconds</text:span></text:p>
      <text:p text:style-name="P20"><text:span text:style-name="T32">SimilarityRegNet forward needs 2.0476443767547607seconds</text:span></text:p>
      <text:p text:style-name="P20"><text:span text:style-name="T32">Epoch 0/4, Iter 81/1029, train loss = 83.424, time = 14.406</text:span></text:p>
      <text:p text:style-name="P20"><text:span text:style-name="T32">Warping needs 1.394620418548584seconds</text:span></text:p>
      <text:p text:style-name="P20"><text:span text:style-name="T32">Warping needs 1.3245470523834229seconds</text:span></text:p>
      <text:p text:style-name="P20"><text:span text:style-name="T32">SimilarityRegNet forward needs 2.033677101135254seconds</text:span></text:p>
      <text:p text:style-name="P20"><text:span text:style-name="T32">Epoch 0/4, Iter 82/1029, train loss = 115.196, time = 16.333</text:span></text:p>
      <text:p text:style-name="P20"><text:span text:style-name="T32">Warping needs 2.8167781829833984seconds</text:span></text:p>
      <text:p text:style-name="P20"><text:span text:style-name="T32">Warping needs 2.5224719047546387seconds</text:span></text:p>
      <text:p text:style-name="P20"><text:span text:style-name="T32">SimilarityRegNet forward needs 3.5786242485046387seconds</text:span></text:p>
      <text:p text:style-name="P20"><text:span text:style-name="T32">Epoch 0/4, Iter 83/1029, train loss = 96.123, time = 23.403</text:span></text:p>
      <text:p text:style-name="P20"><text:span text:style-name="T32">Warping needs 1.326735496520996seconds</text:span></text:p>
      <text:p text:style-name="P20"><text:span text:style-name="T32">Warping needs 1.2429733276367188seconds</text:span></text:p>
      <text:p text:style-name="P20"><text:span text:style-name="T32">SimilarityRegNet forward needs 1.6273393630981445seconds</text:span></text:p>
      <text:p text:style-name="P20"><text:span text:style-name="T32">Epoch 0/4, Iter 84/1029, train loss = 71.555, time = 13.607</text:span></text:p>
      <text:p text:style-name="P20"><text:soft-page-break/><text:span text:style-name="T32">Warping needs 1.3678557872772217seconds</text:span></text:p>
      <text:p text:style-name="P20"><text:span text:style-name="T32">Warping needs 1.2751307487487793seconds</text:span></text:p>
      <text:p text:style-name="P20"><text:span text:style-name="T32">SimilarityRegNet forward needs 1.6596767902374268seconds</text:span></text:p>
      <text:p text:style-name="P20"><text:span text:style-name="T32">Epoch 0/4, Iter 85/1029, train loss = 126.277, time = 13.902</text:span></text:p>
      <text:p text:style-name="P20"><text:span text:style-name="T32">Warping needs 1.3708364963531494seconds</text:span></text:p>
      <text:p text:style-name="P20"><text:span text:style-name="T32">Warping needs 1.2766797542572021seconds</text:span></text:p>
      <text:p text:style-name="P20"><text:span text:style-name="T32">SimilarityRegNet forward needs 1.6605160236358643seconds</text:span></text:p>
      <text:p text:style-name="P20"><text:span text:style-name="T32">Epoch 0/4, Iter 86/1029, train loss = 131.840, time = 13.879</text:span></text:p>
      <text:p text:style-name="P20"><text:span text:style-name="T32">Warping needs 1.378554344177246seconds</text:span></text:p>
      <text:p text:style-name="P20"><text:span text:style-name="T32">Warping needs 1.282611608505249seconds</text:span></text:p>
      <text:p text:style-name="P20"><text:span text:style-name="T32">SimilarityRegNet forward needs 2.0377860069274902seconds</text:span></text:p>
      <text:p text:style-name="P20"><text:span text:style-name="T32">Epoch 0/4, Iter 87/1029, train loss = 116.668, time = 14.283</text:span></text:p>
      <text:p text:style-name="P20"><text:span text:style-name="T32">Warping needs 1.353618860244751seconds</text:span></text:p>
      <text:p text:style-name="P20"><text:span text:style-name="T32">Warping needs 1.2623612880706787seconds</text:span></text:p>
      <text:p text:style-name="P20"><text:span text:style-name="T32">SimilarityRegNet forward needs 1.64593505859375seconds</text:span></text:p>
      <text:p text:style-name="P20"><text:span text:style-name="T32">Epoch 0/4, Iter 88/1029, train loss = 94.513, time = 13.903</text:span></text:p>
      <text:p text:style-name="P20"><text:span text:style-name="T32">Warping needs 1.393880844116211seconds</text:span></text:p>
      <text:p text:style-name="P20"><text:span text:style-name="T32">Warping needs 1.285581350326538seconds</text:span></text:p>
      <text:p text:style-name="P20"><text:span text:style-name="T32">SimilarityRegNet forward needs 1.674720048904419seconds</text:span></text:p>
      <text:p text:style-name="P20"><text:span text:style-name="T32">Epoch 0/4, Iter 89/1029, train loss = 109.464, time = 13.928</text:span></text:p>
      <text:p text:style-name="P20"><text:span text:style-name="T32">Warping needs 1.3961031436920166seconds</text:span></text:p>
      <text:p text:style-name="P20"><text:span text:style-name="T32">Warping needs 1.2934603691101074seconds</text:span></text:p>
      <text:p text:style-name="P20"><text:span text:style-name="T32">SimilarityRegNet forward needs 1.8811237812042236seconds</text:span></text:p>
      <text:p text:style-name="P20"><text:span text:style-name="T32">Epoch 0/4, Iter 90/1029, train loss = 96.966, time = 14.128</text:span></text:p>
      <text:p text:style-name="P20"><text:span text:style-name="T32">Warping needs 1.3883249759674072seconds</text:span></text:p>
      <text:p text:style-name="P20"><text:span text:style-name="T32">Warping needs 1.2915160655975342seconds</text:span></text:p>
      <text:p text:style-name="P20"><text:span text:style-name="T32">SimilarityRegNet forward needs 2.010275363922119seconds</text:span></text:p>
      <text:p text:style-name="P20"><text:span text:style-name="T32">Epoch 0/4, Iter 91/1029, train loss = 70.668, time = 20.234</text:span></text:p>
      <text:p text:style-name="P20"><text:span text:style-name="T32">Warping needs 2.4866719245910645seconds</text:span></text:p>
      <text:p text:style-name="P20"><text:span text:style-name="T32">Warping needs 2.230391025543213seconds</text:span></text:p>
      <text:p text:style-name="P20"><text:span text:style-name="T32">SimilarityRegNet forward needs 3.1648497581481934seconds</text:span></text:p>
      <text:p text:style-name="P20"><text:span text:style-name="T32">Epoch 0/4, Iter 92/1029, train loss = 91.526, time = 18.290</text:span></text:p>
      <text:p text:style-name="P20"><text:span text:style-name="T32">Warping needs 1.3362987041473389seconds</text:span></text:p>
      <text:p text:style-name="P20"><text:span text:style-name="T32">Warping needs 1.2394049167633057seconds</text:span></text:p>
      <text:p text:style-name="P20"><text:span text:style-name="T32">SimilarityRegNet forward needs 1.6392436027526855seconds</text:span></text:p>
      <text:p text:style-name="P20"><text:span text:style-name="T32">Epoch 0/4, Iter 93/1029, train loss = 136.368, time = 13.712</text:span></text:p>
      <text:p text:style-name="P20"><text:span text:style-name="T32">Warping needs 1.3567683696746826seconds</text:span></text:p>
      <text:p text:style-name="P20"><text:span text:style-name="T32">Warping needs 1.2612390518188477seconds</text:span></text:p>
      <text:p text:style-name="P20"><text:span text:style-name="T32">SimilarityRegNet forward needs 1.9739580154418945seconds</text:span></text:p>
      <text:p text:style-name="P20"><text:span text:style-name="T32">Epoch 0/4, Iter 94/1029, train loss = 104.551, time = 13.937</text:span></text:p>
      <text:p text:style-name="P20"><text:span text:style-name="T32">Warping needs 1.4027183055877686seconds</text:span></text:p>
      <text:p text:style-name="P20"><text:span text:style-name="T32">Warping needs 1.316767692565918seconds</text:span></text:p>
      <text:p text:style-name="P20"><text:span text:style-name="T32">SimilarityRegNet forward needs 1.7031540870666504seconds</text:span></text:p>
      <text:p text:style-name="P20"><text:span text:style-name="T32">Epoch 0/4, Iter 95/1029, train loss = 95.705, time = 14.053</text:span></text:p>
      <text:p text:style-name="P20"><text:span text:style-name="T32">Warping needs 1.4018898010253906seconds</text:span></text:p>
      <text:p text:style-name="P20"><text:span text:style-name="T32">Warping needs 1.3223578929901123seconds</text:span></text:p>
      <text:p text:style-name="P20"><text:span text:style-name="T32">SimilarityRegNet forward needs 2.0286662578582764seconds</text:span></text:p>
      <text:p text:style-name="P20"><text:span text:style-name="T32">Epoch 0/4, Iter 96/1029, train loss = 94.806, time = 14.448</text:span></text:p>
      <text:p text:style-name="P20"><text:span text:style-name="T32">Warping needs 1.378415584564209seconds</text:span></text:p>
      <text:p text:style-name="P20"><text:span text:style-name="T32">Warping needs 1.290823221206665seconds</text:span></text:p>
      <text:p text:style-name="P20"><text:span text:style-name="T32">SimilarityRegNet forward needs 1.7710821628570557seconds</text:span></text:p>
      <text:p text:style-name="P20"><text:span text:style-name="T32">Epoch 0/4, Iter 97/1029, train loss = 100.640, time = 14.243</text:span></text:p>
      <text:p text:style-name="P20"><text:soft-page-break/><text:span text:style-name="T32">Warping needs 1.4015257358551025seconds</text:span></text:p>
      <text:p text:style-name="P20"><text:span text:style-name="T32">Warping needs 1.3179607391357422seconds</text:span></text:p>
      <text:p text:style-name="P20"><text:span text:style-name="T32">SimilarityRegNet forward needs 1.8304758071899414seconds</text:span></text:p>
      <text:p text:style-name="P20"><text:span text:style-name="T32">Epoch 0/4, Iter 98/1029, train loss = 141.936, time = 14.105</text:span></text:p>
      <text:p text:style-name="P20"><text:span text:style-name="T32">Warping needs 1.4075748920440674seconds</text:span></text:p>
      <text:p text:style-name="P20"><text:span text:style-name="T32">Warping needs 1.3232226371765137seconds</text:span></text:p>
      <text:p text:style-name="P20"><text:span text:style-name="T32">SimilarityRegNet forward needs 1.7032842636108398seconds</text:span></text:p>
      <text:p text:style-name="P20"><text:span text:style-name="T32">Epoch 0/4, Iter 99/1029, train loss = 129.985, time = 14.097</text:span></text:p>
      <text:p text:style-name="P20"><text:span text:style-name="T32">Warping needs 1.409034252166748seconds</text:span></text:p>
      <text:p text:style-name="P20"><text:span text:style-name="T32">Warping needs 1.3228445053100586seconds</text:span></text:p>
      <text:p text:style-name="P20"><text:span text:style-name="T32">SimilarityRegNet forward needs 2.030791759490967seconds</text:span></text:p>
      <text:p text:style-name="P20"><text:span text:style-name="T32">Epoch 0/4, Iter 100/1029, train loss = 99.588, time = 14.624</text:span></text:p>
      <text:p text:style-name="P20"><text:span text:style-name="T32">Warping needs 1.766352653503418seconds</text:span></text:p>
      <text:p text:style-name="P20"><text:span text:style-name="T32">Warping needs 2.197065830230713seconds</text:span></text:p>
      <text:p text:style-name="P20"><text:span text:style-name="T32">SimilarityRegNet forward needs 3.6174051761627197seconds</text:span></text:p>
      <text:p text:style-name="P20"><text:span text:style-name="T32">Epoch 0/4, Iter 101/1029, train loss = 93.083, time = 24.414</text:span></text:p>
      <text:p text:style-name="P20"><text:span text:style-name="T32">Warping needs 1.6732912063598633seconds</text:span></text:p>
      <text:p text:style-name="P20"><text:span text:style-name="T32">Warping needs 1.295370101928711seconds</text:span></text:p>
      <text:p text:style-name="P20"><text:span text:style-name="T32">SimilarityRegNet forward needs 1.9425857067108154seconds</text:span></text:p>
      <text:p text:style-name="P20"><text:span text:style-name="T32">Epoch 0/4, Iter 102/1029, train loss = 115.665, time = 14.361</text:span></text:p>
      <text:p text:style-name="P20"><text:span text:style-name="T32">Warping needs 1.3504998683929443seconds</text:span></text:p>
      <text:p text:style-name="P20"><text:span text:style-name="T32">Warping needs 1.3006901741027832seconds</text:span></text:p>
      <text:p text:style-name="P20"><text:span text:style-name="T32">SimilarityRegNet forward needs 1.703362226486206seconds</text:span></text:p>
      <text:p text:style-name="P20"><text:span text:style-name="T32">Epoch 0/4, Iter 103/1029, train loss = 124.038, time = 13.957</text:span></text:p>
      <text:p text:style-name="P20"><text:span text:style-name="T32">Warping needs 1.3711042404174805seconds</text:span></text:p>
      <text:p text:style-name="P20"><text:span text:style-name="T32">Warping needs 1.2983314990997314seconds</text:span></text:p>
      <text:p text:style-name="P20"><text:span text:style-name="T32">SimilarityRegNet forward needs 1.6606018543243408seconds</text:span></text:p>
      <text:p text:style-name="P20"><text:span text:style-name="T32">Epoch 0/4, Iter 104/1029, train loss = 72.762, time = 13.955</text:span></text:p>
      <text:p text:style-name="P20"><text:span text:style-name="T32">Warping needs 1.3684470653533936seconds</text:span></text:p>
      <text:p text:style-name="P20"><text:span text:style-name="T32">Warping needs 1.2853014469146729seconds</text:span></text:p>
      <text:p text:style-name="P20"><text:span text:style-name="T32">SimilarityRegNet forward needs 1.6676685810089111seconds</text:span></text:p>
      <text:p text:style-name="P20"><text:span text:style-name="T32">Epoch 0/4, Iter 105/1029, train loss = 122.733, time = 13.985</text:span></text:p>
      <text:p text:style-name="P20"><text:span text:style-name="T32">Warping needs 1.360011339187622seconds</text:span></text:p>
      <text:p text:style-name="P20"><text:span text:style-name="T32">Warping needs 1.2882206439971924seconds</text:span></text:p>
      <text:p text:style-name="P20"><text:span text:style-name="T32">SimilarityRegNet forward needs 1.6732814311981201seconds</text:span></text:p>
      <text:p text:style-name="P20"><text:span text:style-name="T32">Epoch 0/4, Iter 106/1029, train loss = 154.717, time = 14.103</text:span></text:p>
      <text:p text:style-name="P20"><text:span text:style-name="T32">Warping needs 1.3849365711212158seconds</text:span></text:p>
      <text:p text:style-name="P20"><text:span text:style-name="T32">Warping needs 1.2813231945037842seconds</text:span></text:p>
      <text:p text:style-name="P20"><text:span text:style-name="T32">SimilarityRegNet forward needs 1.9849939346313477seconds</text:span></text:p>
      <text:p text:style-name="P20"><text:span text:style-name="T32">Epoch 0/4, Iter 107/1029, train loss = 88.097, time = 14.323</text:span></text:p>
      <text:p text:style-name="P20"><text:span text:style-name="T32">Warping needs 1.3851139545440674seconds</text:span></text:p>
      <text:p text:style-name="P20"><text:span text:style-name="T32">Warping needs 1.3059337139129639seconds</text:span></text:p>
      <text:p text:style-name="P20"><text:span text:style-name="T32">SimilarityRegNet forward needs 2.00302791595459seconds</text:span></text:p>
      <text:p text:style-name="P20"><text:span text:style-name="T32">Epoch 0/4, Iter 108/1029, train loss = 87.121, time = 14.805</text:span></text:p>
      <text:p text:style-name="P20"><text:span text:style-name="T32">Warping needs 2.471984386444092seconds</text:span></text:p>
      <text:p text:style-name="P20"><text:span text:style-name="T32">Warping needs 2.5486621856689453seconds</text:span></text:p>
      <text:p text:style-name="P20"><text:span text:style-name="T32">SimilarityRegNet forward needs 3.578906536102295seconds</text:span></text:p>
      <text:p text:style-name="P20"><text:span text:style-name="T32">Epoch 0/4, Iter 109/1029, train loss = 110.719, time = 24.707</text:span></text:p>
      <text:p text:style-name="P20"><text:span text:style-name="T32">Warping needs 1.3612582683563232seconds</text:span></text:p>
      <text:p text:style-name="P20"><text:span text:style-name="T32">Warping needs 1.2674756050109863seconds</text:span></text:p>
      <text:p text:style-name="P20"><text:span text:style-name="T32">SimilarityRegNet forward needs 2.1315560340881348seconds</text:span></text:p>
      <text:p text:style-name="P20"><text:span text:style-name="T32">Epoch 0/4, Iter 110/1029, train loss = 93.964, time = 14.044</text:span></text:p>
      <text:p text:style-name="P20"><text:soft-page-break/><text:span text:style-name="T32">Warping needs 1.357806921005249seconds</text:span></text:p>
      <text:p text:style-name="P20"><text:span text:style-name="T32">Warping needs 1.289208173751831seconds</text:span></text:p>
      <text:p text:style-name="P20"><text:span text:style-name="T32">SimilarityRegNet forward needs 1.9725146293640137seconds</text:span></text:p>
      <text:p text:style-name="P20"><text:span text:style-name="T32">Epoch 0/4, Iter 111/1029, train loss = 111.929, time = 14.293</text:span></text:p>
      <text:p text:style-name="P20"><text:span text:style-name="T32">Warping needs 1.3661646842956543seconds</text:span></text:p>
      <text:p text:style-name="P20"><text:span text:style-name="T32">Warping needs 1.3020718097686768seconds</text:span></text:p>
      <text:p text:style-name="P20"><text:span text:style-name="T32">SimilarityRegNet forward needs 1.9966151714324951seconds</text:span></text:p>
      <text:p text:style-name="P20"><text:span text:style-name="T32">Epoch 0/4, Iter 112/1029, train loss = 74.569, time = 14.370</text:span></text:p>
      <text:p text:style-name="P20"><text:span text:style-name="T32">Warping needs 1.3492090702056885seconds</text:span></text:p>
      <text:p text:style-name="P20"><text:span text:style-name="T32">Warping needs 1.2916498184204102seconds</text:span></text:p>
      <text:p text:style-name="P20"><text:span text:style-name="T32">SimilarityRegNet forward needs 1.8418540954589844seconds</text:span></text:p>
      <text:p text:style-name="P20"><text:span text:style-name="T32">Epoch 0/4, Iter 113/1029, train loss = 119.212, time = 14.162</text:span></text:p>
      <text:p text:style-name="P20"><text:span text:style-name="T32">Warping needs 1.4514331817626953seconds</text:span></text:p>
      <text:p text:style-name="P20"><text:span text:style-name="T32">Warping needs 1.358515739440918seconds</text:span></text:p>
      <text:p text:style-name="P20"><text:span text:style-name="T32">SimilarityRegNet forward needs 2.0961668491363525seconds</text:span></text:p>
      <text:p text:style-name="P20"><text:span text:style-name="T32">Epoch 0/4, Iter 114/1029, train loss = 127.981, time = 14.738</text:span></text:p>
      <text:p text:style-name="P20"><text:span text:style-name="T32">Warping needs 1.4174234867095947seconds</text:span></text:p>
      <text:p text:style-name="P20"><text:span text:style-name="T32">Warping needs 1.3027472496032715seconds</text:span></text:p>
      <text:p text:style-name="P20"><text:span text:style-name="T32">SimilarityRegNet forward needs 1.686530590057373seconds</text:span></text:p>
      <text:p text:style-name="P20"><text:span text:style-name="T32">Epoch 0/4, Iter 115/1029, train loss = 110.839, time = 14.209</text:span></text:p>
      <text:p text:style-name="P20"><text:span text:style-name="T32">Warping needs 1.3882958889007568seconds</text:span></text:p>
      <text:p text:style-name="P20"><text:span text:style-name="T32">Warping needs 1.319460391998291seconds</text:span></text:p>
      <text:p text:style-name="P20"><text:span text:style-name="T32">SimilarityRegNet forward needs 2.02238130569458seconds</text:span></text:p>
      <text:p text:style-name="P20"><text:span text:style-name="T32">Epoch 0/4, Iter 116/1029, train loss = 77.864, time = 14.188</text:span></text:p>
      <text:p text:style-name="P20"><text:span text:style-name="T32">Warping needs 1.4070589542388916seconds</text:span></text:p>
      <text:p text:style-name="P20"><text:span text:style-name="T32">Warping needs 1.3005657196044922seconds</text:span></text:p>
      <text:p text:style-name="P20"><text:span text:style-name="T32">SimilarityRegNet forward needs 2.0297276973724365seconds</text:span></text:p>
      <text:p text:style-name="P20"><text:span text:style-name="T32">Epoch 0/4, Iter 117/1029, train loss = 103.120, time = 14.641</text:span></text:p>
      <text:p text:style-name="P20"><text:span text:style-name="T32">Warping needs 1.6255695819854736seconds</text:span></text:p>
      <text:p text:style-name="P20"><text:span text:style-name="T32">Warping needs 2.0319981575012207seconds</text:span></text:p>
      <text:p text:style-name="P20"><text:span text:style-name="T32">SimilarityRegNet forward needs 3.6651833057403564seconds</text:span></text:p>
      <text:p text:style-name="P20"><text:span text:style-name="T32">Epoch 0/4, Iter 118/1029, train loss = 93.185, time = 24.777</text:span></text:p>
      <text:p text:style-name="P20"><text:span text:style-name="T32">Warping needs 2.3173837661743164seconds</text:span></text:p>
      <text:p text:style-name="P20"><text:span text:style-name="T32">Warping needs 1.4462151527404785seconds</text:span></text:p>
      <text:p text:style-name="P20"><text:span text:style-name="T32">SimilarityRegNet forward needs 1.9142954349517822seconds</text:span></text:p>
      <text:p text:style-name="P20"><text:span text:style-name="T32">Epoch 0/4, Iter 119/1029, train loss = 133.983, time = 15.165</text:span></text:p>
      <text:p text:style-name="P20"><text:span text:style-name="T32">Warping needs 1.3701183795928955seconds</text:span></text:p>
      <text:p text:style-name="P20"><text:span text:style-name="T32">Warping needs 1.2983613014221191seconds</text:span></text:p>
      <text:p text:style-name="P20"><text:span text:style-name="T32">SimilarityRegNet forward needs 1.9975197315216064seconds</text:span></text:p>
      <text:p text:style-name="P20"><text:span text:style-name="T32">Epoch 0/4, Iter 120/1029, train loss = 73.702, time = 14.557</text:span></text:p>
      <text:p text:style-name="P20"><text:span text:style-name="T32">Warping needs 1.3645203113555908seconds</text:span></text:p>
      <text:p text:style-name="P20"><text:span text:style-name="T32">Warping needs 1.3096349239349365seconds</text:span></text:p>
      <text:p text:style-name="P20"><text:span text:style-name="T32">SimilarityRegNet forward needs 1.6906640529632568seconds</text:span></text:p>
      <text:p text:style-name="P20"><text:span text:style-name="T32">Epoch 0/4, Iter 121/1029, train loss = 82.036, time = 13.824</text:span></text:p>
      <text:p text:style-name="P20"><text:span text:style-name="T32">Warping needs 1.4047343730926514seconds</text:span></text:p>
      <text:p text:style-name="P20"><text:span text:style-name="T32">Warping needs 1.3271105289459229seconds</text:span></text:p>
      <text:p text:style-name="P20"><text:span text:style-name="T32">SimilarityRegNet forward needs 2.034224510192871seconds</text:span></text:p>
      <text:p text:style-name="P20"><text:span text:style-name="T32">Epoch 0/4, Iter 122/1029, train loss = 115.237, time = 14.370</text:span></text:p>
      <text:p text:style-name="P20"><text:span text:style-name="T32">Warping needs 1.388329029083252seconds</text:span></text:p>
      <text:p text:style-name="P20"><text:span text:style-name="T32">Warping needs 1.3239343166351318seconds</text:span></text:p>
      <text:p text:style-name="P20"><text:span text:style-name="T32">SimilarityRegNet forward needs 2.0334599018096924seconds</text:span></text:p>
      <text:p text:style-name="P20"><text:span text:style-name="T32">Epoch 0/4, Iter 123/1029, train loss = 117.595, time = 14.259</text:span></text:p>
      <text:p text:style-name="P20"><text:soft-page-break/><text:span text:style-name="T32">Warping needs 1.4114985466003418seconds</text:span></text:p>
      <text:p text:style-name="P20"><text:span text:style-name="T32">Warping needs 1.3295516967773438seconds</text:span></text:p>
      <text:p text:style-name="P20"><text:span text:style-name="T32">SimilarityRegNet forward needs 2.029345750808716seconds</text:span></text:p>
      <text:p text:style-name="P20"><text:span text:style-name="T32">Epoch 0/4, Iter 124/1029, train loss = 92.361, time = 14.540</text:span></text:p>
      <text:p text:style-name="P20"><text:span text:style-name="T32">Warping needs 1.3757908344268799seconds</text:span></text:p>
      <text:p text:style-name="P20"><text:span text:style-name="T32">Warping needs 1.3009366989135742seconds</text:span></text:p>
      <text:p text:style-name="P20"><text:span text:style-name="T32">SimilarityRegNet forward needs 2.0115575790405273seconds</text:span></text:p>
      <text:p text:style-name="P20"><text:span text:style-name="T32">Epoch 0/4, Iter 125/1029, train loss = 92.902, time = 15.590</text:span></text:p>
      <text:p text:style-name="P20"><text:span text:style-name="T32">Warping needs 1.6529433727264404seconds</text:span></text:p>
      <text:p text:style-name="P20"><text:span text:style-name="T32">Warping needs 1.666729211807251seconds</text:span></text:p>
      <text:p text:style-name="P20"><text:span text:style-name="T32">SimilarityRegNet forward needs 3.817579746246338seconds</text:span></text:p>
      <text:p text:style-name="P20"><text:span text:style-name="T32">Epoch 0/4, Iter 126/1029, train loss = 109.691, time = 26.110</text:span></text:p>
      <text:p text:style-name="P20"><text:span text:style-name="T32">Warping needs 2.2948553562164307seconds</text:span></text:p>
      <text:p text:style-name="P20"><text:span text:style-name="T32">Warping needs 1.9163718223571777seconds</text:span></text:p>
      <text:p text:style-name="P20"><text:span text:style-name="T32">SimilarityRegNet forward needs 2.0136404037475586seconds</text:span></text:p>
      <text:p text:style-name="P20"><text:span text:style-name="T32">Epoch 0/4, Iter 127/1029, train loss = 100.869, time = 15.676</text:span></text:p>
      <text:p text:style-name="P20"><text:span text:style-name="T32">Warping needs 1.3488073348999023seconds</text:span></text:p>
      <text:p text:style-name="P20"><text:span text:style-name="T32">Warping needs 1.27479887008667seconds</text:span></text:p>
      <text:p text:style-name="P20"><text:span text:style-name="T32">SimilarityRegNet forward needs 1.66331148147583seconds</text:span></text:p>
      <text:p text:style-name="P20"><text:span text:style-name="T32">Epoch 0/4, Iter 128/1029, train loss = 124.000, time = 13.633</text:span></text:p>
      <text:p text:style-name="P20"><text:span text:style-name="T32">Warping needs 1.3814690113067627seconds</text:span></text:p>
      <text:p text:style-name="P20"><text:span text:style-name="T32">Warping needs 1.3068962097167969seconds</text:span></text:p>
      <text:p text:style-name="P20"><text:span text:style-name="T32">SimilarityRegNet forward needs 2.0078072547912598seconds</text:span></text:p>
      <text:p text:style-name="P20"><text:span text:style-name="T32">Epoch 0/4, Iter 129/1029, train loss = 137.062, time = 14.197</text:span></text:p>
      <text:p text:style-name="P20"><text:span text:style-name="T32">Warping needs 1.396817922592163seconds</text:span></text:p>
      <text:p text:style-name="P20"><text:span text:style-name="T32">Warping needs 1.3163959980010986seconds</text:span></text:p>
      <text:p text:style-name="P20"><text:span text:style-name="T32">SimilarityRegNet forward needs 2.030980110168457seconds</text:span></text:p>
      <text:p text:style-name="P20"><text:span text:style-name="T32">Epoch 0/4, Iter 130/1029, train loss = 121.090, time = 14.255</text:span></text:p>
      <text:p text:style-name="P20"><text:span text:style-name="T32">Warping needs 1.4194459915161133seconds</text:span></text:p>
      <text:p text:style-name="P20"><text:span text:style-name="T32">Warping needs 1.3261797428131104seconds</text:span></text:p>
      <text:p text:style-name="P20"><text:span text:style-name="T32">SimilarityRegNet forward needs 1.7164340019226074seconds</text:span></text:p>
      <text:p text:style-name="P20"><text:span text:style-name="T32">Epoch 0/4, Iter 131/1029, train loss = 78.693, time = 14.157</text:span></text:p>
      <text:p text:style-name="P20"><text:span text:style-name="T32">Warping needs 1.3865182399749756seconds</text:span></text:p>
      <text:p text:style-name="P20"><text:span text:style-name="T32">Warping needs 1.3270881175994873seconds</text:span></text:p>
      <text:p text:style-name="P20"><text:span text:style-name="T32">SimilarityRegNet forward needs 1.773136854171753seconds</text:span></text:p>
      <text:p text:style-name="P20"><text:span text:style-name="T32">Epoch 0/4, Iter 132/1029, train loss = 112.383, time = 14.158</text:span></text:p>
      <text:p text:style-name="P20"><text:span text:style-name="T32">Warping needs 1.3819944858551025seconds</text:span></text:p>
      <text:p text:style-name="P20"><text:span text:style-name="T32">Warping needs 1.3080379962921143seconds</text:span></text:p>
      <text:p text:style-name="P20"><text:span text:style-name="T32">SimilarityRegNet forward needs 2.0088067054748535seconds</text:span></text:p>
      <text:p text:style-name="P20"><text:span text:style-name="T32">Epoch 0/4, Iter 133/1029, train loss = 119.956, time = 14.350</text:span></text:p>
      <text:p text:style-name="P20"><text:span text:style-name="T32">Warping needs 1.5060832500457764seconds</text:span></text:p>
      <text:p text:style-name="P20"><text:span text:style-name="T32">Warping needs 1.9375441074371338seconds</text:span></text:p>
      <text:p text:style-name="P20"><text:span text:style-name="T32">SimilarityRegNet forward needs 3.0929489135742188seconds</text:span></text:p>
      <text:p text:style-name="P20"><text:span text:style-name="T32">Epoch 0/4, Iter 134/1029, train loss = 87.359, time = 24.205</text:span></text:p>
      <text:p text:style-name="P20"><text:span text:style-name="T32">Warping needs 2.337017297744751seconds</text:span></text:p>
      <text:p text:style-name="P20"><text:span text:style-name="T32">Warping needs 1.6145946979522705seconds</text:span></text:p>
      <text:p text:style-name="P20"><text:span text:style-name="T32">SimilarityRegNet forward needs 2.0045320987701416seconds</text:span></text:p>
      <text:p text:style-name="P20"><text:span text:style-name="T32">Epoch 0/4, Iter 135/1029, train loss = 82.569, time = 15.562</text:span></text:p>
      <text:p text:style-name="P20"><text:span text:style-name="T32">Warping needs 1.3453989028930664seconds</text:span></text:p>
      <text:p text:style-name="P20"><text:span text:style-name="T32">Warping needs 1.2744789123535156seconds</text:span></text:p>
      <text:p text:style-name="P20"><text:span text:style-name="T32">SimilarityRegNet forward needs 1.668351173400879seconds</text:span></text:p>
      <text:p text:style-name="P20"><text:span text:style-name="T32">Epoch 0/4, Iter 136/1029, train loss = 117.575, time = 14.035</text:span></text:p>
      <text:p text:style-name="P20"><text:soft-page-break/><text:span text:style-name="T32">Warping needs 1.368947982788086seconds</text:span></text:p>
      <text:p text:style-name="P20"><text:span text:style-name="T32">Warping needs 1.3038699626922607seconds</text:span></text:p>
      <text:p text:style-name="P20"><text:span text:style-name="T32">SimilarityRegNet forward needs 2.0029940605163574seconds</text:span></text:p>
      <text:p text:style-name="P20"><text:span text:style-name="T32">Epoch 0/4, Iter 137/1029, train loss = 93.180, time = 14.061</text:span></text:p>
      <text:p text:style-name="P20"><text:span text:style-name="T32">Warping needs 1.398653268814087seconds</text:span></text:p>
      <text:p text:style-name="P20"><text:span text:style-name="T32">Warping needs 1.2923789024353027seconds</text:span></text:p>
      <text:p text:style-name="P20"><text:span text:style-name="T32">SimilarityRegNet forward needs 1.9887278079986572seconds</text:span></text:p>
      <text:p text:style-name="P20"><text:span text:style-name="T32">Epoch 0/4, Iter 138/1029, train loss = 116.617, time = 14.226</text:span></text:p>
      <text:p text:style-name="P20"><text:span text:style-name="T32">Warping needs 1.4120051860809326seconds</text:span></text:p>
      <text:p text:style-name="P20"><text:span text:style-name="T32">Warping needs 1.2979955673217773seconds</text:span></text:p>
      <text:p text:style-name="P20"><text:span text:style-name="T32">SimilarityRegNet forward needs 2.007497787475586seconds</text:span></text:p>
      <text:p text:style-name="P20"><text:span text:style-name="T32">Epoch 0/4, Iter 139/1029, train loss = 82.615, time = 14.432</text:span></text:p>
      <text:p text:style-name="P20"><text:span text:style-name="T32">Warping needs 1.3921763896942139seconds</text:span></text:p>
      <text:p text:style-name="P20"><text:span text:style-name="T32">Warping needs 1.2904608249664307seconds</text:span></text:p>
      <text:p text:style-name="P20"><text:span text:style-name="T32">SimilarityRegNet forward needs 2.011146306991577seconds</text:span></text:p>
      <text:p text:style-name="P20"><text:span text:style-name="T32">Epoch 0/4, Iter 140/1029, train loss = 116.912, time = 14.915</text:span></text:p>
      <text:p text:style-name="P20"><text:span text:style-name="T32">Warping needs 1.39113187789917seconds</text:span></text:p>
      <text:p text:style-name="P20"><text:span text:style-name="T32">Warping needs 1.2948944568634033seconds</text:span></text:p>
      <text:p text:style-name="P20"><text:span text:style-name="T32">SimilarityRegNet forward needs 2.2072882652282715seconds</text:span></text:p>
      <text:p text:style-name="P20"><text:span text:style-name="T32">Epoch 0/4, Iter 141/1029, train loss = 95.871, time = 22.411</text:span></text:p>
      <text:p text:style-name="P20"><text:span text:style-name="T32">Warping needs 2.4824368953704834seconds</text:span></text:p>
      <text:p text:style-name="P20"><text:span text:style-name="T32">Warping needs 2.2303667068481445seconds</text:span></text:p>
      <text:p text:style-name="P20"><text:span text:style-name="T32">SimilarityRegNet forward needs 2.596536636352539seconds</text:span></text:p>
      <text:p text:style-name="P20"><text:span text:style-name="T32">Epoch 0/4, Iter 142/1029, train loss = 105.224, time = 17.149</text:span></text:p>
      <text:p text:style-name="P20"><text:span text:style-name="T32">Warping needs 1.3630166053771973seconds</text:span></text:p>
      <text:p text:style-name="P20"><text:span text:style-name="T32">Warping needs 1.289358377456665seconds</text:span></text:p>
      <text:p text:style-name="P20"><text:span text:style-name="T32">SimilarityRegNet forward needs 1.9779868125915527seconds</text:span></text:p>
      <text:p text:style-name="P20"><text:span text:style-name="T32">Epoch 0/4, Iter 143/1029, train loss = 103.056, time = 14.408</text:span></text:p>
      <text:p text:style-name="P20"><text:span text:style-name="T32">Warping needs 1.4251341819763184seconds</text:span></text:p>
      <text:p text:style-name="P20"><text:span text:style-name="T32">Warping needs 1.2885758876800537seconds</text:span></text:p>
      <text:p text:style-name="P20"><text:span text:style-name="T32">SimilarityRegNet forward needs 1.6716206073760986seconds</text:span></text:p>
      <text:p text:style-name="P20"><text:span text:style-name="T32">Epoch 0/4, Iter 144/1029, train loss = 75.889, time = 14.397</text:span></text:p>
      <text:p text:style-name="P20"><text:span text:style-name="T32">Warping needs 1.4530878067016602seconds</text:span></text:p>
      <text:p text:style-name="P20"><text:span text:style-name="T32">Warping needs 1.3230006694793701seconds</text:span></text:p>
      <text:p text:style-name="P20"><text:span text:style-name="T32">SimilarityRegNet forward needs 2.0341780185699463seconds</text:span></text:p>
      <text:p text:style-name="P20"><text:span text:style-name="T32">Epoch 0/4, Iter 145/1029, train loss = 82.964, time = 14.872</text:span></text:p>
      <text:p text:style-name="P20"><text:span text:style-name="T32">Warping needs 1.3841638565063477seconds</text:span></text:p>
      <text:p text:style-name="P20"><text:span text:style-name="T32">Warping needs 1.3086042404174805seconds</text:span></text:p>
      <text:p text:style-name="P20"><text:span text:style-name="T32">SimilarityRegNet forward needs 2.0135416984558105seconds</text:span></text:p>
      <text:p text:style-name="P20"><text:span text:style-name="T32">Epoch 0/4, Iter 146/1029, train loss = 154.506, time = 14.488</text:span></text:p>
      <text:p text:style-name="P20"><text:span text:style-name="T32">Warping needs 1.4100055694580078seconds</text:span></text:p>
      <text:p text:style-name="P20"><text:span text:style-name="T32">Warping needs 1.3064906597137451seconds</text:span></text:p>
      <text:p text:style-name="P20"><text:span text:style-name="T32">SimilarityRegNet forward needs 2.014230251312256seconds</text:span></text:p>
      <text:p text:style-name="P20"><text:span text:style-name="T32">Epoch 0/4, Iter 147/1029, train loss = 108.606, time = 14.394</text:span></text:p>
      <text:p text:style-name="P20"><text:span text:style-name="T32">Warping needs 1.431919813156128seconds</text:span></text:p>
      <text:p text:style-name="P20"><text:span text:style-name="T32">Warping needs 1.3087091445922852seconds</text:span></text:p>
      <text:p text:style-name="P20"><text:span text:style-name="T32">SimilarityRegNet forward needs 1.9931654930114746seconds</text:span></text:p>
      <text:p text:style-name="P20"><text:span text:style-name="T32">Epoch 0/4, Iter 148/1029, train loss = 112.885, time = 14.885</text:span></text:p>
      <text:p text:style-name="P20"><text:span text:style-name="T32">Warping needs 1.4620921611785889seconds</text:span></text:p>
      <text:p text:style-name="P20"><text:span text:style-name="T32">Warping needs 1.3415112495422363seconds</text:span></text:p>
      <text:p text:style-name="P20"><text:span text:style-name="T32">SimilarityRegNet forward needs 2.061819314956665seconds</text:span></text:p>
      <text:p text:style-name="P20"><text:span text:style-name="T32">Epoch 0/4, Iter 149/1029, train loss = 123.452, time = 15.672</text:span></text:p>
      <text:p text:style-name="P20"><text:soft-page-break/><text:span text:style-name="T32">Warping needs 2.73095703125seconds</text:span></text:p>
      <text:p text:style-name="P20"><text:span text:style-name="T32">Warping needs 2.5092105865478516seconds</text:span></text:p>
      <text:p text:style-name="P20"><text:span text:style-name="T32">SimilarityRegNet forward needs 3.5400454998016357seconds</text:span></text:p>
      <text:p text:style-name="P20"><text:span text:style-name="T32">Epoch 0/4, Iter 150/1029, train loss = 125.033, time = 22.356</text:span></text:p>
      <text:p text:style-name="P20"><text:span text:style-name="T32">Warping needs 1.3043432235717773seconds</text:span></text:p>
      <text:p text:style-name="P20"><text:span text:style-name="T32">Warping needs 1.2659006118774414seconds</text:span></text:p>
      <text:p text:style-name="P20"><text:span text:style-name="T32">SimilarityRegNet forward needs 2.042499303817749seconds</text:span></text:p>
      <text:p text:style-name="P20"><text:span text:style-name="T32">Epoch 0/4, Iter 151/1029, train loss = 85.382, time = 14.190</text:span></text:p>
      <text:p text:style-name="P20"><text:span text:style-name="T32">Warping needs 1.3585667610168457seconds</text:span></text:p>
      <text:p text:style-name="P20"><text:span text:style-name="T32">Warping needs 1.3107311725616455seconds</text:span></text:p>
      <text:p text:style-name="P20"><text:span text:style-name="T32">SimilarityRegNet forward needs 2.0861620903015137seconds</text:span></text:p>
      <text:p text:style-name="P20"><text:span text:style-name="T32">Epoch 0/4, Iter 152/1029, train loss = 88.258, time = 14.764</text:span></text:p>
      <text:p text:style-name="P20"><text:span text:style-name="T32">Warping needs 1.4402446746826172seconds</text:span></text:p>
      <text:p text:style-name="P20"><text:span text:style-name="T32">Warping needs 1.3739814758300781seconds</text:span></text:p>
      <text:p text:style-name="P20"><text:span text:style-name="T32">SimilarityRegNet forward needs 2.233724355697632seconds</text:span></text:p>
      <text:p text:style-name="P20"><text:span text:style-name="T32">Epoch 0/4, Iter 153/1029, train loss = 126.694, time = 15.290</text:span></text:p>
      <text:p text:style-name="P20"><text:span text:style-name="T32">Warping needs 1.4642443656921387seconds</text:span></text:p>
      <text:p text:style-name="P20"><text:span text:style-name="T32">Warping needs 1.366227626800537seconds</text:span></text:p>
      <text:p text:style-name="P20"><text:span text:style-name="T32">SimilarityRegNet forward needs 2.0998077392578125seconds</text:span></text:p>
      <text:p text:style-name="P20"><text:span text:style-name="T32">Epoch 0/4, Iter 154/1029, train loss = 127.840, time = 15.069</text:span></text:p>
      <text:p text:style-name="P20"><text:span text:style-name="T32">Warping needs 1.5162162780761719seconds</text:span></text:p>
      <text:p text:style-name="P20"><text:span text:style-name="T32">Warping needs 1.3612654209136963seconds</text:span></text:p>
      <text:p text:style-name="P20"><text:span text:style-name="T32">SimilarityRegNet forward needs 1.6914949417114258seconds</text:span></text:p>
      <text:p text:style-name="P20"><text:span text:style-name="T32">Epoch 0/4, Iter 155/1029, train loss = 136.486, time = 14.103</text:span></text:p>
      <text:p text:style-name="P20"><text:span text:style-name="T32">Warping needs 1.4057409763336182seconds</text:span></text:p>
      <text:p text:style-name="P20"><text:span text:style-name="T32">Warping needs 1.6865570545196533seconds</text:span></text:p>
      <text:p text:style-name="P20"><text:span text:style-name="T32">SimilarityRegNet forward needs 2.735032558441162seconds</text:span></text:p>
      <text:p text:style-name="P20"><text:span text:style-name="T32">Epoch 0/4, Iter 156/1029, train loss = 86.187, time = 23.471</text:span></text:p>
      <text:p text:style-name="P20"><text:span text:style-name="T32">Warping needs 2.3784234523773193seconds</text:span></text:p>
      <text:p text:style-name="P20"><text:span text:style-name="T32">Warping needs 1.5239977836608887seconds</text:span></text:p>
      <text:p text:style-name="P20"><text:span text:style-name="T32">SimilarityRegNet forward needs 1.9789154529571533seconds</text:span></text:p>
      <text:p text:style-name="P20"><text:span text:style-name="T32">Epoch 0/4, Iter 157/1029, train loss = 142.692, time = 15.709</text:span></text:p>
      <text:p text:style-name="P20"><text:span text:style-name="T32">Warping needs 1.3651096820831299seconds</text:span></text:p>
      <text:p text:style-name="P20"><text:span text:style-name="T32">Warping needs 1.28212571144104seconds</text:span></text:p>
      <text:p text:style-name="P20"><text:span text:style-name="T32">SimilarityRegNet forward needs 1.666285514831543seconds</text:span></text:p>
      <text:p text:style-name="P20"><text:span text:style-name="T32">Epoch 0/4, Iter 158/1029, train loss = 65.341, time = 13.927</text:span></text:p>
      <text:p text:style-name="P20"><text:span text:style-name="T32">Warping needs 1.3868217468261719seconds</text:span></text:p>
      <text:p text:style-name="P20"><text:span text:style-name="T32">Warping needs 1.349066972732544seconds</text:span></text:p>
      <text:p text:style-name="P20"><text:span text:style-name="T32">SimilarityRegNet forward needs 1.7067625522613525seconds</text:span></text:p>
      <text:p text:style-name="P20"><text:span text:style-name="T32">Epoch 0/4, Iter 159/1029, train loss = 99.847, time = 14.079</text:span></text:p>
      <text:p text:style-name="P20"><text:span text:style-name="T32">Warping needs 1.3903050422668457seconds</text:span></text:p>
      <text:p text:style-name="P20"><text:span text:style-name="T32">Warping needs 1.4686784744262695seconds</text:span></text:p>
      <text:p text:style-name="P20"><text:span text:style-name="T32">SimilarityRegNet forward needs 2.276259422302246seconds</text:span></text:p>
      <text:p text:style-name="P20"><text:span text:style-name="T32">Epoch 0/4, Iter 160/1029, train loss = 99.313, time = 15.405</text:span></text:p>
      <text:p text:style-name="P20"><text:span text:style-name="T32">Warping needs 1.37113356590271seconds</text:span></text:p>
      <text:p text:style-name="P20"><text:span text:style-name="T32">Warping needs 1.2984697818756104seconds</text:span></text:p>
      <text:p text:style-name="P20"><text:span text:style-name="T32">SimilarityRegNet forward needs 1.6924822330474854seconds</text:span></text:p>
      <text:p text:style-name="P20"><text:span text:style-name="T32">Epoch 0/4, Iter 161/1029, train loss = 105.615, time = 13.845</text:span></text:p>
      <text:p text:style-name="P20"><text:span text:style-name="T32">Warping needs 1.394853115081787seconds</text:span></text:p>
      <text:p text:style-name="P20"><text:span text:style-name="T32">Warping needs 1.3136091232299805seconds</text:span></text:p>
      <text:p text:style-name="P20"><text:span text:style-name="T32">SimilarityRegNet forward needs 1.6945688724517822seconds</text:span></text:p>
      <text:p text:style-name="P20"><text:span text:style-name="T32">Epoch 0/4, Iter 162/1029, train loss = 96.594, time = 14.004</text:span></text:p>
      <text:p text:style-name="P20"><text:soft-page-break/><text:span text:style-name="T32">Warping needs 1.6156110763549805seconds</text:span></text:p>
      <text:p text:style-name="P20"><text:span text:style-name="T32">Warping needs 2.0836293697357178seconds</text:span></text:p>
      <text:p text:style-name="P20"><text:span text:style-name="T32">SimilarityRegNet forward needs 3.7201833724975586seconds</text:span></text:p>
      <text:p text:style-name="P20"><text:span text:style-name="T32">Epoch 0/4, Iter 163/1029, train loss = 92.238, time = 26.686</text:span></text:p>
      <text:p text:style-name="P20"><text:span text:style-name="T32">Warping needs 1.3222763538360596seconds</text:span></text:p>
      <text:p text:style-name="P20"><text:span text:style-name="T32">Warping needs 1.2704427242279053seconds</text:span></text:p>
      <text:p text:style-name="P20"><text:span text:style-name="T32">SimilarityRegNet forward needs 1.9841418266296387seconds</text:span></text:p>
      <text:p text:style-name="P20"><text:span text:style-name="T32">Epoch 0/4, Iter 164/1029, train loss = 90.304, time = 14.815</text:span></text:p>
      <text:p text:style-name="P20"><text:span text:style-name="T32">Warping needs 1.3918640613555908seconds</text:span></text:p>
      <text:p text:style-name="P20"><text:span text:style-name="T32">Warping needs 1.2561004161834717seconds</text:span></text:p>
      <text:p text:style-name="P20"><text:span text:style-name="T32">SimilarityRegNet forward needs 2.2128548622131348seconds</text:span></text:p>
      <text:p text:style-name="P20"><text:span text:style-name="T32">Epoch 0/4, Iter 165/1029, train loss = 163.825, time = 14.241</text:span></text:p>
      <text:p text:style-name="P20"><text:span text:style-name="T32">Warping needs 1.3620877265930176seconds</text:span></text:p>
      <text:p text:style-name="P20"><text:span text:style-name="T32">Warping needs 1.2833466529846191seconds</text:span></text:p>
      <text:p text:style-name="P20"><text:span text:style-name="T32">SimilarityRegNet forward needs 2.047548532485962seconds</text:span></text:p>
      <text:p text:style-name="P20"><text:span text:style-name="T32">Epoch 0/4, Iter 166/1029, train loss = 85.917, time = 15.345</text:span></text:p>
      <text:p text:style-name="P20"><text:span text:style-name="T32">Warping needs 1.4172236919403076seconds</text:span></text:p>
      <text:p text:style-name="P20"><text:span text:style-name="T32">Warping needs 1.2750158309936523seconds</text:span></text:p>
      <text:p text:style-name="P20"><text:span text:style-name="T32">SimilarityRegNet forward needs 1.7494628429412842seconds</text:span></text:p>
      <text:p text:style-name="P20"><text:span text:style-name="T32">Epoch 0/4, Iter 167/1029, train loss = 70.130, time = 13.876</text:span></text:p>
      <text:p text:style-name="P20"><text:span text:style-name="T32">Warping needs 1.3836305141448975seconds</text:span></text:p>
      <text:p text:style-name="P20"><text:span text:style-name="T32">Warping needs 1.3078508377075195seconds</text:span></text:p>
      <text:p text:style-name="P20"><text:span text:style-name="T32">SimilarityRegNet forward needs 1.8947043418884277seconds</text:span></text:p>
      <text:p text:style-name="P20"><text:span text:style-name="T32">Epoch 0/4, Iter 168/1029, train loss = 83.792, time = 13.978</text:span></text:p>
      <text:p text:style-name="P20"><text:span text:style-name="T32">Warping needs 1.4271798133850098seconds</text:span></text:p>
      <text:p text:style-name="P20"><text:span text:style-name="T32">Warping needs 1.389998197555542seconds</text:span></text:p>
      <text:p text:style-name="P20"><text:span text:style-name="T32">SimilarityRegNet forward needs 2.367748498916626seconds</text:span></text:p>
      <text:p text:style-name="P20"><text:span text:style-name="T32">Epoch 0/4, Iter 169/1029, train loss = 112.150, time = 22.572</text:span></text:p>
      <text:p text:style-name="P20"><text:span text:style-name="T32">Warping needs 2.435296058654785seconds</text:span></text:p>
      <text:p text:style-name="P20"><text:span text:style-name="T32">Warping needs 1.4815149307250977seconds</text:span></text:p>
      <text:p text:style-name="P20"><text:span text:style-name="T32">SimilarityRegNet forward needs 1.9396367073059082seconds</text:span></text:p>
      <text:p text:style-name="P20"><text:span text:style-name="T32">Epoch 0/4, Iter 170/1029, train loss = 91.205, time = 15.324</text:span></text:p>
      <text:p text:style-name="P20"><text:span text:style-name="T32">Warping needs 1.3564000129699707seconds</text:span></text:p>
      <text:p text:style-name="P20"><text:span text:style-name="T32">Warping needs 1.2843668460845947seconds</text:span></text:p>
      <text:p text:style-name="P20"><text:span text:style-name="T32">SimilarityRegNet forward needs 1.9553906917572021seconds</text:span></text:p>
      <text:p text:style-name="P20"><text:span text:style-name="T32">Epoch 0/4, Iter 171/1029, train loss = 105.878, time = 14.075</text:span></text:p>
      <text:p text:style-name="P20"><text:span text:style-name="T32">Warping needs 1.3911960124969482seconds</text:span></text:p>
      <text:p text:style-name="P20"><text:span text:style-name="T32">Warping needs 1.3156960010528564seconds</text:span></text:p>
      <text:p text:style-name="P20"><text:span text:style-name="T32">SimilarityRegNet forward needs 1.6875898838043213seconds</text:span></text:p>
      <text:p text:style-name="P20"><text:span text:style-name="T32">Epoch 0/4, Iter 172/1029, train loss = 92.621, time = 14.044</text:span></text:p>
      <text:p text:style-name="P20"><text:span text:style-name="T32">Warping needs 1.3895442485809326seconds</text:span></text:p>
      <text:p text:style-name="P20"><text:span text:style-name="T32">Warping needs 1.3125860691070557seconds</text:span></text:p>
      <text:p text:style-name="P20"><text:span text:style-name="T32">SimilarityRegNet forward needs 1.6818578243255615seconds</text:span></text:p>
      <text:p text:style-name="P20"><text:span text:style-name="T32">Epoch 0/4, Iter 173/1029, train loss = 120.532, time = 14.153</text:span></text:p>
      <text:p text:style-name="P20"><text:span text:style-name="T32">Warping needs 1.3940811157226562seconds</text:span></text:p>
      <text:p text:style-name="P20"><text:span text:style-name="T32">Warping needs 1.2967209815979004seconds</text:span></text:p>
      <text:p text:style-name="P20"><text:span text:style-name="T32">SimilarityRegNet forward needs 1.715482473373413seconds</text:span></text:p>
      <text:p text:style-name="P20"><text:span text:style-name="T32">Epoch 0/4, Iter 174/1029, train loss = 129.435, time = 14.227</text:span></text:p>
      <text:p text:style-name="P20"><text:span text:style-name="T32">Warping needs 1.424586296081543seconds</text:span></text:p>
      <text:p text:style-name="P20"><text:span text:style-name="T32">Warping needs 1.393031120300293seconds</text:span></text:p>
      <text:p text:style-name="P20"><text:span text:style-name="T32">SimilarityRegNet forward needs 1.890451192855835seconds</text:span></text:p>
      <text:p text:style-name="P20"><text:span text:style-name="T32">Epoch 0/4, Iter 175/1029, train loss = 83.639, time = 21.555</text:span></text:p>
      <text:p text:style-name="P20"><text:soft-page-break/><text:span text:style-name="T32">Warping needs 2.399526596069336seconds</text:span></text:p>
      <text:p text:style-name="P20"><text:span text:style-name="T32">Warping needs 2.1887545585632324seconds</text:span></text:p>
      <text:p text:style-name="P20"><text:span text:style-name="T32">SimilarityRegNet forward needs 2.9456052780151367seconds</text:span></text:p>
      <text:p text:style-name="P20"><text:span text:style-name="T32">Epoch 0/4, Iter 176/1029, train loss = 114.083, time = 17.553</text:span></text:p>
      <text:p text:style-name="P20"><text:span text:style-name="T32">Warping needs 1.3480286598205566seconds</text:span></text:p>
      <text:p text:style-name="P20"><text:span text:style-name="T32">Warping needs 1.2743170261383057seconds</text:span></text:p>
      <text:p text:style-name="P20"><text:span text:style-name="T32">SimilarityRegNet forward needs 1.963325023651123seconds</text:span></text:p>
      <text:p text:style-name="P20"><text:span text:style-name="T32">Epoch 0/4, Iter 177/1029, train loss = 81.045, time = 13.785</text:span></text:p>
      <text:p text:style-name="P20"><text:span text:style-name="T32">Warping needs 1.3876953125seconds</text:span></text:p>
      <text:p text:style-name="P20"><text:span text:style-name="T32">Warping needs 1.3070638179779053seconds</text:span></text:p>
      <text:p text:style-name="P20"><text:span text:style-name="T32">SimilarityRegNet forward needs 1.6763181686401367seconds</text:span></text:p>
      <text:p text:style-name="P20"><text:span text:style-name="T32">Epoch 0/4, Iter 178/1029, train loss = 77.002, time = 14.034</text:span></text:p>
      <text:p text:style-name="P20"><text:span text:style-name="T32">Warping needs 1.404818058013916seconds</text:span></text:p>
      <text:p text:style-name="P20"><text:span text:style-name="T32">Warping needs 1.4146342277526855seconds</text:span></text:p>
      <text:p text:style-name="P20"><text:span text:style-name="T32">SimilarityRegNet forward needs 2.1357929706573486seconds</text:span></text:p>
      <text:p text:style-name="P20"><text:span text:style-name="T32">Epoch 0/4, Iter 179/1029, train loss = 92.830, time = 14.763</text:span></text:p>
      <text:p text:style-name="P20"><text:span text:style-name="T32">Warping needs 1.3925623893737793seconds</text:span></text:p>
      <text:p text:style-name="P20"><text:span text:style-name="T32">Warping needs 1.3199121952056885seconds</text:span></text:p>
      <text:p text:style-name="P20"><text:span text:style-name="T32">SimilarityRegNet forward needs 1.7253398895263672seconds</text:span></text:p>
      <text:p text:style-name="P20"><text:span text:style-name="T32">Epoch 0/4, Iter 180/1029, train loss = 103.110, time = 14.341</text:span></text:p>
      <text:p text:style-name="P20"><text:span text:style-name="T32">Warping needs 1.4042963981628418seconds</text:span></text:p>
      <text:p text:style-name="P20"><text:span text:style-name="T32">Warping needs 1.3102803230285645seconds</text:span></text:p>
      <text:p text:style-name="P20"><text:span text:style-name="T32">SimilarityRegNet forward needs 2.0403621196746826seconds</text:span></text:p>
      <text:p text:style-name="P20"><text:span text:style-name="T32">Epoch 0/4, Iter 181/1029, train loss = 119.188, time = 14.399</text:span></text:p>
      <text:p text:style-name="P20"><text:span text:style-name="T32">Warping needs 1.3879554271697998seconds</text:span></text:p>
      <text:p text:style-name="P20"><text:span text:style-name="T32">Warping needs 1.3308601379394531seconds</text:span></text:p>
      <text:p text:style-name="P20"><text:span text:style-name="T32">SimilarityRegNet forward needs 2.2173542976379395seconds</text:span></text:p>
      <text:p text:style-name="P20"><text:span text:style-name="T32">Epoch 0/4, Iter 182/1029, train loss = 89.273, time = 21.196</text:span></text:p>
      <text:p text:style-name="P20"><text:span text:style-name="T32">Warping needs 2.4301373958587646seconds</text:span></text:p>
      <text:p text:style-name="P20"><text:span text:style-name="T32">Warping needs 2.218388080596924seconds</text:span></text:p>
      <text:p text:style-name="P20"><text:span text:style-name="T32">SimilarityRegNet forward needs 3.299121141433716seconds</text:span></text:p>
      <text:p text:style-name="P20"><text:span text:style-name="T32">Epoch 0/4, Iter 183/1029, train loss = 89.633, time = 18.518</text:span></text:p>
      <text:p text:style-name="P20"><text:span text:style-name="T32">Warping needs 1.3634588718414307seconds</text:span></text:p>
      <text:p text:style-name="P20"><text:span text:style-name="T32">Warping needs 1.2834365367889404seconds</text:span></text:p>
      <text:p text:style-name="P20"><text:span text:style-name="T32">SimilarityRegNet forward needs 1.9639122486114502seconds</text:span></text:p>
      <text:p text:style-name="P20"><text:span text:style-name="T32">Epoch 0/4, Iter 184/1029, train loss = 67.413, time = 14.239</text:span></text:p>
      <text:p text:style-name="P20"><text:span text:style-name="T32">Warping needs 1.6317675113677979seconds</text:span></text:p>
      <text:p text:style-name="P20"><text:span text:style-name="T32">Warping needs 1.3303780555725098seconds</text:span></text:p>
      <text:p text:style-name="P20"><text:span text:style-name="T32">SimilarityRegNet forward needs 2.0977916717529297seconds</text:span></text:p>
      <text:p text:style-name="P20"><text:span text:style-name="T32">Epoch 0/4, Iter 185/1029, train loss = 99.198, time = 15.177</text:span></text:p>
      <text:p text:style-name="P20"><text:span text:style-name="T32">Warping needs 1.384289264678955seconds</text:span></text:p>
      <text:p text:style-name="P20"><text:span text:style-name="T32">Warping needs 1.323296070098877seconds</text:span></text:p>
      <text:p text:style-name="P20"><text:span text:style-name="T32">SimilarityRegNet forward needs 2.114567279815674seconds</text:span></text:p>
      <text:p text:style-name="P20"><text:span text:style-name="T32">Epoch 0/4, Iter 186/1029, train loss = 78.505, time = 14.629</text:span></text:p>
      <text:p text:style-name="P20"><text:span text:style-name="T32">Warping needs 1.3723008632659912seconds</text:span></text:p>
      <text:p text:style-name="P20"><text:span text:style-name="T32">Warping needs 1.3172080516815186seconds</text:span></text:p>
      <text:p text:style-name="P20"><text:span text:style-name="T32">SimilarityRegNet forward needs 1.6913058757781982seconds</text:span></text:p>
      <text:p text:style-name="P20"><text:span text:style-name="T32">Epoch 0/4, Iter 187/1029, train loss = 147.250, time = 14.167</text:span></text:p>
      <text:p text:style-name="P20"><text:span text:style-name="T32">Warping needs 1.38215970993042seconds</text:span></text:p>
      <text:p text:style-name="P20"><text:span text:style-name="T32">Warping needs 1.3052845001220703seconds</text:span></text:p>
      <text:p text:style-name="P20"><text:span text:style-name="T32">SimilarityRegNet forward needs 1.6848363876342773seconds</text:span></text:p>
      <text:p text:style-name="P20"><text:span text:style-name="T32">Epoch 0/4, Iter 188/1029, train loss = 87.476, time = 14.080</text:span></text:p>
      <text:p text:style-name="P20"><text:soft-page-break/><text:span text:style-name="T32">Warping needs 1.3906786441802979seconds</text:span></text:p>
      <text:p text:style-name="P20"><text:span text:style-name="T32">Warping needs 1.305793285369873seconds</text:span></text:p>
      <text:p text:style-name="P20"><text:span text:style-name="T32">SimilarityRegNet forward needs 2.4769370555877686seconds</text:span></text:p>
      <text:p text:style-name="P20"><text:span text:style-name="T32">Epoch 0/4, Iter 189/1029, train loss = 80.778, time = 23.446</text:span></text:p>
      <text:p text:style-name="P20"><text:span text:style-name="T32">Warping needs 2.801041841506958seconds</text:span></text:p>
      <text:p text:style-name="P20"><text:span text:style-name="T32">Warping needs 2.3607146739959717seconds</text:span></text:p>
      <text:p text:style-name="P20"><text:span text:style-name="T32">SimilarityRegNet forward needs 2.5575449466705322seconds</text:span></text:p>
      <text:p text:style-name="P20"><text:span text:style-name="T32">Epoch 0/4, Iter 190/1029, train loss = 114.361, time = 18.193</text:span></text:p>
      <text:p text:style-name="P20"><text:span text:style-name="T32">Warping needs 1.3931710720062256seconds</text:span></text:p>
      <text:p text:style-name="P20"><text:span text:style-name="T32">Warping needs 1.3198728561401367seconds</text:span></text:p>
      <text:p text:style-name="P20"><text:span text:style-name="T32">SimilarityRegNet forward needs 1.6861567497253418seconds</text:span></text:p>
      <text:p text:style-name="P20"><text:span text:style-name="T32">Epoch 0/4, Iter 191/1029, train loss = 102.005, time = 14.531</text:span></text:p>
      <text:p text:style-name="P20"><text:span text:style-name="T32">Warping needs 1.5978026390075684seconds</text:span></text:p>
      <text:p text:style-name="P20"><text:span text:style-name="T32">Warping needs 1.4400997161865234seconds</text:span></text:p>
      <text:p text:style-name="P20"><text:span text:style-name="T32">SimilarityRegNet forward needs 1.993086338043213seconds</text:span></text:p>
      <text:p text:style-name="P20"><text:span text:style-name="T32">Epoch 0/4, Iter 192/1029, train loss = 80.673, time = 14.994</text:span></text:p>
      <text:p text:style-name="P20"><text:span text:style-name="T32">Warping needs 1.4158859252929688seconds</text:span></text:p>
      <text:p text:style-name="P20"><text:span text:style-name="T32">Warping needs 1.4234733581542969seconds</text:span></text:p>
      <text:p text:style-name="P20"><text:span text:style-name="T32">SimilarityRegNet forward needs 2.1733744144439697seconds</text:span></text:p>
      <text:p text:style-name="P20"><text:span text:style-name="T32">Epoch 0/4, Iter 193/1029, train loss = 144.955, time = 15.220</text:span></text:p>
      <text:p text:style-name="P20"><text:span text:style-name="T32">Warping needs 1.5194299221038818seconds</text:span></text:p>
      <text:p text:style-name="P20"><text:span text:style-name="T32">Warping needs 1.288264513015747seconds</text:span></text:p>
      <text:p text:style-name="P20"><text:span text:style-name="T32">SimilarityRegNet forward needs 1.6555774211883545seconds</text:span></text:p>
      <text:p text:style-name="P20"><text:span text:style-name="T32">Epoch 0/4, Iter 194/1029, train loss = 98.451, time = 14.272</text:span></text:p>
      <text:p text:style-name="P20"><text:span text:style-name="T32">Warping needs 1.394406795501709seconds</text:span></text:p>
      <text:p text:style-name="P20"><text:span text:style-name="T32">Warping needs 1.3049654960632324seconds</text:span></text:p>
      <text:p text:style-name="P20"><text:span text:style-name="T32">SimilarityRegNet forward needs 1.7009592056274414seconds</text:span></text:p>
      <text:p text:style-name="P20"><text:span text:style-name="T32">Epoch 0/4, Iter 195/1029, train loss = 133.735, time = 14.231</text:span></text:p>
      <text:p text:style-name="P20"><text:span text:style-name="T32">Warping needs 1.4266583919525146seconds</text:span></text:p>
      <text:p text:style-name="P20"><text:span text:style-name="T32">Warping needs 1.3209633827209473seconds</text:span></text:p>
      <text:p text:style-name="P20"><text:span text:style-name="T32">SimilarityRegNet forward needs 2.44551944732666seconds</text:span></text:p>
      <text:p text:style-name="P20"><text:span text:style-name="T32">Epoch 0/4, Iter 196/1029, train loss = 115.878, time = 23.067</text:span></text:p>
      <text:p text:style-name="P20"><text:span text:style-name="T32">Warping needs 2.487611770629883seconds</text:span></text:p>
      <text:p text:style-name="P20"><text:span text:style-name="T32">Warping needs 1.8194782733917236seconds</text:span></text:p>
      <text:p text:style-name="P20"><text:span text:style-name="T32">SimilarityRegNet forward needs 1.9917678833007812seconds</text:span></text:p>
      <text:p text:style-name="P20"><text:span text:style-name="T32">Epoch 0/4, Iter 197/1029, train loss = 90.827, time = 16.214</text:span></text:p>
      <text:p text:style-name="P20"><text:span text:style-name="T32">Warping needs 1.524440050125122seconds</text:span></text:p>
      <text:p text:style-name="P20"><text:span text:style-name="T32">Warping needs 1.288032054901123seconds</text:span></text:p>
      <text:p text:style-name="P20"><text:span text:style-name="T32">SimilarityRegNet forward needs 1.9201226234436035seconds</text:span></text:p>
      <text:p text:style-name="P20"><text:span text:style-name="T32">Epoch 0/4, Iter 198/1029, train loss = 85.167, time = 14.809</text:span></text:p>
      <text:p text:style-name="P20"><text:span text:style-name="T32">Warping needs 1.4975321292877197seconds</text:span></text:p>
      <text:p text:style-name="P20"><text:span text:style-name="T32">Warping needs 1.3768033981323242seconds</text:span></text:p>
      <text:p text:style-name="P20"><text:span text:style-name="T32">SimilarityRegNet forward needs 1.9477548599243164seconds</text:span></text:p>
      <text:p text:style-name="P20"><text:span text:style-name="T32">Epoch 0/4, Iter 199/1029, train loss = 153.700, time = 15.273</text:span></text:p>
      <text:p text:style-name="P20"><text:span text:style-name="T32">Warping needs 1.527845859527588seconds</text:span></text:p>
      <text:p text:style-name="P20"><text:span text:style-name="T32">Warping needs 1.3771579265594482seconds</text:span></text:p>
      <text:p text:style-name="P20"><text:span text:style-name="T32">SimilarityRegNet forward needs 2.269408941268921seconds</text:span></text:p>
      <text:p text:style-name="P20"><text:span text:style-name="T32">Epoch 0/4, Iter 200/1029, train loss = 81.472, time = 15.482</text:span></text:p>
      <text:p text:style-name="P20"><text:span text:style-name="T32">Warping needs 1.37186861038208seconds</text:span></text:p>
      <text:p text:style-name="P20"><text:span text:style-name="T32">Warping needs 1.3390731811523438seconds</text:span></text:p>
      <text:p text:style-name="P20"><text:span text:style-name="T32">SimilarityRegNet forward needs 1.7274367809295654seconds</text:span></text:p>
      <text:p text:style-name="P20"><text:span text:style-name="T32">Epoch 0/4, Iter 201/1029, train loss = 86.208, time = 14.579</text:span></text:p>
      <text:p text:style-name="P20"><text:soft-page-break/><text:span text:style-name="T32">Warping needs 1.4428565502166748seconds</text:span></text:p>
      <text:p text:style-name="P20"><text:span text:style-name="T32">Warping needs 1.3452727794647217seconds</text:span></text:p>
      <text:p text:style-name="P20"><text:span text:style-name="T32">SimilarityRegNet forward needs 1.8252289295196533seconds</text:span></text:p>
      <text:p text:style-name="P20"><text:span text:style-name="T32">Epoch 0/4, Iter 202/1029, train loss = 125.355, time = 23.519</text:span></text:p>
      <text:p text:style-name="P20"><text:span text:style-name="T32">Warping needs 2.4371962547302246seconds</text:span></text:p>
      <text:p text:style-name="P20"><text:span text:style-name="T32">Warping needs 2.2035529613494873seconds</text:span></text:p>
      <text:p text:style-name="P20"><text:span text:style-name="T32">SimilarityRegNet forward needs 2.628105640411377seconds</text:span></text:p>
      <text:p text:style-name="P20"><text:span text:style-name="T32">Epoch 0/4, Iter 203/1029, train loss = 86.306, time = 17.193</text:span></text:p>
      <text:p text:style-name="P20"><text:span text:style-name="T32">Warping needs 1.3788647651672363seconds</text:span></text:p>
      <text:p text:style-name="P20"><text:span text:style-name="T32">Warping needs 1.267310380935669seconds</text:span></text:p>
      <text:p text:style-name="P20"><text:span text:style-name="T32">SimilarityRegNet forward needs 1.9794793128967285seconds</text:span></text:p>
      <text:p text:style-name="P20"><text:span text:style-name="T32">Epoch 0/4, Iter 204/1029, train loss = 105.233, time = 14.107</text:span></text:p>
      <text:p text:style-name="P20"><text:span text:style-name="T32">Warping needs 1.3689944744110107seconds</text:span></text:p>
      <text:p text:style-name="P20"><text:span text:style-name="T32">Warping needs 1.2762682437896729seconds</text:span></text:p>
      <text:p text:style-name="P20"><text:span text:style-name="T32">SimilarityRegNet forward needs 1.954483985900879seconds</text:span></text:p>
      <text:p text:style-name="P20"><text:span text:style-name="T32">Epoch 0/4, Iter 205/1029, train loss = 100.286, time = 14.066</text:span></text:p>
      <text:p text:style-name="P20"><text:span text:style-name="T32">Warping needs 1.389206886291504seconds</text:span></text:p>
      <text:p text:style-name="P20"><text:span text:style-name="T32">Warping needs 1.2855644226074219seconds</text:span></text:p>
      <text:p text:style-name="P20"><text:span text:style-name="T32">SimilarityRegNet forward needs 1.9898154735565186seconds</text:span></text:p>
      <text:p text:style-name="P20"><text:span text:style-name="T32">Epoch 0/4, Iter 206/1029, train loss = 97.983, time = 14.336</text:span></text:p>
      <text:p text:style-name="P20"><text:span text:style-name="T32">Warping needs 1.403095006942749seconds</text:span></text:p>
      <text:p text:style-name="P20"><text:span text:style-name="T32">Warping needs 1.280442237854004seconds</text:span></text:p>
      <text:p text:style-name="P20"><text:span text:style-name="T32">SimilarityRegNet forward needs 1.6673715114593506seconds</text:span></text:p>
      <text:p text:style-name="P20"><text:span text:style-name="T32">Epoch 0/4, Iter 207/1029, train loss = 125.947, time = 14.083</text:span></text:p>
      <text:p text:style-name="P20"><text:span text:style-name="T32">Warping needs 1.3785593509674072seconds</text:span></text:p>
      <text:p text:style-name="P20"><text:span text:style-name="T32">Warping needs 1.293992519378662seconds</text:span></text:p>
      <text:p text:style-name="P20"><text:span text:style-name="T32">SimilarityRegNet forward needs 1.7546825408935547seconds</text:span></text:p>
      <text:p text:style-name="P20"><text:span text:style-name="T32">Epoch 0/4, Iter 208/1029, train loss = 87.685, time = 18.763</text:span></text:p>
      <text:p text:style-name="P20"><text:span text:style-name="T32">Warping needs 2.7572684288024902seconds</text:span></text:p>
      <text:p text:style-name="P20"><text:span text:style-name="T32">Warping needs 2.825455904006958seconds</text:span></text:p>
      <text:p text:style-name="P20"><text:span text:style-name="T32">SimilarityRegNet forward needs 3.3191640377044678seconds</text:span></text:p>
      <text:p text:style-name="P20"><text:span text:style-name="T32">Epoch 0/4, Iter 209/1029, train loss = 108.228, time = 22.200</text:span></text:p>
      <text:p text:style-name="P20"><text:span text:style-name="T32">Warping needs 1.4029467105865479seconds</text:span></text:p>
      <text:p text:style-name="P20"><text:span text:style-name="T32">Warping needs 1.3415284156799316seconds</text:span></text:p>
      <text:p text:style-name="P20"><text:span text:style-name="T32">SimilarityRegNet forward needs 2.203406572341919seconds</text:span></text:p>
      <text:p text:style-name="P20"><text:span text:style-name="T32">Epoch 0/4, Iter 210/1029, train loss = 103.103, time = 14.905</text:span></text:p>
      <text:p text:style-name="P20"><text:span text:style-name="T32">Warping needs 1.3846979141235352seconds</text:span></text:p>
      <text:p text:style-name="P20"><text:span text:style-name="T32">Warping needs 1.288212537765503seconds</text:span></text:p>
      <text:p text:style-name="P20"><text:span text:style-name="T32">SimilarityRegNet forward needs 2.001070737838745seconds</text:span></text:p>
      <text:p text:style-name="P20"><text:span text:style-name="T32">Epoch 0/4, Iter 211/1029, train loss = 106.188, time = 14.354</text:span></text:p>
      <text:p text:style-name="P20"><text:span text:style-name="T32">Warping needs 1.4212610721588135seconds</text:span></text:p>
      <text:p text:style-name="P20"><text:span text:style-name="T32">Warping needs 1.399803876876831seconds</text:span></text:p>
      <text:p text:style-name="P20"><text:span text:style-name="T32">SimilarityRegNet forward needs 2.106274366378784seconds</text:span></text:p>
      <text:p text:style-name="P20"><text:span text:style-name="T32">Epoch 0/4, Iter 212/1029, train loss = 105.312, time = 19.327</text:span></text:p>
      <text:p text:style-name="P20"><text:span text:style-name="T32">Warping needs 1.5677869319915771seconds</text:span></text:p>
      <text:p text:style-name="P20"><text:span text:style-name="T32">Warping needs 1.5278282165527344seconds</text:span></text:p>
      <text:p text:style-name="P20"><text:span text:style-name="T32">SimilarityRegNet forward needs 3.093886137008667seconds</text:span></text:p>
      <text:p text:style-name="P20"><text:span text:style-name="T32">Epoch 0/4, Iter 213/1029, train loss = 73.284, time = 21.398</text:span></text:p>
      <text:p text:style-name="P20"><text:span text:style-name="T32">Warping needs 2.8422815799713135seconds</text:span></text:p>
      <text:p text:style-name="P20"><text:span text:style-name="T32">Warping needs 2.700695753097534seconds</text:span></text:p>
      <text:p text:style-name="P20"><text:span text:style-name="T32">SimilarityRegNet forward needs 4.135935306549072seconds</text:span></text:p>
      <text:p text:style-name="P20"><text:span text:style-name="T32">Epoch 0/4, Iter 214/1029, train loss = 89.332, time = 24.718</text:span></text:p>
      <text:p text:style-name="P20"><text:soft-page-break/><text:span text:style-name="T32">Warping needs 1.4499015808105469seconds</text:span></text:p>
      <text:p text:style-name="P20"><text:span text:style-name="T32">Warping needs 1.380150318145752seconds</text:span></text:p>
      <text:p text:style-name="P20"><text:span text:style-name="T32">SimilarityRegNet forward needs 1.9411799907684326seconds</text:span></text:p>
      <text:p text:style-name="P20"><text:span text:style-name="T32">Epoch 0/4, Iter 215/1029, train loss = 135.978, time = 16.082</text:span></text:p>
      <text:p text:style-name="P20"><text:span text:style-name="T32">Warping needs 1.5311198234558105seconds</text:span></text:p>
      <text:p text:style-name="P20"><text:span text:style-name="T32">Warping needs 1.5026288032531738seconds</text:span></text:p>
      <text:p text:style-name="P20"><text:span text:style-name="T32">SimilarityRegNet forward needs 1.834563970565796seconds</text:span></text:p>
      <text:p text:style-name="P20"><text:span text:style-name="T32">Epoch 0/4, Iter 216/1029, train loss = 120.502, time = 15.100</text:span></text:p>
      <text:p text:style-name="P20"><text:span text:style-name="T32">Warping needs 1.4055562019348145seconds</text:span></text:p>
      <text:p text:style-name="P20"><text:span text:style-name="T32">Warping needs 1.3206157684326172seconds</text:span></text:p>
      <text:p text:style-name="P20"><text:span text:style-name="T32">SimilarityRegNet forward needs 1.7034485340118408seconds</text:span></text:p>
      <text:p text:style-name="P20"><text:span text:style-name="T32">Epoch 0/4, Iter 217/1029, train loss = 99.649, time = 14.589</text:span></text:p>
      <text:p text:style-name="P20"><text:span text:style-name="T32">Warping needs 1.750520944595337seconds</text:span></text:p>
      <text:p text:style-name="P20"><text:span text:style-name="T32">Warping needs 1.4965314865112305seconds</text:span></text:p>
      <text:p text:style-name="P20"><text:span text:style-name="T32">SimilarityRegNet forward needs 1.8776438236236572seconds</text:span></text:p>
      <text:p text:style-name="P20"><text:span text:style-name="T32">Epoch 0/4, Iter 218/1029, train loss = 105.645, time = 16.049</text:span></text:p>
      <text:p text:style-name="P20"><text:span text:style-name="T32">Warping needs 2.643315315246582seconds</text:span></text:p>
      <text:p text:style-name="P20"><text:span text:style-name="T32">Warping needs 2.7425851821899414seconds</text:span></text:p>
      <text:p text:style-name="P20"><text:span text:style-name="T32">SimilarityRegNet forward needs 4.392277956008911seconds</text:span></text:p>
      <text:p text:style-name="P20"><text:span text:style-name="T32">Epoch 0/4, Iter 219/1029, train loss = 82.981, time = 27.899</text:span></text:p>
      <text:p text:style-name="P20"><text:span text:style-name="T32">Warping needs 1.4401917457580566seconds</text:span></text:p>
      <text:p text:style-name="P20"><text:span text:style-name="T32">Warping needs 1.2587854862213135seconds</text:span></text:p>
      <text:p text:style-name="P20"><text:span text:style-name="T32">SimilarityRegNet forward needs 1.6270339488983154seconds</text:span></text:p>
      <text:p text:style-name="P20"><text:span text:style-name="T32">Epoch 0/4, Iter 220/1029, train loss = 100.334, time = 14.283</text:span></text:p>
      <text:p text:style-name="P20"><text:span text:style-name="T32">Warping needs 1.3906786441802979seconds</text:span></text:p>
      <text:p text:style-name="P20"><text:span text:style-name="T32">Warping needs 1.322455883026123seconds</text:span></text:p>
      <text:p text:style-name="P20"><text:span text:style-name="T32">SimilarityRegNet forward needs 2.046529769897461seconds</text:span></text:p>
      <text:p text:style-name="P20"><text:span text:style-name="T32">Epoch 0/4, Iter 221/1029, train loss = 150.709, time = 15.500</text:span></text:p>
      <text:p text:style-name="P20"><text:span text:style-name="T32">Warping needs 1.6198186874389648seconds</text:span></text:p>
      <text:p text:style-name="P20"><text:span text:style-name="T32">Warping needs 1.554868459701538seconds</text:span></text:p>
      <text:p text:style-name="P20"><text:span text:style-name="T32">SimilarityRegNet forward needs 2.0580999851226807seconds</text:span></text:p>
      <text:p text:style-name="P20"><text:span text:style-name="T32">Epoch 0/4, Iter 222/1029, train loss = 123.589, time = 16.778</text:span></text:p>
      <text:p text:style-name="P20"><text:span text:style-name="T32">Warping needs 1.651010513305664seconds</text:span></text:p>
      <text:p text:style-name="P20"><text:span text:style-name="T32">Warping needs 1.6096136569976807seconds</text:span></text:p>
      <text:p text:style-name="P20"><text:span text:style-name="T32">SimilarityRegNet forward needs 2.3369288444519043seconds</text:span></text:p>
      <text:p text:style-name="P20"><text:span text:style-name="T32">Epoch 0/4, Iter 223/1029, train loss = 95.758, time = 21.613</text:span></text:p>
      <text:p text:style-name="P20"><text:span text:style-name="T32">Warping needs 3.8297460079193115seconds</text:span></text:p>
      <text:p text:style-name="P20"><text:span text:style-name="T32">Warping needs 2.814152240753174seconds</text:span></text:p>
      <text:p text:style-name="P20"><text:span text:style-name="T32">SimilarityRegNet forward needs 3.0148634910583496seconds</text:span></text:p>
      <text:p text:style-name="P20"><text:span text:style-name="T32">Epoch 0/4, Iter 224/1029, train loss = 98.726, time = 22.496</text:span></text:p>
      <text:p text:style-name="P20"><text:span text:style-name="T32">Warping needs 1.3464689254760742seconds</text:span></text:p>
      <text:p text:style-name="P20"><text:span text:style-name="T32">Warping needs 1.261430025100708seconds</text:span></text:p>
      <text:p text:style-name="P20"><text:span text:style-name="T32">SimilarityRegNet forward needs 1.6308588981628418seconds</text:span></text:p>
      <text:p text:style-name="P20"><text:span text:style-name="T32">Epoch 0/4, Iter 225/1029, train loss = 77.188, time = 13.956</text:span></text:p>
      <text:p text:style-name="P20"><text:span text:style-name="T32">Warping needs 1.3772914409637451seconds</text:span></text:p>
      <text:p text:style-name="P20"><text:span text:style-name="T32">Warping needs 1.2899062633514404seconds</text:span></text:p>
      <text:p text:style-name="P20"><text:span text:style-name="T32">SimilarityRegNet forward needs 2.0290157794952393seconds</text:span></text:p>
      <text:p text:style-name="P20"><text:span text:style-name="T32">Epoch 0/4, Iter 226/1029, train loss = 136.664, time = 14.904</text:span></text:p>
      <text:p text:style-name="P20"><text:span text:style-name="T32">Warping needs 1.4300994873046875seconds</text:span></text:p>
      <text:p text:style-name="P20"><text:span text:style-name="T32">Warping needs 1.3384175300598145seconds</text:span></text:p>
      <text:p text:style-name="P20"/>
      <text:p text:style-name="P20"/>
      <text:p text:style-name="P71"><text:span text:style-name="T11">ATTEMPT </text:span><text:span text:style-name="T16">8</text:span></text:p>
      <text:p text:style-name="P12"><text:span text:style-name="T11"/></text:p>
      <text:p text:style-name="P56"><text:span text:style-name="T11">x = x.reshape(b</text:span><text:span text:style-name="T11">, </text:span><text:span text:style-name="T11">g</text:span><text:span text:style-name="T11">, </text:span><text:span text:style-name="T11">d</text:span><text:span text:style-name="T11">, </text:span><text:span text:style-name="T11">h*w)</text:span></text:p>
      <text:p text:style-name="P12"><text:span text:style-name="T11"/></text:p>
      <text:p text:style-name="P56"><text:span text:style-name="T11">depth_values = depth_values.unsqueeze(2).unsqueeze(1).repeat(1, 1, 1, H*W)<text:line-break/>p_ij = torch.matmul(rot, points3d).unsqueeze(2).repeat(1, 1, D, 1)*depth_values + trans.unsqueeze(2)</text:span></text:p>
      <text:p text:style-name="P56"><text:span text:style-name="T11"/></text:p>
      <text:p text:style-name="P56"><text:span text:style-name="T11">negative_depth_mask = p_ij[:</text:span><text:span text:style-name="T11">, </text:span><text:span text:style-name="T11">2</text:span><text:span text:style-name="T11">:] &lt; </text:span><text:span text:style-name="T11">0</text:span><text:line-break/><text:span text:style-name="T11">p_ij[:</text:span><text:span text:style-name="T11">, </text:span><text:span text:style-name="T11">2</text:span><text:span text:style-name="T11">:][negative_depth_mask] = </text:span><text:span text:style-name="T11">1.0</text:span></text:p>
      <text:p text:style-name="P56"><text:span text:style-name="T11"/></text:p>
      <text:p text:style-name="P61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12"><text:span text:style-name="T11"/></text:p>
      <text:p text:style-name="P12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55"><text:span text:style-name="T46">nn.</text:span><text:span text:style-name="T47">l1_loss with looping</text:span></text:p>
      <text:p text:style-name="P55"><text:span text:style-name="T47"/></text:p>
      <text:p text:style-name="P47"><text:span text:style-name="T50">Epoch 0/4, Iter 0/1029, train loss = 102.940, time = 11.263</text:span></text:p>
      <text:p text:style-name="P47"><text:span text:style-name="T50">Epoch 0/4, Iter 1/1029, train loss = 113.634, time = 11.789</text:span></text:p>
      <text:p text:style-name="P47"><text:span text:style-name="T50">Epoch 0/4, Iter 2/1029, train loss = 71.134, time = 11.476</text:span></text:p>
      <text:p text:style-name="P47"><text:span text:style-name="T50">Epoch 0/4, Iter 3/1029, train loss = 126.917, time = 12.173</text:span></text:p>
      <text:p text:style-name="P47"><text:span text:style-name="T50">Epoch 0/4, Iter 4/1029, train loss = 100.324, time = 12.309</text:span></text:p>
      <text:p text:style-name="P47"><text:span text:style-name="T50">Epoch 0/4, Iter 5/1029, train loss = 81.081, time = 12.315</text:span></text:p>
      <text:p text:style-name="P47"><text:span text:style-name="T50">Epoch 0/4, Iter 6/1029, train loss = 83.099, time = 12.245</text:span></text:p>
      <text:p text:style-name="P47"><text:span text:style-name="T50">Epoch 0/4, Iter 7/1029, train loss = 122.953, time = 12.761</text:span></text:p>
      <text:p text:style-name="P47"><text:span text:style-name="T50">Epoch 0/4, Iter 8/1029, train loss = 105.779, time = 36.670</text:span></text:p>
      <text:p text:style-name="P47"><text:span text:style-name="T50">Epoch 0/4, Iter 9/1029, train loss = 77.391, time = 15.205</text:span></text:p>
      <text:p text:style-name="P47"><text:span text:style-name="T50">Epoch 0/4, Iter 10/1029, train loss = 84.803, time = 14.260</text:span></text:p>
      <text:p text:style-name="P47"><text:span text:style-name="T50">Epoch 0/4, Iter 11/1029, train loss = 101.115, time = 14.175</text:span></text:p>
      <text:p text:style-name="P47"><text:span text:style-name="T50">Epoch 0/4, Iter 12/1029, train loss = 87.875, time = 13.981</text:span></text:p>
      <text:p text:style-name="P47"><text:span text:style-name="T50">Epoch 0/4, Iter 13/1029, train loss = 92.319, time = 14.382</text:span></text:p>
      <text:p text:style-name="P47"><text:span text:style-name="T50">Epoch 0/4, Iter 14/1029, train loss = 127.874, time = 14.242</text:span></text:p>
      <text:p text:style-name="P47"><text:span text:style-name="T50">Epoch 0/4, Iter 15/1029, train loss = 75.969, time = 14.388</text:span></text:p>
      <text:p text:style-name="P47"><text:span text:style-name="T50">Epoch 0/4, Iter 16/1029, train loss = 80.316, time = 19.748</text:span></text:p>
      <text:p text:style-name="P47"><text:span text:style-name="T50">Epoch 0/4, Iter 17/1029, train loss = 175.608, time = 18.992</text:span></text:p>
      <text:p text:style-name="P47"><text:span text:style-name="T50">Epoch 0/4, Iter 18/1029, train loss = 113.103, time = 13.856</text:span></text:p>
      <text:p text:style-name="P47"><text:span text:style-name="T50">Epoch 0/4, Iter 19/1029, train loss = 105.336, time = 14.029</text:span></text:p>
      <text:p text:style-name="P47"><text:span text:style-name="T50">Epoch 0/4, Iter 20/1029, train loss = 82.386, time = 14.257</text:span></text:p>
      <text:p text:style-name="P47"><text:span text:style-name="T50">Epoch 0/4, Iter 21/1029, train loss = 135.534, time = 14.307</text:span></text:p>
      <text:p text:style-name="P47"><text:span text:style-name="T50">Epoch 0/4, Iter 22/1029, train loss = 100.627, time = 14.410</text:span></text:p>
      <text:p text:style-name="P47"><text:span text:style-name="T50">Epoch 0/4, Iter 23/1029, train loss = 76.432, time = 24.642</text:span></text:p>
      <text:p text:style-name="P47"><text:span text:style-name="T50">Epoch 0/4, Iter 24/1029, train loss = 114.463, time = 16.904</text:span></text:p>
      <text:p text:style-name="P47"><text:span text:style-name="T50">Epoch 0/4, Iter 25/1029, train loss = 74.928, time = 14.214</text:span></text:p>
      <text:p text:style-name="P47"><text:span text:style-name="T50">Epoch 0/4, Iter 26/1029, train loss = 121.509, time = 14.017</text:span></text:p>
      <text:p text:style-name="P47"><text:span text:style-name="T50">Epoch 0/4, Iter 27/1029, train loss = 102.888, time = 14.350</text:span></text:p>
      <text:p text:style-name="P47"><text:span text:style-name="T50">Epoch 0/4, Iter 28/1029, train loss = 124.789, time = 14.447</text:span></text:p>
      <text:p text:style-name="P47"><text:span text:style-name="T50">Epoch 0/4, Iter 29/1029, train loss = 123.672, time = 22.804</text:span></text:p>
      <text:p text:style-name="P47"><text:span text:style-name="T50">Epoch 0/4, Iter 30/1029, train loss = 102.208, time = 18.739</text:span></text:p>
      <text:p text:style-name="P47"><text:span text:style-name="T50">Epoch 0/4, Iter 31/1029, train loss = 81.288, time = 13.814</text:span></text:p>
      <text:p text:style-name="P47"><text:soft-page-break/><text:span text:style-name="T50">Epoch 0/4, Iter 32/1029, train loss = 112.973, time = 14.578</text:span></text:p>
      <text:p text:style-name="P47"><text:span text:style-name="T50">Epoch 0/4, Iter 33/1029, train loss = 191.370, time = 14.353</text:span></text:p>
      <text:p text:style-name="P47"><text:span text:style-name="T50">Epoch 0/4, Iter 34/1029, train loss = 132.554, time = 14.330</text:span></text:p>
      <text:p text:style-name="P47"><text:span text:style-name="T50">Epoch 0/4, Iter 35/1029, train loss = 84.894, time = 17.355</text:span></text:p>
      <text:p text:style-name="P47"><text:span text:style-name="T50">Epoch 0/4, Iter 36/1029, train loss = 123.023, time = 24.517</text:span></text:p>
      <text:p text:style-name="P47"><text:span text:style-name="T50">Epoch 0/4, Iter 37/1029, train loss = 124.724, time = 14.007</text:span></text:p>
      <text:p text:style-name="P47"><text:span text:style-name="T50">Epoch 0/4, Iter 38/1029, train loss = 134.682, time = 14.795</text:span></text:p>
      <text:p text:style-name="P47"><text:span text:style-name="T50">Epoch 0/4, Iter 39/1029, train loss = 62.805, time = 14.056</text:span></text:p>
      <text:p text:style-name="P47"><text:span text:style-name="T50">Epoch 0/4, Iter 40/1029, train loss = 115.263, time = 14.473</text:span></text:p>
      <text:p text:style-name="P47"><text:span text:style-name="T50">Epoch 0/4, Iter 41/1029, train loss = 101.278, time = 25.722</text:span></text:p>
      <text:p text:style-name="P47"><text:span text:style-name="T50">Epoch 0/4, Iter 42/1029, train loss = 124.854, time = 16.089</text:span></text:p>
      <text:p text:style-name="P47"><text:span text:style-name="T50">Epoch 0/4, Iter 43/1029, train loss = 108.725, time = 14.241</text:span></text:p>
      <text:p text:style-name="P47"><text:span text:style-name="T50">Epoch 0/4, Iter 44/1029, train loss = 96.618, time = 14.224</text:span></text:p>
      <text:p text:style-name="P47"><text:span text:style-name="T50">Epoch 0/4, Iter 45/1029, train loss = 92.498, time = 14.497</text:span></text:p>
      <text:p text:style-name="P47"><text:span text:style-name="T50">Epoch 0/4, Iter 46/1029, train loss = 80.145, time = 16.351</text:span></text:p>
      <text:p text:style-name="P47"><text:span text:style-name="T50">Epoch 0/4, Iter 47/1029, train loss = 129.772, time = 24.673</text:span></text:p>
      <text:p text:style-name="P47"><text:span text:style-name="T50">Epoch 0/4, Iter 48/1029, train loss = 73.092, time = 14.197</text:span></text:p>
      <text:p text:style-name="P47"><text:span text:style-name="T50">Epoch 0/4, Iter 49/1029, train loss = 56.266, time = 13.908</text:span></text:p>
      <text:p text:style-name="P47"><text:span text:style-name="T50">Epoch 0/4, Iter 50/1029, train loss = 96.804, time = 14.550</text:span></text:p>
      <text:p text:style-name="P47"><text:span text:style-name="T50">Epoch 0/4, Iter 51/1029, train loss = 80.272, time = 14.306</text:span></text:p>
      <text:p text:style-name="P47"><text:span text:style-name="T50">Epoch 0/4, Iter 52/1029, train loss = 89.012, time = 15.323</text:span></text:p>
      <text:p text:style-name="P47"><text:span text:style-name="T50">Epoch 0/4, Iter 53/1029, train loss = 74.230, time = 26.147</text:span></text:p>
      <text:p text:style-name="P47"><text:span text:style-name="T50">Epoch 0/4, Iter 54/1029, train loss = 105.605, time = 14.044</text:span></text:p>
      <text:p text:style-name="P47"><text:span text:style-name="T50">Epoch 0/4, Iter 55/1029, train loss = 61.227, time = 14.206</text:span></text:p>
      <text:p text:style-name="P47"><text:span text:style-name="T50">Epoch 0/4, Iter 56/1029, train loss = 110.788, time = 14.428</text:span></text:p>
      <text:p text:style-name="P47"><text:span text:style-name="T50">Epoch 0/4, Iter 57/1029, train loss = 80.309, time = 14.811</text:span></text:p>
      <text:p text:style-name="P47"><text:span text:style-name="T50">Epoch 0/4, Iter 58/1029, train loss = 104.394, time = 14.566</text:span></text:p>
      <text:p text:style-name="P47"><text:span text:style-name="T50">Epoch 0/4, Iter 59/1029, train loss = 79.300, time = 22.667</text:span></text:p>
      <text:p text:style-name="P47"><text:span text:style-name="T50">Epoch 0/4, Iter 60/1029, train loss = 76.885, time = 19.664</text:span></text:p>
      <text:p text:style-name="P47"><text:span text:style-name="T50">Epoch 0/4, Iter 61/1029, train loss = 124.992, time = 14.065</text:span></text:p>
      <text:p text:style-name="P47"><text:span text:style-name="T50">Epoch 0/4, Iter 62/1029, train loss = 121.949, time = 14.337</text:span></text:p>
      <text:p text:style-name="P47"><text:span text:style-name="T50">Epoch 0/4, Iter 63/1029, train loss = 103.468, time = 14.507</text:span></text:p>
      <text:p text:style-name="P47"><text:span text:style-name="T50">Epoch 0/4, Iter 64/1029, train loss = 133.078, time = 13.942</text:span></text:p>
      <text:p text:style-name="P47"><text:span text:style-name="T50">Epoch 0/4, Iter 65/1029, train loss = 61.190, time = 21.759</text:span></text:p>
      <text:p text:style-name="P47"><text:span text:style-name="T50">Epoch 0/4, Iter 66/1029, train loss = 89.477, time = 19.722</text:span></text:p>
      <text:p text:style-name="P47"><text:span text:style-name="T50">Epoch 0/4, Iter 67/1029, train loss = 61.793, time = 14.160</text:span></text:p>
      <text:p text:style-name="P47"><text:span text:style-name="T50">Epoch 0/4, Iter 68/1029, train loss = 107.879, time = 14.263</text:span></text:p>
      <text:p text:style-name="P47"><text:span text:style-name="T50">Epoch 0/4, Iter 69/1029, train loss = 90.965, time = 14.352</text:span></text:p>
      <text:p text:style-name="P47"><text:span text:style-name="T50">Epoch 0/4, Iter 70/1029, train loss = 61.089, time = 14.325</text:span></text:p>
      <text:p text:style-name="P47"><text:span text:style-name="T50">Epoch 0/4, Iter 71/1029, train loss = 62.486, time = 21.807</text:span></text:p>
      <text:p text:style-name="P47"><text:span text:style-name="T50">Epoch 0/4, Iter 72/1029, train loss = 134.348, time = 19.682</text:span></text:p>
      <text:p text:style-name="P47"><text:span text:style-name="T50">Epoch 0/4, Iter 73/1029, train loss = 73.855, time = 13.757</text:span></text:p>
      <text:p text:style-name="P47"><text:span text:style-name="T50">Epoch 0/4, Iter 74/1029, train loss = 81.461, time = 14.484</text:span></text:p>
      <text:p text:style-name="P47"><text:span text:style-name="T50">Epoch 0/4, Iter 75/1029, train loss = 87.731, time = 14.202</text:span></text:p>
      <text:p text:style-name="P47"><text:span text:style-name="T50">Epoch 0/4, Iter 76/1029, train loss = 104.918, time = 13.854</text:span></text:p>
      <text:p text:style-name="P47"><text:span text:style-name="T50">Epoch 0/4, Iter 77/1029, train loss = 139.463, time = 25.751</text:span></text:p>
      <text:p text:style-name="P47"><text:span text:style-name="T50">Epoch 0/4, Iter 78/1029, train loss = 74.214, time = 14.024</text:span></text:p>
      <text:p text:style-name="P47"><text:span text:style-name="T50">Epoch 0/4, Iter 79/1029, train loss = 45.816, time = 14.407</text:span></text:p>
      <text:p text:style-name="P47"><text:span text:style-name="T50">Epoch 0/4, Iter 80/1029, train loss = 94.695, time = 14.149</text:span></text:p>
      <text:p text:style-name="P47"><text:span text:style-name="T50">Epoch 0/4, Iter 81/1029, train loss = 39.141, time = 13.987</text:span></text:p>
      <text:p text:style-name="P47"><text:span text:style-name="T50">Epoch 0/4, Iter 82/1029, train loss = 91.627, time = 20.541</text:span></text:p>
      <text:p text:style-name="P47"><text:span text:style-name="T50">Epoch 0/4, Iter 83/1029, train loss = 99.030, time = 20.066</text:span></text:p>
      <text:p text:style-name="P47"><text:soft-page-break/><text:span text:style-name="T50">Epoch 0/4, Iter 84/1029, train loss = 44.017, time = 13.565</text:span></text:p>
      <text:p text:style-name="P47"><text:span text:style-name="T50">Epoch 0/4, Iter 85/1029, train loss = 72.530, time = 13.972</text:span></text:p>
      <text:p text:style-name="P47"><text:span text:style-name="T50">Epoch 0/4, Iter 86/1029, train loss = 103.133, time = 14.210</text:span></text:p>
      <text:p text:style-name="P47"><text:span text:style-name="T50">Epoch 0/4, Iter 87/1029, train loss = 108.690, time = 13.752</text:span></text:p>
      <text:p text:style-name="P47"><text:span text:style-name="T50">Epoch 0/4, Iter 88/1029, train loss = 73.566, time = 23.577</text:span></text:p>
      <text:p text:style-name="P47"><text:span text:style-name="T50">Epoch 0/4, Iter 89/1029, train loss = 103.142, time = 16.755</text:span></text:p>
      <text:p text:style-name="P47"><text:span text:style-name="T50">Epoch 0/4, Iter 90/1029, train loss = 89.799, time = 14.154</text:span></text:p>
      <text:p text:style-name="P47"><text:span text:style-name="T50">Epoch 0/4, Iter 91/1029, train loss = 40.609, time = 13.660</text:span></text:p>
      <text:p text:style-name="P47"><text:span text:style-name="T50">Epoch 0/4, Iter 92/1029, train loss = 70.263, time = 13.835</text:span></text:p>
      <text:p text:style-name="P47"><text:span text:style-name="T50">Epoch 0/4, Iter 93/1029, train loss = 132.110, time = 14.232</text:span></text:p>
      <text:p text:style-name="P47"><text:span text:style-name="T50">Epoch 0/4, Iter 94/1029, train loss = 88.816, time = 23.832</text:span></text:p>
      <text:p text:style-name="P47"><text:span text:style-name="T50">Epoch 0/4, Iter 95/1029, train loss = 69.758, time = 14.620</text:span></text:p>
      <text:p text:style-name="P47"><text:span text:style-name="T50">Epoch 0/4, Iter 96/1029, train loss = 71.398, time = 14.052</text:span></text:p>
      <text:p text:style-name="P47"><text:span text:style-name="T50">Epoch 0/4, Iter 97/1029, train loss = 82.358, time = 13.675</text:span></text:p>
      <text:p text:style-name="P47"><text:span text:style-name="T50">Epoch 0/4, Iter 98/1029, train loss = 159.010, time = 14.204</text:span></text:p>
      <text:p text:style-name="P47"><text:span text:style-name="T50">Epoch 0/4, Iter 99/1029, train loss = 114.167, time = 19.954</text:span></text:p>
      <text:p text:style-name="P47"><text:span text:style-name="T50">Epoch 0/4, Iter 100/1029, train loss = 87.668, time = 19.265</text:span></text:p>
      <text:p text:style-name="P47"><text:span text:style-name="T50">Epoch 0/4, Iter 101/1029, train loss = 81.148, time = 13.747</text:span></text:p>
      <text:p text:style-name="P47"><text:span text:style-name="T50">Epoch 0/4, Iter 102/1029, train loss = 115.188, time = 14.123</text:span></text:p>
      <text:p text:style-name="P47"><text:span text:style-name="T50">Epoch 0/4, Iter 103/1029, train loss = 95.447, time = 13.933</text:span></text:p>
      <text:p text:style-name="P47"><text:span text:style-name="T50">Epoch 0/4, Iter 104/1029, train loss = 49.130, time = 14.034</text:span></text:p>
      <text:p text:style-name="P47"><text:span text:style-name="T50">Epoch 0/4, Iter 105/1029, train loss = 118.776, time = 20.176</text:span></text:p>
      <text:p text:style-name="P47"><text:span text:style-name="T50">Epoch 0/4, Iter 106/1029, train loss = 173.605, time = 18.637</text:span></text:p>
      <text:p text:style-name="P47"><text:span text:style-name="T50">Epoch 0/4, Iter 107/1029, train loss = 81.415, time = 13.345</text:span></text:p>
      <text:p text:style-name="P47"><text:span text:style-name="T50">Epoch 0/4, Iter 108/1029, train loss = 66.302, time = 13.555</text:span></text:p>
      <text:p text:style-name="P47"><text:span text:style-name="T50">Epoch 0/4, Iter 109/1029, train loss = 99.401, time = 14.184</text:span></text:p>
      <text:p text:style-name="P47"><text:span text:style-name="T50">Epoch 0/4, Iter 110/1029, train loss = 73.067, time = 15.406</text:span></text:p>
      <text:p text:style-name="P47"><text:span text:style-name="T50">Epoch 0/4, Iter 111/1029, train loss = 97.949, time = 23.811</text:span></text:p>
      <text:p text:style-name="P47"><text:span text:style-name="T50">Epoch 0/4, Iter 112/1029, train loss = 53.461, time = 14.021</text:span></text:p>
      <text:p text:style-name="P47"><text:span text:style-name="T50">Epoch 0/4, Iter 113/1029, train loss = 86.249, time = 13.688</text:span></text:p>
      <text:p text:style-name="P47"><text:span text:style-name="T50">Epoch 0/4, Iter 114/1029, train loss = 98.757, time = 13.663</text:span></text:p>
      <text:p text:style-name="P47"><text:span text:style-name="T50">Epoch 0/4, Iter 115/1029, train loss = 110.838, time = 13.801</text:span></text:p>
      <text:p text:style-name="P47"><text:span text:style-name="T50">Epoch 0/4, Iter 116/1029, train loss = 53.919, time = 16.524</text:span></text:p>
      <text:p text:style-name="P47"><text:span text:style-name="T50">Epoch 0/4, Iter 117/1029, train loss = 84.190, time = 24.600</text:span></text:p>
      <text:p text:style-name="P47"><text:span text:style-name="T50">Epoch 0/4, Iter 118/1029, train loss = 73.307, time = 13.504</text:span></text:p>
      <text:p text:style-name="P47"><text:span text:style-name="T50">Epoch 0/4, Iter 119/1029, train loss = 159.123, time = 14.279</text:span></text:p>
      <text:p text:style-name="P47"><text:span text:style-name="T50">Epoch 0/4, Iter 120/1029, train loss = 42.342, time = 14.626</text:span></text:p>
      <text:p text:style-name="P47"><text:span text:style-name="T50">Epoch 0/4, Iter 121/1029, train loss = 58.691, time = 13.599</text:span></text:p>
      <text:p text:style-name="P47"><text:span text:style-name="T50">Epoch 0/4, Iter 122/1029, train loss = 79.090, time = 17.287</text:span></text:p>
      <text:p text:style-name="P47"><text:span text:style-name="T50">Epoch 0/4, Iter 123/1029, train loss = 91.038, time = 24.575</text:span></text:p>
      <text:p text:style-name="P47"><text:span text:style-name="T50">Epoch 0/4, Iter 124/1029, train loss = 77.536, time = 13.696</text:span></text:p>
      <text:p text:style-name="P47"><text:span text:style-name="T50">Epoch 0/4, Iter 125/1029, train loss = 74.210, time = 14.321</text:span></text:p>
      <text:p text:style-name="P47"><text:span text:style-name="T50">Epoch 0/4, Iter 126/1029, train loss = 116.008, time = 13.927</text:span></text:p>
      <text:p text:style-name="P47"><text:span text:style-name="T50">Epoch 0/4, Iter 127/1029, train loss = 65.938, time = 14.179</text:span></text:p>
      <text:p text:style-name="P47"><text:span text:style-name="T50">Epoch 0/4, Iter 128/1029, train loss = 119.115, time = 14.460</text:span></text:p>
      <text:p text:style-name="P47"><text:span text:style-name="T50">Epoch 0/4, Iter 129/1029, train loss = 112.516, time = 23.871</text:span></text:p>
      <text:p text:style-name="P47"><text:span text:style-name="T50">Epoch 0/4, Iter 130/1029, train loss = 137.699, time = 17.013</text:span></text:p>
      <text:p text:style-name="P47"><text:span text:style-name="T50">Epoch 0/4, Iter 131/1029, train loss = 68.067, time = 13.619</text:span></text:p>
      <text:p text:style-name="P47"><text:span text:style-name="T50">Epoch 0/4, Iter 132/1029, train loss = 99.528, time = 13.631</text:span></text:p>
      <text:p text:style-name="P47"><text:span text:style-name="T50">Epoch 0/4, Iter 133/1029, train loss = 105.952, time = 14.043</text:span></text:p>
      <text:p text:style-name="P47"><text:span text:style-name="T50">Epoch 0/4, Iter 134/1029, train loss = 67.120, time = 13.914</text:span></text:p>
      <text:p text:style-name="P47"><text:span text:style-name="T50">Epoch 0/4, Iter 135/1029, train loss = 55.026, time = 19.960</text:span></text:p>
      <text:p text:style-name="P47"><text:soft-page-break/><text:span text:style-name="T50">Epoch 0/4, Iter 136/1029, train loss = 117.533, time = 20.491</text:span></text:p>
      <text:p text:style-name="P47"><text:span text:style-name="T50">Epoch 0/4, Iter 137/1029, train loss = 78.067, time = 13.623</text:span></text:p>
      <text:p text:style-name="P47"><text:span text:style-name="T50">Epoch 0/4, Iter 138/1029, train loss = 113.628, time = 13.470</text:span></text:p>
      <text:p text:style-name="P47"><text:span text:style-name="T50">Epoch 0/4, Iter 139/1029, train loss = 57.815, time = 13.583</text:span></text:p>
      <text:p text:style-name="P47"><text:span text:style-name="T50">Epoch 0/4, Iter 140/1029, train loss = 115.563, time = 14.035</text:span></text:p>
      <text:p text:style-name="P47"><text:span text:style-name="T50">Epoch 0/4, Iter 141/1029, train loss = 84.380, time = 19.363</text:span></text:p>
      <text:p text:style-name="P47"><text:span text:style-name="T50">Epoch 0/4, Iter 142/1029, train loss = 100.280, time = 20.398</text:span></text:p>
      <text:p text:style-name="P47"><text:span text:style-name="T50">Epoch 0/4, Iter 143/1029, train loss = 65.870, time = 13.434</text:span></text:p>
      <text:p text:style-name="P47"><text:span text:style-name="T50">Epoch 0/4, Iter 144/1029, train loss = 47.631, time = 13.672</text:span></text:p>
      <text:p text:style-name="P47"><text:span text:style-name="T50">Epoch 0/4, Iter 145/1029, train loss = 54.477, time = 14.151</text:span></text:p>
      <text:p text:style-name="P47"><text:span text:style-name="T50">Epoch 0/4, Iter 146/1029, train loss = 155.121, time = 13.763</text:span></text:p>
      <text:p text:style-name="P47"><text:span text:style-name="T50">Epoch 0/4, Iter 147/1029, train loss = 81.871, time = 22.311</text:span></text:p>
      <text:p text:style-name="P47"><text:span text:style-name="T50">Epoch 0/4, Iter 148/1029, train loss = 105.522, time = 17.126</text:span></text:p>
      <text:p text:style-name="P47"><text:span text:style-name="T50">Epoch 0/4, Iter 149/1029, train loss = 102.960, time = 14.032</text:span></text:p>
      <text:p text:style-name="P47"><text:span text:style-name="T50">Epoch 0/4, Iter 150/1029, train loss = 87.231, time = 13.932</text:span></text:p>
      <text:p text:style-name="P47"><text:span text:style-name="T50">Epoch 0/4, Iter 151/1029, train loss = 65.445, time = 13.936</text:span></text:p>
      <text:p text:style-name="P47"><text:span text:style-name="T50">Epoch 0/4, Iter 152/1029, train loss = 78.239, time = 14.620</text:span></text:p>
      <text:p text:style-name="P47"><text:span text:style-name="T50">Epoch 0/4, Iter 153/1029, train loss = 162.835, time = 24.780</text:span></text:p>
      <text:p text:style-name="P47"><text:span text:style-name="T50">Epoch 0/4, Iter 154/1029, train loss = 112.924, time = 13.435</text:span></text:p>
      <text:p text:style-name="P47"><text:span text:style-name="T50">Epoch 0/4, Iter 155/1029, train loss = 133.114, time = 14.244</text:span></text:p>
      <text:p text:style-name="P47"><text:span text:style-name="T50">Epoch 0/4, Iter 156/1029, train loss = 57.510, time = 13.652</text:span></text:p>
      <text:p text:style-name="P47"><text:span text:style-name="T50">Epoch 0/4, Iter 157/1029, train loss = 156.554, time = 13.942</text:span></text:p>
      <text:p text:style-name="P47"><text:span text:style-name="T50">Epoch 0/4, Iter 158/1029, train loss = 52.519, time = 25.048</text:span></text:p>
      <text:p text:style-name="P47"><text:span text:style-name="T50">Epoch 0/4, Iter 159/1029, train loss = 84.009, time = 13.971</text:span></text:p>
      <text:p text:style-name="P47"><text:span text:style-name="T50">Epoch 0/4, Iter 160/1029, train loss = 91.834, time = 13.918</text:span></text:p>
      <text:p text:style-name="P47"><text:span text:style-name="T50">Epoch 0/4, Iter 161/1029, train loss = 77.090, time = 13.692</text:span></text:p>
      <text:p text:style-name="P47"><text:span text:style-name="T50">Epoch 0/4, Iter 162/1029, train loss = 80.870, time = 13.798</text:span></text:p>
      <text:p text:style-name="P47"><text:span text:style-name="T50">Epoch 0/4, Iter 163/1029, train loss = 79.121, time = 19.816</text:span></text:p>
      <text:p text:style-name="P47"><text:span text:style-name="T50">Epoch 0/4, Iter 164/1029, train loss = 60.767, time = 19.715</text:span></text:p>
      <text:p text:style-name="P47"><text:span text:style-name="T50">Epoch 0/4, Iter 165/1029, train loss = 162.245, time = 13.472</text:span></text:p>
      <text:p text:style-name="P47"><text:span text:style-name="T50">Epoch 0/4, Iter 166/1029, train loss = 61.818, time = 13.816</text:span></text:p>
      <text:p text:style-name="P47"><text:span text:style-name="T50">Epoch 0/4, Iter 167/1029, train loss = 64.867, time = 13.807</text:span></text:p>
      <text:p text:style-name="P47"><text:span text:style-name="T50">Epoch 0/4, Iter 168/1029, train loss = 59.523, time = 14.407</text:span></text:p>
      <text:p text:style-name="P47"><text:span text:style-name="T50">Epoch 0/4, Iter 169/1029, train loss = 109.020, time = 16.283</text:span></text:p>
      <text:p text:style-name="P47"><text:span text:style-name="T50">Epoch 0/4, Iter 170/1029, train loss = 85.125, time = 23.412</text:span></text:p>
      <text:p text:style-name="P47"><text:span text:style-name="T50">Epoch 0/4, Iter 171/1029, train loss = 92.735, time = 13.397</text:span></text:p>
      <text:p text:style-name="P47"><text:span text:style-name="T50">Epoch 0/4, Iter 172/1029, train loss = 82.115, time = 13.830</text:span></text:p>
      <text:p text:style-name="P47"><text:span text:style-name="T50">Epoch 0/4, Iter 173/1029, train loss = 102.197, time = 13.880</text:span></text:p>
      <text:p text:style-name="P47"><text:span text:style-name="T50">Epoch 0/4, Iter 174/1029, train loss = 109.371, time = 13.965</text:span></text:p>
      <text:p text:style-name="P47"><text:span text:style-name="T50">Epoch 0/4, Iter 175/1029, train loss = 64.894, time = 18.598</text:span></text:p>
      <text:p text:style-name="P47"><text:span text:style-name="T50">Epoch 0/4, Iter 176/1029, train loss = 114.562, time = 22.054</text:span></text:p>
      <text:p text:style-name="P47"><text:span text:style-name="T50">Epoch 0/4, Iter 177/1029, train loss = 65.667, time = 13.421</text:span></text:p>
      <text:p text:style-name="P47"><text:span text:style-name="T50">Epoch 0/4, Iter 178/1029, train loss = 69.922, time = 13.904</text:span></text:p>
      <text:p text:style-name="P47"><text:span text:style-name="T50">Epoch 0/4, Iter 179/1029, train loss = 77.752, time = 14.236</text:span></text:p>
      <text:p text:style-name="P47"><text:span text:style-name="T50">Epoch 0/4, Iter 180/1029, train loss = 82.251, time = 13.804</text:span></text:p>
      <text:p text:style-name="P47"><text:span text:style-name="T50">Epoch 0/4, Iter 181/1029, train loss = 98.778, time = 13.548</text:span></text:p>
      <text:p text:style-name="P47"><text:span text:style-name="T50">Epoch 0/4, Iter 182/1029, train loss = 61.241, time = 25.026</text:span></text:p>
      <text:p text:style-name="P47"><text:span text:style-name="T50">Epoch 0/4, Iter 183/1029, train loss = 71.755, time = 16.493</text:span></text:p>
      <text:p text:style-name="P47"><text:span text:style-name="T50">Epoch 0/4, Iter 184/1029, train loss = 35.291, time = 13.300</text:span></text:p>
      <text:p text:style-name="P47"><text:span text:style-name="T50">Epoch 0/4, Iter 185/1029, train loss = 79.539, time = 13.899</text:span></text:p>
      <text:p text:style-name="P47"><text:span text:style-name="T50">Epoch 0/4, Iter 186/1029, train loss = 48.192, time = 13.790</text:span></text:p>
      <text:p text:style-name="P47"><text:span text:style-name="T50">Epoch 0/4, Iter 187/1029, train loss = 84.437, time = 13.684</text:span></text:p>
      <text:p text:style-name="P47"><text:soft-page-break/><text:span text:style-name="T50">Epoch 0/4, Iter 188/1029, train loss = 38.380, time = 17.677</text:span></text:p>
      <text:p text:style-name="P47"><text:span text:style-name="T50">Epoch 0/4, Iter 189/1029, train loss = 49.830, time = 22.301</text:span></text:p>
      <text:p text:style-name="P47"><text:span text:style-name="T50">Epoch 0/4, Iter 190/1029, train loss = 114.566, time = 13.063</text:span></text:p>
      <text:p text:style-name="P47"><text:span text:style-name="T50">Epoch 0/4, Iter 191/1029, train loss = 105.432, time = 14.128</text:span></text:p>
      <text:p text:style-name="P47"><text:span text:style-name="T50">Epoch 0/4, Iter 192/1029, train loss = 55.284, time = 14.308</text:span></text:p>
      <text:p text:style-name="P47"><text:span text:style-name="T50">Epoch 0/4, Iter 193/1029, train loss = 138.229, time = 14.103</text:span></text:p>
      <text:p text:style-name="P47"><text:span text:style-name="T50">Epoch 0/4, Iter 194/1029, train loss = 52.013, time = 18.135</text:span></text:p>
      <text:p text:style-name="P47"><text:span text:style-name="T50">Epoch 0/4, Iter 195/1029, train loss = 101.067, time = 20.881</text:span></text:p>
      <text:p text:style-name="P47"><text:span text:style-name="T50">Epoch 0/4, Iter 196/1029, train loss = 108.182, time = 13.826</text:span></text:p>
      <text:p text:style-name="P47"><text:span text:style-name="T50">Epoch 0/4, Iter 197/1029, train loss = 72.225, time = 13.739</text:span></text:p>
      <text:p text:style-name="P47"><text:span text:style-name="T50">Epoch 0/4, Iter 198/1029, train loss = 65.097, time = 13.963</text:span></text:p>
      <text:p text:style-name="P47"><text:span text:style-name="T50">Epoch 0/4, Iter 199/1029, train loss = 163.994, time = 13.729</text:span></text:p>
      <text:p text:style-name="P47"><text:span text:style-name="T50">Epoch 0/4, Iter 200/1029, train loss = 67.821, time = 15.023</text:span></text:p>
      <text:p text:style-name="P47"><text:span text:style-name="T50">Epoch 0/4, Iter 201/1029, train loss = 64.724, time = 24.739</text:span></text:p>
      <text:p text:style-name="P47"><text:span text:style-name="T50">Epoch 0/4, Iter 202/1029, train loss = 118.603, time = 13.287</text:span></text:p>
      <text:p text:style-name="P47"><text:span text:style-name="T50">Epoch 0/4, Iter 203/1029, train loss = 68.712, time = 13.351</text:span></text:p>
      <text:p text:style-name="P47"><text:span text:style-name="T50">Epoch 0/4, Iter 204/1029, train loss = 85.332, time = 13.780</text:span></text:p>
      <text:p text:style-name="P47"><text:span text:style-name="T50">Epoch 0/4, Iter 205/1029, train loss = 82.649, time = 14.098</text:span></text:p>
      <text:p text:style-name="P47"><text:span text:style-name="T50">Epoch 0/4, Iter 206/1029, train loss = 83.750, time = 14.149</text:span></text:p>
      <text:p text:style-name="P47"><text:span text:style-name="T50">Epoch 0/4, Iter 207/1029, train loss = 103.230, time = 25.334</text:span></text:p>
      <text:p text:style-name="P47"><text:span text:style-name="T50">Epoch 0/4, Iter 208/1029, train loss = 59.654, time = 17.285</text:span></text:p>
      <text:p text:style-name="P47"><text:span text:style-name="T50">Epoch 0/4, Iter 209/1029, train loss = 70.571, time = 13.539</text:span></text:p>
      <text:p text:style-name="P47"><text:span text:style-name="T50">Epoch 0/4, Iter 210/1029, train loss = 95.063, time = 13.733</text:span></text:p>
      <text:p text:style-name="P47"><text:span text:style-name="T50">Epoch 0/4, Iter 211/1029, train loss = 87.639, time = 14.980</text:span></text:p>
      <text:p text:style-name="P47"><text:span text:style-name="T50"/></text:p>
      <text:p text:style-name="P47"><text:span text:style-name="T50"/></text:p>
      <text:p text:style-name="P72"><text:span text:style-name="T11">ATTEMPT </text:span><text:span text:style-name="T20">9</text:span></text:p>
      <text:p text:style-name="P13"><text:span text:style-name="T11"/></text:p>
      <text:p text:style-name="P39"><text:span text:style-name="T11">x = x.reshape(b</text:span><text:span text:style-name="T11">, </text:span><text:span text:style-name="T11">g</text:span><text:span text:style-name="T11">, </text:span><text:span text:style-name="T11">d*</text:span><text:span text:style-name="T17">h</text:span><text:span text:style-name="T11">, </text:span><text:span text:style-name="T11">w)</text:span></text:p>
      <text:p text:style-name="P13"><text:span text:style-name="T11"/></text:p>
      <text:p text:style-name="P57"><text:span text:style-name="T11">depth_values = depth_values.unsqueeze(2).unsqueeze(1).repeat(1, 1, 1, H*W)<text:line-break/>p_ij = torch.matmul(rot, points3d).unsqueeze(2).repeat(1, 1, D, 1)*depth_values + trans.unsqueeze(2)</text:span></text:p>
      <text:p text:style-name="P57"><text:span text:style-name="T11"/></text:p>
      <text:p text:style-name="P57"><text:span text:style-name="T11">negative_depth_mask = p_ij[:</text:span><text:span text:style-name="T11">, </text:span><text:span text:style-name="T11">2</text:span><text:span text:style-name="T11">:] &lt; </text:span><text:span text:style-name="T11">0</text:span><text:line-break/><text:span text:style-name="T11">p_ij[:</text:span><text:span text:style-name="T11">, </text:span><text:span text:style-name="T11">2</text:span><text:span text:style-name="T11">:][negative_depth_mask] = </text:span><text:span text:style-name="T11">1.0</text:span></text:p>
      <text:p text:style-name="P57"><text:span text:style-name="T11"/></text:p>
      <text:p text:style-name="P62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13"><text:span text:style-name="T11"/></text:p>
      <text:p text:style-name="P13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48"><text:span text:style-name="T46">nn.</text:span><text:span text:style-name="T47">l1_loss with looping</text:span></text:p>
      <text:p text:style-name="P47"><text:span text:style-name="T50"/></text:p>
      <text:p text:style-name="P29"><text:span text:style-name="T51">→</text:span><text:span text:style-name="T52"> WORSE… → Go back</text:span></text:p>
      <text:p text:style-name="P47"><text:span text:style-name="T50"/></text:p>
      <text:p text:style-name="P47"><text:span text:style-name="T50">Epoch 0/4, Iter 0/1029, train loss = 102.933, time = 11.078</text:span></text:p>
      <text:p text:style-name="P47"><text:span text:style-name="T50">Epoch 0/4, Iter 1/1029, train loss = 113.636, time = 11.414</text:span></text:p>
      <text:p text:style-name="P47"><text:span text:style-name="T50">Epoch 0/4, Iter 2/1029, train loss = 71.147, time = 12.162</text:span></text:p>
      <text:p text:style-name="P47"><text:span text:style-name="T50">Epoch 0/4, Iter 3/1029, train loss = 126.926, time = 12.172</text:span></text:p>
      <text:p text:style-name="P47"><text:span text:style-name="T50">Epoch 0/4, Iter 4/1029, train loss = 100.360, time = 12.398</text:span></text:p>
      <text:p text:style-name="P47"><text:span text:style-name="T50">Epoch 0/4, Iter 5/1029, train loss = 81.126, time = 35.461</text:span></text:p>
      <text:p text:style-name="P47"><text:span text:style-name="T50">Epoch 0/4, Iter 6/1029, train loss = 83.164, time = 17.437</text:span></text:p>
      <text:p text:style-name="P47"><text:span text:style-name="T50">Epoch 0/4, Iter 7/1029, train loss = 123.056, time = 14.084</text:span></text:p>
      <text:p text:style-name="P47"><text:span text:style-name="T50">Epoch 0/4, Iter 8/1029, train loss = 105.888, time = 14.047</text:span></text:p>
      <text:p text:style-name="P47"><text:span text:style-name="T50">Epoch 0/4, Iter 9/1029, train loss = 77.480, time = 14.150</text:span></text:p>
      <text:p text:style-name="P47"><text:span text:style-name="T50">Epoch 0/4, Iter 10/1029, train loss = 84.877, time = 13.841</text:span></text:p>
      <text:p text:style-name="P47"><text:span text:style-name="T50">Epoch 0/4, Iter 11/1029, train loss = 101.266, time = 16.870</text:span></text:p>
      <text:p text:style-name="P47"><text:span text:style-name="T50">Epoch 0/4, Iter 12/1029, train loss = 88.025, time = 23.729</text:span></text:p>
      <text:p text:style-name="P47"><text:span text:style-name="T50">Epoch 0/4, Iter 13/1029, train loss = 92.380, time = 13.577</text:span></text:p>
      <text:p text:style-name="P47"><text:span text:style-name="T50">Epoch 0/4, Iter 14/1029, train loss = 128.121, time = 14.177</text:span></text:p>
      <text:p text:style-name="P47"><text:span text:style-name="T50">Epoch 0/4, Iter 15/1029, train loss = 76.027, time = 14.282</text:span></text:p>
      <text:p text:style-name="P47"><text:span text:style-name="T50">Epoch 0/4, Iter 16/1029, train loss = 80.512, time = 14.284</text:span></text:p>
      <text:p text:style-name="P47"><text:span text:style-name="T50">Epoch 0/4, Iter 17/1029, train loss = 175.717, time = 23.641</text:span></text:p>
      <text:p text:style-name="P47"><text:span text:style-name="T50">Epoch 0/4, Iter 18/1029, train loss = 113.221, time = 17.844</text:span></text:p>
      <text:p text:style-name="P47"><text:span text:style-name="T50">Epoch 0/4, Iter 19/1029, train loss = 105.562, time = 13.840</text:span></text:p>
      <text:p text:style-name="P47"><text:span text:style-name="T50">Epoch 0/4, Iter 20/1029, train loss = 82.762, time = 14.240</text:span></text:p>
      <text:p text:style-name="P47"><text:span text:style-name="T50">Epoch 0/4, Iter 21/1029, train loss = 135.820, time = 14.063</text:span></text:p>
      <text:p text:style-name="P47"><text:span text:style-name="T50">Epoch 0/4, Iter 22/1029, train loss = 101.172, time = 14.026</text:span></text:p>
      <text:p text:style-name="P47"><text:span text:style-name="T50">Epoch 0/4, Iter 23/1029, train loss = 77.003, time = 21.947</text:span></text:p>
      <text:p text:style-name="P47"><text:span text:style-name="T50">Epoch 0/4, Iter 24/1029, train loss = 115.050, time = 19.711</text:span></text:p>
      <text:p text:style-name="P47"><text:span text:style-name="T50">Epoch 0/4, Iter 25/1029, train loss = 75.736, time = 13.732</text:span></text:p>
      <text:p text:style-name="P47"><text:span text:style-name="T50">Epoch 0/4, Iter 26/1029, train loss = 122.667, time = 14.206</text:span></text:p>
      <text:p text:style-name="P47"><text:span text:style-name="T50">Epoch 0/4, Iter 27/1029, train loss = 103.774, time = 14.292</text:span></text:p>
      <text:p text:style-name="P47"><text:span text:style-name="T50">Epoch 0/4, Iter 28/1029, train loss = 125.793, time = 17.070</text:span></text:p>
      <text:p text:style-name="P47"><text:span text:style-name="T50">Epoch 0/4, Iter 29/1029, train loss = 125.221, time = 24.944</text:span></text:p>
      <text:p text:style-name="P47"><text:soft-page-break/><text:span text:style-name="T50">Epoch 0/4, Iter 30/1029, train loss = 103.608, time = 13.768</text:span></text:p>
      <text:p text:style-name="P47"><text:span text:style-name="T50">Epoch 0/4, Iter 31/1029, train loss = 82.020, time = 14.391</text:span></text:p>
      <text:p text:style-name="P47"><text:span text:style-name="T50">Epoch 0/4, Iter 32/1029, train loss = 113.379, time = 14.603</text:span></text:p>
      <text:p text:style-name="P47"><text:span text:style-name="T50">Epoch 0/4, Iter 33/1029, train loss = 193.082, time = 14.368</text:span></text:p>
      <text:p text:style-name="P47"><text:span text:style-name="T50">Epoch 0/4, Iter 34/1029, train loss = 133.742, time = 25.748</text:span></text:p>
      <text:p text:style-name="P47"><text:span text:style-name="T50">Epoch 0/4, Iter 35/1029, train loss = 87.251, time = 14.475</text:span></text:p>
      <text:p text:style-name="P47"><text:span text:style-name="T50">Epoch 0/4, Iter 36/1029, train loss = 124.907, time = 14.097</text:span></text:p>
      <text:p text:style-name="P47"><text:span text:style-name="T50">Epoch 0/4, Iter 37/1029, train loss = 125.583, time = 13.919</text:span></text:p>
      <text:p text:style-name="P47"><text:span text:style-name="T50">Epoch 0/4, Iter 38/1029, train loss = 137.526, time = 14.003</text:span></text:p>
      <text:p text:style-name="P47"><text:span text:style-name="T50">Epoch 0/4, Iter 39/1029, train loss = 67.968, time = 23.435</text:span></text:p>
      <text:p text:style-name="P47"><text:span text:style-name="T50">Epoch 0/4, Iter 40/1029, train loss = 117.543, time = 17.501</text:span></text:p>
      <text:p text:style-name="P47"><text:span text:style-name="T50">Epoch 0/4, Iter 41/1029, train loss = 108.452, time = 13.869</text:span></text:p>
      <text:p text:style-name="P47"><text:span text:style-name="T50">Epoch 0/4, Iter 42/1029, train loss = 128.973, time = 14.141</text:span></text:p>
      <text:p text:style-name="P47"><text:span text:style-name="T50">Epoch 0/4, Iter 43/1029, train loss = 116.211, time = 14.609</text:span></text:p>
      <text:p text:style-name="P47"><text:span text:style-name="T50">Epoch 0/4, Iter 44/1029, train loss = 102.797, time = 23.378</text:span></text:p>
      <text:p text:style-name="P47"><text:span text:style-name="T50">Epoch 0/4, Iter 45/1029, train loss = 103.088, time = 16.144</text:span></text:p>
      <text:p text:style-name="P47"><text:span text:style-name="T50">Epoch 0/4, Iter 46/1029, train loss = 93.287, time = 13.897</text:span></text:p>
      <text:p text:style-name="P47"><text:span text:style-name="T50">Epoch 0/4, Iter 47/1029, train loss = 129.938, time = 13.968</text:span></text:p>
      <text:p text:style-name="P47"><text:span text:style-name="T50">Epoch 0/4, Iter 48/1029, train loss = 93.096, time = 14.019</text:span></text:p>
      <text:p text:style-name="P47"><text:span text:style-name="T50">Epoch 0/4, Iter 49/1029, train loss = 82.195, time = 18.363</text:span></text:p>
      <text:p text:style-name="P47"><text:span text:style-name="T50">Epoch 0/4, Iter 50/1029, train loss = 125.625, time = 24.859</text:span></text:p>
      <text:p text:style-name="P47"><text:span text:style-name="T50">Epoch 0/4, Iter 51/1029, train loss = 92.980, time = 13.878</text:span></text:p>
      <text:p text:style-name="P47"><text:span text:style-name="T50">Epoch 0/4, Iter 52/1029, train loss = 69.256, time = 14.384</text:span></text:p>
      <text:p text:style-name="P47"><text:span text:style-name="T50">Epoch 0/4, Iter 53/1029, train loss = 91.016, time = 14.501</text:span></text:p>
      <text:p text:style-name="P47"><text:span text:style-name="T50">Epoch 0/4, Iter 54/1029, train loss = 94.847, time = 13.896</text:span></text:p>
      <text:p text:style-name="P47"><text:span text:style-name="T50">Epoch 0/4, Iter 55/1029, train loss = 88.146, time = 14.211</text:span></text:p>
      <text:p text:style-name="P47"><text:span text:style-name="T50">Epoch 0/4, Iter 56/1029, train loss = 115.240, time = 24.920</text:span></text:p>
      <text:p text:style-name="P47"><text:span text:style-name="T50">Epoch 0/4, Iter 57/1029, train loss = 101.731, time = 16.357</text:span></text:p>
      <text:p text:style-name="P47"><text:span text:style-name="T50">Epoch 0/4, Iter 58/1029, train loss = 109.834, time = 14.272</text:span></text:p>
      <text:p text:style-name="P47"><text:span text:style-name="T50">Epoch 0/4, Iter 59/1029, train loss = 91.962, time = 13.935</text:span></text:p>
      <text:p text:style-name="P47"><text:span text:style-name="T50">Epoch 0/4, Iter 60/1029, train loss = 99.323, time = 14.445</text:span></text:p>
      <text:p text:style-name="P47"><text:span text:style-name="T50">Epoch 0/4, Iter 61/1029, train loss = 132.852, time = 14.805</text:span></text:p>
      <text:p text:style-name="P47"><text:span text:style-name="T50">Epoch 0/4, Iter 62/1029, train loss = 133.761, time = 26.329</text:span></text:p>
      <text:p text:style-name="P47"><text:span text:style-name="T50">Epoch 0/4, Iter 63/1029, train loss = 108.834, time = 15.234</text:span></text:p>
      <text:p text:style-name="P47"><text:span text:style-name="T50">Epoch 0/4, Iter 64/1029, train loss = 134.995, time = 13.922</text:span></text:p>
      <text:p text:style-name="P47"><text:span text:style-name="T50">Epoch 0/4, Iter 65/1029, train loss = 80.175, time = 14.359</text:span></text:p>
      <text:p text:style-name="P47"><text:span text:style-name="T50">Epoch 0/4, Iter 66/1029, train loss = 102.925, time = 14.087</text:span></text:p>
      <text:p text:style-name="P47"><text:span text:style-name="T50">Epoch 0/4, Iter 67/1029, train loss = 80.202, time = 15.405</text:span></text:p>
      <text:p text:style-name="P47"><text:span text:style-name="T50">Epoch 0/4, Iter 68/1029, train loss = 127.845, time = 25.140</text:span></text:p>
      <text:p text:style-name="P47"><text:span text:style-name="T50">Epoch 0/4, Iter 69/1029, train loss = 107.639, time = 14.199</text:span></text:p>
      <text:p text:style-name="P47"><text:span text:style-name="T50">Epoch 0/4, Iter 70/1029, train loss = 84.109, time = 13.843</text:span></text:p>
      <text:p text:style-name="P47"><text:span text:style-name="T50">Epoch 0/4, Iter 71/1029, train loss = 83.145, time = 14.129</text:span></text:p>
      <text:p text:style-name="P47"><text:span text:style-name="T50">Epoch 0/4, Iter 72/1029, train loss = 164.563, time = 14.370</text:span></text:p>
      <text:p text:style-name="P47"><text:span text:style-name="T50">Epoch 0/4, Iter 73/1029, train loss = 89.739, time = 23.181</text:span></text:p>
      <text:p text:style-name="P47"><text:span text:style-name="T50">Epoch 0/4, Iter 74/1029, train loss = 96.123, time = 18.664</text:span></text:p>
      <text:p text:style-name="P47"><text:span text:style-name="T50">Epoch 0/4, Iter 75/1029, train loss = 108.541, time = 13.856</text:span></text:p>
      <text:p text:style-name="P47"><text:span text:style-name="T50">Epoch 0/4, Iter 76/1029, train loss = 129.992, time = 14.132</text:span></text:p>
      <text:p text:style-name="P47"><text:span text:style-name="T50">Epoch 0/4, Iter 77/1029, train loss = 164.589, time = 13.786</text:span></text:p>
      <text:p text:style-name="P47"><text:span text:style-name="T50">Epoch 0/4, Iter 78/1029, train loss = 107.358, time = 17.137</text:span></text:p>
      <text:p text:style-name="P47"><text:span text:style-name="T50">Epoch 0/4, Iter 79/1029, train loss = 75.295, time = 24.324</text:span></text:p>
      <text:p text:style-name="P47"><text:span text:style-name="T50">Epoch 0/4, Iter 80/1029, train loss = 107.377, time = 13.659</text:span></text:p>
      <text:p text:style-name="P47"><text:span text:style-name="T50">Epoch 0/4, Iter 81/1029, train loss = 83.424, time = 14.101</text:span></text:p>
      <text:p text:style-name="P47"><text:soft-page-break/><text:span text:style-name="T50">Epoch 0/4, Iter 82/1029, train loss = 115.196, time = 14.342</text:span></text:p>
      <text:p text:style-name="P47"><text:span text:style-name="T50">Epoch 0/4, Iter 83/1029, train loss = 96.123, time = 15.738</text:span></text:p>
      <text:p text:style-name="P47"><text:span text:style-name="T50">Epoch 0/4, Iter 84/1029, train loss = 71.555, time = 24.555</text:span></text:p>
      <text:p text:style-name="P47"><text:span text:style-name="T50">Epoch 0/4, Iter 85/1029, train loss = 126.277, time = 13.772</text:span></text:p>
      <text:p text:style-name="P47"><text:span text:style-name="T50">Epoch 0/4, Iter 86/1029, train loss = 131.840, time = 14.203</text:span></text:p>
      <text:p text:style-name="P47"><text:span text:style-name="T50">Epoch 0/4, Iter 87/1029, train loss = 116.668, time = 14.233</text:span></text:p>
      <text:p text:style-name="P47"><text:span text:style-name="T50">Epoch 0/4, Iter 88/1029, train loss = 94.513, time = 13.953</text:span></text:p>
      <text:p text:style-name="P47"><text:span text:style-name="T50">Epoch 0/4, Iter 89/1029, train loss = 109.464, time = 25.126</text:span></text:p>
      <text:p text:style-name="P47"><text:span text:style-name="T50">Epoch 0/4, Iter 90/1029, train loss = 96.966, time = 15.310</text:span></text:p>
      <text:p text:style-name="P47"><text:span text:style-name="T50">Epoch 0/4, Iter 91/1029, train loss = 70.668, time = 13.881</text:span></text:p>
      <text:p text:style-name="P47"><text:span text:style-name="T50">Epoch 0/4, Iter 92/1029, train loss = 91.526, time = 14.262</text:span></text:p>
      <text:p text:style-name="P47"><text:span text:style-name="T50">Epoch 0/4, Iter 93/1029, train loss = 136.368, time = 14.174</text:span></text:p>
      <text:p text:style-name="P47"><text:span text:style-name="T50">Epoch 0/4, Iter 94/1029, train loss = 104.551, time = 23.794</text:span></text:p>
      <text:p text:style-name="P47"><text:span text:style-name="T50">Epoch 0/4, Iter 95/1029, train loss = 95.705, time = 18.569</text:span></text:p>
      <text:p text:style-name="P47"><text:span text:style-name="T50">Epoch 0/4, Iter 96/1029, train loss = 94.806, time = 13.701</text:span></text:p>
      <text:p text:style-name="P47"><text:span text:style-name="T50">Epoch 0/4, Iter 97/1029, train loss = 100.640, time = 13.893</text:span></text:p>
      <text:p text:style-name="P47"><text:span text:style-name="T50">Epoch 0/4, Iter 98/1029, train loss = 141.936, time = 14.019</text:span></text:p>
      <text:p text:style-name="P47"><text:span text:style-name="T50">Epoch 0/4, Iter 99/1029, train loss = 129.985, time = 22.108</text:span></text:p>
      <text:p text:style-name="P47"><text:span text:style-name="T50">Epoch 0/4, Iter 100/1029, train loss = 99.588, time = 19.829</text:span></text:p>
      <text:p text:style-name="P47"><text:span text:style-name="T50">Epoch 0/4, Iter 101/1029, train loss = 93.083, time = 13.856</text:span></text:p>
      <text:p text:style-name="P47"><text:span text:style-name="T50">Epoch 0/4, Iter 102/1029, train loss = 115.665, time = 13.891</text:span></text:p>
      <text:p text:style-name="P47"><text:span text:style-name="T50">Epoch 0/4, Iter 103/1029, train loss = 124.038, time = 14.639</text:span></text:p>
      <text:p text:style-name="P47"><text:span text:style-name="T50">Epoch 0/4, Iter 104/1029, train loss = 72.762, time = 16.062</text:span></text:p>
      <text:p text:style-name="P47"><text:span text:style-name="T50">Epoch 0/4, Iter 105/1029, train loss = 122.733, time = 25.234</text:span></text:p>
      <text:p text:style-name="P47"><text:span text:style-name="T50">Epoch 0/4, Iter 106/1029, train loss = 154.717, time = 13.603</text:span></text:p>
      <text:p text:style-name="P47"><text:span text:style-name="T50">Epoch 0/4, Iter 107/1029, train loss = 88.097, time = 13.785</text:span></text:p>
      <text:p text:style-name="P47"><text:span text:style-name="T50">Epoch 0/4, Iter 108/1029, train loss = 87.121, time = 14.019</text:span></text:p>
      <text:p text:style-name="P47"><text:span text:style-name="T50">Epoch 0/4, Iter 109/1029, train loss = 110.719, time = 14.539</text:span></text:p>
      <text:p text:style-name="P47"><text:span text:style-name="T50">Epoch 0/4, Iter 110/1029, train loss = 93.964, time = 25.558</text:span></text:p>
      <text:p text:style-name="P47"><text:span text:style-name="T50">Epoch 0/4, Iter 111/1029, train loss = 111.929, time = 15.511</text:span></text:p>
      <text:p text:style-name="P47"><text:span text:style-name="T50">Epoch 0/4, Iter 112/1029, train loss = 74.569, time = 13.911</text:span></text:p>
      <text:p text:style-name="P47"><text:span text:style-name="T50">Epoch 0/4, Iter 113/1029, train loss = 119.212, time = 13.897</text:span></text:p>
      <text:p text:style-name="P47"><text:span text:style-name="T50">Epoch 0/4, Iter 114/1029, train loss = 127.981, time = 13.942</text:span></text:p>
      <text:p text:style-name="P47"><text:span text:style-name="T50">Epoch 0/4, Iter 115/1029, train loss = 110.839, time = 25.105</text:span></text:p>
      <text:p text:style-name="P47"><text:span text:style-name="T50">Epoch 0/4, Iter 116/1029, train loss = 77.864, time = 17.152</text:span></text:p>
      <text:p text:style-name="P47"><text:span text:style-name="T50">Epoch 0/4, Iter 117/1029, train loss = 103.120, time = 13.919</text:span></text:p>
      <text:p text:style-name="P47"><text:span text:style-name="T50">Epoch 0/4, Iter 118/1029, train loss = 93.185, time = 14.312</text:span></text:p>
      <text:p text:style-name="P47"><text:span text:style-name="T50">Epoch 0/4, Iter 119/1029, train loss = 133.983, time = 14.471</text:span></text:p>
      <text:p text:style-name="P47"><text:span text:style-name="T50">Epoch 0/4, Iter 120/1029, train loss = 73.702, time = 14.274</text:span></text:p>
      <text:p text:style-name="P47"><text:span text:style-name="T50">Epoch 0/4, Iter 121/1029, train loss = 82.036, time = 24.987</text:span></text:p>
      <text:p text:style-name="P47"><text:span text:style-name="T50">Epoch 0/4, Iter 122/1029, train loss = 115.237, time = 15.481</text:span></text:p>
      <text:p text:style-name="P47"><text:span text:style-name="T50">Epoch 0/4, Iter 123/1029, train loss = 117.595, time = 14.097</text:span></text:p>
      <text:p text:style-name="P47"><text:span text:style-name="T50">Epoch 0/4, Iter 124/1029, train loss = 92.361, time = 14.330</text:span></text:p>
      <text:p text:style-name="P47"><text:span text:style-name="T50">Epoch 0/4, Iter 125/1029, train loss = 92.902, time = 14.280</text:span></text:p>
      <text:p text:style-name="P47"><text:span text:style-name="T50">Epoch 0/4, Iter 126/1029, train loss = 109.691, time = 21.228</text:span></text:p>
      <text:p text:style-name="P47"><text:span text:style-name="T50">Epoch 0/4, Iter 127/1029, train loss = 100.869, time = 20.581</text:span></text:p>
      <text:p text:style-name="P47"><text:span text:style-name="T50">Epoch 0/4, Iter 128/1029, train loss = 124.000, time = 13.508</text:span></text:p>
      <text:p text:style-name="P47"><text:span text:style-name="T50">Epoch 0/4, Iter 129/1029, train loss = 137.062, time = 14.128</text:span></text:p>
      <text:p text:style-name="P47"><text:span text:style-name="T50">Epoch 0/4, Iter 130/1029, train loss = 121.090, time = 14.180</text:span></text:p>
      <text:p text:style-name="P47"><text:span text:style-name="T50">Epoch 0/4, Iter 131/1029, train loss = 78.693, time = 14.301</text:span></text:p>
      <text:p text:style-name="P47"><text:span text:style-name="T50">Epoch 0/4, Iter 132/1029, train loss = 112.383, time = 23.840</text:span></text:p>
      <text:p text:style-name="P47"><text:span text:style-name="T50">Epoch 0/4, Iter 133/1029, train loss = 119.956, time = 18.857</text:span></text:p>
      <text:p text:style-name="P47"><text:soft-page-break/><text:span text:style-name="T50">Epoch 0/4, Iter 134/1029, train loss = 87.359, time = 13.887</text:span></text:p>
      <text:p text:style-name="P47"><text:span text:style-name="T50">Epoch 0/4, Iter 135/1029, train loss = 82.569, time = 13.940</text:span></text:p>
      <text:p text:style-name="P47"><text:span text:style-name="T50">Epoch 0/4, Iter 136/1029, train loss = 117.575, time = 14.247</text:span></text:p>
      <text:p text:style-name="P47"><text:span text:style-name="T50">Epoch 0/4, Iter 137/1029, train loss = 93.180, time = 19.703</text:span></text:p>
      <text:p text:style-name="P47"><text:span text:style-name="T50">Epoch 0/4, Iter 138/1029, train loss = 116.617, time = 21.966</text:span></text:p>
      <text:p text:style-name="P47"><text:span text:style-name="T50">Epoch 0/4, Iter 139/1029, train loss = 82.615, time = 13.859</text:span></text:p>
      <text:p text:style-name="P47"><text:span text:style-name="T50">Epoch 0/4, Iter 140/1029, train loss = 116.912, time = 14.661</text:span></text:p>
      <text:p text:style-name="P47"><text:span text:style-name="T50">Epoch 0/4, Iter 141/1029, train loss = 95.871, time = 14.235</text:span></text:p>
      <text:p text:style-name="P47"><text:span text:style-name="T50">Epoch 0/4, Iter 142/1029, train loss = 105.224, time = 14.350</text:span></text:p>
      <text:p text:style-name="P47"><text:span text:style-name="T50">Epoch 0/4, Iter 143/1029, train loss = 103.056, time = 24.639</text:span></text:p>
      <text:p text:style-name="P47"><text:span text:style-name="T50">Epoch 0/4, Iter 144/1029, train loss = 75.889, time = 15.663</text:span></text:p>
      <text:p text:style-name="P47"><text:span text:style-name="T50">Epoch 0/4, Iter 145/1029, train loss = 82.964, time = 13.928</text:span></text:p>
      <text:p text:style-name="P47"><text:span text:style-name="T50">Epoch 0/4, Iter 146/1029, train loss = 154.506, time = 14.254</text:span></text:p>
      <text:p text:style-name="P47"><text:span text:style-name="T50">Epoch 0/4, Iter 147/1029, train loss = 108.606, time = 14.531</text:span></text:p>
      <text:p text:style-name="P47"><text:span text:style-name="T50">Epoch 0/4, Iter 148/1029, train loss = 112.885, time = 19.419</text:span></text:p>
      <text:p text:style-name="P47"><text:span text:style-name="T50">Epoch 0/4, Iter 149/1029, train loss = 123.452, time = 21.210</text:span></text:p>
      <text:p text:style-name="P47"><text:span text:style-name="T50">Epoch 0/4, Iter 150/1029, train loss = 125.033, time = 13.693</text:span></text:p>
      <text:p text:style-name="P47"><text:span text:style-name="T50"/></text:p>
      <text:p text:style-name="P47"><text:span text:style-name="T50"/></text:p>
      <text:p text:style-name="P73"><text:span text:style-name="T11">ATTEMPT </text:span><text:span text:style-name="T20">10</text:span></text:p>
      <text:p text:style-name="P14"><text:span text:style-name="T11"/></text:p>
      <text:p text:style-name="P58"><text:span text:style-name="T11">x = x.reshape(b</text:span><text:span text:style-name="T11">, </text:span><text:span text:style-name="T11">g</text:span><text:span text:style-name="T11">, </text:span><text:span text:style-name="T11">d</text:span><text:span text:style-name="T11">, </text:span><text:span text:style-name="T11">h*w)</text:span></text:p>
      <text:p text:style-name="P14"><text:span text:style-name="T11"/></text:p>
      <text:p text:style-name="P58"><text:span text:style-name="T11">depth_values = depth_values.unsqueeze(2).unsqueeze(1).repeat(1, 1, 1, H*W)<text:line-break/>p_ij = torch.matmul(rot, points3d).unsqueeze(2).repeat(1, 1, D, 1)*depth_values + trans.unsqueeze(2)</text:span></text:p>
      <text:p text:style-name="P58"><text:span text:style-name="T11"/></text:p>
      <text:p text:style-name="P40"><text:span text:style-name="T11">idx_neg = p_ij[:</text:span><text:span text:style-name="T11">, </text:span><text:span text:style-name="T11">2</text:span><text:span text:style-name="T11">:] &lt;= </text:span><text:span text:style-name="T11">1e-3</text:span><text:line-break/><text:span text:style-name="T11">p_ij[:</text:span><text:span text:style-name="T11">, </text:span><text:span text:style-name="T11">0</text:span><text:span text:style-name="T11">:</text:span><text:span text:style-name="T11">1</text:span><text:span text:style-name="T11">][idx_neg] = </text:span><text:span text:style-name="T11">float</text:span><text:span text:style-name="T11">(W)</text:span><text:line-break/><text:span text:style-name="T11">p_ij[:</text:span><text:span text:style-name="T11">, </text:span><text:span text:style-name="T11">1</text:span><text:span text:style-name="T11">:</text:span><text:span text:style-name="T11">2</text:span><text:span text:style-name="T11">][idx_neg] = </text:span><text:span text:style-name="T11">float</text:span><text:span text:style-name="T11">(H)</text:span><text:line-break/><text:span text:style-name="T11">p_ij[:</text:span><text:span text:style-name="T11">, </text:span><text:span text:style-name="T11">2</text:span><text:span text:style-name="T11">:</text:span><text:span text:style-name="T11">3</text:span><text:span text:style-name="T11">][idx_neg] = </text:span><text:span text:style-name="T11">1.0</text:span></text:p>
      <text:p text:style-name="P58"><text:span text:style-name="T11"/></text:p>
      <text:p text:style-name="P63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14"><text:span text:style-name="T11"/></text:p>
      <text:p text:style-name="P14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49"><text:span text:style-name="T46">nn.</text:span><text:span text:style-name="T47">l1_loss with looping</text:span></text:p>
      <text:p text:style-name="P49"><text:span text:style-name="T47"/></text:p>
      <text:p text:style-name="P43"><text:span text:style-name="T8">→</text:span><text:span text:style-name="T9"> SAME AS Attempt </text:span><text:span text:style-name="T10">8</text:span></text:p>
      <text:p text:style-name="P49"><text:span text:style-name="T47"/></text:p>
      <text:p text:style-name="P49"><text:span text:style-name="T47"/></text:p>
      <text:p text:style-name="P74"><text:span text:style-name="T11">ATTEMPT </text:span><text:span text:style-name="T21">11</text:span></text:p>
      <text:p text:style-name="P15"><text:span text:style-name="T11"/></text:p>
      <text:p text:style-name="P59"><text:span text:style-name="T11">x = x.reshape(b</text:span><text:span text:style-name="T11">, </text:span><text:span text:style-name="T11">g</text:span><text:span text:style-name="T11">, </text:span><text:span text:style-name="T11">d</text:span><text:span text:style-name="T11">, </text:span><text:span text:style-name="T11">h*w)</text:span></text:p>
      <text:p text:style-name="P15"><text:span text:style-name="T11"/></text:p>
      <text:p text:style-name="P59"><text:span text:style-name="T11">depth_values = depth_values.unsqueeze(2).unsqueeze(1).repeat(1, 1, 1, H*W)<text:line-break/>p_ij = torch.matmul(rot, points3d).unsqueeze(2).repeat(1, 1, D, 1)*depth_values + trans.unsqueeze(2)</text:span></text:p>
      <text:p text:style-name="P59"><text:span text:style-name="T11"/></text:p>
      <text:p text:style-name="P41"><text:span text:style-name="T26">idx_neg = p_ij[:</text:span><text:span text:style-name="T26">, </text:span><text:span text:style-name="T26">2</text:span><text:span text:style-name="T26">:] &lt; </text:span><text:span text:style-name="T26">0</text:span><text:line-break/><text:span text:style-name="T26">p_ij[:</text:span><text:span text:style-name="T26">, </text:span><text:span text:style-name="T26">0</text:span><text:span text:style-name="T26">:</text:span><text:span text:style-name="T26">1</text:span><text:span text:style-name="T26">][idx_neg] = </text:span><text:span text:style-name="T26">1.0</text:span><text:line-break/><text:span text:style-name="T26">p_ij[:</text:span><text:span text:style-name="T26">, </text:span><text:span text:style-name="T26">1</text:span><text:span text:style-name="T26">:</text:span><text:span text:style-name="T26">2</text:span><text:span text:style-name="T26">][idx_neg] = </text:span><text:span text:style-name="T26">1.0</text:span><text:line-break/><text:span text:style-name="T26">p_ij[:</text:span><text:span text:style-name="T26">, </text:span><text:span text:style-name="T26">2</text:span><text:span text:style-name="T26">:</text:span><text:span text:style-name="T26">3</text:span><text:span text:style-name="T26">][idx_neg] = </text:span><text:span text:style-name="T26">1.0</text:span></text:p>
      <text:p text:style-name="P41"><text:span text:style-name="T26"/></text:p>
      <text:p text:style-name="P64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15"><text:span text:style-name="T11"/></text:p>
      <text:p text:style-name="P15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50"><text:span text:style-name="T46">nn.</text:span><text:span text:style-name="T47">l1_loss with looping</text:span></text:p>
      <text:p text:style-name="P50"><text:span text:style-name="T47"/></text:p>
      <text:p text:style-name="P44"><text:span text:style-name="T8">→</text:span><text:span text:style-name="T9"> SAME AS Attempt 8</text:span></text:p>
      <text:p text:style-name="P49"><text:span text:style-name="T47"/></text:p>
      <text:p text:style-name="P49"><text:span text:style-name="T47"/></text:p>
      <text:p text:style-name="P75"><text:span text:style-name="T11">ATTEMPT </text:span><text:span text:style-name="T21">11</text:span></text:p>
      <text:p text:style-name="P16"><text:span text:style-name="T11"/></text:p>
      <text:p text:style-name="P60"><text:span text:style-name="T11">x = x.reshape(b</text:span><text:span text:style-name="T11">, </text:span><text:span text:style-name="T11">g</text:span><text:span text:style-name="T11">, </text:span><text:span text:style-name="T11">d</text:span><text:span text:style-name="T11">, </text:span><text:span text:style-name="T11">h*w)</text:span></text:p>
      <text:p text:style-name="P16"><text:span text:style-name="T11"/></text:p>
      <text:p text:style-name="P60"><text:span text:style-name="T11">depth_values = depth_values.unsqueeze(2).unsqueeze(1).repeat(1, 1, 1, H*W)<text:line-break/>p_ij = torch.matmul(rot, points3d).unsqueeze(2).repeat(1, 1, D, 1)*depth_values + trans.unsqueeze(2)</text:span></text:p>
      <text:p text:style-name="P60"><text:span text:style-name="T11"/></text:p>
      <text:p text:style-name="P26"><text:span text:style-name="T26">idx_neg = p_ij[:</text:span><text:span text:style-name="T26">, </text:span><text:span text:style-name="T26">2</text:span><text:span text:style-name="T26">:] &lt; </text:span><text:span text:style-name="T26">0</text:span><text:line-break/><text:span text:style-name="T26">p_ij[:</text:span><text:span text:style-name="T26">, </text:span><text:span text:style-name="T26">0</text:span><text:span text:style-name="T26">:</text:span><text:span text:style-name="T26">1</text:span><text:span text:style-name="T26">][idx_neg] = </text:span><text:span text:style-name="T26">1.0</text:span><text:line-break/><text:span text:style-name="T26">p_ij[:</text:span><text:span text:style-name="T26">, </text:span><text:span text:style-name="T26">1</text:span><text:span text:style-name="T26">:</text:span><text:span text:style-name="T26">2</text:span><text:span text:style-name="T26">][idx_neg] = </text:span><text:span text:style-name="T26">1.0</text:span><text:line-break/><text:span text:style-name="T26">p_ij[:</text:span><text:span text:style-name="T26">, </text:span><text:span text:style-name="T26">2</text:span><text:span text:style-name="T26">:</text:span><text:span text:style-name="T26">3</text:span><text:span text:style-name="T26">][idx_neg] = </text:span><text:span text:style-name="T26">1.0</text:span></text:p>
      <text:p text:style-name="P42"><text:span text:style-name="T26"/></text:p>
      <text:p text:style-name="P65"><text:span text:style-name="T11">grid = grid.view(B</text:span><text:span text:style-name="T11">, </text:span><text:span text:style-name="T11">D*H</text:span><text:span text:style-name="T11">, </text:span><text:span text:style-name="T11">W</text:span><text:span text:style-name="T11">, </text:span><text:span text:style-name="T11">2</text:span><text:span text:style-name="T11">)</text:span></text:p>
      <text:p text:style-name="P16"><text:span text:style-name="T11"/></text:p>
      <text:p text:style-name="P16"><text:span text:style-name="T11">depth = torch.sum(p * depth_values.view(B</text:span><text:span text:style-name="T11">, </text:span><text:span text:style-name="T11">D</text:span><text:span text:style-name="T11">, </text:span><text:span text:style-name="T11">1</text:span><text:span text:style-name="T11">, </text:span><text:span text:style-name="T11">1</text:span><text:span text:style-name="T11">)</text:span><text:span text:style-name="T11">, </text:span><text:span text:style-name="T11">dim</text:span><text:span text:style-name="T11">=</text:span><text:span text:style-name="T11">1</text:span><text:span text:style-name="T11">)</text:span><text:line-break/></text:p>
      <text:p text:style-name="P51"><text:span text:style-name="T46">nn.</text:span><text:span text:style-name="T47">l1_loss with looping</text:span></text:p>
      <text:p text:style-name="P51"><text:span text:style-name="T47"/></text:p>
      <text:p text:style-name="P45"><text:span text:style-name="T8">→</text:span><text:span text:style-name="T9"> SAME AS Attempt 8</text:span></text:p>
      <text:p text:style-name="P49"><text:span text:style-name="T47"/></text:p>
      <text:p text:style-name="P49"><text:span text:style-name="T4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5:06:06.575750622</meta:creation-date>
    <dc:date>2021-11-26T22:21:21.117480439</dc:date>
    <meta:editing-duration>PT3H41M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84" meta:paragraph-count="3944" meta:word-count="23030" meta:character-count="195483" meta:non-whitespace-character-count="176385"/>
  </office:meta>
</office:document-meta>
</file>